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shapes>
          <draw:frame draw:z-index="0" draw:style-name="gr1" draw:text-style-name="P1" svg:width="453.88pt" svg:height="255.26pt" svg:x="875.88pt" svg:y="32.37pt">
            <draw:object draw:notify-on-update-of-ranges="j1.K1:j1.K1 j1.K2:j1.K3 j1.L1:j1.L1 j1.L2:j1.L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0.216199" calcext:value-type="float">
            <text:p>0.2161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formula="of:=([.C3]-[.C2])/[.$H$3]" office:value-type="float" office:value="7999.99999998025" calcext:value-type="float">
            <text:p>7999.99999998025</text:p>
          </table:table-cell>
          <table:table-cell table:number-columns-repeated="2"/>
          <table:table-cell office:value-type="string" calcext:value-type="string">
            <text:p>delta_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16199" calcext:value-type="float">
            <text:p>0.216199</text:p>
          </table:table-cell>
        </table:table-row>
        <table:table-row table:style-name="ro1">
          <table:table-cell office:value-type="float" office:value="0.216207" calcext:value-type="float">
            <text:p>0.216207</text:p>
          </table:table-cell>
          <table:table-cell table:formula="of:=([.A3]-[.A2])/[.$H$3]" office:value-type="float" office:value="0.00799999999998025" calcext:value-type="float">
            <text:p>0.00799999999998</text:p>
          </table:table-cell>
          <table:table-cell table:formula="of:=([.B3]-[.B2])/[.$H$3]" office:value-type="float" office:value="7.99999999998025" calcext:value-type="float">
            <text:p>7.99999999998025</text:p>
          </table:table-cell>
          <table:table-cell table:formula="of:=MAX(MIN([.C3];16);-16)" office:value-type="float" office:value="7.99999999998025" calcext:value-type="float">
            <text:p>7.99999999998025</text:p>
          </table:table-cell>
          <table:table-cell table:formula="of:=([.C4]-[.C3])/[.$H$3]" office:value-type="float" office:value="11000.0000000388" calcext:value-type="float">
            <text:p>11000.000000038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216207" calcext:value-type="float">
            <text:p>0.216207</text:p>
          </table:table-cell>
        </table:table-row>
        <table:table-row table:style-name="ro1">
          <table:table-cell office:value-type="float" office:value="0.216234" calcext:value-type="float">
            <text:p>0.216234</text:p>
          </table:table-cell>
          <table:table-cell table:formula="of:=([.A4]-[.A3])/[.$H$3]" office:value-type="float" office:value="0.0269999999999992" calcext:value-type="float">
            <text:p>0.026999999999999</text:p>
          </table:table-cell>
          <table:table-cell table:formula="of:=([.B4]-[.B3])/[.$H$3]" office:value-type="float" office:value="19.000000000019" calcext:value-type="float">
            <text:p>19.000000000019</text:p>
          </table:table-cell>
          <table:table-cell table:formula="of:=MAX(MIN([.C4];16);-16)" office:value-type="float" office:value="16" calcext:value-type="float">
            <text:p>16</text:p>
          </table:table-cell>
          <table:table-cell table:formula="of:=([.C5]-[.C4])/[.$H$3]" office:value-type="float" office:value="-3000.000000003" calcext:value-type="float">
            <text:p>-3000.000000003</text:p>
          </table:table-cell>
          <table:table-cell table:number-columns-repeated="7"/>
        </table:table-row>
        <table:table-row table:style-name="ro1">
          <table:table-cell office:value-type="float" office:value="0.216277" calcext:value-type="float">
            <text:p>0.216277</text:p>
          </table:table-cell>
          <table:table-cell table:formula="of:=([.A5]-[.A4])/[.$H$3]" office:value-type="float" office:value="0.0430000000000153" calcext:value-type="float">
            <text:p>0.043000000000015</text:p>
          </table:table-cell>
          <table:table-cell table:formula="of:=([.B5]-[.B4])/[.$H$3]" office:value-type="float" office:value="16.000000000016" calcext:value-type="float">
            <text:p>16.000000000016</text:p>
          </table:table-cell>
          <table:table-cell table:formula="of:=MAX(MIN([.C5];16);-16)" office:value-type="float" office:value="16" calcext:value-type="float">
            <text:p>16</text:p>
          </table:table-cell>
          <table:table-cell table:formula="of:=([.C6]-[.C5])/[.$H$3]" office:value-type="float" office:value="1999.99999997424" calcext:value-type="float">
            <text:p>1999.99999997424</text:p>
          </table:table-cell>
          <table:table-cell table:number-columns-repeated="7"/>
        </table:table-row>
        <table:table-row table:style-name="ro1">
          <table:table-cell office:value-type="float" office:value="0.216338" calcext:value-type="float">
            <text:p>0.216338</text:p>
          </table:table-cell>
          <table:table-cell table:formula="of:=([.A6]-[.A5])/[.$H$3]" office:value-type="float" office:value="0.0610000000000055" calcext:value-type="float">
            <text:p>0.061000000000006</text:p>
          </table:table-cell>
          <table:table-cell table:formula="of:=([.B6]-[.B5])/[.$H$3]" office:value-type="float" office:value="17.9999999999902" calcext:value-type="float">
            <text:p>17.9999999999902</text:p>
          </table:table-cell>
          <table:table-cell table:formula="of:=MAX(MIN([.C6];16);-16)" office:value-type="float" office:value="16" calcext:value-type="float">
            <text:p>16</text:p>
          </table:table-cell>
          <table:table-cell table:formula="of:=([.C7]-[.C6])/[.$H$3]" office:value-type="float" office:value="-1000.000000001" calcext:value-type="float">
            <text:p>-1000.000000001</text:p>
          </table:table-cell>
          <table:table-cell table:number-columns-repeated="7"/>
        </table:table-row>
        <table:table-row table:style-name="ro1">
          <table:table-cell office:value-type="float" office:value="0.216416" calcext:value-type="float">
            <text:p>0.216416</text:p>
          </table:table-cell>
          <table:table-cell table:formula="of:=([.A7]-[.A6])/[.$H$3]" office:value-type="float" office:value="0.0779999999999947" calcext:value-type="float">
            <text:p>0.077999999999995</text:p>
          </table:table-cell>
          <table:table-cell table:formula="of:=([.B7]-[.B6])/[.$H$3]" office:value-type="float" office:value="16.9999999999892" calcext:value-type="float">
            <text:p>16.9999999999892</text:p>
          </table:table-cell>
          <table:table-cell table:formula="of:=MAX(MIN([.C7];16);-16)" office:value-type="float" office:value="16" calcext:value-type="float">
            <text:p>16</text:p>
          </table:table-cell>
          <table:table-cell table:formula="of:=([.C8]-[.C7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16512" calcext:value-type="float">
            <text:p>0.216512</text:p>
          </table:table-cell>
          <table:table-cell table:formula="of:=([.A8]-[.A7])/[.$H$3]" office:value-type="float" office:value="0.095999999999985" calcext:value-type="float">
            <text:p>0.095999999999985</text:p>
          </table:table-cell>
          <table:table-cell table:formula="of:=([.B8]-[.B7])/[.$H$3]" office:value-type="float" office:value="17.9999999999902" calcext:value-type="float">
            <text:p>17.9999999999902</text:p>
          </table:table-cell>
          <table:table-cell table:formula="of:=MAX(MIN([.C8];16);-16)" office:value-type="float" office:value="16" calcext:value-type="float">
            <text:p>16</text:p>
          </table:table-cell>
          <table:table-cell table:formula="of:=([.C9]-[.C8])/[.$H$3]" office:value-type="float" office:value="-999.999999973245" calcext:value-type="float">
            <text:p>-999.999999973245</text:p>
          </table:table-cell>
          <table:table-cell table:number-columns-repeated="5"/>
          <table:table-cell table:formula="of:=[.A2]+[.B3]*[.H3]+0.5*[.C3]*[.H3]^2+(1/6)*[.E2]*[.$H$3]^3" office:value-type="float" office:value="0.216212333333333" calcext:value-type="float">
            <text:p>0.216212333333333</text:p>
          </table:table-cell>
          <table:table-cell/>
        </table:table-row>
        <table:table-row table:style-name="ro1">
          <table:table-cell office:value-type="float" office:value="0.216625" calcext:value-type="float">
            <text:p>0.216625</text:p>
          </table:table-cell>
          <table:table-cell table:formula="of:=([.A9]-[.A8])/[.$H$3]" office:value-type="float" office:value="0.113000000000002" calcext:value-type="float">
            <text:p>0.113000000000002</text:p>
          </table:table-cell>
          <table:table-cell table:formula="of:=([.B9]-[.B8])/[.$H$3]" office:value-type="float" office:value="17.000000000017" calcext:value-type="float">
            <text:p>17.000000000017</text:p>
          </table:table-cell>
          <table:table-cell table:formula="of:=MAX(MIN([.C9];16);-16)" office:value-type="float" office:value="16" calcext:value-type="float">
            <text:p>16</text:p>
          </table:table-cell>
          <table:table-cell table:formula="of:=([.C10]-[.C9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16755" calcext:value-type="float">
            <text:p>0.216755</text:p>
          </table:table-cell>
          <table:table-cell table:formula="of:=([.A10]-[.A9])/[.$H$3]" office:value-type="float" office:value="0.130000000000019" calcext:value-type="float">
            <text:p>0.130000000000019</text:p>
          </table:table-cell>
          <table:table-cell table:formula="of:=([.B10]-[.B9])/[.$H$3]" office:value-type="float" office:value="17.000000000017" calcext:value-type="float">
            <text:p>17.000000000017</text:p>
          </table:table-cell>
          <table:table-cell table:formula="of:=MAX(MIN([.C10];16);-16)" office:value-type="float" office:value="16" calcext:value-type="float">
            <text:p>16</text:p>
          </table:table-cell>
          <table:table-cell table:formula="of:=([.C11]-[.C10])/[.$H$3]" office:value-type="float" office:value="999.999999945491" calcext:value-type="float">
            <text:p>999.999999945491</text:p>
          </table:table-cell>
          <table:table-cell table:number-columns-repeated="7"/>
        </table:table-row>
        <table:table-row table:style-name="ro1">
          <table:table-cell office:value-type="float" office:value="0.216903" calcext:value-type="float">
            <text:p>0.216903</text:p>
          </table:table-cell>
          <table:table-cell table:formula="of:=([.A11]-[.A10])/[.$H$3]" office:value-type="float" office:value="0.147999999999981" calcext:value-type="float">
            <text:p>0.147999999999981</text:p>
          </table:table-cell>
          <table:table-cell table:formula="of:=([.B11]-[.B10])/[.$H$3]" office:value-type="float" office:value="17.9999999999625" calcext:value-type="float">
            <text:p>17.9999999999625</text:p>
          </table:table-cell>
          <table:table-cell table:formula="of:=MAX(MIN([.C11];16);-16)" office:value-type="float" office:value="16" calcext:value-type="float">
            <text:p>16</text:p>
          </table:table-cell>
          <table:table-cell table:formula="of:=([.C12]-[.C11])/[.$H$3]" office:value-type="float" office:value="-999.999999945491" calcext:value-type="float">
            <text:p>-999.999999945491</text:p>
          </table:table-cell>
          <table:table-cell table:number-columns-repeated="7"/>
        </table:table-row>
        <table:table-row table:style-name="ro1">
          <table:table-cell office:value-type="float" office:value="0.217068" calcext:value-type="float">
            <text:p>0.217068</text:p>
          </table:table-cell>
          <table:table-cell table:formula="of:=([.A12]-[.A11])/[.$H$3]" office:value-type="float" office:value="0.164999999999998" calcext:value-type="float">
            <text:p>0.164999999999998</text:p>
          </table:table-cell>
          <table:table-cell table:formula="of:=([.B12]-[.B11])/[.$H$3]" office:value-type="float" office:value="17.000000000017" calcext:value-type="float">
            <text:p>17.000000000017</text:p>
          </table:table-cell>
          <table:table-cell table:formula="of:=MAX(MIN([.C12];16);-16)" office:value-type="float" office:value="16" calcext:value-type="float">
            <text:p>16</text:p>
          </table:table-cell>
          <table:table-cell table:formula="of:=([.C13]-[.C12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17251" calcext:value-type="float">
            <text:p>0.217251</text:p>
          </table:table-cell>
          <table:table-cell table:formula="of:=([.A13]-[.A12])/[.$H$3]" office:value-type="float" office:value="0.183000000000016" calcext:value-type="float">
            <text:p>0.183000000000016</text:p>
          </table:table-cell>
          <table:table-cell table:formula="of:=([.B13]-[.B12])/[.$H$3]" office:value-type="float" office:value="18.000000000018" calcext:value-type="float">
            <text:p>18.000000000018</text:p>
          </table:table-cell>
          <table:table-cell table:formula="of:=MAX(MIN([.C13];16);-16)" office:value-type="float" office:value="16" calcext:value-type="float">
            <text:p>16</text:p>
          </table:table-cell>
          <table:table-cell table:formula="of:=([.C14]-[.C13])/[.$H$3]" office:value-type="float" office:value="-1000.00000005651" calcext:value-type="float">
            <text:p>-1000.00000005651</text:p>
          </table:table-cell>
          <table:table-cell table:number-columns-repeated="7"/>
        </table:table-row>
        <table:table-row table:style-name="ro1">
          <table:table-cell office:value-type="float" office:value="0.217451" calcext:value-type="float">
            <text:p>0.217451</text:p>
          </table:table-cell>
          <table:table-cell table:formula="of:=([.A14]-[.A13])/[.$H$3]" office:value-type="float" office:value="0.199999999999978" calcext:value-type="float">
            <text:p>0.199999999999978</text:p>
          </table:table-cell>
          <table:table-cell table:formula="of:=([.B14]-[.B13])/[.$H$3]" office:value-type="float" office:value="16.9999999999615" calcext:value-type="float">
            <text:p>16.9999999999615</text:p>
          </table:table-cell>
          <table:table-cell table:formula="of:=MAX(MIN([.C14];16);-16)" office:value-type="float" office:value="16" calcext:value-type="float">
            <text:p>16</text:p>
          </table:table-cell>
          <table:table-cell table:formula="of:=([.C15]-[.C14])/[.$H$3]" office:value-type="float" office:value="0.0000000832685032037261" calcext:value-type="float">
            <text:p>8.32685032037261E-08</text:p>
          </table:table-cell>
          <table:table-cell table:number-columns-repeated="7"/>
        </table:table-row>
        <table:table-row table:style-name="ro1">
          <table:table-cell office:value-type="float" office:value="0.217668" calcext:value-type="float">
            <text:p>0.217668</text:p>
          </table:table-cell>
          <table:table-cell table:formula="of:=([.A15]-[.A14])/[.$H$3]" office:value-type="float" office:value="0.217000000000023" calcext:value-type="float">
            <text:p>0.217000000000023</text:p>
          </table:table-cell>
          <table:table-cell table:formula="of:=([.B15]-[.B14])/[.$H$3]" office:value-type="float" office:value="17.0000000000448" calcext:value-type="float">
            <text:p>17.0000000000448</text:p>
          </table:table-cell>
          <table:table-cell table:formula="of:=MAX(MIN([.C15];16);-16)" office:value-type="float" office:value="16" calcext:value-type="float">
            <text:p>16</text:p>
          </table:table-cell>
          <table:table-cell table:formula="of:=([.C16]-[.C15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217903" calcext:value-type="float">
            <text:p>0.217903</text:p>
          </table:table-cell>
          <table:table-cell table:formula="of:=([.A16]-[.A15])/[.$H$3]" office:value-type="float" office:value="0.234999999999985" calcext:value-type="float">
            <text:p>0.234999999999985</text:p>
          </table:table-cell>
          <table:table-cell table:formula="of:=([.B16]-[.B15])/[.$H$3]" office:value-type="float" office:value="17.9999999999625" calcext:value-type="float">
            <text:p>17.9999999999625</text:p>
          </table:table-cell>
          <table:table-cell table:formula="of:=MAX(MIN([.C16];16);-16)" office:value-type="float" office:value="16" calcext:value-type="float">
            <text:p>16</text:p>
          </table:table-cell>
          <table:table-cell table:formula="of:=([.C17]-[.C16])/[.$H$3]" office:value-type="float" office:value="-999.999999945491" calcext:value-type="float">
            <text:p>-999.999999945491</text:p>
          </table:table-cell>
          <table:table-cell table:number-columns-repeated="7"/>
        </table:table-row>
        <table:table-row table:style-name="ro1">
          <table:table-cell office:value-type="float" office:value="0.218155" calcext:value-type="float">
            <text:p>0.218155</text:p>
          </table:table-cell>
          <table:table-cell table:formula="of:=([.A17]-[.A16])/[.$H$3]" office:value-type="float" office:value="0.252000000000002" calcext:value-type="float">
            <text:p>0.252000000000002</text:p>
          </table:table-cell>
          <table:table-cell table:formula="of:=([.B17]-[.B16])/[.$H$3]" office:value-type="float" office:value="17.000000000017" calcext:value-type="float">
            <text:p>17.000000000017</text:p>
          </table:table-cell>
          <table:table-cell table:formula="of:=MAX(MIN([.C17];16);-16)" office:value-type="float" office:value="16" calcext:value-type="float">
            <text:p>16</text:p>
          </table:table-cell>
          <table:table-cell table:formula="of:=([.C18]-[.C17])/[.$H$3]" office:value-type="float" office:value="-0.0000000277537992587895" calcext:value-type="float">
            <text:p>-2.77537992587895E-08</text:p>
          </table:table-cell>
          <table:table-cell table:number-columns-repeated="7"/>
        </table:table-row>
        <table:table-row table:style-name="ro1">
          <table:table-cell office:value-type="float" office:value="0.218424" calcext:value-type="float">
            <text:p>0.218424</text:p>
          </table:table-cell>
          <table:table-cell table:formula="of:=([.A18]-[.A17])/[.$H$3]" office:value-type="float" office:value="0.268999999999991" calcext:value-type="float">
            <text:p>0.268999999999991</text:p>
          </table:table-cell>
          <table:table-cell table:formula="of:=([.B18]-[.B17])/[.$H$3]" office:value-type="float" office:value="16.9999999999892" calcext:value-type="float">
            <text:p>16.9999999999892</text:p>
          </table:table-cell>
          <table:table-cell table:formula="of:=MAX(MIN([.C18];16);-16)" office:value-type="float" office:value="16" calcext:value-type="float">
            <text:p>16</text:p>
          </table:table-cell>
          <table:table-cell table:formula="of:=([.C19]-[.C18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218711" calcext:value-type="float">
            <text:p>0.218711</text:p>
          </table:table-cell>
          <table:table-cell table:formula="of:=([.A19]-[.A18])/[.$H$3]" office:value-type="float" office:value="0.287000000000009" calcext:value-type="float">
            <text:p>0.287000000000009</text:p>
          </table:table-cell>
          <table:table-cell table:formula="of:=([.B19]-[.B18])/[.$H$3]" office:value-type="float" office:value="18.000000000018" calcext:value-type="float">
            <text:p>18.000000000018</text:p>
          </table:table-cell>
          <table:table-cell table:formula="of:=MAX(MIN([.C19];16);-16)" office:value-type="float" office:value="16" calcext:value-type="float">
            <text:p>16</text:p>
          </table:table-cell>
          <table:table-cell table:formula="of:=([.C20]-[.C19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219015" calcext:value-type="float">
            <text:p>0.219015</text:p>
          </table:table-cell>
          <table:table-cell table:formula="of:=([.A20]-[.A19])/[.$H$3]" office:value-type="float" office:value="0.303999999999999" calcext:value-type="float">
            <text:p>0.303999999999999</text:p>
          </table:table-cell>
          <table:table-cell table:formula="of:=([.B20]-[.B19])/[.$H$3]" office:value-type="float" office:value="16.9999999999892" calcext:value-type="float">
            <text:p>16.9999999999892</text:p>
          </table:table-cell>
          <table:table-cell table:formula="of:=MAX(MIN([.C20];16);-16)" office:value-type="float" office:value="16" calcext:value-type="float">
            <text:p>16</text:p>
          </table:table-cell>
          <table:table-cell table:formula="of:=([.C21]-[.C20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19337" calcext:value-type="float">
            <text:p>0.219337</text:p>
          </table:table-cell>
          <table:table-cell table:formula="of:=([.A21]-[.A20])/[.$H$3]" office:value-type="float" office:value="0.321999999999989" calcext:value-type="float">
            <text:p>0.321999999999989</text:p>
          </table:table-cell>
          <table:table-cell table:formula="of:=([.B21]-[.B20])/[.$H$3]" office:value-type="float" office:value="17.9999999999902" calcext:value-type="float">
            <text:p>17.9999999999902</text:p>
          </table:table-cell>
          <table:table-cell table:formula="of:=MAX(MIN([.C21];16);-16)" office:value-type="float" office:value="16" calcext:value-type="float">
            <text:p>16</text:p>
          </table:table-cell>
          <table:table-cell table:formula="of:=([.C22]-[.C21])/[.$H$3]" office:value-type="float" office:value="-1999.99999997424" calcext:value-type="float">
            <text:p>-1999.99999997424</text:p>
          </table:table-cell>
          <table:table-cell table:number-columns-repeated="7"/>
        </table:table-row>
        <table:table-row table:style-name="ro1">
          <table:table-cell office:value-type="float" office:value="0.219675" calcext:value-type="float">
            <text:p>0.219675</text:p>
          </table:table-cell>
          <table:table-cell table:formula="of:=([.A22]-[.A21])/[.$H$3]" office:value-type="float" office:value="0.338000000000005" calcext:value-type="float">
            <text:p>0.338000000000005</text:p>
          </table:table-cell>
          <table:table-cell table:formula="of:=([.B22]-[.B21])/[.$H$3]" office:value-type="float" office:value="16.000000000016" calcext:value-type="float">
            <text:p>16.000000000016</text:p>
          </table:table-cell>
          <table:table-cell table:formula="of:=MAX(MIN([.C22];16);-16)" office:value-type="float" office:value="16" calcext:value-type="float">
            <text:p>16</text:p>
          </table:table-cell>
          <table:table-cell table:formula="of:=([.C23]-[.C22])/[.$H$3]" office:value-type="float" office:value="2999.99999997524" calcext:value-type="float">
            <text:p>2999.99999997524</text:p>
          </table:table-cell>
          <table:table-cell table:number-columns-repeated="7"/>
        </table:table-row>
        <table:table-row table:style-name="ro1">
          <table:table-cell office:value-type="float" office:value="0.220032" calcext:value-type="float">
            <text:p>0.220032</text:p>
          </table:table-cell>
          <table:table-cell table:formula="of:=([.A23]-[.A22])/[.$H$3]" office:value-type="float" office:value="0.356999999999996" calcext:value-type="float">
            <text:p>0.356999999999996</text:p>
          </table:table-cell>
          <table:table-cell table:formula="of:=([.B23]-[.B22])/[.$H$3]" office:value-type="float" office:value="18.9999999999912" calcext:value-type="float">
            <text:p>18.9999999999912</text:p>
          </table:table-cell>
          <table:table-cell table:formula="of:=MAX(MIN([.C23];16);-16)" office:value-type="float" office:value="16" calcext:value-type="float">
            <text:p>16</text:p>
          </table:table-cell>
          <table:table-cell table:formula="of:=([.C24]-[.C23])/[.$H$3]" office:value-type="float" office:value="-2999.99999997524" calcext:value-type="float">
            <text:p>-2999.99999997524</text:p>
          </table:table-cell>
          <table:table-cell table:number-columns-repeated="7"/>
        </table:table-row>
        <table:table-row table:style-name="ro1">
          <table:table-cell office:value-type="float" office:value="0.220405" calcext:value-type="float">
            <text:p>0.220405</text:p>
          </table:table-cell>
          <table:table-cell table:formula="of:=([.A24]-[.A23])/[.$H$3]" office:value-type="float" office:value="0.373000000000012" calcext:value-type="float">
            <text:p>0.373000000000012</text:p>
          </table:table-cell>
          <table:table-cell table:formula="of:=([.B24]-[.B23])/[.$H$3]" office:value-type="float" office:value="16.000000000016" calcext:value-type="float">
            <text:p>16.000000000016</text:p>
          </table:table-cell>
          <table:table-cell table:formula="of:=MAX(MIN([.C24];16);-16)" office:value-type="float" office:value="16" calcext:value-type="float">
            <text:p>16</text:p>
          </table:table-cell>
          <table:table-cell table:formula="of:=([.C25]-[.C24])/[.$H$3]" office:value-type="float" office:value="1999.99999997424" calcext:value-type="float">
            <text:p>1999.99999997424</text:p>
          </table:table-cell>
          <table:table-cell table:number-columns-repeated="7"/>
        </table:table-row>
        <table:table-row table:style-name="ro1">
          <table:table-cell office:value-type="float" office:value="0.220796" calcext:value-type="float">
            <text:p>0.220796</text:p>
          </table:table-cell>
          <table:table-cell table:formula="of:=([.A25]-[.A24])/[.$H$3]" office:value-type="float" office:value="0.391000000000002" calcext:value-type="float">
            <text:p>0.391000000000002</text:p>
          </table:table-cell>
          <table:table-cell table:formula="of:=([.B25]-[.B24])/[.$H$3]" office:value-type="float" office:value="17.9999999999902" calcext:value-type="float">
            <text:p>17.9999999999902</text:p>
          </table:table-cell>
          <table:table-cell table:formula="of:=MAX(MIN([.C25];16);-16)" office:value-type="float" office:value="16" calcext:value-type="float">
            <text:p>16</text:p>
          </table:table-cell>
          <table:table-cell table:formula="of:=([.C26]-[.C25])/[.$H$3]" office:value-type="float" office:value="-1000.000000001" calcext:value-type="float">
            <text:p>-1000.000000001</text:p>
          </table:table-cell>
          <table:table-cell table:number-columns-repeated="7"/>
        </table:table-row>
        <table:table-row table:style-name="ro1">
          <table:table-cell office:value-type="float" office:value="0.221204" calcext:value-type="float">
            <text:p>0.221204</text:p>
          </table:table-cell>
          <table:table-cell table:formula="of:=([.A26]-[.A25])/[.$H$3]" office:value-type="float" office:value="0.407999999999992" calcext:value-type="float">
            <text:p>0.407999999999992</text:p>
          </table:table-cell>
          <table:table-cell table:formula="of:=([.B26]-[.B25])/[.$H$3]" office:value-type="float" office:value="16.9999999999892" calcext:value-type="float">
            <text:p>16.9999999999892</text:p>
          </table:table-cell>
          <table:table-cell table:formula="of:=MAX(MIN([.C26];16);-16)" office:value-type="float" office:value="16" calcext:value-type="float">
            <text:p>16</text:p>
          </table:table-cell>
          <table:table-cell table:formula="of:=([.C27]-[.C26])/[.$H$3]" office:value-type="float" office:value="1000.00000005651" calcext:value-type="float">
            <text:p>1000.00000005651</text:p>
          </table:table-cell>
          <table:table-cell table:number-columns-repeated="7"/>
        </table:table-row>
        <table:table-row table:style-name="ro1">
          <table:table-cell office:value-type="float" office:value="0.22163" calcext:value-type="float">
            <text:p>0.22163</text:p>
          </table:table-cell>
          <table:table-cell table:formula="of:=([.A27]-[.A26])/[.$H$3]" office:value-type="float" office:value="0.426000000000037" calcext:value-type="float">
            <text:p>0.426000000000037</text:p>
          </table:table-cell>
          <table:table-cell table:formula="of:=([.B27]-[.B26])/[.$H$3]" office:value-type="float" office:value="18.0000000000458" calcext:value-type="float">
            <text:p>18.0000000000458</text:p>
          </table:table-cell>
          <table:table-cell table:formula="of:=MAX(MIN([.C27];16);-16)" office:value-type="float" office:value="16" calcext:value-type="float">
            <text:p>16</text:p>
          </table:table-cell>
          <table:table-cell table:formula="of:=([.C28]-[.C27])/[.$H$3]" office:value-type="float" office:value="-1000.00000011202" calcext:value-type="float">
            <text:p>-1000.00000011202</text:p>
          </table:table-cell>
          <table:table-cell table:number-columns-repeated="7"/>
        </table:table-row>
        <table:table-row table:style-name="ro1">
          <table:table-cell office:value-type="float" office:value="0.222073" calcext:value-type="float">
            <text:p>0.222073</text:p>
          </table:table-cell>
          <table:table-cell table:formula="of:=([.A28]-[.A27])/[.$H$3]" office:value-type="float" office:value="0.442999999999971" calcext:value-type="float">
            <text:p>0.442999999999971</text:p>
          </table:table-cell>
          <table:table-cell table:formula="of:=([.B28]-[.B27])/[.$H$3]" office:value-type="float" office:value="16.9999999999337" calcext:value-type="float">
            <text:p>16.9999999999337</text:p>
          </table:table-cell>
          <table:table-cell table:formula="of:=MAX(MIN([.C28];16);-16)" office:value-type="float" office:value="16" calcext:value-type="float">
            <text:p>16</text:p>
          </table:table-cell>
          <table:table-cell table:formula="of:=([.C29]-[.C28])/[.$H$3]" office:value-type="float" office:value="0.0000000832649504900473" calcext:value-type="float">
            <text:p>8.32649504900473E-08</text:p>
          </table:table-cell>
          <table:table-cell table:number-columns-repeated="7"/>
        </table:table-row>
        <table:table-row table:style-name="ro1">
          <table:table-cell office:value-type="float" office:value="0.222533" calcext:value-type="float">
            <text:p>0.222533</text:p>
          </table:table-cell>
          <table:table-cell table:formula="of:=([.A29]-[.A28])/[.$H$3]" office:value-type="float" office:value="0.459999999999988" calcext:value-type="float">
            <text:p>0.459999999999988</text:p>
          </table:table-cell>
          <table:table-cell table:formula="of:=([.B29]-[.B28])/[.$H$3]" office:value-type="float" office:value="17.000000000017" calcext:value-type="float">
            <text:p>17.000000000017</text:p>
          </table:table-cell>
          <table:table-cell table:formula="of:=MAX(MIN([.C29];16);-16)" office:value-type="float" office:value="16" calcext:value-type="float">
            <text:p>16</text:p>
          </table:table-cell>
          <table:table-cell table:formula="of:=([.C30]-[.C29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23011" calcext:value-type="float">
            <text:p>0.223011</text:p>
          </table:table-cell>
          <table:table-cell table:formula="of:=([.A30]-[.A29])/[.$H$3]" office:value-type="float" office:value="0.478000000000006" calcext:value-type="float">
            <text:p>0.478000000000006</text:p>
          </table:table-cell>
          <table:table-cell table:formula="of:=([.B30]-[.B29])/[.$H$3]" office:value-type="float" office:value="18.000000000018" calcext:value-type="float">
            <text:p>18.000000000018</text:p>
          </table:table-cell>
          <table:table-cell table:formula="of:=MAX(MIN([.C30];16);-16)" office:value-type="float" office:value="16" calcext:value-type="float">
            <text:p>16</text:p>
          </table:table-cell>
          <table:table-cell table:formula="of:=([.C31]-[.C30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223506" calcext:value-type="float">
            <text:p>0.223506</text:p>
          </table:table-cell>
          <table:table-cell table:formula="of:=([.A31]-[.A30])/[.$H$3]" office:value-type="float" office:value="0.494999999999995" calcext:value-type="float">
            <text:p>0.494999999999995</text:p>
          </table:table-cell>
          <table:table-cell table:formula="of:=([.B31]-[.B30])/[.$H$3]" office:value-type="float" office:value="16.9999999999892" calcext:value-type="float">
            <text:p>16.9999999999892</text:p>
          </table:table-cell>
          <table:table-cell table:formula="of:=MAX(MIN([.C31];16);-16)" office:value-type="float" office:value="16" calcext:value-type="float">
            <text:p>16</text:p>
          </table:table-cell>
          <table:table-cell table:formula="of:=([.C32]-[.C31])/[.$H$3]" office:value-type="float" office:value="0.0000000277537992587895" calcext:value-type="float">
            <text:p>2.77537992587895E-08</text:p>
          </table:table-cell>
          <table:table-cell table:number-columns-repeated="7"/>
        </table:table-row>
        <table:table-row table:style-name="ro1">
          <table:table-cell office:value-type="float" office:value="0.224018" calcext:value-type="float">
            <text:p>0.224018</text:p>
          </table:table-cell>
          <table:table-cell table:formula="of:=([.A32]-[.A31])/[.$H$3]" office:value-type="float" office:value="0.512000000000012" calcext:value-type="float">
            <text:p>0.512000000000012</text:p>
          </table:table-cell>
          <table:table-cell table:formula="of:=([.B32]-[.B31])/[.$H$3]" office:value-type="float" office:value="17.000000000017" calcext:value-type="float">
            <text:p>17.000000000017</text:p>
          </table:table-cell>
          <table:table-cell table:formula="of:=MAX(MIN([.C32];16);-16)" office:value-type="float" office:value="16" calcext:value-type="float">
            <text:p>16</text:p>
          </table:table-cell>
          <table:table-cell table:formula="of:=([.C33]-[.C32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224548" calcext:value-type="float">
            <text:p>0.224548</text:p>
          </table:table-cell>
          <table:table-cell table:formula="of:=([.A33]-[.A32])/[.$H$3]" office:value-type="float" office:value="0.530000000000003" calcext:value-type="float">
            <text:p>0.530000000000003</text:p>
          </table:table-cell>
          <table:table-cell table:formula="of:=([.B33]-[.B32])/[.$H$3]" office:value-type="float" office:value="17.9999999999902" calcext:value-type="float">
            <text:p>17.9999999999902</text:p>
          </table:table-cell>
          <table:table-cell table:formula="of:=MAX(MIN([.C33];16);-16)" office:value-type="float" office:value="16" calcext:value-type="float">
            <text:p>16</text:p>
          </table:table-cell>
          <table:table-cell table:formula="of:=([.C34]-[.C33])/[.$H$3]" office:value-type="float" office:value="-1000.000000001" calcext:value-type="float">
            <text:p>-1000.000000001</text:p>
          </table:table-cell>
          <table:table-cell table:number-columns-repeated="7"/>
        </table:table-row>
        <table:table-row table:style-name="ro1">
          <table:table-cell office:value-type="float" office:value="0.225095" calcext:value-type="float">
            <text:p>0.225095</text:p>
          </table:table-cell>
          <table:table-cell table:formula="of:=([.A34]-[.A33])/[.$H$3]" office:value-type="float" office:value="0.546999999999992" calcext:value-type="float">
            <text:p>0.546999999999992</text:p>
          </table:table-cell>
          <table:table-cell table:formula="of:=([.B34]-[.B33])/[.$H$3]" office:value-type="float" office:value="16.9999999999892" calcext:value-type="float">
            <text:p>16.9999999999892</text:p>
          </table:table-cell>
          <table:table-cell table:formula="of:=MAX(MIN([.C34];16);-16)" office:value-type="float" office:value="16" calcext:value-type="float">
            <text:p>16</text:p>
          </table:table-cell>
          <table:table-cell table:formula="of:=([.C35]-[.C34])/[.$H$3]" office:value-type="float" office:value="1000.00000005651" calcext:value-type="float">
            <text:p>1000.00000005651</text:p>
          </table:table-cell>
          <table:table-cell table:number-columns-repeated="7"/>
        </table:table-row>
        <table:table-row table:style-name="ro1">
          <table:table-cell office:value-type="float" office:value="0.22566" calcext:value-type="float">
            <text:p>0.22566</text:p>
          </table:table-cell>
          <table:table-cell table:formula="of:=([.A35]-[.A34])/[.$H$3]" office:value-type="float" office:value="0.565000000000038" calcext:value-type="float">
            <text:p>0.565000000000038</text:p>
          </table:table-cell>
          <table:table-cell table:formula="of:=([.B35]-[.B34])/[.$H$3]" office:value-type="float" office:value="18.0000000000458" calcext:value-type="float">
            <text:p>18.0000000000458</text:p>
          </table:table-cell>
          <table:table-cell table:formula="of:=MAX(MIN([.C35];16);-16)" office:value-type="float" office:value="16" calcext:value-type="float">
            <text:p>16</text:p>
          </table:table-cell>
          <table:table-cell table:formula="of:=([.C36]-[.C35])/[.$H$3]" office:value-type="float" office:value="-2000.00000011302" calcext:value-type="float">
            <text:p>-2000.00000011302</text:p>
          </table:table-cell>
          <table:table-cell table:number-columns-repeated="7"/>
        </table:table-row>
        <table:table-row table:style-name="ro1">
          <table:table-cell office:value-type="float" office:value="0.226241" calcext:value-type="float">
            <text:p>0.226241</text:p>
          </table:table-cell>
          <table:table-cell table:formula="of:=([.A36]-[.A35])/[.$H$3]" office:value-type="float" office:value="0.58099999999997" calcext:value-type="float">
            <text:p>0.58099999999997</text:p>
          </table:table-cell>
          <table:table-cell table:formula="of:=([.B36]-[.B35])/[.$H$3]" office:value-type="float" office:value="15.9999999999327" calcext:value-type="float">
            <text:p>15.9999999999327</text:p>
          </table:table-cell>
          <table:table-cell table:formula="of:=MAX(MIN([.C36];16);-16)" office:value-type="float" office:value="15.9999999999327" calcext:value-type="float">
            <text:p>15.9999999999327</text:p>
          </table:table-cell>
          <table:table-cell table:formula="of:=([.C37]-[.C36])/[.$H$3]" office:value-type="float" office:value="2000.00000011302" calcext:value-type="float">
            <text:p>2000.00000011302</text:p>
          </table:table-cell>
          <table:table-cell table:number-columns-repeated="7"/>
        </table:table-row>
        <table:table-row table:style-name="ro1">
          <table:table-cell office:value-type="float" office:value="0.22684" calcext:value-type="float">
            <text:p>0.22684</text:p>
          </table:table-cell>
          <table:table-cell table:formula="of:=([.A37]-[.A36])/[.$H$3]" office:value-type="float" office:value="0.599000000000016" calcext:value-type="float">
            <text:p>0.599000000000016</text:p>
          </table:table-cell>
          <table:table-cell table:formula="of:=([.B37]-[.B36])/[.$H$3]" office:value-type="float" office:value="18.0000000000458" calcext:value-type="float">
            <text:p>18.0000000000458</text:p>
          </table:table-cell>
          <table:table-cell table:formula="of:=MAX(MIN([.C37];16);-16)" office:value-type="float" office:value="16" calcext:value-type="float">
            <text:p>16</text:p>
          </table:table-cell>
          <table:table-cell table:formula="of:=([.C38]-[.C37])/[.$H$3]" office:value-type="float" office:value="-0.0000000832649504900473" calcext:value-type="float">
            <text:p>-8.32649504900473E-08</text:p>
          </table:table-cell>
          <table:table-cell table:number-columns-repeated="7"/>
        </table:table-row>
        <table:table-row table:style-name="ro1">
          <table:table-cell office:value-type="float" office:value="0.227457" calcext:value-type="float">
            <text:p>0.227457</text:p>
          </table:table-cell>
          <table:table-cell table:formula="of:=([.A38]-[.A37])/[.$H$3]" office:value-type="float" office:value="0.616999999999979" calcext:value-type="float">
            <text:p>0.616999999999979</text:p>
          </table:table-cell>
          <table:table-cell table:formula="of:=([.B38]-[.B37])/[.$H$3]" office:value-type="float" office:value="17.9999999999625" calcext:value-type="float">
            <text:p>17.9999999999625</text:p>
          </table:table-cell>
          <table:table-cell table:formula="of:=MAX(MIN([.C38];16);-16)" office:value-type="float" office:value="16" calcext:value-type="float">
            <text:p>16</text:p>
          </table:table-cell>
          <table:table-cell table:formula="of:=([.C39]-[.C38])/[.$H$3]" office:value-type="float" office:value="-999.999999945491" calcext:value-type="float">
            <text:p>-999.999999945491</text:p>
          </table:table-cell>
          <table:table-cell table:number-columns-repeated="7"/>
        </table:table-row>
        <table:table-row table:style-name="ro1">
          <table:table-cell office:value-type="float" office:value="0.228091" calcext:value-type="float">
            <text:p>0.228091</text:p>
          </table:table-cell>
          <table:table-cell table:formula="of:=([.A39]-[.A38])/[.$H$3]" office:value-type="float" office:value="0.633999999999996" calcext:value-type="float">
            <text:p>0.633999999999996</text:p>
          </table:table-cell>
          <table:table-cell table:formula="of:=([.B39]-[.B38])/[.$H$3]" office:value-type="float" office:value="17.000000000017" calcext:value-type="float">
            <text:p>17.000000000017</text:p>
          </table:table-cell>
          <table:table-cell table:formula="of:=MAX(MIN([.C39];16);-16)" office:value-type="float" office:value="16" calcext:value-type="float">
            <text:p>16</text:p>
          </table:table-cell>
          <table:table-cell table:formula="of:=([.C40]-[.C39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228742" calcext:value-type="float">
            <text:p>0.228742</text:p>
          </table:table-cell>
          <table:table-cell table:formula="of:=([.A40]-[.A39])/[.$H$3]" office:value-type="float" office:value="0.651000000000013" calcext:value-type="float">
            <text:p>0.651000000000013</text:p>
          </table:table-cell>
          <table:table-cell table:formula="of:=([.B40]-[.B39])/[.$H$3]" office:value-type="float" office:value="17.000000000017" calcext:value-type="float">
            <text:p>17.000000000017</text:p>
          </table:table-cell>
          <table:table-cell table:formula="of:=MAX(MIN([.C40];16);-16)" office:value-type="float" office:value="16" calcext:value-type="float">
            <text:p>16</text:p>
          </table:table-cell>
          <table:table-cell table:formula="of:=([.C41]-[.C40])/[.$H$3]" office:value-type="float" office:value="999.999999945491" calcext:value-type="float">
            <text:p>999.999999945491</text:p>
          </table:table-cell>
          <table:table-cell table:number-columns-repeated="7"/>
        </table:table-row>
        <table:table-row table:style-name="ro1">
          <table:table-cell office:value-type="float" office:value="0.229411" calcext:value-type="float">
            <text:p>0.229411</text:p>
          </table:table-cell>
          <table:table-cell table:formula="of:=([.A41]-[.A40])/[.$H$3]" office:value-type="float" office:value="0.668999999999975" calcext:value-type="float">
            <text:p>0.668999999999975</text:p>
          </table:table-cell>
          <table:table-cell table:formula="of:=([.B41]-[.B40])/[.$H$3]" office:value-type="float" office:value="17.9999999999625" calcext:value-type="float">
            <text:p>17.9999999999625</text:p>
          </table:table-cell>
          <table:table-cell table:formula="of:=MAX(MIN([.C41];16);-16)" office:value-type="float" office:value="16" calcext:value-type="float">
            <text:p>16</text:p>
          </table:table-cell>
          <table:table-cell table:formula="of:=([.C42]-[.C41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230097" calcext:value-type="float">
            <text:p>0.230097</text:p>
          </table:table-cell>
          <table:table-cell table:formula="of:=([.A42]-[.A41])/[.$H$3]" office:value-type="float" office:value="0.68600000000002" calcext:value-type="float">
            <text:p>0.68600000000002</text:p>
          </table:table-cell>
          <table:table-cell table:formula="of:=([.B42]-[.B41])/[.$H$3]" office:value-type="float" office:value="17.0000000000448" calcext:value-type="float">
            <text:p>17.0000000000448</text:p>
          </table:table-cell>
          <table:table-cell table:formula="of:=MAX(MIN([.C42];16);-16)" office:value-type="float" office:value="16" calcext:value-type="float">
            <text:p>16</text:p>
          </table:table-cell>
          <table:table-cell table:formula="of:=([.C43]-[.C42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2308" calcext:value-type="float">
            <text:p>0.2308</text:p>
          </table:table-cell>
          <table:table-cell table:formula="of:=([.A43]-[.A42])/[.$H$3]" office:value-type="float" office:value="0.703000000000009" calcext:value-type="float">
            <text:p>0.703000000000009</text:p>
          </table:table-cell>
          <table:table-cell table:formula="of:=([.B43]-[.B42])/[.$H$3]" office:value-type="float" office:value="16.9999999999892" calcext:value-type="float">
            <text:p>16.9999999999892</text:p>
          </table:table-cell>
          <table:table-cell table:formula="of:=MAX(MIN([.C43];16);-16)" office:value-type="float" office:value="16" calcext:value-type="float">
            <text:p>16</text:p>
          </table:table-cell>
          <table:table-cell table:formula="of:=([.C44]-[.C43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231521" calcext:value-type="float">
            <text:p>0.231521</text:p>
          </table:table-cell>
          <table:table-cell table:formula="of:=([.A44]-[.A43])/[.$H$3]" office:value-type="float" office:value="0.720999999999972" calcext:value-type="float">
            <text:p>0.720999999999972</text:p>
          </table:table-cell>
          <table:table-cell table:formula="of:=([.B44]-[.B43])/[.$H$3]" office:value-type="float" office:value="17.9999999999625" calcext:value-type="float">
            <text:p>17.9999999999625</text:p>
          </table:table-cell>
          <table:table-cell table:formula="of:=MAX(MIN([.C44];16);-16)" office:value-type="float" office:value="16" calcext:value-type="float">
            <text:p>16</text:p>
          </table:table-cell>
          <table:table-cell table:formula="of:=([.C45]-[.C44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232259" calcext:value-type="float">
            <text:p>0.232259</text:p>
          </table:table-cell>
          <table:table-cell table:formula="of:=([.A45]-[.A44])/[.$H$3]" office:value-type="float" office:value="0.738000000000016" calcext:value-type="float">
            <text:p>0.738000000000016</text:p>
          </table:table-cell>
          <table:table-cell table:formula="of:=([.B45]-[.B44])/[.$H$3]" office:value-type="float" office:value="17.0000000000448" calcext:value-type="float">
            <text:p>17.0000000000448</text:p>
          </table:table-cell>
          <table:table-cell table:formula="of:=MAX(MIN([.C45];16);-16)" office:value-type="float" office:value="16" calcext:value-type="float">
            <text:p>16</text:p>
          </table:table-cell>
          <table:table-cell table:formula="of:=([.C46]-[.C45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233014" calcext:value-type="float">
            <text:p>0.233014</text:p>
          </table:table-cell>
          <table:table-cell table:formula="of:=([.A46]-[.A45])/[.$H$3]" office:value-type="float" office:value="0.755000000000006" calcext:value-type="float">
            <text:p>0.755000000000006</text:p>
          </table:table-cell>
          <table:table-cell table:formula="of:=([.B46]-[.B45])/[.$H$3]" office:value-type="float" office:value="16.9999999999892" calcext:value-type="float">
            <text:p>16.9999999999892</text:p>
          </table:table-cell>
          <table:table-cell table:formula="of:=MAX(MIN([.C46];16);-16)" office:value-type="float" office:value="16" calcext:value-type="float">
            <text:p>16</text:p>
          </table:table-cell>
          <table:table-cell table:formula="of:=([.C47]-[.C46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33787" calcext:value-type="float">
            <text:p>0.233787</text:p>
          </table:table-cell>
          <table:table-cell table:formula="of:=([.A47]-[.A46])/[.$H$3]" office:value-type="float" office:value="0.772999999999996" calcext:value-type="float">
            <text:p>0.772999999999996</text:p>
          </table:table-cell>
          <table:table-cell table:formula="of:=([.B47]-[.B46])/[.$H$3]" office:value-type="float" office:value="17.9999999999902" calcext:value-type="float">
            <text:p>17.9999999999902</text:p>
          </table:table-cell>
          <table:table-cell table:formula="of:=MAX(MIN([.C47];16);-16)" office:value-type="float" office:value="16" calcext:value-type="float">
            <text:p>16</text:p>
          </table:table-cell>
          <table:table-cell table:formula="of:=([.C48]-[.C47])/[.$H$3]" office:value-type="float" office:value="-1000.000000001" calcext:value-type="float">
            <text:p>-1000.000000001</text:p>
          </table:table-cell>
          <table:table-cell table:number-columns-repeated="7"/>
        </table:table-row>
        <table:table-row table:style-name="ro1">
          <table:table-cell office:value-type="float" office:value="0.234577" calcext:value-type="float">
            <text:p>0.234577</text:p>
          </table:table-cell>
          <table:table-cell table:formula="of:=([.A48]-[.A47])/[.$H$3]" office:value-type="float" office:value="0.789999999999985" calcext:value-type="float">
            <text:p>0.789999999999985</text:p>
          </table:table-cell>
          <table:table-cell table:formula="of:=([.B48]-[.B47])/[.$H$3]" office:value-type="float" office:value="16.9999999999892" calcext:value-type="float">
            <text:p>16.9999999999892</text:p>
          </table:table-cell>
          <table:table-cell table:formula="of:=MAX(MIN([.C48];16);-16)" office:value-type="float" office:value="16" calcext:value-type="float">
            <text:p>16</text:p>
          </table:table-cell>
          <table:table-cell table:formula="of:=([.C49]-[.C48])/[.$H$3]" office:value-type="float" office:value="0.0000000277537992587895" calcext:value-type="float">
            <text:p>2.77537992587895E-08</text:p>
          </table:table-cell>
          <table:table-cell table:number-columns-repeated="7"/>
        </table:table-row>
        <table:table-row table:style-name="ro1">
          <table:table-cell office:value-type="float" office:value="0.235384" calcext:value-type="float">
            <text:p>0.235384</text:p>
          </table:table-cell>
          <table:table-cell table:formula="of:=([.A49]-[.A48])/[.$H$3]" office:value-type="float" office:value="0.807000000000002" calcext:value-type="float">
            <text:p>0.807000000000002</text:p>
          </table:table-cell>
          <table:table-cell table:formula="of:=([.B49]-[.B48])/[.$H$3]" office:value-type="float" office:value="17.000000000017" calcext:value-type="float">
            <text:p>17.000000000017</text:p>
          </table:table-cell>
          <table:table-cell table:formula="of:=MAX(MIN([.C49];16);-16)" office:value-type="float" office:value="16" calcext:value-type="float">
            <text:p>16</text:p>
          </table:table-cell>
          <table:table-cell table:formula="of:=([.C50]-[.C49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36209" calcext:value-type="float">
            <text:p>0.236209</text:p>
          </table:table-cell>
          <table:table-cell table:formula="of:=([.A50]-[.A49])/[.$H$3]" office:value-type="float" office:value="0.82500000000002" calcext:value-type="float">
            <text:p>0.82500000000002</text:p>
          </table:table-cell>
          <table:table-cell table:formula="of:=([.B50]-[.B49])/[.$H$3]" office:value-type="float" office:value="18.000000000018" calcext:value-type="float">
            <text:p>18.000000000018</text:p>
          </table:table-cell>
          <table:table-cell table:formula="of:=MAX(MIN([.C50];16);-16)" office:value-type="float" office:value="16" calcext:value-type="float">
            <text:p>16</text:p>
          </table:table-cell>
          <table:table-cell table:formula="of:=([.C51]-[.C50])/[.$H$3]" office:value-type="float" office:value="-1000.00000005651" calcext:value-type="float">
            <text:p>-1000.00000005651</text:p>
          </table:table-cell>
          <table:table-cell table:number-columns-repeated="7"/>
        </table:table-row>
        <table:table-row table:style-name="ro1">
          <table:table-cell office:value-type="float" office:value="0.237051" calcext:value-type="float">
            <text:p>0.237051</text:p>
          </table:table-cell>
          <table:table-cell table:formula="of:=([.A51]-[.A50])/[.$H$3]" office:value-type="float" office:value="0.841999999999982" calcext:value-type="float">
            <text:p>0.841999999999982</text:p>
          </table:table-cell>
          <table:table-cell table:formula="of:=([.B51]-[.B50])/[.$H$3]" office:value-type="float" office:value="16.9999999999615" calcext:value-type="float">
            <text:p>16.9999999999615</text:p>
          </table:table-cell>
          <table:table-cell table:formula="of:=MAX(MIN([.C51];16);-16)" office:value-type="float" office:value="16" calcext:value-type="float">
            <text:p>16</text:p>
          </table:table-cell>
          <table:table-cell table:formula="of:=([.C52]-[.C51])/[.$H$3]" office:value-type="float" office:value="0.0000000832685032037261" calcext:value-type="float">
            <text:p>8.32685032037261E-08</text:p>
          </table:table-cell>
          <table:table-cell table:number-columns-repeated="7"/>
        </table:table-row>
        <table:table-row table:style-name="ro1">
          <table:table-cell office:value-type="float" office:value="0.23791" calcext:value-type="float">
            <text:p>0.23791</text:p>
          </table:table-cell>
          <table:table-cell table:formula="of:=([.A52]-[.A51])/[.$H$3]" office:value-type="float" office:value="0.859000000000026" calcext:value-type="float">
            <text:p>0.859000000000026</text:p>
          </table:table-cell>
          <table:table-cell table:formula="of:=([.B52]-[.B51])/[.$H$3]" office:value-type="float" office:value="17.0000000000448" calcext:value-type="float">
            <text:p>17.0000000000448</text:p>
          </table:table-cell>
          <table:table-cell table:formula="of:=MAX(MIN([.C52];16);-16)" office:value-type="float" office:value="16" calcext:value-type="float">
            <text:p>16</text:p>
          </table:table-cell>
          <table:table-cell table:formula="of:=([.C53]-[.C52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238787" calcext:value-type="float">
            <text:p>0.238787</text:p>
          </table:table-cell>
          <table:table-cell table:formula="of:=([.A53]-[.A52])/[.$H$3]" office:value-type="float" office:value="0.876999999999989" calcext:value-type="float">
            <text:p>0.876999999999989</text:p>
          </table:table-cell>
          <table:table-cell table:formula="of:=([.B53]-[.B52])/[.$H$3]" office:value-type="float" office:value="17.9999999999625" calcext:value-type="float">
            <text:p>17.9999999999625</text:p>
          </table:table-cell>
          <table:table-cell table:formula="of:=MAX(MIN([.C53];16);-16)" office:value-type="float" office:value="16" calcext:value-type="float">
            <text:p>16</text:p>
          </table:table-cell>
          <table:table-cell table:formula="of:=([.C54]-[.C53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239681" calcext:value-type="float">
            <text:p>0.239681</text:p>
          </table:table-cell>
          <table:table-cell table:formula="of:=([.A54]-[.A53])/[.$H$3]" office:value-type="float" office:value="0.893999999999978" calcext:value-type="float">
            <text:p>0.893999999999978</text:p>
          </table:table-cell>
          <table:table-cell table:formula="of:=([.B54]-[.B53])/[.$H$3]" office:value-type="float" office:value="16.9999999999892" calcext:value-type="float">
            <text:p>16.9999999999892</text:p>
          </table:table-cell>
          <table:table-cell table:formula="of:=MAX(MIN([.C54];16);-16)" office:value-type="float" office:value="16" calcext:value-type="float">
            <text:p>16</text:p>
          </table:table-cell>
          <table:table-cell table:formula="of:=([.C55]-[.C54])/[.$H$3]" office:value-type="float" office:value="1000.00000005651" calcext:value-type="float">
            <text:p>1000.00000005651</text:p>
          </table:table-cell>
          <table:table-cell table:number-columns-repeated="7"/>
        </table:table-row>
        <table:table-row table:style-name="ro1">
          <table:table-cell office:value-type="float" office:value="0.240593" calcext:value-type="float">
            <text:p>0.240593</text:p>
          </table:table-cell>
          <table:table-cell table:formula="of:=([.A55]-[.A54])/[.$H$3]" office:value-type="float" office:value="0.912000000000024" calcext:value-type="float">
            <text:p>0.912000000000024</text:p>
          </table:table-cell>
          <table:table-cell table:formula="of:=([.B55]-[.B54])/[.$H$3]" office:value-type="float" office:value="18.0000000000458" calcext:value-type="float">
            <text:p>18.0000000000458</text:p>
          </table:table-cell>
          <table:table-cell table:formula="of:=MAX(MIN([.C55];16);-16)" office:value-type="float" office:value="16" calcext:value-type="float">
            <text:p>16</text:p>
          </table:table-cell>
          <table:table-cell table:formula="of:=([.C56]-[.C55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241522" calcext:value-type="float">
            <text:p>0.241522</text:p>
          </table:table-cell>
          <table:table-cell table:formula="of:=([.A56]-[.A55])/[.$H$3]" office:value-type="float" office:value="0.928999999999985" calcext:value-type="float">
            <text:p>0.928999999999985</text:p>
          </table:table-cell>
          <table:table-cell table:formula="of:=([.B56]-[.B55])/[.$H$3]" office:value-type="float" office:value="16.9999999999615" calcext:value-type="float">
            <text:p>16.9999999999615</text:p>
          </table:table-cell>
          <table:table-cell table:formula="of:=MAX(MIN([.C56];16);-16)" office:value-type="float" office:value="16" calcext:value-type="float">
            <text:p>16</text:p>
          </table:table-cell>
          <table:table-cell table:formula="of:=([.C57]-[.C56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242468" calcext:value-type="float">
            <text:p>0.242468</text:p>
          </table:table-cell>
          <table:table-cell table:formula="of:=([.A57]-[.A56])/[.$H$3]" office:value-type="float" office:value="0.946000000000002" calcext:value-type="float">
            <text:p>0.946000000000002</text:p>
          </table:table-cell>
          <table:table-cell table:formula="of:=([.B57]-[.B56])/[.$H$3]" office:value-type="float" office:value="17.000000000017" calcext:value-type="float">
            <text:p>17.000000000017</text:p>
          </table:table-cell>
          <table:table-cell table:formula="of:=MAX(MIN([.C57];16);-16)" office:value-type="float" office:value="16" calcext:value-type="float">
            <text:p>16</text:p>
          </table:table-cell>
          <table:table-cell table:formula="of:=([.C58]-[.C57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243432" calcext:value-type="float">
            <text:p>0.243432</text:p>
          </table:table-cell>
          <table:table-cell table:formula="of:=([.A58]-[.A57])/[.$H$3]" office:value-type="float" office:value="0.963999999999993" calcext:value-type="float">
            <text:p>0.963999999999993</text:p>
          </table:table-cell>
          <table:table-cell table:formula="of:=([.B58]-[.B57])/[.$H$3]" office:value-type="float" office:value="17.9999999999902" calcext:value-type="float">
            <text:p>17.9999999999902</text:p>
          </table:table-cell>
          <table:table-cell table:formula="of:=MAX(MIN([.C58];16);-16)" office:value-type="float" office:value="16" calcext:value-type="float">
            <text:p>16</text:p>
          </table:table-cell>
          <table:table-cell table:formula="of:=([.C59]-[.C58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244413" calcext:value-type="float">
            <text:p>0.244413</text:p>
          </table:table-cell>
          <table:table-cell table:formula="of:=([.A59]-[.A58])/[.$H$3]" office:value-type="float" office:value="0.98100000000001" calcext:value-type="float">
            <text:p>0.98100000000001</text:p>
          </table:table-cell>
          <table:table-cell table:formula="of:=([.B59]-[.B58])/[.$H$3]" office:value-type="float" office:value="17.000000000017" calcext:value-type="float">
            <text:p>17.000000000017</text:p>
          </table:table-cell>
          <table:table-cell table:formula="of:=MAX(MIN([.C59];16);-16)" office:value-type="float" office:value="16" calcext:value-type="float">
            <text:p>16</text:p>
          </table:table-cell>
          <table:table-cell table:formula="of:=([.C60]-[.C59])/[.$H$3]" office:value-type="float" office:value="-0.0000000277537992587895" calcext:value-type="float">
            <text:p>-2.77537992587895E-08</text:p>
          </table:table-cell>
          <table:table-cell table:number-columns-repeated="7"/>
        </table:table-row>
        <table:table-row table:style-name="ro1">
          <table:table-cell office:value-type="float" office:value="0.245411" calcext:value-type="float">
            <text:p>0.245411</text:p>
          </table:table-cell>
          <table:table-cell table:formula="of:=([.A60]-[.A59])/[.$H$3]" office:value-type="float" office:value="0.997999999999999" calcext:value-type="float">
            <text:p>0.997999999999999</text:p>
          </table:table-cell>
          <table:table-cell table:formula="of:=([.B60]-[.B59])/[.$H$3]" office:value-type="float" office:value="16.9999999999892" calcext:value-type="float">
            <text:p>16.9999999999892</text:p>
          </table:table-cell>
          <table:table-cell table:formula="of:=MAX(MIN([.C60];16);-16)" office:value-type="float" office:value="16" calcext:value-type="float">
            <text:p>16</text:p>
          </table:table-cell>
          <table:table-cell table:formula="of:=([.C61]-[.C60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46427" calcext:value-type="float">
            <text:p>0.246427</text:p>
          </table:table-cell>
          <table:table-cell table:formula="of:=([.A61]-[.A60])/[.$H$3]" office:value-type="float" office:value="1.01599999999999" calcext:value-type="float">
            <text:p>1.01599999999999</text:p>
          </table:table-cell>
          <table:table-cell table:formula="of:=([.B61]-[.B60])/[.$H$3]" office:value-type="float" office:value="17.9999999999902" calcext:value-type="float">
            <text:p>17.9999999999902</text:p>
          </table:table-cell>
          <table:table-cell table:formula="of:=MAX(MIN([.C61];16);-16)" office:value-type="float" office:value="16" calcext:value-type="float">
            <text:p>16</text:p>
          </table:table-cell>
          <table:table-cell table:formula="of:=([.C62]-[.C61])/[.$H$3]" office:value-type="float" office:value="-999.999999945487" calcext:value-type="float">
            <text:p>-999.999999945487</text:p>
          </table:table-cell>
          <table:table-cell table:number-columns-repeated="7"/>
        </table:table-row>
        <table:table-row table:style-name="ro1">
          <table:table-cell office:value-type="float" office:value="0.24746" calcext:value-type="float">
            <text:p>0.24746</text:p>
          </table:table-cell>
          <table:table-cell table:formula="of:=([.A62]-[.A61])/[.$H$3]" office:value-type="float" office:value="1.03300000000003" calcext:value-type="float">
            <text:p>1.03300000000003</text:p>
          </table:table-cell>
          <table:table-cell table:formula="of:=([.B62]-[.B61])/[.$H$3]" office:value-type="float" office:value="17.0000000000448" calcext:value-type="float">
            <text:p>17.0000000000448</text:p>
          </table:table-cell>
          <table:table-cell table:formula="of:=MAX(MIN([.C62];16);-16)" office:value-type="float" office:value="16" calcext:value-type="float">
            <text:p>16</text:p>
          </table:table-cell>
          <table:table-cell table:formula="of:=([.C63]-[.C62])/[.$H$3]" office:value-type="float" office:value="-0.0000000832685032037261" calcext:value-type="float">
            <text:p>-8.32685032037261E-08</text:p>
          </table:table-cell>
          <table:table-cell table:number-columns-repeated="7"/>
        </table:table-row>
        <table:table-row table:style-name="ro1">
          <table:table-cell office:value-type="float" office:value="0.24851" calcext:value-type="float">
            <text:p>0.24851</text:p>
          </table:table-cell>
          <table:table-cell table:formula="of:=([.A63]-[.A62])/[.$H$3]" office:value-type="float" office:value="1.05" calcext:value-type="float">
            <text:p>1.05</text:p>
          </table:table-cell>
          <table:table-cell table:formula="of:=([.B63]-[.B62])/[.$H$3]" office:value-type="float" office:value="16.9999999999615" calcext:value-type="float">
            <text:p>16.9999999999615</text:p>
          </table:table-cell>
          <table:table-cell table:formula="of:=MAX(MIN([.C63];16);-16)" office:value-type="float" office:value="16" calcext:value-type="float">
            <text:p>16</text:p>
          </table:table-cell>
          <table:table-cell table:formula="of:=([.C64]-[.C63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249578" calcext:value-type="float">
            <text:p>0.249578</text:p>
          </table:table-cell>
          <table:table-cell table:formula="of:=([.A64]-[.A63])/[.$H$3]" office:value-type="float" office:value="1.06799999999999" calcext:value-type="float">
            <text:p>1.06799999999999</text:p>
          </table:table-cell>
          <table:table-cell table:formula="of:=([.B64]-[.B63])/[.$H$3]" office:value-type="float" office:value="17.9999999999902" calcext:value-type="float">
            <text:p>17.9999999999902</text:p>
          </table:table-cell>
          <table:table-cell table:formula="of:=MAX(MIN([.C64];16);-16)" office:value-type="float" office:value="16" calcext:value-type="float">
            <text:p>16</text:p>
          </table:table-cell>
          <table:table-cell table:formula="of:=([.C65]-[.C64])/[.$H$3]" office:value-type="float" office:value="-1000.000000001" calcext:value-type="float">
            <text:p>-1000.000000001</text:p>
          </table:table-cell>
          <table:table-cell table:number-columns-repeated="7"/>
        </table:table-row>
        <table:table-row table:style-name="ro1">
          <table:table-cell office:value-type="float" office:value="0.250663" calcext:value-type="float">
            <text:p>0.250663</text:p>
          </table:table-cell>
          <table:table-cell table:formula="of:=([.A65]-[.A64])/[.$H$3]" office:value-type="float" office:value="1.08499999999997" calcext:value-type="float">
            <text:p>1.08499999999997</text:p>
          </table:table-cell>
          <table:table-cell table:formula="of:=([.B65]-[.B64])/[.$H$3]" office:value-type="float" office:value="16.9999999999892" calcext:value-type="float">
            <text:p>16.9999999999892</text:p>
          </table:table-cell>
          <table:table-cell table:formula="of:=MAX(MIN([.C65];16);-16)" office:value-type="float" office:value="16" calcext:value-type="float">
            <text:p>16</text:p>
          </table:table-cell>
          <table:table-cell table:formula="of:=([.C66]-[.C65])/[.$H$3]" office:value-type="float" office:value="0.0000000277537992587895" calcext:value-type="float">
            <text:p>2.77537992587895E-08</text:p>
          </table:table-cell>
          <table:table-cell table:number-columns-repeated="7"/>
        </table:table-row>
        <table:table-row table:style-name="ro1">
          <table:table-cell office:value-type="float" office:value="0.251765" calcext:value-type="float">
            <text:p>0.251765</text:p>
          </table:table-cell>
          <table:table-cell table:formula="of:=([.A66]-[.A65])/[.$H$3]" office:value-type="float" office:value="1.10199999999999" calcext:value-type="float">
            <text:p>1.10199999999999</text:p>
          </table:table-cell>
          <table:table-cell table:formula="of:=([.B66]-[.B65])/[.$H$3]" office:value-type="float" office:value="17.000000000017" calcext:value-type="float">
            <text:p>17.000000000017</text:p>
          </table:table-cell>
          <table:table-cell table:formula="of:=MAX(MIN([.C66];16);-16)" office:value-type="float" office:value="16" calcext:value-type="float">
            <text:p>16</text:p>
          </table:table-cell>
          <table:table-cell table:formula="of:=([.C67]-[.C66])/[.$H$3]" office:value-type="float" office:value="1000.000000001" calcext:value-type="float">
            <text:p>1000.000000001</text:p>
          </table:table-cell>
          <table:table-cell table:number-columns-repeated="7"/>
        </table:table-row>
        <table:table-row table:style-name="ro1">
          <table:table-cell office:value-type="float" office:value="0.252885" calcext:value-type="float">
            <text:p>0.252885</text:p>
          </table:table-cell>
          <table:table-cell table:formula="of:=([.A67]-[.A66])/[.$H$3]" office:value-type="float" office:value="1.12000000000001" calcext:value-type="float">
            <text:p>1.12000000000001</text:p>
          </table:table-cell>
          <table:table-cell table:formula="of:=([.B67]-[.B66])/[.$H$3]" office:value-type="float" office:value="18.000000000018" calcext:value-type="float">
            <text:p>18.000000000018</text:p>
          </table:table-cell>
          <table:table-cell table:formula="of:=MAX(MIN([.C67];16);-16)" office:value-type="float" office:value="16" calcext:value-type="float">
            <text:p>16</text:p>
          </table:table-cell>
          <table:table-cell table:formula="of:=([.C68]-[.C67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254022" calcext:value-type="float">
            <text:p>0.254022</text:p>
          </table:table-cell>
          <table:table-cell table:formula="of:=([.A68]-[.A67])/[.$H$3]" office:value-type="float" office:value="1.137" calcext:value-type="float">
            <text:p>1.137</text:p>
          </table:table-cell>
          <table:table-cell table:formula="of:=([.B68]-[.B67])/[.$H$3]" office:value-type="float" office:value="16.9999999999892" calcext:value-type="float">
            <text:p>16.9999999999892</text:p>
          </table:table-cell>
          <table:table-cell table:formula="of:=MAX(MIN([.C68];16);-16)" office:value-type="float" office:value="16" calcext:value-type="float">
            <text:p>16</text:p>
          </table:table-cell>
          <table:table-cell table:formula="of:=([.C69]-[.C68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255176" calcext:value-type="float">
            <text:p>0.255176</text:p>
          </table:table-cell>
          <table:table-cell table:formula="of:=([.A69]-[.A68])/[.$H$3]" office:value-type="float" office:value="1.15400000000004" calcext:value-type="float">
            <text:p>1.15400000000004</text:p>
          </table:table-cell>
          <table:table-cell table:formula="of:=([.B69]-[.B68])/[.$H$3]" office:value-type="float" office:value="17.0000000000448" calcext:value-type="float">
            <text:p>17.0000000000448</text:p>
          </table:table-cell>
          <table:table-cell table:formula="of:=MAX(MIN([.C69];16);-16)" office:value-type="float" office:value="16" calcext:value-type="float">
            <text:p>16</text:p>
          </table:table-cell>
          <table:table-cell table:formula="of:=([.C70]-[.C69])/[.$H$3]" office:value-type="float" office:value="999.999999862222" calcext:value-type="float">
            <text:p>999.999999862222</text:p>
          </table:table-cell>
          <table:table-cell table:number-columns-repeated="7"/>
        </table:table-row>
        <table:table-row table:style-name="ro1">
          <table:table-cell office:value-type="float" office:value="0.256348" calcext:value-type="float">
            <text:p>0.256348</text:p>
          </table:table-cell>
          <table:table-cell table:formula="of:=([.A70]-[.A69])/[.$H$3]" office:value-type="float" office:value="1.17199999999995" calcext:value-type="float">
            <text:p>1.17199999999995</text:p>
          </table:table-cell>
          <table:table-cell table:formula="of:=([.B70]-[.B69])/[.$H$3]" office:value-type="float" office:value="17.999999999907" calcext:value-type="float">
            <text:p>17.999999999907</text:p>
          </table:table-cell>
          <table:table-cell table:formula="of:=MAX(MIN([.C70];16);-16)" office:value-type="float" office:value="16" calcext:value-type="float">
            <text:p>16</text:p>
          </table:table-cell>
          <table:table-cell table:formula="of:=([.C71]-[.C70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257537" calcext:value-type="float">
            <text:p>0.257537</text:p>
          </table:table-cell>
          <table:table-cell table:formula="of:=([.A71]-[.A70])/[.$H$3]" office:value-type="float" office:value="1.18900000000005" calcext:value-type="float">
            <text:p>1.18900000000005</text:p>
          </table:table-cell>
          <table:table-cell table:formula="of:=([.B71]-[.B70])/[.$H$3]" office:value-type="float" office:value="17.0000000001003" calcext:value-type="float">
            <text:p>17.0000000001003</text:p>
          </table:table-cell>
          <table:table-cell table:formula="of:=MAX(MIN([.C71];16);-16)" office:value-type="float" office:value="16" calcext:value-type="float">
            <text:p>16</text:p>
          </table:table-cell>
          <table:table-cell table:formula="of:=([.C72]-[.C71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258744" calcext:value-type="float">
            <text:p>0.258744</text:p>
          </table:table-cell>
          <table:table-cell table:formula="of:=([.A72]-[.A71])/[.$H$3]" office:value-type="float" office:value="1.20699999999996" calcext:value-type="float">
            <text:p>1.20699999999996</text:p>
          </table:table-cell>
          <table:table-cell table:formula="of:=([.B72]-[.B71])/[.$H$3]" office:value-type="float" office:value="17.999999999907" calcext:value-type="float">
            <text:p>17.999999999907</text:p>
          </table:table-cell>
          <table:table-cell table:formula="of:=MAX(MIN([.C72];16);-16)" office:value-type="float" office:value="16" calcext:value-type="float">
            <text:p>16</text:p>
          </table:table-cell>
          <table:table-cell table:formula="of:=([.C73]-[.C72])/[.$H$3]" office:value-type="float" office:value="-1999.99999983547" calcext:value-type="float">
            <text:p>-1999.99999983547</text:p>
          </table:table-cell>
          <table:table-cell table:number-columns-repeated="7"/>
        </table:table-row>
        <table:table-row table:style-name="ro1">
          <table:table-cell office:value-type="float" office:value="0.259967" calcext:value-type="float">
            <text:p>0.259967</text:p>
          </table:table-cell>
          <table:table-cell table:formula="of:=([.A73]-[.A72])/[.$H$3]" office:value-type="float" office:value="1.22300000000003" calcext:value-type="float">
            <text:p>1.22300000000003</text:p>
          </table:table-cell>
          <table:table-cell table:formula="of:=([.B73]-[.B72])/[.$H$3]" office:value-type="float" office:value="16.0000000000715" calcext:value-type="float">
            <text:p>16.0000000000715</text:p>
          </table:table-cell>
          <table:table-cell table:formula="of:=MAX(MIN([.C73];16);-16)" office:value-type="float" office:value="16" calcext:value-type="float">
            <text:p>16</text:p>
          </table:table-cell>
          <table:table-cell table:formula="of:=([.C74]-[.C73])/[.$H$3]" office:value-type="float" office:value="1999.99999989098" calcext:value-type="float">
            <text:p>1999.99999989098</text:p>
          </table:table-cell>
          <table:table-cell table:number-columns-repeated="7"/>
        </table:table-row>
        <table:table-row table:style-name="ro1">
          <table:table-cell office:value-type="float" office:value="0.261208" calcext:value-type="float">
            <text:p>0.261208</text:p>
          </table:table-cell>
          <table:table-cell table:formula="of:=([.A74]-[.A73])/[.$H$3]" office:value-type="float" office:value="1.24099999999999" calcext:value-type="float">
            <text:p>1.24099999999999</text:p>
          </table:table-cell>
          <table:table-cell table:formula="of:=([.B74]-[.B73])/[.$H$3]" office:value-type="float" office:value="17.9999999999625" calcext:value-type="float">
            <text:p>17.9999999999625</text:p>
          </table:table-cell>
          <table:table-cell table:formula="of:=MAX(MIN([.C74];16);-16)" office:value-type="float" office:value="16" calcext:value-type="float">
            <text:p>16</text:p>
          </table:table-cell>
          <table:table-cell table:formula="of:=([.C75]-[.C74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262465" calcext:value-type="float">
            <text:p>0.262465</text:p>
          </table:table-cell>
          <table:table-cell table:formula="of:=([.A75]-[.A74])/[.$H$3]" office:value-type="float" office:value="1.25700000000001" calcext:value-type="float">
            <text:p>1.25700000000001</text:p>
          </table:table-cell>
          <table:table-cell table:formula="of:=([.B75]-[.B74])/[.$H$3]" office:value-type="float" office:value="16.000000000016" calcext:value-type="float">
            <text:p>16.000000000016</text:p>
          </table:table-cell>
          <table:table-cell table:formula="of:=MAX(MIN([.C75];16);-16)" office:value-type="float" office:value="16" calcext:value-type="float">
            <text:p>16</text:p>
          </table:table-cell>
          <table:table-cell table:formula="of:=([.C76]-[.C75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263738" calcext:value-type="float">
            <text:p>0.263738</text:p>
          </table:table-cell>
          <table:table-cell table:formula="of:=([.A76]-[.A75])/[.$H$3]" office:value-type="float" office:value="1.27299999999997" calcext:value-type="float">
            <text:p>1.27299999999997</text:p>
          </table:table-cell>
          <table:table-cell table:formula="of:=([.B76]-[.B75])/[.$H$3]" office:value-type="float" office:value="15.9999999999605" calcext:value-type="float">
            <text:p>15.9999999999605</text:p>
          </table:table-cell>
          <table:table-cell table:formula="of:=MAX(MIN([.C76];16);-16)" office:value-type="float" office:value="15.9999999999605" calcext:value-type="float">
            <text:p>15.9999999999605</text:p>
          </table:table-cell>
          <table:table-cell table:formula="of:=([.C77]-[.C76])/[.$H$3]" office:value-type="float" office:value="1000.00000008427" calcext:value-type="float">
            <text:p>1000.00000008427</text:p>
          </table:table-cell>
          <table:table-cell table:number-columns-repeated="7"/>
        </table:table-row>
        <table:table-row table:style-name="ro1">
          <table:table-cell office:value-type="float" office:value="0.265028" calcext:value-type="float">
            <text:p>0.265028</text:p>
          </table:table-cell>
          <table:table-cell table:formula="of:=([.A77]-[.A76])/[.$H$3]" office:value-type="float" office:value="1.29000000000001" calcext:value-type="float">
            <text:p>1.29000000000001</text:p>
          </table:table-cell>
          <table:table-cell table:formula="of:=([.B77]-[.B76])/[.$H$3]" office:value-type="float" office:value="17.0000000000448" calcext:value-type="float">
            <text:p>17.0000000000448</text:p>
          </table:table-cell>
          <table:table-cell table:formula="of:=MAX(MIN([.C77];16);-16)" office:value-type="float" office:value="16" calcext:value-type="float">
            <text:p>16</text:p>
          </table:table-cell>
          <table:table-cell table:formula="of:=([.C78]-[.C77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266334" calcext:value-type="float">
            <text:p>0.266334</text:p>
          </table:table-cell>
          <table:table-cell table:formula="of:=([.A78]-[.A77])/[.$H$3]" office:value-type="float" office:value="1.30600000000003" calcext:value-type="float">
            <text:p>1.30600000000003</text:p>
          </table:table-cell>
          <table:table-cell table:formula="of:=([.B78]-[.B77])/[.$H$3]" office:value-type="float" office:value="16.000000000016" calcext:value-type="float">
            <text:p>16.000000000016</text:p>
          </table:table-cell>
          <table:table-cell table:formula="of:=MAX(MIN([.C78];16);-16)" office:value-type="float" office:value="16" calcext:value-type="float">
            <text:p>16</text:p>
          </table:table-cell>
          <table:table-cell table:formula="of:=([.C79]-[.C78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267656" calcext:value-type="float">
            <text:p>0.267656</text:p>
          </table:table-cell>
          <table:table-cell table:formula="of:=([.A79]-[.A78])/[.$H$3]" office:value-type="float" office:value="1.32199999999999" calcext:value-type="float">
            <text:p>1.32199999999999</text:p>
          </table:table-cell>
          <table:table-cell table:formula="of:=([.B79]-[.B78])/[.$H$3]" office:value-type="float" office:value="15.9999999999605" calcext:value-type="float">
            <text:p>15.9999999999605</text:p>
          </table:table-cell>
          <table:table-cell table:formula="of:=MAX(MIN([.C79];16);-16)" office:value-type="float" office:value="15.9999999999605" calcext:value-type="float">
            <text:p>15.9999999999605</text:p>
          </table:table-cell>
          <table:table-cell table:formula="of:=([.C80]-[.C79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268994" calcext:value-type="float">
            <text:p>0.268994</text:p>
          </table:table-cell>
          <table:table-cell table:formula="of:=([.A80]-[.A79])/[.$H$3]" office:value-type="float" office:value="1.33800000000001" calcext:value-type="float">
            <text:p>1.33800000000001</text:p>
          </table:table-cell>
          <table:table-cell table:formula="of:=([.B80]-[.B79])/[.$H$3]" office:value-type="float" office:value="16.000000000016" calcext:value-type="float">
            <text:p>16.000000000016</text:p>
          </table:table-cell>
          <table:table-cell table:formula="of:=MAX(MIN([.C80];16);-16)" office:value-type="float" office:value="16" calcext:value-type="float">
            <text:p>16</text:p>
          </table:table-cell>
          <table:table-cell table:formula="of:=([.C81]-[.C80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270347" calcext:value-type="float">
            <text:p>0.270347</text:p>
          </table:table-cell>
          <table:table-cell table:formula="of:=([.A81]-[.A80])/[.$H$3]" office:value-type="float" office:value="1.35299999999999" calcext:value-type="float">
            <text:p>1.35299999999999</text:p>
          </table:table-cell>
          <table:table-cell table:formula="of:=([.B81]-[.B80])/[.$H$3]" office:value-type="float" office:value="14.9999999999872" calcext:value-type="float">
            <text:p>14.9999999999872</text:p>
          </table:table-cell>
          <table:table-cell table:formula="of:=MAX(MIN([.C81];16);-16)" office:value-type="float" office:value="14.9999999999872" calcext:value-type="float">
            <text:p>14.9999999999872</text:p>
          </table:table-cell>
          <table:table-cell table:formula="of:=([.C82]-[.C81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271716" calcext:value-type="float">
            <text:p>0.271716</text:p>
          </table:table-cell>
          <table:table-cell table:formula="of:=([.A82]-[.A81])/[.$H$3]" office:value-type="float" office:value="1.36900000000001" calcext:value-type="float">
            <text:p>1.36900000000001</text:p>
          </table:table-cell>
          <table:table-cell table:formula="of:=([.B82]-[.B81])/[.$H$3]" office:value-type="float" office:value="16.000000000016" calcext:value-type="float">
            <text:p>16.000000000016</text:p>
          </table:table-cell>
          <table:table-cell table:formula="of:=MAX(MIN([.C82];16);-16)" office:value-type="float" office:value="16" calcext:value-type="float">
            <text:p>16</text:p>
          </table:table-cell>
          <table:table-cell table:formula="of:=([.C83]-[.C82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273099" calcext:value-type="float">
            <text:p>0.273099</text:p>
          </table:table-cell>
          <table:table-cell table:formula="of:=([.A83]-[.A82])/[.$H$3]" office:value-type="float" office:value="1.38299999999997" calcext:value-type="float">
            <text:p>1.38299999999997</text:p>
          </table:table-cell>
          <table:table-cell table:formula="of:=([.B83]-[.B82])/[.$H$3]" office:value-type="float" office:value="13.9999999999585" calcext:value-type="float">
            <text:p>13.9999999999585</text:p>
          </table:table-cell>
          <table:table-cell table:formula="of:=MAX(MIN([.C83];16);-16)" office:value-type="float" office:value="13.9999999999585" calcext:value-type="float">
            <text:p>13.9999999999585</text:p>
          </table:table-cell>
          <table:table-cell table:formula="of:=([.C84]-[.C83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274498" calcext:value-type="float">
            <text:p>0.274498</text:p>
          </table:table-cell>
          <table:table-cell table:formula="of:=([.A84]-[.A83])/[.$H$3]" office:value-type="float" office:value="1.39899999999998" calcext:value-type="float">
            <text:p>1.39899999999998</text:p>
          </table:table-cell>
          <table:table-cell table:formula="of:=([.B84]-[.B83])/[.$H$3]" office:value-type="float" office:value="16.000000000016" calcext:value-type="float">
            <text:p>16.000000000016</text:p>
          </table:table-cell>
          <table:table-cell table:formula="of:=MAX(MIN([.C84];16);-16)" office:value-type="float" office:value="16" calcext:value-type="float">
            <text:p>16</text:p>
          </table:table-cell>
          <table:table-cell table:formula="of:=([.C85]-[.C84])/[.$H$3]" office:value-type="float" office:value="-2000.000000002" calcext:value-type="float">
            <text:p>-2000.000000002</text:p>
          </table:table-cell>
          <table:table-cell table:number-columns-repeated="7"/>
        </table:table-row>
        <table:table-row table:style-name="ro1">
          <table:table-cell office:value-type="float" office:value="0.275911" calcext:value-type="float">
            <text:p>0.275911</text:p>
          </table:table-cell>
          <table:table-cell table:formula="of:=([.A85]-[.A84])/[.$H$3]" office:value-type="float" office:value="1.413" calcext:value-type="float">
            <text:p>1.413</text:p>
          </table:table-cell>
          <table:table-cell table:formula="of:=([.B85]-[.B84])/[.$H$3]" office:value-type="float" office:value="14.000000000014" calcext:value-type="float">
            <text:p>14.000000000014</text:p>
          </table:table-cell>
          <table:table-cell table:formula="of:=MAX(MIN([.C85];16);-16)" office:value-type="float" office:value="14.000000000014" calcext:value-type="float">
            <text:p>14.000000000014</text:p>
          </table:table-cell>
          <table:table-cell table:formula="of:=([.C86]-[.C85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277339" calcext:value-type="float">
            <text:p>0.277339</text:p>
          </table:table-cell>
          <table:table-cell table:formula="of:=([.A86]-[.A85])/[.$H$3]" office:value-type="float" office:value="1.42800000000004" calcext:value-type="float">
            <text:p>1.42800000000004</text:p>
          </table:table-cell>
          <table:table-cell table:formula="of:=([.B86]-[.B85])/[.$H$3]" office:value-type="float" office:value="15.0000000000428" calcext:value-type="float">
            <text:p>15.0000000000428</text:p>
          </table:table-cell>
          <table:table-cell table:formula="of:=MAX(MIN([.C86];16);-16)" office:value-type="float" office:value="15.0000000000428" calcext:value-type="float">
            <text:p>15.0000000000428</text:p>
          </table:table-cell>
          <table:table-cell table:formula="of:=([.C87]-[.C86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278781" calcext:value-type="float">
            <text:p>0.278781</text:p>
          </table:table-cell>
          <table:table-cell table:formula="of:=([.A87]-[.A86])/[.$H$3]" office:value-type="float" office:value="1.442" calcext:value-type="float">
            <text:p>1.442</text:p>
          </table:table-cell>
          <table:table-cell table:formula="of:=([.B87]-[.B86])/[.$H$3]" office:value-type="float" office:value="13.9999999999585" calcext:value-type="float">
            <text:p>13.9999999999585</text:p>
          </table:table-cell>
          <table:table-cell table:formula="of:=MAX(MIN([.C87];16);-16)" office:value-type="float" office:value="13.9999999999585" calcext:value-type="float">
            <text:p>13.9999999999585</text:p>
          </table:table-cell>
          <table:table-cell table:formula="of:=([.C88]-[.C87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280238" calcext:value-type="float">
            <text:p>0.280238</text:p>
          </table:table-cell>
          <table:table-cell table:formula="of:=([.A88]-[.A87])/[.$H$3]" office:value-type="float" office:value="1.45699999999999" calcext:value-type="float">
            <text:p>1.45699999999999</text:p>
          </table:table-cell>
          <table:table-cell table:formula="of:=([.B88]-[.B87])/[.$H$3]" office:value-type="float" office:value="14.9999999999872" calcext:value-type="float">
            <text:p>14.9999999999872</text:p>
          </table:table-cell>
          <table:table-cell table:formula="of:=MAX(MIN([.C88];16);-16)" office:value-type="float" office:value="14.9999999999872" calcext:value-type="float">
            <text:p>14.9999999999872</text:p>
          </table:table-cell>
          <table:table-cell table:formula="of:=([.C89]-[.C88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281708" calcext:value-type="float">
            <text:p>0.281708</text:p>
          </table:table-cell>
          <table:table-cell table:formula="of:=([.A89]-[.A88])/[.$H$3]" office:value-type="float" office:value="1.47000000000003" calcext:value-type="float">
            <text:p>1.47000000000003</text:p>
          </table:table-cell>
          <table:table-cell table:formula="of:=([.B89]-[.B88])/[.$H$3]" office:value-type="float" office:value="13.0000000000408" calcext:value-type="float">
            <text:p>13.0000000000408</text:p>
          </table:table-cell>
          <table:table-cell table:formula="of:=MAX(MIN([.C89];16);-16)" office:value-type="float" office:value="13.0000000000408" calcext:value-type="float">
            <text:p>13.0000000000408</text:p>
          </table:table-cell>
          <table:table-cell table:formula="of:=([.C90]-[.C89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283192" calcext:value-type="float">
            <text:p>0.283192</text:p>
          </table:table-cell>
          <table:table-cell table:formula="of:=([.A90]-[.A89])/[.$H$3]" office:value-type="float" office:value="1.48399999999999" calcext:value-type="float">
            <text:p>1.48399999999999</text:p>
          </table:table-cell>
          <table:table-cell table:formula="of:=([.B90]-[.B89])/[.$H$3]" office:value-type="float" office:value="13.9999999999585" calcext:value-type="float">
            <text:p>13.9999999999585</text:p>
          </table:table-cell>
          <table:table-cell table:formula="of:=MAX(MIN([.C90];16);-16)" office:value-type="float" office:value="13.9999999999585" calcext:value-type="float">
            <text:p>13.9999999999585</text:p>
          </table:table-cell>
          <table:table-cell table:formula="of:=([.C91]-[.C90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28469" calcext:value-type="float">
            <text:p>0.28469</text:p>
          </table:table-cell>
          <table:table-cell table:formula="of:=([.A91]-[.A90])/[.$H$3]" office:value-type="float" office:value="1.498" calcext:value-type="float">
            <text:p>1.498</text:p>
          </table:table-cell>
          <table:table-cell table:formula="of:=([.B91]-[.B90])/[.$H$3]" office:value-type="float" office:value="14.000000000014" calcext:value-type="float">
            <text:p>14.000000000014</text:p>
          </table:table-cell>
          <table:table-cell table:formula="of:=MAX(MIN([.C91];16);-16)" office:value-type="float" office:value="14.000000000014" calcext:value-type="float">
            <text:p>14.000000000014</text:p>
          </table:table-cell>
          <table:table-cell table:formula="of:=([.C92]-[.C91])/[.$H$3]" office:value-type="float" office:value="-2000.000000002" calcext:value-type="float">
            <text:p>-2000.000000002</text:p>
          </table:table-cell>
          <table:table-cell table:number-columns-repeated="7"/>
        </table:table-row>
        <table:table-row table:style-name="ro1">
          <table:table-cell office:value-type="float" office:value="0.2862" calcext:value-type="float">
            <text:p>0.2862</text:p>
          </table:table-cell>
          <table:table-cell table:formula="of:=([.A92]-[.A91])/[.$H$3]" office:value-type="float" office:value="1.51000000000001" calcext:value-type="float">
            <text:p>1.51000000000001</text:p>
          </table:table-cell>
          <table:table-cell table:formula="of:=([.B92]-[.B91])/[.$H$3]" office:value-type="float" office:value="12.000000000012" calcext:value-type="float">
            <text:p>12.000000000012</text:p>
          </table:table-cell>
          <table:table-cell table:formula="of:=MAX(MIN([.C92];16);-16)" office:value-type="float" office:value="12.000000000012" calcext:value-type="float">
            <text:p>12.000000000012</text:p>
          </table:table-cell>
          <table:table-cell table:formula="of:=([.C93]-[.C92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287724" calcext:value-type="float">
            <text:p>0.287724</text:p>
          </table:table-cell>
          <table:table-cell table:formula="of:=([.A93]-[.A92])/[.$H$3]" office:value-type="float" office:value="1.52399999999997" calcext:value-type="float">
            <text:p>1.52399999999997</text:p>
          </table:table-cell>
          <table:table-cell table:formula="of:=([.B93]-[.B92])/[.$H$3]" office:value-type="float" office:value="13.9999999999585" calcext:value-type="float">
            <text:p>13.9999999999585</text:p>
          </table:table-cell>
          <table:table-cell table:formula="of:=MAX(MIN([.C93];16);-16)" office:value-type="float" office:value="13.9999999999585" calcext:value-type="float">
            <text:p>13.9999999999585</text:p>
          </table:table-cell>
          <table:table-cell table:formula="of:=([.C94]-[.C93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289261" calcext:value-type="float">
            <text:p>0.289261</text:p>
          </table:table-cell>
          <table:table-cell table:formula="of:=([.A94]-[.A93])/[.$H$3]" office:value-type="float" office:value="1.53700000000001" calcext:value-type="float">
            <text:p>1.53700000000001</text:p>
          </table:table-cell>
          <table:table-cell table:formula="of:=([.B94]-[.B93])/[.$H$3]" office:value-type="float" office:value="13.0000000000408" calcext:value-type="float">
            <text:p>13.0000000000408</text:p>
          </table:table-cell>
          <table:table-cell table:formula="of:=MAX(MIN([.C94];16);-16)" office:value-type="float" office:value="13.0000000000408" calcext:value-type="float">
            <text:p>13.0000000000408</text:p>
          </table:table-cell>
          <table:table-cell table:formula="of:=([.C95]-[.C94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290811" calcext:value-type="float">
            <text:p>0.290811</text:p>
          </table:table-cell>
          <table:table-cell table:formula="of:=([.A95]-[.A94])/[.$H$3]" office:value-type="float" office:value="1.55" calcext:value-type="float">
            <text:p>1.55</text:p>
          </table:table-cell>
          <table:table-cell table:formula="of:=([.B95]-[.B94])/[.$H$3]" office:value-type="float" office:value="12.9999999999852" calcext:value-type="float">
            <text:p>12.9999999999852</text:p>
          </table:table-cell>
          <table:table-cell table:formula="of:=MAX(MIN([.C95];16);-16)" office:value-type="float" office:value="12.9999999999852" calcext:value-type="float">
            <text:p>12.9999999999852</text:p>
          </table:table-cell>
          <table:table-cell table:formula="of:=([.C96]-[.C95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292373" calcext:value-type="float">
            <text:p>0.292373</text:p>
          </table:table-cell>
          <table:table-cell table:formula="of:=([.A96]-[.A95])/[.$H$3]" office:value-type="float" office:value="1.56200000000001" calcext:value-type="float">
            <text:p>1.56200000000001</text:p>
          </table:table-cell>
          <table:table-cell table:formula="of:=([.B96]-[.B95])/[.$H$3]" office:value-type="float" office:value="12.000000000012" calcext:value-type="float">
            <text:p>12.000000000012</text:p>
          </table:table-cell>
          <table:table-cell table:formula="of:=MAX(MIN([.C96];16);-16)" office:value-type="float" office:value="12.000000000012" calcext:value-type="float">
            <text:p>12.000000000012</text:p>
          </table:table-cell>
          <table:table-cell table:formula="of:=([.C97]-[.C96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293948" calcext:value-type="float">
            <text:p>0.293948</text:p>
          </table:table-cell>
          <table:table-cell table:formula="of:=([.A97]-[.A96])/[.$H$3]" office:value-type="float" office:value="1.57499999999999" calcext:value-type="float">
            <text:p>1.57499999999999</text:p>
          </table:table-cell>
          <table:table-cell table:formula="of:=([.B97]-[.B96])/[.$H$3]" office:value-type="float" office:value="12.9999999999852" calcext:value-type="float">
            <text:p>12.9999999999852</text:p>
          </table:table-cell>
          <table:table-cell table:formula="of:=MAX(MIN([.C97];16);-16)" office:value-type="float" office:value="12.9999999999852" calcext:value-type="float">
            <text:p>12.9999999999852</text:p>
          </table:table-cell>
          <table:table-cell table:formula="of:=([.C98]-[.C97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295535" calcext:value-type="float">
            <text:p>0.295535</text:p>
          </table:table-cell>
          <table:table-cell table:formula="of:=([.A98]-[.A97])/[.$H$3]" office:value-type="float" office:value="1.58700000000001" calcext:value-type="float">
            <text:p>1.58700000000001</text:p>
          </table:table-cell>
          <table:table-cell table:formula="of:=([.B98]-[.B97])/[.$H$3]" office:value-type="float" office:value="12.000000000012" calcext:value-type="float">
            <text:p>12.000000000012</text:p>
          </table:table-cell>
          <table:table-cell table:formula="of:=MAX(MIN([.C98];16);-16)" office:value-type="float" office:value="12.000000000012" calcext:value-type="float">
            <text:p>12.000000000012</text:p>
          </table:table-cell>
          <table:table-cell table:formula="of:=([.C99]-[.C98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297133" calcext:value-type="float">
            <text:p>0.297133</text:p>
          </table:table-cell>
          <table:table-cell table:formula="of:=([.A99]-[.A98])/[.$H$3]" office:value-type="float" office:value="1.59799999999999" calcext:value-type="float">
            <text:p>1.59799999999999</text:p>
          </table:table-cell>
          <table:table-cell table:formula="of:=([.B99]-[.B98])/[.$H$3]" office:value-type="float" office:value="10.9999999999832" calcext:value-type="float">
            <text:p>10.9999999999832</text:p>
          </table:table-cell>
          <table:table-cell table:formula="of:=MAX(MIN([.C99];16);-16)" office:value-type="float" office:value="10.9999999999832" calcext:value-type="float">
            <text:p>10.9999999999832</text:p>
          </table:table-cell>
          <table:table-cell table:formula="of:=([.C100]-[.C99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298743" calcext:value-type="float">
            <text:p>0.298743</text:p>
          </table:table-cell>
          <table:table-cell table:formula="of:=([.A100]-[.A99])/[.$H$3]" office:value-type="float" office:value="1.61" calcext:value-type="float">
            <text:p>1.61</text:p>
          </table:table-cell>
          <table:table-cell table:formula="of:=([.B100]-[.B99])/[.$H$3]" office:value-type="float" office:value="12.000000000012" calcext:value-type="float">
            <text:p>12.000000000012</text:p>
          </table:table-cell>
          <table:table-cell table:formula="of:=MAX(MIN([.C100];16);-16)" office:value-type="float" office:value="12.000000000012" calcext:value-type="float">
            <text:p>12.000000000012</text:p>
          </table:table-cell>
          <table:table-cell table:formula="of:=([.C101]-[.C100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00365" calcext:value-type="float">
            <text:p>0.300365</text:p>
          </table:table-cell>
          <table:table-cell table:formula="of:=([.A101]-[.A100])/[.$H$3]" office:value-type="float" office:value="1.62200000000001" calcext:value-type="float">
            <text:p>1.62200000000001</text:p>
          </table:table-cell>
          <table:table-cell table:formula="of:=([.B101]-[.B100])/[.$H$3]" office:value-type="float" office:value="12.000000000012" calcext:value-type="float">
            <text:p>12.000000000012</text:p>
          </table:table-cell>
          <table:table-cell table:formula="of:=MAX(MIN([.C101];16);-16)" office:value-type="float" office:value="12.000000000012" calcext:value-type="float">
            <text:p>12.000000000012</text:p>
          </table:table-cell>
          <table:table-cell table:formula="of:=([.C102]-[.C101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301999" calcext:value-type="float">
            <text:p>0.301999</text:p>
          </table:table-cell>
          <table:table-cell table:formula="of:=([.A102]-[.A101])/[.$H$3]" office:value-type="float" office:value="1.63399999999997" calcext:value-type="float">
            <text:p>1.63399999999997</text:p>
          </table:table-cell>
          <table:table-cell table:formula="of:=([.B102]-[.B101])/[.$H$3]" office:value-type="float" office:value="11.9999999999565" calcext:value-type="float">
            <text:p>11.9999999999565</text:p>
          </table:table-cell>
          <table:table-cell table:formula="of:=MAX(MIN([.C102];16);-16)" office:value-type="float" office:value="11.9999999999565" calcext:value-type="float">
            <text:p>11.9999999999565</text:p>
          </table:table-cell>
          <table:table-cell table:formula="of:=([.C103]-[.C102])/[.$H$3]" office:value-type="float" office:value="-1999.99999989098" calcext:value-type="float">
            <text:p>-1999.99999989098</text:p>
          </table:table-cell>
          <table:table-cell table:number-columns-repeated="7"/>
        </table:table-row>
        <table:table-row table:style-name="ro1">
          <table:table-cell office:value-type="float" office:value="0.303643" calcext:value-type="float">
            <text:p>0.303643</text:p>
          </table:table-cell>
          <table:table-cell table:formula="of:=([.A103]-[.A102])/[.$H$3]" office:value-type="float" office:value="1.64400000000003" calcext:value-type="float">
            <text:p>1.64400000000003</text:p>
          </table:table-cell>
          <table:table-cell table:formula="of:=([.B103]-[.B102])/[.$H$3]" office:value-type="float" office:value="10.0000000000655" calcext:value-type="float">
            <text:p>10.0000000000655</text:p>
          </table:table-cell>
          <table:table-cell table:formula="of:=MAX(MIN([.C103];16);-16)" office:value-type="float" office:value="10.0000000000655" calcext:value-type="float">
            <text:p>10.0000000000655</text:p>
          </table:table-cell>
          <table:table-cell table:formula="of:=([.C104]-[.C103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305298" calcext:value-type="float">
            <text:p>0.305298</text:p>
          </table:table-cell>
          <table:table-cell table:formula="of:=([.A104]-[.A103])/[.$H$3]" office:value-type="float" office:value="1.65500000000002" calcext:value-type="float">
            <text:p>1.65500000000002</text:p>
          </table:table-cell>
          <table:table-cell table:formula="of:=([.B104]-[.B103])/[.$H$3]" office:value-type="float" office:value="10.9999999999832" calcext:value-type="float">
            <text:p>10.9999999999832</text:p>
          </table:table-cell>
          <table:table-cell table:formula="of:=MAX(MIN([.C104];16);-16)" office:value-type="float" office:value="10.9999999999832" calcext:value-type="float">
            <text:p>10.9999999999832</text:p>
          </table:table-cell>
          <table:table-cell table:formula="of:=([.C105]-[.C104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306965" calcext:value-type="float">
            <text:p>0.306965</text:p>
          </table:table-cell>
          <table:table-cell table:formula="of:=([.A105]-[.A104])/[.$H$3]" office:value-type="float" office:value="1.66699999999997" calcext:value-type="float">
            <text:p>1.66699999999997</text:p>
          </table:table-cell>
          <table:table-cell table:formula="of:=([.B105]-[.B104])/[.$H$3]" office:value-type="float" office:value="11.9999999999565" calcext:value-type="float">
            <text:p>11.9999999999565</text:p>
          </table:table-cell>
          <table:table-cell table:formula="of:=MAX(MIN([.C105];16);-16)" office:value-type="float" office:value="11.9999999999565" calcext:value-type="float">
            <text:p>11.9999999999565</text:p>
          </table:table-cell>
          <table:table-cell table:formula="of:=([.C106]-[.C105])/[.$H$3]" office:value-type="float" office:value="-2999.99999991973" calcext:value-type="float">
            <text:p>-2999.99999991973</text:p>
          </table:table-cell>
          <table:table-cell table:number-columns-repeated="7"/>
        </table:table-row>
        <table:table-row table:style-name="ro1">
          <table:table-cell office:value-type="float" office:value="0.308641" calcext:value-type="float">
            <text:p>0.308641</text:p>
          </table:table-cell>
          <table:table-cell table:formula="of:=([.A106]-[.A105])/[.$H$3]" office:value-type="float" office:value="1.67600000000001" calcext:value-type="float">
            <text:p>1.67600000000001</text:p>
          </table:table-cell>
          <table:table-cell table:formula="of:=([.B106]-[.B105])/[.$H$3]" office:value-type="float" office:value="9.00000000003676" calcext:value-type="float">
            <text:p>9.00000000003676</text:p>
          </table:table-cell>
          <table:table-cell table:formula="of:=MAX(MIN([.C106];16);-16)" office:value-type="float" office:value="9.00000000003676" calcext:value-type="float">
            <text:p>9.00000000003676</text:p>
          </table:table-cell>
          <table:table-cell table:formula="of:=([.C107]-[.C106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310328" calcext:value-type="float">
            <text:p>0.310328</text:p>
          </table:table-cell>
          <table:table-cell table:formula="of:=([.A107]-[.A106])/[.$H$3]" office:value-type="float" office:value="1.68699999999999" calcext:value-type="float">
            <text:p>1.68699999999999</text:p>
          </table:table-cell>
          <table:table-cell table:formula="of:=([.B107]-[.B106])/[.$H$3]" office:value-type="float" office:value="10.9999999999832" calcext:value-type="float">
            <text:p>10.9999999999832</text:p>
          </table:table-cell>
          <table:table-cell table:formula="of:=MAX(MIN([.C107];16);-16)" office:value-type="float" office:value="10.9999999999832" calcext:value-type="float">
            <text:p>10.9999999999832</text:p>
          </table:table-cell>
          <table:table-cell table:formula="of:=([.C108]-[.C107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12026" calcext:value-type="float">
            <text:p>0.312026</text:p>
          </table:table-cell>
          <table:table-cell table:formula="of:=([.A108]-[.A107])/[.$H$3]" office:value-type="float" office:value="1.69799999999998" calcext:value-type="float">
            <text:p>1.69799999999998</text:p>
          </table:table-cell>
          <table:table-cell table:formula="of:=([.B108]-[.B107])/[.$H$3]" office:value-type="float" office:value="10.9999999999832" calcext:value-type="float">
            <text:p>10.9999999999832</text:p>
          </table:table-cell>
          <table:table-cell table:formula="of:=MAX(MIN([.C108];16);-16)" office:value-type="float" office:value="10.9999999999832" calcext:value-type="float">
            <text:p>10.9999999999832</text:p>
          </table:table-cell>
          <table:table-cell table:formula="of:=([.C109]-[.C108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313733" calcext:value-type="float">
            <text:p>0.313733</text:p>
          </table:table-cell>
          <table:table-cell table:formula="of:=([.A109]-[.A108])/[.$H$3]" office:value-type="float" office:value="1.70700000000001" calcext:value-type="float">
            <text:p>1.70700000000001</text:p>
          </table:table-cell>
          <table:table-cell table:formula="of:=([.B109]-[.B108])/[.$H$3]" office:value-type="float" office:value="9.00000000003676" calcext:value-type="float">
            <text:p>9.00000000003676</text:p>
          </table:table-cell>
          <table:table-cell table:formula="of:=MAX(MIN([.C109];16);-16)" office:value-type="float" office:value="9.00000000003676" calcext:value-type="float">
            <text:p>9.00000000003676</text:p>
          </table:table-cell>
          <table:table-cell table:formula="of:=([.C110]-[.C109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31545" calcext:value-type="float">
            <text:p>0.31545</text:p>
          </table:table-cell>
          <table:table-cell table:formula="of:=([.A110]-[.A109])/[.$H$3]" office:value-type="float" office:value="1.71700000000002" calcext:value-type="float">
            <text:p>1.71700000000002</text:p>
          </table:table-cell>
          <table:table-cell table:formula="of:=([.B110]-[.B109])/[.$H$3]" office:value-type="float" office:value="10.00000000001" calcext:value-type="float">
            <text:p>10.00000000001</text:p>
          </table:table-cell>
          <table:table-cell table:formula="of:=MAX(MIN([.C110];16);-16)" office:value-type="float" office:value="10.00000000001" calcext:value-type="float">
            <text:p>10.00000000001</text:p>
          </table:table-cell>
          <table:table-cell table:formula="of:=([.C111]-[.C110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317176" calcext:value-type="float">
            <text:p>0.317176</text:p>
          </table:table-cell>
          <table:table-cell table:formula="of:=([.A111]-[.A110])/[.$H$3]" office:value-type="float" office:value="1.72599999999995" calcext:value-type="float">
            <text:p>1.72599999999995</text:p>
          </table:table-cell>
          <table:table-cell table:formula="of:=([.B111]-[.B110])/[.$H$3]" office:value-type="float" office:value="8.99999999992573" calcext:value-type="float">
            <text:p>8.99999999992573</text:p>
          </table:table-cell>
          <table:table-cell table:formula="of:=MAX(MIN([.C111];16);-16)" office:value-type="float" office:value="8.99999999992573" calcext:value-type="float">
            <text:p>8.99999999992573</text:p>
          </table:table-cell>
          <table:table-cell table:formula="of:=([.C112]-[.C111])/[.$H$3]" office:value-type="float" office:value="2000.00000016853" calcext:value-type="float">
            <text:p>2000.00000016853</text:p>
          </table:table-cell>
          <table:table-cell table:number-columns-repeated="7"/>
        </table:table-row>
        <table:table-row table:style-name="ro1">
          <table:table-cell office:value-type="float" office:value="0.318913" calcext:value-type="float">
            <text:p>0.318913</text:p>
          </table:table-cell>
          <table:table-cell table:formula="of:=([.A112]-[.A111])/[.$H$3]" office:value-type="float" office:value="1.73700000000004" calcext:value-type="float">
            <text:p>1.73700000000004</text:p>
          </table:table-cell>
          <table:table-cell table:formula="of:=([.B112]-[.B111])/[.$H$3]" office:value-type="float" office:value="11.0000000000943" calcext:value-type="float">
            <text:p>11.0000000000943</text:p>
          </table:table-cell>
          <table:table-cell table:formula="of:=MAX(MIN([.C112];16);-16)" office:value-type="float" office:value="11.0000000000943" calcext:value-type="float">
            <text:p>11.0000000000943</text:p>
          </table:table-cell>
          <table:table-cell table:formula="of:=([.C113]-[.C112])/[.$H$3]" office:value-type="float" office:value="-3000.00000014178" calcext:value-type="float">
            <text:p>-3000.00000014178</text:p>
          </table:table-cell>
          <table:table-cell table:number-columns-repeated="7"/>
        </table:table-row>
        <table:table-row table:style-name="ro1">
          <table:table-cell office:value-type="float" office:value="0.320658" calcext:value-type="float">
            <text:p>0.320658</text:p>
          </table:table-cell>
          <table:table-cell table:formula="of:=([.A113]-[.A112])/[.$H$3]" office:value-type="float" office:value="1.745" calcext:value-type="float">
            <text:p>1.745</text:p>
          </table:table-cell>
          <table:table-cell table:formula="of:=([.B113]-[.B112])/[.$H$3]" office:value-type="float" office:value="7.99999999995249" calcext:value-type="float">
            <text:p>7.99999999995249</text:p>
          </table:table-cell>
          <table:table-cell table:formula="of:=MAX(MIN([.C113];16);-16)" office:value-type="float" office:value="7.99999999995249" calcext:value-type="float">
            <text:p>7.99999999995249</text:p>
          </table:table-cell>
          <table:table-cell table:formula="of:=([.C114]-[.C113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322412" calcext:value-type="float">
            <text:p>0.322412</text:p>
          </table:table-cell>
          <table:table-cell table:formula="of:=([.A114]-[.A113])/[.$H$3]" office:value-type="float" office:value="1.75399999999998" calcext:value-type="float">
            <text:p>1.75399999999998</text:p>
          </table:table-cell>
          <table:table-cell table:formula="of:=([.B114]-[.B113])/[.$H$3]" office:value-type="float" office:value="8.99999999998125" calcext:value-type="float">
            <text:p>8.99999999998125</text:p>
          </table:table-cell>
          <table:table-cell table:formula="of:=MAX(MIN([.C114];16);-16)" office:value-type="float" office:value="8.99999999998125" calcext:value-type="float">
            <text:p>8.99999999998125</text:p>
          </table:table-cell>
          <table:table-cell table:formula="of:=([.C115]-[.C114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324175" calcext:value-type="float">
            <text:p>0.324175</text:p>
          </table:table-cell>
          <table:table-cell table:formula="of:=([.A115]-[.A114])/[.$H$3]" office:value-type="float" office:value="1.76300000000001" calcext:value-type="float">
            <text:p>1.76300000000001</text:p>
          </table:table-cell>
          <table:table-cell table:formula="of:=([.B115]-[.B114])/[.$H$3]" office:value-type="float" office:value="9.00000000003676" calcext:value-type="float">
            <text:p>9.00000000003676</text:p>
          </table:table-cell>
          <table:table-cell table:formula="of:=MAX(MIN([.C115];16);-16)" office:value-type="float" office:value="9.00000000003676" calcext:value-type="float">
            <text:p>9.00000000003676</text:p>
          </table:table-cell>
          <table:table-cell table:formula="of:=([.C116]-[.C115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325947" calcext:value-type="float">
            <text:p>0.325947</text:p>
          </table:table-cell>
          <table:table-cell table:formula="of:=([.A116]-[.A115])/[.$H$3]" office:value-type="float" office:value="1.772" calcext:value-type="float">
            <text:p>1.772</text:p>
          </table:table-cell>
          <table:table-cell table:formula="of:=([.B116]-[.B115])/[.$H$3]" office:value-type="float" office:value="8.99999999998125" calcext:value-type="float">
            <text:p>8.99999999998125</text:p>
          </table:table-cell>
          <table:table-cell table:formula="of:=MAX(MIN([.C116];16);-16)" office:value-type="float" office:value="8.99999999998125" calcext:value-type="float">
            <text:p>8.99999999998125</text:p>
          </table:table-cell>
          <table:table-cell table:formula="of:=([.C117]-[.C116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27728" calcext:value-type="float">
            <text:p>0.327728</text:p>
          </table:table-cell>
          <table:table-cell table:formula="of:=([.A117]-[.A116])/[.$H$3]" office:value-type="float" office:value="1.78099999999998" calcext:value-type="float">
            <text:p>1.78099999999998</text:p>
          </table:table-cell>
          <table:table-cell table:formula="of:=([.B117]-[.B116])/[.$H$3]" office:value-type="float" office:value="8.99999999998125" calcext:value-type="float">
            <text:p>8.99999999998125</text:p>
          </table:table-cell>
          <table:table-cell table:formula="of:=MAX(MIN([.C117];16);-16)" office:value-type="float" office:value="8.99999999998125" calcext:value-type="float">
            <text:p>8.99999999998125</text:p>
          </table:table-cell>
          <table:table-cell table:formula="of:=([.C118]-[.C117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329516" calcext:value-type="float">
            <text:p>0.329516</text:p>
          </table:table-cell>
          <table:table-cell table:formula="of:=([.A118]-[.A117])/[.$H$3]" office:value-type="float" office:value="1.78800000000001" calcext:value-type="float">
            <text:p>1.78800000000001</text:p>
          </table:table-cell>
          <table:table-cell table:formula="of:=([.B118]-[.B117])/[.$H$3]" office:value-type="float" office:value="7.00000000003476" calcext:value-type="float">
            <text:p>7.00000000003476</text:p>
          </table:table-cell>
          <table:table-cell table:formula="of:=MAX(MIN([.C118];16);-16)" office:value-type="float" office:value="7.00000000003476" calcext:value-type="float">
            <text:p>7.00000000003476</text:p>
          </table:table-cell>
          <table:table-cell table:formula="of:=([.C119]-[.C118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331313" calcext:value-type="float">
            <text:p>0.331313</text:p>
          </table:table-cell>
          <table:table-cell table:formula="of:=([.A119]-[.A118])/[.$H$3]" office:value-type="float" office:value="1.79699999999999" calcext:value-type="float">
            <text:p>1.79699999999999</text:p>
          </table:table-cell>
          <table:table-cell table:formula="of:=([.B119]-[.B118])/[.$H$3]" office:value-type="float" office:value="8.99999999998125" calcext:value-type="float">
            <text:p>8.99999999998125</text:p>
          </table:table-cell>
          <table:table-cell table:formula="of:=MAX(MIN([.C119];16);-16)" office:value-type="float" office:value="8.99999999998125" calcext:value-type="float">
            <text:p>8.99999999998125</text:p>
          </table:table-cell>
          <table:table-cell table:formula="of:=([.C120]-[.C119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333118" calcext:value-type="float">
            <text:p>0.333118</text:p>
          </table:table-cell>
          <table:table-cell table:formula="of:=([.A120]-[.A119])/[.$H$3]" office:value-type="float" office:value="1.805" calcext:value-type="float">
            <text:p>1.805</text:p>
          </table:table-cell>
          <table:table-cell table:formula="of:=([.B120]-[.B119])/[.$H$3]" office:value-type="float" office:value="8.000000000008" calcext:value-type="float">
            <text:p>8.000000000008</text:p>
          </table:table-cell>
          <table:table-cell table:formula="of:=MAX(MIN([.C120];16);-16)" office:value-type="float" office:value="8.000000000008" calcext:value-type="float">
            <text:p>8.000000000008</text:p>
          </table:table-cell>
          <table:table-cell table:formula="of:=([.C121]-[.C120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34931" calcext:value-type="float">
            <text:p>0.334931</text:p>
          </table:table-cell>
          <table:table-cell table:formula="of:=([.A121]-[.A120])/[.$H$3]" office:value-type="float" office:value="1.81300000000001" calcext:value-type="float">
            <text:p>1.81300000000001</text:p>
          </table:table-cell>
          <table:table-cell table:formula="of:=([.B121]-[.B120])/[.$H$3]" office:value-type="float" office:value="8.000000000008" calcext:value-type="float">
            <text:p>8.000000000008</text:p>
          </table:table-cell>
          <table:table-cell table:formula="of:=MAX(MIN([.C121];16);-16)" office:value-type="float" office:value="8.000000000008" calcext:value-type="float">
            <text:p>8.000000000008</text:p>
          </table:table-cell>
          <table:table-cell table:formula="of:=([.C122]-[.C121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336751" calcext:value-type="float">
            <text:p>0.336751</text:p>
          </table:table-cell>
          <table:table-cell table:formula="of:=([.A122]-[.A121])/[.$H$3]" office:value-type="float" office:value="1.81999999999999" calcext:value-type="float">
            <text:p>1.81999999999999</text:p>
          </table:table-cell>
          <table:table-cell table:formula="of:=([.B122]-[.B121])/[.$H$3]" office:value-type="float" office:value="6.99999999997925" calcext:value-type="float">
            <text:p>6.99999999997925</text:p>
          </table:table-cell>
          <table:table-cell table:formula="of:=MAX(MIN([.C122];16);-16)" office:value-type="float" office:value="6.99999999997925" calcext:value-type="float">
            <text:p>6.99999999997925</text:p>
          </table:table-cell>
          <table:table-cell table:formula="of:=([.C123]-[.C122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338578" calcext:value-type="float">
            <text:p>0.338578</text:p>
          </table:table-cell>
          <table:table-cell table:formula="of:=([.A123]-[.A122])/[.$H$3]" office:value-type="float" office:value="1.82700000000002" calcext:value-type="float">
            <text:p>1.82700000000002</text:p>
          </table:table-cell>
          <table:table-cell table:formula="of:=([.B123]-[.B122])/[.$H$3]" office:value-type="float" office:value="7.00000000003476" calcext:value-type="float">
            <text:p>7.00000000003476</text:p>
          </table:table-cell>
          <table:table-cell table:formula="of:=MAX(MIN([.C123];16);-16)" office:value-type="float" office:value="7.00000000003476" calcext:value-type="float">
            <text:p>7.00000000003476</text:p>
          </table:table-cell>
          <table:table-cell table:formula="of:=([.C124]-[.C123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340413" calcext:value-type="float">
            <text:p>0.340413</text:p>
          </table:table-cell>
          <table:table-cell table:formula="of:=([.A124]-[.A123])/[.$H$3]" office:value-type="float" office:value="1.83499999999998" calcext:value-type="float">
            <text:p>1.83499999999998</text:p>
          </table:table-cell>
          <table:table-cell table:formula="of:=([.B124]-[.B123])/[.$H$3]" office:value-type="float" office:value="7.99999999995249" calcext:value-type="float">
            <text:p>7.99999999995249</text:p>
          </table:table-cell>
          <table:table-cell table:formula="of:=MAX(MIN([.C124];16);-16)" office:value-type="float" office:value="7.99999999995249" calcext:value-type="float">
            <text:p>7.99999999995249</text:p>
          </table:table-cell>
          <table:table-cell table:formula="of:=([.C125]-[.C124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342255" calcext:value-type="float">
            <text:p>0.342255</text:p>
          </table:table-cell>
          <table:table-cell table:formula="of:=([.A125]-[.A124])/[.$H$3]" office:value-type="float" office:value="1.84200000000001" calcext:value-type="float">
            <text:p>1.84200000000001</text:p>
          </table:table-cell>
          <table:table-cell table:formula="of:=([.B125]-[.B124])/[.$H$3]" office:value-type="float" office:value="7.00000000003476" calcext:value-type="float">
            <text:p>7.00000000003476</text:p>
          </table:table-cell>
          <table:table-cell table:formula="of:=MAX(MIN([.C125];16);-16)" office:value-type="float" office:value="7.00000000003476" calcext:value-type="float">
            <text:p>7.00000000003476</text:p>
          </table:table-cell>
          <table:table-cell table:formula="of:=([.C126]-[.C125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344104" calcext:value-type="float">
            <text:p>0.344104</text:p>
          </table:table-cell>
          <table:table-cell table:formula="of:=([.A126]-[.A125])/[.$H$3]" office:value-type="float" office:value="1.84899999999999" calcext:value-type="float">
            <text:p>1.84899999999999</text:p>
          </table:table-cell>
          <table:table-cell table:formula="of:=([.B126]-[.B125])/[.$H$3]" office:value-type="float" office:value="6.99999999997925" calcext:value-type="float">
            <text:p>6.99999999997925</text:p>
          </table:table-cell>
          <table:table-cell table:formula="of:=MAX(MIN([.C126];16);-16)" office:value-type="float" office:value="6.99999999997925" calcext:value-type="float">
            <text:p>6.99999999997925</text:p>
          </table:table-cell>
          <table:table-cell table:formula="of:=([.C127]-[.C126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345959" calcext:value-type="float">
            <text:p>0.345959</text:p>
          </table:table-cell>
          <table:table-cell table:formula="of:=([.A127]-[.A126])/[.$H$3]" office:value-type="float" office:value="1.855" calcext:value-type="float">
            <text:p>1.855</text:p>
          </table:table-cell>
          <table:table-cell table:formula="of:=([.B127]-[.B126])/[.$H$3]" office:value-type="float" office:value="6.000000000006" calcext:value-type="float">
            <text:p>6.000000000006</text:p>
          </table:table-cell>
          <table:table-cell table:formula="of:=MAX(MIN([.C127];16);-16)" office:value-type="float" office:value="6.000000000006" calcext:value-type="float">
            <text:p>6.000000000006</text:p>
          </table:table-cell>
          <table:table-cell table:formula="of:=([.C128]-[.C127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347821" calcext:value-type="float">
            <text:p>0.347821</text:p>
          </table:table-cell>
          <table:table-cell table:formula="of:=([.A128]-[.A127])/[.$H$3]" office:value-type="float" office:value="1.86200000000003" calcext:value-type="float">
            <text:p>1.86200000000003</text:p>
          </table:table-cell>
          <table:table-cell table:formula="of:=([.B128]-[.B127])/[.$H$3]" office:value-type="float" office:value="7.00000000003476" calcext:value-type="float">
            <text:p>7.00000000003476</text:p>
          </table:table-cell>
          <table:table-cell table:formula="of:=MAX(MIN([.C128];16);-16)" office:value-type="float" office:value="7.00000000003476" calcext:value-type="float">
            <text:p>7.00000000003476</text:p>
          </table:table-cell>
          <table:table-cell table:formula="of:=([.C129]-[.C128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349689" calcext:value-type="float">
            <text:p>0.349689</text:p>
          </table:table-cell>
          <table:table-cell table:formula="of:=([.A129]-[.A128])/[.$H$3]" office:value-type="float" office:value="1.86799999999998" calcext:value-type="float">
            <text:p>1.86799999999998</text:p>
          </table:table-cell>
          <table:table-cell table:formula="of:=([.B129]-[.B128])/[.$H$3]" office:value-type="float" office:value="5.99999999995049" calcext:value-type="float">
            <text:p>5.99999999995049</text:p>
          </table:table-cell>
          <table:table-cell table:formula="of:=MAX(MIN([.C129];16);-16)" office:value-type="float" office:value="5.99999999995049" calcext:value-type="float">
            <text:p>5.99999999995049</text:p>
          </table:table-cell>
          <table:table-cell table:formula="of:=([.C130]-[.C129])/[.$H$3]" office:value-type="float" office:value="1000.00000008427" calcext:value-type="float">
            <text:p>1000.00000008427</text:p>
          </table:table-cell>
          <table:table-cell table:number-columns-repeated="7"/>
        </table:table-row>
        <table:table-row table:style-name="ro1">
          <table:table-cell office:value-type="float" office:value="0.351564" calcext:value-type="float">
            <text:p>0.351564</text:p>
          </table:table-cell>
          <table:table-cell table:formula="of:=([.A130]-[.A129])/[.$H$3]" office:value-type="float" office:value="1.87500000000002" calcext:value-type="float">
            <text:p>1.87500000000002</text:p>
          </table:table-cell>
          <table:table-cell table:formula="of:=([.B130]-[.B129])/[.$H$3]" office:value-type="float" office:value="7.00000000003476" calcext:value-type="float">
            <text:p>7.00000000003476</text:p>
          </table:table-cell>
          <table:table-cell table:formula="of:=MAX(MIN([.C130];16);-16)" office:value-type="float" office:value="7.00000000003476" calcext:value-type="float">
            <text:p>7.00000000003476</text:p>
          </table:table-cell>
          <table:table-cell table:formula="of:=([.C131]-[.C130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353445" calcext:value-type="float">
            <text:p>0.353445</text:p>
          </table:table-cell>
          <table:table-cell table:formula="of:=([.A131]-[.A130])/[.$H$3]" office:value-type="float" office:value="1.88100000000002" calcext:value-type="float">
            <text:p>1.88100000000002</text:p>
          </table:table-cell>
          <table:table-cell table:formula="of:=([.B131]-[.B130])/[.$H$3]" office:value-type="float" office:value="6.000000000006" calcext:value-type="float">
            <text:p>6.000000000006</text:p>
          </table:table-cell>
          <table:table-cell table:formula="of:=MAX(MIN([.C131];16);-16)" office:value-type="float" office:value="6.000000000006" calcext:value-type="float">
            <text:p>6.000000000006</text:p>
          </table:table-cell>
          <table:table-cell table:formula="of:=([.C132]-[.C131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355331" calcext:value-type="float">
            <text:p>0.355331</text:p>
          </table:table-cell>
          <table:table-cell table:formula="of:=([.A132]-[.A131])/[.$H$3]" office:value-type="float" office:value="1.886" calcext:value-type="float">
            <text:p>1.886</text:p>
          </table:table-cell>
          <table:table-cell table:formula="of:=([.B132]-[.B131])/[.$H$3]" office:value-type="float" office:value="4.99999999997725" calcext:value-type="float">
            <text:p>4.99999999997725</text:p>
          </table:table-cell>
          <table:table-cell table:formula="of:=MAX(MIN([.C132];16);-16)" office:value-type="float" office:value="4.99999999997725" calcext:value-type="float">
            <text:p>4.99999999997725</text:p>
          </table:table-cell>
          <table:table-cell table:formula="of:=([.C133]-[.C132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357223" calcext:value-type="float">
            <text:p>0.357223</text:p>
          </table:table-cell>
          <table:table-cell table:formula="of:=([.A133]-[.A132])/[.$H$3]" office:value-type="float" office:value="1.89199999999995" calcext:value-type="float">
            <text:p>1.89199999999995</text:p>
          </table:table-cell>
          <table:table-cell table:formula="of:=([.B133]-[.B132])/[.$H$3]" office:value-type="float" office:value="5.99999999995049" calcext:value-type="float">
            <text:p>5.99999999995049</text:p>
          </table:table-cell>
          <table:table-cell table:formula="of:=MAX(MIN([.C133];16);-16)" office:value-type="float" office:value="5.99999999995049" calcext:value-type="float">
            <text:p>5.99999999995049</text:p>
          </table:table-cell>
          <table:table-cell table:formula="of:=([.C134]-[.C133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359121" calcext:value-type="float">
            <text:p>0.359121</text:p>
          </table:table-cell>
          <table:table-cell table:formula="of:=([.A134]-[.A133])/[.$H$3]" office:value-type="float" office:value="1.89800000000001" calcext:value-type="float">
            <text:p>1.89800000000001</text:p>
          </table:table-cell>
          <table:table-cell table:formula="of:=([.B134]-[.B133])/[.$H$3]" office:value-type="float" office:value="6.00000000006151" calcext:value-type="float">
            <text:p>6.00000000006151</text:p>
          </table:table-cell>
          <table:table-cell table:formula="of:=MAX(MIN([.C134];16);-16)" office:value-type="float" office:value="6.00000000006151" calcext:value-type="float">
            <text:p>6.00000000006151</text:p>
          </table:table-cell>
          <table:table-cell table:formula="of:=([.C135]-[.C134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361024" calcext:value-type="float">
            <text:p>0.361024</text:p>
          </table:table-cell>
          <table:table-cell table:formula="of:=([.A135]-[.A134])/[.$H$3]" office:value-type="float" office:value="1.90299999999999" calcext:value-type="float">
            <text:p>1.90299999999999</text:p>
          </table:table-cell>
          <table:table-cell table:formula="of:=([.B135]-[.B134])/[.$H$3]" office:value-type="float" office:value="4.99999999997725" calcext:value-type="float">
            <text:p>4.99999999997725</text:p>
          </table:table-cell>
          <table:table-cell table:formula="of:=MAX(MIN([.C135];16);-16)" office:value-type="float" office:value="4.99999999997725" calcext:value-type="float">
            <text:p>4.99999999997725</text:p>
          </table:table-cell>
          <table:table-cell table:formula="of:=([.C136]-[.C135])/[.$H$3]" office:value-type="float" office:value="1000.00000008427" calcext:value-type="float">
            <text:p>1000.00000008427</text:p>
          </table:table-cell>
          <table:table-cell table:number-columns-repeated="7"/>
        </table:table-row>
        <table:table-row table:style-name="ro1">
          <table:table-cell office:value-type="float" office:value="0.362933" calcext:value-type="float">
            <text:p>0.362933</text:p>
          </table:table-cell>
          <table:table-cell table:formula="of:=([.A136]-[.A135])/[.$H$3]" office:value-type="float" office:value="1.90900000000005" calcext:value-type="float">
            <text:p>1.90900000000005</text:p>
          </table:table-cell>
          <table:table-cell table:formula="of:=([.B136]-[.B135])/[.$H$3]" office:value-type="float" office:value="6.00000000006151" calcext:value-type="float">
            <text:p>6.00000000006151</text:p>
          </table:table-cell>
          <table:table-cell table:formula="of:=MAX(MIN([.C136];16);-16)" office:value-type="float" office:value="6.00000000006151" calcext:value-type="float">
            <text:p>6.00000000006151</text:p>
          </table:table-cell>
          <table:table-cell table:formula="of:=([.C137]-[.C136])/[.$H$3]" office:value-type="float" office:value="-2000.00000011302" calcext:value-type="float">
            <text:p>-2000.00000011302</text:p>
          </table:table-cell>
          <table:table-cell table:number-columns-repeated="7"/>
        </table:table-row>
        <table:table-row table:style-name="ro1">
          <table:table-cell office:value-type="float" office:value="0.364846" calcext:value-type="float">
            <text:p>0.364846</text:p>
          </table:table-cell>
          <table:table-cell table:formula="of:=([.A137]-[.A136])/[.$H$3]" office:value-type="float" office:value="1.913" calcext:value-type="float">
            <text:p>1.913</text:p>
          </table:table-cell>
          <table:table-cell table:formula="of:=([.B137]-[.B136])/[.$H$3]" office:value-type="float" office:value="3.99999999994849" calcext:value-type="float">
            <text:p>3.99999999994849</text:p>
          </table:table-cell>
          <table:table-cell table:formula="of:=MAX(MIN([.C137];16);-16)" office:value-type="float" office:value="3.99999999994849" calcext:value-type="float">
            <text:p>3.99999999994849</text:p>
          </table:table-cell>
          <table:table-cell table:formula="of:=([.C138]-[.C137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366764" calcext:value-type="float">
            <text:p>0.366764</text:p>
          </table:table-cell>
          <table:table-cell table:formula="of:=([.A138]-[.A137])/[.$H$3]" office:value-type="float" office:value="1.91799999999998" calcext:value-type="float">
            <text:p>1.91799999999998</text:p>
          </table:table-cell>
          <table:table-cell table:formula="of:=([.B138]-[.B137])/[.$H$3]" office:value-type="float" office:value="4.99999999997725" calcext:value-type="float">
            <text:p>4.99999999997725</text:p>
          </table:table-cell>
          <table:table-cell table:formula="of:=MAX(MIN([.C138];16);-16)" office:value-type="float" office:value="4.99999999997725" calcext:value-type="float">
            <text:p>4.99999999997725</text:p>
          </table:table-cell>
          <table:table-cell table:formula="of:=([.C139]-[.C138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368688" calcext:value-type="float">
            <text:p>0.368688</text:p>
          </table:table-cell>
          <table:table-cell table:formula="of:=([.A139]-[.A138])/[.$H$3]" office:value-type="float" office:value="1.92399999999998" calcext:value-type="float">
            <text:p>1.92399999999998</text:p>
          </table:table-cell>
          <table:table-cell table:formula="of:=([.B139]-[.B138])/[.$H$3]" office:value-type="float" office:value="6.000000000006" calcext:value-type="float">
            <text:p>6.000000000006</text:p>
          </table:table-cell>
          <table:table-cell table:formula="of:=MAX(MIN([.C139];16);-16)" office:value-type="float" office:value="6.000000000006" calcext:value-type="float">
            <text:p>6.000000000006</text:p>
          </table:table-cell>
          <table:table-cell table:formula="of:=([.C140]-[.C139])/[.$H$3]" office:value-type="float" office:value="-2999.99999997524" calcext:value-type="float">
            <text:p>-2999.99999997524</text:p>
          </table:table-cell>
          <table:table-cell table:number-columns-repeated="7"/>
        </table:table-row>
        <table:table-row table:style-name="ro1">
          <table:table-cell office:value-type="float" office:value="0.370615" calcext:value-type="float">
            <text:p>0.370615</text:p>
          </table:table-cell>
          <table:table-cell table:formula="of:=([.A140]-[.A139])/[.$H$3]" office:value-type="float" office:value="1.92700000000001" calcext:value-type="float">
            <text:p>1.92700000000001</text:p>
          </table:table-cell>
          <table:table-cell table:formula="of:=([.B140]-[.B139])/[.$H$3]" office:value-type="float" office:value="3.00000000003076" calcext:value-type="float">
            <text:p>3.00000000003076</text:p>
          </table:table-cell>
          <table:table-cell table:formula="of:=MAX(MIN([.C140];16);-16)" office:value-type="float" office:value="3.00000000003076" calcext:value-type="float">
            <text:p>3.00000000003076</text:p>
          </table:table-cell>
          <table:table-cell table:formula="of:=([.C141]-[.C140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372547" calcext:value-type="float">
            <text:p>0.372547</text:p>
          </table:table-cell>
          <table:table-cell table:formula="of:=([.A141]-[.A140])/[.$H$3]" office:value-type="float" office:value="1.93199999999999" calcext:value-type="float">
            <text:p>1.93199999999999</text:p>
          </table:table-cell>
          <table:table-cell table:formula="of:=([.B141]-[.B140])/[.$H$3]" office:value-type="float" office:value="4.99999999997725" calcext:value-type="float">
            <text:p>4.99999999997725</text:p>
          </table:table-cell>
          <table:table-cell table:formula="of:=MAX(MIN([.C141];16);-16)" office:value-type="float" office:value="4.99999999997725" calcext:value-type="float">
            <text:p>4.99999999997725</text:p>
          </table:table-cell>
          <table:table-cell table:formula="of:=([.C142]-[.C141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374484" calcext:value-type="float">
            <text:p>0.374484</text:p>
          </table:table-cell>
          <table:table-cell table:formula="of:=([.A142]-[.A141])/[.$H$3]" office:value-type="float" office:value="1.93700000000002" calcext:value-type="float">
            <text:p>1.93700000000002</text:p>
          </table:table-cell>
          <table:table-cell table:formula="of:=([.B142]-[.B141])/[.$H$3]" office:value-type="float" office:value="5.00000000003276" calcext:value-type="float">
            <text:p>5.00000000003276</text:p>
          </table:table-cell>
          <table:table-cell table:formula="of:=MAX(MIN([.C142];16);-16)" office:value-type="float" office:value="5.00000000003276" calcext:value-type="float">
            <text:p>5.00000000003276</text:p>
          </table:table-cell>
          <table:table-cell table:formula="of:=([.C143]-[.C142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376424" calcext:value-type="float">
            <text:p>0.376424</text:p>
          </table:table-cell>
          <table:table-cell table:formula="of:=([.A143]-[.A142])/[.$H$3]" office:value-type="float" office:value="1.94" calcext:value-type="float">
            <text:p>1.94</text:p>
          </table:table-cell>
          <table:table-cell table:formula="of:=([.B143]-[.B142])/[.$H$3]" office:value-type="float" office:value="2.99999999997524" calcext:value-type="float">
            <text:p>2.99999999997524</text:p>
          </table:table-cell>
          <table:table-cell table:formula="of:=MAX(MIN([.C143];16);-16)" office:value-type="float" office:value="2.99999999997524" calcext:value-type="float">
            <text:p>2.99999999997524</text:p>
          </table:table-cell>
          <table:table-cell table:formula="of:=([.C144]-[.C143])/[.$H$3]" office:value-type="float" office:value="2000.000000002" calcext:value-type="float">
            <text:p>2000.000000002</text:p>
          </table:table-cell>
          <table:table-cell table:number-columns-repeated="7"/>
        </table:table-row>
        <table:table-row table:style-name="ro1">
          <table:table-cell office:value-type="float" office:value="0.378369" calcext:value-type="float">
            <text:p>0.378369</text:p>
          </table:table-cell>
          <table:table-cell table:formula="of:=([.A144]-[.A143])/[.$H$3]" office:value-type="float" office:value="1.94499999999997" calcext:value-type="float">
            <text:p>1.94499999999997</text:p>
          </table:table-cell>
          <table:table-cell table:formula="of:=([.B144]-[.B143])/[.$H$3]" office:value-type="float" office:value="4.99999999997725" calcext:value-type="float">
            <text:p>4.99999999997725</text:p>
          </table:table-cell>
          <table:table-cell table:formula="of:=MAX(MIN([.C144];16);-16)" office:value-type="float" office:value="4.99999999997725" calcext:value-type="float">
            <text:p>4.99999999997725</text:p>
          </table:table-cell>
          <table:table-cell table:formula="of:=([.C145]-[.C144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380317" calcext:value-type="float">
            <text:p>0.380317</text:p>
          </table:table-cell>
          <table:table-cell table:formula="of:=([.A145]-[.A144])/[.$H$3]" office:value-type="float" office:value="1.94800000000001" calcext:value-type="float">
            <text:p>1.94800000000001</text:p>
          </table:table-cell>
          <table:table-cell table:formula="of:=([.B145]-[.B144])/[.$H$3]" office:value-type="float" office:value="3.00000000003076" calcext:value-type="float">
            <text:p>3.00000000003076</text:p>
          </table:table-cell>
          <table:table-cell table:formula="of:=MAX(MIN([.C145];16);-16)" office:value-type="float" office:value="3.00000000003076" calcext:value-type="float">
            <text:p>3.00000000003076</text:p>
          </table:table-cell>
          <table:table-cell table:formula="of:=([.C146]-[.C145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382269" calcext:value-type="float">
            <text:p>0.382269</text:p>
          </table:table-cell>
          <table:table-cell table:formula="of:=([.A146]-[.A145])/[.$H$3]" office:value-type="float" office:value="1.95200000000001" calcext:value-type="float">
            <text:p>1.95200000000001</text:p>
          </table:table-cell>
          <table:table-cell table:formula="of:=([.B146]-[.B145])/[.$H$3]" office:value-type="float" office:value="4.000000000004" calcext:value-type="float">
            <text:p>4.000000000004</text:p>
          </table:table-cell>
          <table:table-cell table:formula="of:=MAX(MIN([.C146];16);-16)" office:value-type="float" office:value="4.000000000004" calcext:value-type="float">
            <text:p>4.000000000004</text:p>
          </table:table-cell>
          <table:table-cell table:formula="of:=([.C147]-[.C146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384225" calcext:value-type="float">
            <text:p>0.384225</text:p>
          </table:table-cell>
          <table:table-cell table:formula="of:=([.A147]-[.A146])/[.$H$3]" office:value-type="float" office:value="1.95600000000001" calcext:value-type="float">
            <text:p>1.95600000000001</text:p>
          </table:table-cell>
          <table:table-cell table:formula="of:=([.B147]-[.B146])/[.$H$3]" office:value-type="float" office:value="4.000000000004" calcext:value-type="float">
            <text:p>4.000000000004</text:p>
          </table:table-cell>
          <table:table-cell table:formula="of:=MAX(MIN([.C147];16);-16)" office:value-type="float" office:value="4.000000000004" calcext:value-type="float">
            <text:p>4.000000000004</text:p>
          </table:table-cell>
          <table:table-cell table:formula="of:=([.C148]-[.C147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386184" calcext:value-type="float">
            <text:p>0.386184</text:p>
          </table:table-cell>
          <table:table-cell table:formula="of:=([.A148]-[.A147])/[.$H$3]" office:value-type="float" office:value="1.95899999999999" calcext:value-type="float">
            <text:p>1.95899999999999</text:p>
          </table:table-cell>
          <table:table-cell table:formula="of:=([.B148]-[.B147])/[.$H$3]" office:value-type="float" office:value="2.99999999997524" calcext:value-type="float">
            <text:p>2.99999999997524</text:p>
          </table:table-cell>
          <table:table-cell table:formula="of:=MAX(MIN([.C148];16);-16)" office:value-type="float" office:value="2.99999999997524" calcext:value-type="float">
            <text:p>2.99999999997524</text:p>
          </table:table-cell>
          <table:table-cell table:formula="of:=([.C149]-[.C148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388146" calcext:value-type="float">
            <text:p>0.388146</text:p>
          </table:table-cell>
          <table:table-cell table:formula="of:=([.A149]-[.A148])/[.$H$3]" office:value-type="float" office:value="1.96200000000002" calcext:value-type="float">
            <text:p>1.96200000000002</text:p>
          </table:table-cell>
          <table:table-cell table:formula="of:=([.B149]-[.B148])/[.$H$3]" office:value-type="float" office:value="3.00000000003076" calcext:value-type="float">
            <text:p>3.00000000003076</text:p>
          </table:table-cell>
          <table:table-cell table:formula="of:=MAX(MIN([.C149];16);-16)" office:value-type="float" office:value="3.00000000003076" calcext:value-type="float">
            <text:p>3.00000000003076</text:p>
          </table:table-cell>
          <table:table-cell table:formula="of:=([.C150]-[.C149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390111" calcext:value-type="float">
            <text:p>0.390111</text:p>
          </table:table-cell>
          <table:table-cell table:formula="of:=([.A150]-[.A149])/[.$H$3]" office:value-type="float" office:value="1.96499999999999" calcext:value-type="float">
            <text:p>1.96499999999999</text:p>
          </table:table-cell>
          <table:table-cell table:formula="of:=([.B150]-[.B149])/[.$H$3]" office:value-type="float" office:value="2.99999999997524" calcext:value-type="float">
            <text:p>2.99999999997524</text:p>
          </table:table-cell>
          <table:table-cell table:formula="of:=MAX(MIN([.C150];16);-16)" office:value-type="float" office:value="2.99999999997524" calcext:value-type="float">
            <text:p>2.99999999997524</text:p>
          </table:table-cell>
          <table:table-cell table:formula="of:=([.C151]-[.C150])/[.$H$3]" office:value-type="float" office:value="1000.00000008427" calcext:value-type="float">
            <text:p>1000.00000008427</text:p>
          </table:table-cell>
          <table:table-cell table:number-columns-repeated="7"/>
        </table:table-row>
        <table:table-row table:style-name="ro1">
          <table:table-cell office:value-type="float" office:value="0.39208" calcext:value-type="float">
            <text:p>0.39208</text:p>
          </table:table-cell>
          <table:table-cell table:formula="of:=([.A151]-[.A150])/[.$H$3]" office:value-type="float" office:value="1.96900000000005" calcext:value-type="float">
            <text:p>1.96900000000005</text:p>
          </table:table-cell>
          <table:table-cell table:formula="of:=([.B151]-[.B150])/[.$H$3]" office:value-type="float" office:value="4.00000000005951" calcext:value-type="float">
            <text:p>4.00000000005951</text:p>
          </table:table-cell>
          <table:table-cell table:formula="of:=MAX(MIN([.C151];16);-16)" office:value-type="float" office:value="4.00000000005951" calcext:value-type="float">
            <text:p>4.00000000005951</text:p>
          </table:table-cell>
          <table:table-cell table:formula="of:=([.C152]-[.C151])/[.$H$3]" office:value-type="float" office:value="-2000.00000016853" calcext:value-type="float">
            <text:p>-2000.00000016853</text:p>
          </table:table-cell>
          <table:table-cell table:number-columns-repeated="7"/>
        </table:table-row>
        <table:table-row table:style-name="ro1">
          <table:table-cell office:value-type="float" office:value="0.394051" calcext:value-type="float">
            <text:p>0.394051</text:p>
          </table:table-cell>
          <table:table-cell table:formula="of:=([.A152]-[.A151])/[.$H$3]" office:value-type="float" office:value="1.97099999999995" calcext:value-type="float">
            <text:p>1.97099999999995</text:p>
          </table:table-cell>
          <table:table-cell table:formula="of:=([.B152]-[.B151])/[.$H$3]" office:value-type="float" office:value="1.99999999989098" calcext:value-type="float">
            <text:p>1.99999999989098</text:p>
          </table:table-cell>
          <table:table-cell table:formula="of:=MAX(MIN([.C152];16);-16)" office:value-type="float" office:value="1.99999999989098" calcext:value-type="float">
            <text:p>1.99999999989098</text:p>
          </table:table-cell>
          <table:table-cell table:formula="of:=([.C153]-[.C152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396025" calcext:value-type="float">
            <text:p>0.396025</text:p>
          </table:table-cell>
          <table:table-cell table:formula="of:=([.A153]-[.A152])/[.$H$3]" office:value-type="float" office:value="1.97399999999998" calcext:value-type="float">
            <text:p>1.97399999999998</text:p>
          </table:table-cell>
          <table:table-cell table:formula="of:=([.B153]-[.B152])/[.$H$3]" office:value-type="float" office:value="3.00000000003076" calcext:value-type="float">
            <text:p>3.00000000003076</text:p>
          </table:table-cell>
          <table:table-cell table:formula="of:=MAX(MIN([.C153];16);-16)" office:value-type="float" office:value="3.00000000003076" calcext:value-type="float">
            <text:p>3.00000000003076</text:p>
          </table:table-cell>
          <table:table-cell table:formula="of:=([.C154]-[.C153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398001" calcext:value-type="float">
            <text:p>0.398001</text:p>
          </table:table-cell>
          <table:table-cell table:formula="of:=([.A154]-[.A153])/[.$H$3]" office:value-type="float" office:value="1.97600000000003" calcext:value-type="float">
            <text:p>1.97600000000003</text:p>
          </table:table-cell>
          <table:table-cell table:formula="of:=([.B154]-[.B153])/[.$H$3]" office:value-type="float" office:value="2.00000000005751" calcext:value-type="float">
            <text:p>2.00000000005751</text:p>
          </table:table-cell>
          <table:table-cell table:formula="of:=MAX(MIN([.C154];16);-16)" office:value-type="float" office:value="2.00000000005751" calcext:value-type="float">
            <text:p>2.00000000005751</text:p>
          </table:table-cell>
          <table:table-cell table:formula="of:=([.C155]-[.C154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39998" calcext:value-type="float">
            <text:p>0.39998</text:p>
          </table:table-cell>
          <table:table-cell table:formula="of:=([.A155]-[.A154])/[.$H$3]" office:value-type="float" office:value="1.97900000000006" calcext:value-type="float">
            <text:p>1.97900000000006</text:p>
          </table:table-cell>
          <table:table-cell table:formula="of:=([.B155]-[.B154])/[.$H$3]" office:value-type="float" office:value="3.00000000003076" calcext:value-type="float">
            <text:p>3.00000000003076</text:p>
          </table:table-cell>
          <table:table-cell table:formula="of:=MAX(MIN([.C155];16);-16)" office:value-type="float" office:value="3.00000000003076" calcext:value-type="float">
            <text:p>3.00000000003076</text:p>
          </table:table-cell>
          <table:table-cell table:formula="of:=([.C156]-[.C155])/[.$H$3]" office:value-type="float" office:value="-1000.00000019529" calcext:value-type="float">
            <text:p>-1000.00000019529</text:p>
          </table:table-cell>
          <table:table-cell table:number-columns-repeated="7"/>
        </table:table-row>
        <table:table-row table:style-name="ro1">
          <table:table-cell office:value-type="float" office:value="0.401961" calcext:value-type="float">
            <text:p>0.401961</text:p>
          </table:table-cell>
          <table:table-cell table:formula="of:=([.A156]-[.A155])/[.$H$3]" office:value-type="float" office:value="1.9809999999999" calcext:value-type="float">
            <text:p>1.9809999999999</text:p>
          </table:table-cell>
          <table:table-cell table:formula="of:=([.B156]-[.B155])/[.$H$3]" office:value-type="float" office:value="1.99999999983547" calcext:value-type="float">
            <text:p>1.99999999983547</text:p>
          </table:table-cell>
          <table:table-cell table:formula="of:=MAX(MIN([.C156];16);-16)" office:value-type="float" office:value="1.99999999983547" calcext:value-type="float">
            <text:p>1.99999999983547</text:p>
          </table:table-cell>
          <table:table-cell table:formula="of:=([.C157]-[.C156])/[.$H$3]" office:value-type="float" office:value="0.000000277555756156289" calcext:value-type="float">
            <text:p>2.77555756156289E-07</text:p>
          </table:table-cell>
          <table:table-cell table:number-columns-repeated="7"/>
        </table:table-row>
        <table:table-row table:style-name="ro1">
          <table:table-cell office:value-type="float" office:value="0.403944" calcext:value-type="float">
            <text:p>0.403944</text:p>
          </table:table-cell>
          <table:table-cell table:formula="of:=([.A157]-[.A156])/[.$H$3]" office:value-type="float" office:value="1.98300000000001" calcext:value-type="float">
            <text:p>1.98300000000001</text:p>
          </table:table-cell>
          <table:table-cell table:formula="of:=([.B157]-[.B156])/[.$H$3]" office:value-type="float" office:value="2.00000000011302" calcext:value-type="float">
            <text:p>2.00000000011302</text:p>
          </table:table-cell>
          <table:table-cell table:formula="of:=MAX(MIN([.C157];16);-16)" office:value-type="float" office:value="2.00000000011302" calcext:value-type="float">
            <text:p>2.00000000011302</text:p>
          </table:table-cell>
          <table:table-cell table:formula="of:=([.C158]-[.C157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40593" calcext:value-type="float">
            <text:p>0.40593</text:p>
          </table:table-cell>
          <table:table-cell table:formula="of:=([.A158]-[.A157])/[.$H$3]" office:value-type="float" office:value="1.98600000000004" calcext:value-type="float">
            <text:p>1.98600000000004</text:p>
          </table:table-cell>
          <table:table-cell table:formula="of:=([.B158]-[.B157])/[.$H$3]" office:value-type="float" office:value="3.00000000003076" calcext:value-type="float">
            <text:p>3.00000000003076</text:p>
          </table:table-cell>
          <table:table-cell table:formula="of:=MAX(MIN([.C158];16);-16)" office:value-type="float" office:value="3.00000000003076" calcext:value-type="float">
            <text:p>3.00000000003076</text:p>
          </table:table-cell>
          <table:table-cell table:formula="of:=([.C159]-[.C158])/[.$H$3]" office:value-type="float" office:value="-2000.00000011302" calcext:value-type="float">
            <text:p>-2000.00000011302</text:p>
          </table:table-cell>
          <table:table-cell table:number-columns-repeated="7"/>
        </table:table-row>
        <table:table-row table:style-name="ro1">
          <table:table-cell office:value-type="float" office:value="0.407917" calcext:value-type="float">
            <text:p>0.407917</text:p>
          </table:table-cell>
          <table:table-cell table:formula="of:=([.A159]-[.A158])/[.$H$3]" office:value-type="float" office:value="1.98699999999996" calcext:value-type="float">
            <text:p>1.98699999999996</text:p>
          </table:table-cell>
          <table:table-cell table:formula="of:=([.B159]-[.B158])/[.$H$3]" office:value-type="float" office:value="0.999999999917733" calcext:value-type="float">
            <text:p>0.999999999917733</text:p>
          </table:table-cell>
          <table:table-cell table:formula="of:=MAX(MIN([.C159];16);-16)" office:value-type="float" office:value="0.999999999917733" calcext:value-type="float">
            <text:p>0.999999999917733</text:p>
          </table:table-cell>
          <table:table-cell table:formula="of:=([.C160]-[.C159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409906" calcext:value-type="float">
            <text:p>0.409906</text:p>
          </table:table-cell>
          <table:table-cell table:formula="of:=([.A160]-[.A159])/[.$H$3]" office:value-type="float" office:value="1.98900000000002" calcext:value-type="float">
            <text:p>1.98900000000002</text:p>
          </table:table-cell>
          <table:table-cell table:formula="of:=([.B160]-[.B159])/[.$H$3]" office:value-type="float" office:value="2.00000000005751" calcext:value-type="float">
            <text:p>2.00000000005751</text:p>
          </table:table-cell>
          <table:table-cell table:formula="of:=MAX(MIN([.C160];16);-16)" office:value-type="float" office:value="2.00000000005751" calcext:value-type="float">
            <text:p>2.00000000005751</text:p>
          </table:table-cell>
          <table:table-cell table:formula="of:=([.C161]-[.C160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411897" calcext:value-type="float">
            <text:p>0.411897</text:p>
          </table:table-cell>
          <table:table-cell table:formula="of:=([.A161]-[.A160])/[.$H$3]" office:value-type="float" office:value="1.99099999999997" calcext:value-type="float">
            <text:p>1.99099999999997</text:p>
          </table:table-cell>
          <table:table-cell table:formula="of:=([.B161]-[.B160])/[.$H$3]" office:value-type="float" office:value="1.99999999994649" calcext:value-type="float">
            <text:p>1.99999999994649</text:p>
          </table:table-cell>
          <table:table-cell table:formula="of:=MAX(MIN([.C161];16);-16)" office:value-type="float" office:value="1.99999999994649" calcext:value-type="float">
            <text:p>1.99999999994649</text:p>
          </table:table-cell>
          <table:table-cell table:formula="of:=([.C162]-[.C161])/[.$H$3]" office:value-type="float" office:value="-999.999999862222" calcext:value-type="float">
            <text:p>-999.999999862222</text:p>
          </table:table-cell>
          <table:table-cell table:number-columns-repeated="7"/>
        </table:table-row>
        <table:table-row table:style-name="ro1">
          <table:table-cell office:value-type="float" office:value="0.413889" calcext:value-type="float">
            <text:p>0.413889</text:p>
          </table:table-cell>
          <table:table-cell table:formula="of:=([.A162]-[.A161])/[.$H$3]" office:value-type="float" office:value="1.99200000000005" calcext:value-type="float">
            <text:p>1.99200000000005</text:p>
          </table:table-cell>
          <table:table-cell table:formula="of:=([.B162]-[.B161])/[.$H$3]" office:value-type="float" office:value="1.00000000008427" calcext:value-type="float">
            <text:p>1.00000000008427</text:p>
          </table:table-cell>
          <table:table-cell table:formula="of:=MAX(MIN([.C162];16);-16)" office:value-type="float" office:value="1.00000000008427" calcext:value-type="float">
            <text:p>1.00000000008427</text:p>
          </table:table-cell>
          <table:table-cell table:formula="of:=([.C163]-[.C162])/[.$H$3]" office:value-type="float" office:value="-0.000000166533453693773" calcext:value-type="float">
            <text:p>-1.66533453693773E-07</text:p>
          </table:table-cell>
          <table:table-cell table:number-columns-repeated="7"/>
        </table:table-row>
        <table:table-row table:style-name="ro1">
          <table:table-cell office:value-type="float" office:value="0.415882" calcext:value-type="float">
            <text:p>0.415882</text:p>
          </table:table-cell>
          <table:table-cell table:formula="of:=([.A163]-[.A162])/[.$H$3]" office:value-type="float" office:value="1.99299999999997" calcext:value-type="float">
            <text:p>1.99299999999997</text:p>
          </table:table-cell>
          <table:table-cell table:formula="of:=([.B163]-[.B162])/[.$H$3]" office:value-type="float" office:value="0.999999999917733" calcext:value-type="float">
            <text:p>0.999999999917733</text:p>
          </table:table-cell>
          <table:table-cell table:formula="of:=MAX(MIN([.C163];16);-16)" office:value-type="float" office:value="0.999999999917733" calcext:value-type="float">
            <text:p>0.999999999917733</text:p>
          </table:table-cell>
          <table:table-cell table:formula="of:=([.C164]-[.C163])/[.$H$3]" office:value-type="float" office:value="-5999.99999983947" calcext:value-type="float">
            <text:p>-5999.99999983947</text:p>
          </table:table-cell>
          <table:table-cell table:number-columns-repeated="7"/>
        </table:table-row>
        <table:table-row table:style-name="ro1">
          <table:table-cell office:value-type="float" office:value="0.41787" calcext:value-type="float">
            <text:p>0.41787</text:p>
          </table:table-cell>
          <table:table-cell table:formula="of:=([.A164]-[.A163])/[.$H$3]" office:value-type="float" office:value="1.98800000000005" calcext:value-type="float">
            <text:p>1.98800000000005</text:p>
          </table:table-cell>
          <table:table-cell table:formula="of:=([.B164]-[.B163])/[.$H$3]" office:value-type="float" office:value="-4.99999999992173" calcext:value-type="float">
            <text:p>-4.99999999992173</text:p>
          </table:table-cell>
          <table:table-cell table:formula="of:=MAX(MIN([.C164];16);-16)" office:value-type="float" office:value="-4.99999999992173" calcext:value-type="float">
            <text:p>-4.99999999992173</text:p>
          </table:table-cell>
          <table:table-cell table:formula="of:=([.C165]-[.C164])/[.$H$3]" office:value-type="float" office:value="-6000.00000017253" calcext:value-type="float">
            <text:p>-6000.00000017253</text:p>
          </table:table-cell>
          <table:table-cell table:number-columns-repeated="7"/>
        </table:table-row>
        <table:table-row table:style-name="ro1">
          <table:table-cell office:value-type="float" office:value="0.419847" calcext:value-type="float">
            <text:p>0.419847</text:p>
          </table:table-cell>
          <table:table-cell table:formula="of:=([.A165]-[.A164])/[.$H$3]" office:value-type="float" office:value="1.97699999999995" calcext:value-type="float">
            <text:p>1.97699999999995</text:p>
          </table:table-cell>
          <table:table-cell table:formula="of:=([.B165]-[.B164])/[.$H$3]" office:value-type="float" office:value="-11.0000000000943" calcext:value-type="float">
            <text:p>-11.0000000000943</text:p>
          </table:table-cell>
          <table:table-cell table:formula="of:=MAX(MIN([.C165];16);-16)" office:value-type="float" office:value="-11.0000000000943" calcext:value-type="float">
            <text:p>-11.0000000000943</text:p>
          </table:table-cell>
          <table:table-cell table:formula="of:=([.C166]-[.C165])/[.$H$3]" office:value-type="float" office:value="-999.999999862222" calcext:value-type="float">
            <text:p>-999.999999862222</text:p>
          </table:table-cell>
          <table:table-cell table:number-columns-repeated="7"/>
        </table:table-row>
        <table:table-row table:style-name="ro1">
          <table:table-cell office:value-type="float" office:value="0.421812" calcext:value-type="float">
            <text:p>0.421812</text:p>
          </table:table-cell>
          <table:table-cell table:formula="of:=([.A166]-[.A165])/[.$H$3]" office:value-type="float" office:value="1.96499999999999" calcext:value-type="float">
            <text:p>1.96499999999999</text:p>
          </table:table-cell>
          <table:table-cell table:formula="of:=([.B166]-[.B165])/[.$H$3]" office:value-type="float" office:value="-11.9999999999565" calcext:value-type="float">
            <text:p>-11.9999999999565</text:p>
          </table:table-cell>
          <table:table-cell table:formula="of:=MAX(MIN([.C166];16);-16)" office:value-type="float" office:value="-11.9999999999565" calcext:value-type="float">
            <text:p>-11.9999999999565</text:p>
          </table:table-cell>
          <table:table-cell table:formula="of:=([.C167]-[.C166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23765" calcext:value-type="float">
            <text:p>0.423765</text:p>
          </table:table-cell>
          <table:table-cell table:formula="of:=([.A167]-[.A166])/[.$H$3]" office:value-type="float" office:value="1.95300000000004" calcext:value-type="float">
            <text:p>1.95300000000004</text:p>
          </table:table-cell>
          <table:table-cell table:formula="of:=([.B167]-[.B166])/[.$H$3]" office:value-type="float" office:value="-11.9999999999565" calcext:value-type="float">
            <text:p>-11.9999999999565</text:p>
          </table:table-cell>
          <table:table-cell table:formula="of:=MAX(MIN([.C167];16);-16)" office:value-type="float" office:value="-11.9999999999565" calcext:value-type="float">
            <text:p>-11.9999999999565</text:p>
          </table:table-cell>
          <table:table-cell table:formula="of:=([.C168]-[.C167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425706" calcext:value-type="float">
            <text:p>0.425706</text:p>
          </table:table-cell>
          <table:table-cell table:formula="of:=([.A168]-[.A167])/[.$H$3]" office:value-type="float" office:value="1.94099999999997" calcext:value-type="float">
            <text:p>1.94099999999997</text:p>
          </table:table-cell>
          <table:table-cell table:formula="of:=([.B168]-[.B167])/[.$H$3]" office:value-type="float" office:value="-12.0000000000675" calcext:value-type="float">
            <text:p>-12.0000000000675</text:p>
          </table:table-cell>
          <table:table-cell table:formula="of:=MAX(MIN([.C168];16);-16)" office:value-type="float" office:value="-12.0000000000675" calcext:value-type="float">
            <text:p>-12.0000000000675</text:p>
          </table:table-cell>
          <table:table-cell table:formula="of:=([.C169]-[.C168])/[.$H$3]" office:value-type="float" office:value="1000.00000008427" calcext:value-type="float">
            <text:p>1000.00000008427</text:p>
          </table:table-cell>
          <table:table-cell table:number-columns-repeated="7"/>
        </table:table-row>
        <table:table-row table:style-name="ro1">
          <table:table-cell office:value-type="float" office:value="0.427636" calcext:value-type="float">
            <text:p>0.427636</text:p>
          </table:table-cell>
          <table:table-cell table:formula="of:=([.A169]-[.A168])/[.$H$3]" office:value-type="float" office:value="1.92999999999999" calcext:value-type="float">
            <text:p>1.92999999999999</text:p>
          </table:table-cell>
          <table:table-cell table:formula="of:=([.B169]-[.B168])/[.$H$3]" office:value-type="float" office:value="-10.9999999999832" calcext:value-type="float">
            <text:p>-10.9999999999832</text:p>
          </table:table-cell>
          <table:table-cell table:formula="of:=MAX(MIN([.C169];16);-16)" office:value-type="float" office:value="-10.9999999999832" calcext:value-type="float">
            <text:p>-10.9999999999832</text:p>
          </table:table-cell>
          <table:table-cell table:formula="of:=([.C170]-[.C169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29555" calcext:value-type="float">
            <text:p>0.429555</text:p>
          </table:table-cell>
          <table:table-cell table:formula="of:=([.A170]-[.A169])/[.$H$3]" office:value-type="float" office:value="1.919" calcext:value-type="float">
            <text:p>1.919</text:p>
          </table:table-cell>
          <table:table-cell table:formula="of:=([.B170]-[.B169])/[.$H$3]" office:value-type="float" office:value="-10.9999999999832" calcext:value-type="float">
            <text:p>-10.9999999999832</text:p>
          </table:table-cell>
          <table:table-cell table:formula="of:=MAX(MIN([.C170];16);-16)" office:value-type="float" office:value="-10.9999999999832" calcext:value-type="float">
            <text:p>-10.9999999999832</text:p>
          </table:table-cell>
          <table:table-cell table:formula="of:=([.C171]-[.C170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431462" calcext:value-type="float">
            <text:p>0.431462</text:p>
          </table:table-cell>
          <table:table-cell table:formula="of:=([.A171]-[.A170])/[.$H$3]" office:value-type="float" office:value="1.90699999999999" calcext:value-type="float">
            <text:p>1.90699999999999</text:p>
          </table:table-cell>
          <table:table-cell table:formula="of:=([.B171]-[.B170])/[.$H$3]" office:value-type="float" office:value="-12.000000000012" calcext:value-type="float">
            <text:p>-12.000000000012</text:p>
          </table:table-cell>
          <table:table-cell table:formula="of:=MAX(MIN([.C171];16);-16)" office:value-type="float" office:value="-12.000000000012" calcext:value-type="float">
            <text:p>-12.000000000012</text:p>
          </table:table-cell>
          <table:table-cell table:formula="of:=([.C172]-[.C171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433357" calcext:value-type="float">
            <text:p>0.433357</text:p>
          </table:table-cell>
          <table:table-cell table:formula="of:=([.A172]-[.A171])/[.$H$3]" office:value-type="float" office:value="1.89500000000004" calcext:value-type="float">
            <text:p>1.89500000000004</text:p>
          </table:table-cell>
          <table:table-cell table:formula="of:=([.B172]-[.B171])/[.$H$3]" office:value-type="float" office:value="-11.9999999999565" calcext:value-type="float">
            <text:p>-11.9999999999565</text:p>
          </table:table-cell>
          <table:table-cell table:formula="of:=MAX(MIN([.C172];16);-16)" office:value-type="float" office:value="-11.9999999999565" calcext:value-type="float">
            <text:p>-11.9999999999565</text:p>
          </table:table-cell>
          <table:table-cell table:formula="of:=([.C173]-[.C172])/[.$H$3]" office:value-type="float" office:value="1999.99999989098" calcext:value-type="float">
            <text:p>1999.99999989098</text:p>
          </table:table-cell>
          <table:table-cell table:number-columns-repeated="7"/>
        </table:table-row>
        <table:table-row table:style-name="ro1">
          <table:table-cell office:value-type="float" office:value="0.435242" calcext:value-type="float">
            <text:p>0.435242</text:p>
          </table:table-cell>
          <table:table-cell table:formula="of:=([.A173]-[.A172])/[.$H$3]" office:value-type="float" office:value="1.88499999999997" calcext:value-type="float">
            <text:p>1.88499999999997</text:p>
          </table:table-cell>
          <table:table-cell table:formula="of:=([.B173]-[.B172])/[.$H$3]" office:value-type="float" office:value="-10.0000000000655" calcext:value-type="float">
            <text:p>-10.0000000000655</text:p>
          </table:table-cell>
          <table:table-cell table:formula="of:=MAX(MIN([.C173];16);-16)" office:value-type="float" office:value="-10.0000000000655" calcext:value-type="float">
            <text:p>-10.0000000000655</text:p>
          </table:table-cell>
          <table:table-cell table:formula="of:=([.C174]-[.C173])/[.$H$3]" office:value-type="float" office:value="-1999.99999989098" calcext:value-type="float">
            <text:p>-1999.99999989098</text:p>
          </table:table-cell>
          <table:table-cell table:number-columns-repeated="7"/>
        </table:table-row>
        <table:table-row table:style-name="ro1">
          <table:table-cell office:value-type="float" office:value="0.437115" calcext:value-type="float">
            <text:p>0.437115</text:p>
          </table:table-cell>
          <table:table-cell table:formula="of:=([.A174]-[.A173])/[.$H$3]" office:value-type="float" office:value="1.87300000000001" calcext:value-type="float">
            <text:p>1.87300000000001</text:p>
          </table:table-cell>
          <table:table-cell table:formula="of:=([.B174]-[.B173])/[.$H$3]" office:value-type="float" office:value="-11.9999999999565" calcext:value-type="float">
            <text:p>-11.9999999999565</text:p>
          </table:table-cell>
          <table:table-cell table:formula="of:=MAX(MIN([.C174];16);-16)" office:value-type="float" office:value="-11.9999999999565" calcext:value-type="float">
            <text:p>-11.9999999999565</text:p>
          </table:table-cell>
          <table:table-cell table:formula="of:=([.C175]-[.C174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438978" calcext:value-type="float">
            <text:p>0.438978</text:p>
          </table:table-cell>
          <table:table-cell table:formula="of:=([.A175]-[.A174])/[.$H$3]" office:value-type="float" office:value="1.863" calcext:value-type="float">
            <text:p>1.863</text:p>
          </table:table-cell>
          <table:table-cell table:formula="of:=([.B175]-[.B174])/[.$H$3]" office:value-type="float" office:value="-10.00000000001" calcext:value-type="float">
            <text:p>-10.00000000001</text:p>
          </table:table-cell>
          <table:table-cell table:formula="of:=MAX(MIN([.C175];16);-16)" office:value-type="float" office:value="-10.00000000001" calcext:value-type="float">
            <text:p>-10.00000000001</text:p>
          </table:table-cell>
          <table:table-cell table:formula="of:=([.C176]-[.C175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44083" calcext:value-type="float">
            <text:p>0.44083</text:p>
          </table:table-cell>
          <table:table-cell table:formula="of:=([.A176]-[.A175])/[.$H$3]" office:value-type="float" office:value="1.85200000000008" calcext:value-type="float">
            <text:p>1.85200000000008</text:p>
          </table:table-cell>
          <table:table-cell table:formula="of:=([.B176]-[.B175])/[.$H$3]" office:value-type="float" office:value="-10.9999999999277" calcext:value-type="float">
            <text:p>-10.9999999999277</text:p>
          </table:table-cell>
          <table:table-cell table:formula="of:=MAX(MIN([.C176];16);-16)" office:value-type="float" office:value="-10.9999999999277" calcext:value-type="float">
            <text:p>-10.9999999999277</text:p>
          </table:table-cell>
          <table:table-cell table:formula="of:=([.C177]-[.C176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442671" calcext:value-type="float">
            <text:p>0.442671</text:p>
          </table:table-cell>
          <table:table-cell table:formula="of:=([.A177]-[.A176])/[.$H$3]" office:value-type="float" office:value="1.84099999999993" calcext:value-type="float">
            <text:p>1.84099999999993</text:p>
          </table:table-cell>
          <table:table-cell table:formula="of:=([.B177]-[.B176])/[.$H$3]" office:value-type="float" office:value="-11.0000000001498" calcext:value-type="float">
            <text:p>-11.0000000001498</text:p>
          </table:table-cell>
          <table:table-cell table:formula="of:=MAX(MIN([.C177];16);-16)" office:value-type="float" office:value="-11.0000000001498" calcext:value-type="float">
            <text:p>-11.0000000001498</text:p>
          </table:table-cell>
          <table:table-cell table:formula="of:=([.C178]-[.C177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444501" calcext:value-type="float">
            <text:p>0.444501</text:p>
          </table:table-cell>
          <table:table-cell table:formula="of:=([.A178]-[.A177])/[.$H$3]" office:value-type="float" office:value="1.83" calcext:value-type="float">
            <text:p>1.83</text:p>
          </table:table-cell>
          <table:table-cell table:formula="of:=([.B178]-[.B177])/[.$H$3]" office:value-type="float" office:value="-10.9999999999277" calcext:value-type="float">
            <text:p>-10.9999999999277</text:p>
          </table:table-cell>
          <table:table-cell table:formula="of:=MAX(MIN([.C178];16);-16)" office:value-type="float" office:value="-10.9999999999277" calcext:value-type="float">
            <text:p>-10.9999999999277</text:p>
          </table:table-cell>
          <table:table-cell table:formula="of:=([.C179]-[.C178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446321" calcext:value-type="float">
            <text:p>0.446321</text:p>
          </table:table-cell>
          <table:table-cell table:formula="of:=([.A179]-[.A178])/[.$H$3]" office:value-type="float" office:value="1.81999999999999" calcext:value-type="float">
            <text:p>1.81999999999999</text:p>
          </table:table-cell>
          <table:table-cell table:formula="of:=([.B179]-[.B178])/[.$H$3]" office:value-type="float" office:value="-10.00000000001" calcext:value-type="float">
            <text:p>-10.00000000001</text:p>
          </table:table-cell>
          <table:table-cell table:formula="of:=MAX(MIN([.C179];16);-16)" office:value-type="float" office:value="-10.00000000001" calcext:value-type="float">
            <text:p>-10.00000000001</text:p>
          </table:table-cell>
          <table:table-cell table:formula="of:=([.C180]-[.C179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44813" calcext:value-type="float">
            <text:p>0.44813</text:p>
          </table:table-cell>
          <table:table-cell table:formula="of:=([.A180]-[.A179])/[.$H$3]" office:value-type="float" office:value="1.80900000000006" calcext:value-type="float">
            <text:p>1.80900000000006</text:p>
          </table:table-cell>
          <table:table-cell table:formula="of:=([.B180]-[.B179])/[.$H$3]" office:value-type="float" office:value="-10.9999999999277" calcext:value-type="float">
            <text:p>-10.9999999999277</text:p>
          </table:table-cell>
          <table:table-cell table:formula="of:=MAX(MIN([.C180];16);-16)" office:value-type="float" office:value="-10.9999999999277" calcext:value-type="float">
            <text:p>-10.9999999999277</text:p>
          </table:table-cell>
          <table:table-cell table:formula="of:=([.C181]-[.C180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449929" calcext:value-type="float">
            <text:p>0.449929</text:p>
          </table:table-cell>
          <table:table-cell table:formula="of:=([.A181]-[.A180])/[.$H$3]" office:value-type="float" office:value="1.79899999999994" calcext:value-type="float">
            <text:p>1.79899999999994</text:p>
          </table:table-cell>
          <table:table-cell table:formula="of:=([.B181]-[.B180])/[.$H$3]" office:value-type="float" office:value="-10.000000000121" calcext:value-type="float">
            <text:p>-10.000000000121</text:p>
          </table:table-cell>
          <table:table-cell table:formula="of:=MAX(MIN([.C181];16);-16)" office:value-type="float" office:value="-10.000000000121" calcext:value-type="float">
            <text:p>-10.000000000121</text:p>
          </table:table-cell>
          <table:table-cell table:formula="of:=([.C182]-[.C181])/[.$H$3]" office:value-type="float" office:value="0.000000166533453693773" calcext:value-type="float">
            <text:p>1.66533453693773E-07</text:p>
          </table:table-cell>
          <table:table-cell table:number-columns-repeated="7"/>
        </table:table-row>
        <table:table-row table:style-name="ro1">
          <table:table-cell office:value-type="float" office:value="0.451718" calcext:value-type="float">
            <text:p>0.451718</text:p>
          </table:table-cell>
          <table:table-cell table:formula="of:=([.A182]-[.A181])/[.$H$3]" office:value-type="float" office:value="1.78899999999999" calcext:value-type="float">
            <text:p>1.78899999999999</text:p>
          </table:table-cell>
          <table:table-cell table:formula="of:=([.B182]-[.B181])/[.$H$3]" office:value-type="float" office:value="-9.99999999995449" calcext:value-type="float">
            <text:p>-9.99999999995449</text:p>
          </table:table-cell>
          <table:table-cell table:formula="of:=MAX(MIN([.C182];16);-16)" office:value-type="float" office:value="-9.99999999995449" calcext:value-type="float">
            <text:p>-9.99999999995449</text:p>
          </table:table-cell>
          <table:table-cell table:formula="of:=([.C183]-[.C182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453496" calcext:value-type="float">
            <text:p>0.453496</text:p>
          </table:table-cell>
          <table:table-cell table:formula="of:=([.A183]-[.A182])/[.$H$3]" office:value-type="float" office:value="1.778" calcext:value-type="float">
            <text:p>1.778</text:p>
          </table:table-cell>
          <table:table-cell table:formula="of:=([.B183]-[.B182])/[.$H$3]" office:value-type="float" office:value="-10.9999999999832" calcext:value-type="float">
            <text:p>-10.9999999999832</text:p>
          </table:table-cell>
          <table:table-cell table:formula="of:=MAX(MIN([.C183];16);-16)" office:value-type="float" office:value="-10.9999999999832" calcext:value-type="float">
            <text:p>-10.9999999999832</text:p>
          </table:table-cell>
          <table:table-cell table:formula="of:=([.C184]-[.C183])/[.$H$3]" office:value-type="float" office:value="2000.000000002" calcext:value-type="float">
            <text:p>2000.000000002</text:p>
          </table:table-cell>
          <table:table-cell table:number-columns-repeated="7"/>
        </table:table-row>
        <table:table-row table:style-name="ro1">
          <table:table-cell office:value-type="float" office:value="0.455265" calcext:value-type="float">
            <text:p>0.455265</text:p>
          </table:table-cell>
          <table:table-cell table:formula="of:=([.A184]-[.A183])/[.$H$3]" office:value-type="float" office:value="1.76900000000002" calcext:value-type="float">
            <text:p>1.76900000000002</text:p>
          </table:table-cell>
          <table:table-cell table:formula="of:=([.B184]-[.B183])/[.$H$3]" office:value-type="float" office:value="-8.99999999998125" calcext:value-type="float">
            <text:p>-8.99999999998125</text:p>
          </table:table-cell>
          <table:table-cell table:formula="of:=MAX(MIN([.C184];16);-16)" office:value-type="float" office:value="-8.99999999998125" calcext:value-type="float">
            <text:p>-8.99999999998125</text:p>
          </table:table-cell>
          <table:table-cell table:formula="of:=([.C185]-[.C184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457023" calcext:value-type="float">
            <text:p>0.457023</text:p>
          </table:table-cell>
          <table:table-cell table:formula="of:=([.A185]-[.A184])/[.$H$3]" office:value-type="float" office:value="1.75799999999998" calcext:value-type="float">
            <text:p>1.75799999999998</text:p>
          </table:table-cell>
          <table:table-cell table:formula="of:=([.B185]-[.B184])/[.$H$3]" office:value-type="float" office:value="-11.0000000000388" calcext:value-type="float">
            <text:p>-11.0000000000388</text:p>
          </table:table-cell>
          <table:table-cell table:formula="of:=MAX(MIN([.C185];16);-16)" office:value-type="float" office:value="-11.0000000000388" calcext:value-type="float">
            <text:p>-11.0000000000388</text:p>
          </table:table-cell>
          <table:table-cell table:formula="of:=([.C186]-[.C185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458772" calcext:value-type="float">
            <text:p>0.458772</text:p>
          </table:table-cell>
          <table:table-cell table:formula="of:=([.A186]-[.A185])/[.$H$3]" office:value-type="float" office:value="1.749" calcext:value-type="float">
            <text:p>1.749</text:p>
          </table:table-cell>
          <table:table-cell table:formula="of:=([.B186]-[.B185])/[.$H$3]" office:value-type="float" office:value="-8.99999999998125" calcext:value-type="float">
            <text:p>-8.99999999998125</text:p>
          </table:table-cell>
          <table:table-cell table:formula="of:=MAX(MIN([.C186];16);-16)" office:value-type="float" office:value="-8.99999999998125" calcext:value-type="float">
            <text:p>-8.99999999998125</text:p>
          </table:table-cell>
          <table:table-cell table:formula="of:=([.C187]-[.C186])/[.$H$3]" office:value-type="float" office:value="-999.999999973245" calcext:value-type="float">
            <text:p>-999.999999973245</text:p>
          </table:table-cell>
          <table:table-cell table:number-columns-repeated="7"/>
        </table:table-row>
        <table:table-row table:style-name="ro1">
          <table:table-cell office:value-type="float" office:value="0.460511" calcext:value-type="float">
            <text:p>0.460511</text:p>
          </table:table-cell>
          <table:table-cell table:formula="of:=([.A187]-[.A186])/[.$H$3]" office:value-type="float" office:value="1.73900000000005" calcext:value-type="float">
            <text:p>1.73900000000005</text:p>
          </table:table-cell>
          <table:table-cell table:formula="of:=([.B187]-[.B186])/[.$H$3]" office:value-type="float" office:value="-9.99999999995449" calcext:value-type="float">
            <text:p>-9.99999999995449</text:p>
          </table:table-cell>
          <table:table-cell table:formula="of:=MAX(MIN([.C187];16);-16)" office:value-type="float" office:value="-9.99999999995449" calcext:value-type="float">
            <text:p>-9.99999999995449</text:p>
          </table:table-cell>
          <table:table-cell table:formula="of:=([.C188]-[.C187])/[.$H$3]" office:value-type="float" office:value="-0.0000000555111512312578" calcext:value-type="float">
            <text:p>-5.55111512312578E-08</text:p>
          </table:table-cell>
          <table:table-cell table:number-columns-repeated="7"/>
        </table:table-row>
        <table:table-row table:style-name="ro1">
          <table:table-cell office:value-type="float" office:value="0.46224" calcext:value-type="float">
            <text:p>0.46224</text:p>
          </table:table-cell>
          <table:table-cell table:formula="of:=([.A188]-[.A187])/[.$H$3]" office:value-type="float" office:value="1.72900000000004" calcext:value-type="float">
            <text:p>1.72900000000004</text:p>
          </table:table-cell>
          <table:table-cell table:formula="of:=([.B188]-[.B187])/[.$H$3]" office:value-type="float" office:value="-10.00000000001" calcext:value-type="float">
            <text:p>-10.00000000001</text:p>
          </table:table-cell>
          <table:table-cell table:formula="of:=MAX(MIN([.C188];16);-16)" office:value-type="float" office:value="-10.00000000001" calcext:value-type="float">
            <text:p>-10.00000000001</text:p>
          </table:table-cell>
          <table:table-cell table:formula="of:=([.C189]-[.C188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463959" calcext:value-type="float">
            <text:p>0.463959</text:p>
          </table:table-cell>
          <table:table-cell table:formula="of:=([.A189]-[.A188])/[.$H$3]" office:value-type="float" office:value="1.71899999999992" calcext:value-type="float">
            <text:p>1.71899999999992</text:p>
          </table:table-cell>
          <table:table-cell table:formula="of:=([.B189]-[.B188])/[.$H$3]" office:value-type="float" office:value="-10.000000000121" calcext:value-type="float">
            <text:p>-10.000000000121</text:p>
          </table:table-cell>
          <table:table-cell table:formula="of:=MAX(MIN([.C189];16);-16)" office:value-type="float" office:value="-10.000000000121" calcext:value-type="float">
            <text:p>-10.000000000121</text:p>
          </table:table-cell>
          <table:table-cell table:formula="of:=([.C190]-[.C189])/[.$H$3]" office:value-type="float" office:value="1000.0000002508" calcext:value-type="float">
            <text:p>1000.0000002508</text:p>
          </table:table-cell>
          <table:table-cell table:number-columns-repeated="7"/>
        </table:table-row>
        <table:table-row table:style-name="ro1">
          <table:table-cell office:value-type="float" office:value="0.465669" calcext:value-type="float">
            <text:p>0.465669</text:p>
          </table:table-cell>
          <table:table-cell table:formula="of:=([.A190]-[.A189])/[.$H$3]" office:value-type="float" office:value="1.71000000000004" calcext:value-type="float">
            <text:p>1.71000000000004</text:p>
          </table:table-cell>
          <table:table-cell table:formula="of:=([.B190]-[.B189])/[.$H$3]" office:value-type="float" office:value="-8.99999999987022" calcext:value-type="float">
            <text:p>-8.99999999987022</text:p>
          </table:table-cell>
          <table:table-cell table:formula="of:=MAX(MIN([.C190];16);-16)" office:value-type="float" office:value="-8.99999999987022" calcext:value-type="float">
            <text:p>-8.99999999987022</text:p>
          </table:table-cell>
          <table:table-cell table:formula="of:=([.C191]-[.C190])/[.$H$3]" office:value-type="float" office:value="-1000.00000019529" calcext:value-type="float">
            <text:p>-1000.00000019529</text:p>
          </table:table-cell>
          <table:table-cell table:number-columns-repeated="7"/>
        </table:table-row>
        <table:table-row table:style-name="ro1">
          <table:table-cell office:value-type="float" office:value="0.467369" calcext:value-type="float">
            <text:p>0.467369</text:p>
          </table:table-cell>
          <table:table-cell table:formula="of:=([.A191]-[.A190])/[.$H$3]" office:value-type="float" office:value="1.69999999999998" calcext:value-type="float">
            <text:p>1.69999999999998</text:p>
          </table:table-cell>
          <table:table-cell table:formula="of:=([.B191]-[.B190])/[.$H$3]" office:value-type="float" office:value="-10.0000000000655" calcext:value-type="float">
            <text:p>-10.0000000000655</text:p>
          </table:table-cell>
          <table:table-cell table:formula="of:=MAX(MIN([.C191];16);-16)" office:value-type="float" office:value="-10.0000000000655" calcext:value-type="float">
            <text:p>-10.0000000000655</text:p>
          </table:table-cell>
          <table:table-cell table:formula="of:=([.C192]-[.C191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46906" calcext:value-type="float">
            <text:p>0.46906</text:p>
          </table:table-cell>
          <table:table-cell table:formula="of:=([.A192]-[.A191])/[.$H$3]" office:value-type="float" office:value="1.69100000000005" calcext:value-type="float">
            <text:p>1.69100000000005</text:p>
          </table:table-cell>
          <table:table-cell table:formula="of:=([.B192]-[.B191])/[.$H$3]" office:value-type="float" office:value="-8.99999999992573" calcext:value-type="float">
            <text:p>-8.99999999992573</text:p>
          </table:table-cell>
          <table:table-cell table:formula="of:=MAX(MIN([.C192];16);-16)" office:value-type="float" office:value="-8.99999999992573" calcext:value-type="float">
            <text:p>-8.99999999992573</text:p>
          </table:table-cell>
          <table:table-cell table:formula="of:=([.C193]-[.C192])/[.$H$3]" office:value-type="float" office:value="-0.000000166533453693773" calcext:value-type="float">
            <text:p>-1.66533453693773E-07</text:p>
          </table:table-cell>
          <table:table-cell table:number-columns-repeated="7"/>
        </table:table-row>
        <table:table-row table:style-name="ro1">
          <table:table-cell office:value-type="float" office:value="0.470742" calcext:value-type="float">
            <text:p>0.470742</text:p>
          </table:table-cell>
          <table:table-cell table:formula="of:=([.A193]-[.A192])/[.$H$3]" office:value-type="float" office:value="1.68199999999996" calcext:value-type="float">
            <text:p>1.68199999999996</text:p>
          </table:table-cell>
          <table:table-cell table:formula="of:=([.B193]-[.B192])/[.$H$3]" office:value-type="float" office:value="-9.00000000009227" calcext:value-type="float">
            <text:p>-9.00000000009227</text:p>
          </table:table-cell>
          <table:table-cell table:formula="of:=MAX(MIN([.C193];16);-16)" office:value-type="float" office:value="-9.00000000009227" calcext:value-type="float">
            <text:p>-9.00000000009227</text:p>
          </table:table-cell>
          <table:table-cell table:formula="of:=([.C194]-[.C193])/[.$H$3]" office:value-type="float" office:value="-999.999999862222" calcext:value-type="float">
            <text:p>-999.999999862222</text:p>
          </table:table-cell>
          <table:table-cell table:number-columns-repeated="7"/>
        </table:table-row>
        <table:table-row table:style-name="ro1">
          <table:table-cell office:value-type="float" office:value="0.472414" calcext:value-type="float">
            <text:p>0.472414</text:p>
          </table:table-cell>
          <table:table-cell table:formula="of:=([.A194]-[.A193])/[.$H$3]" office:value-type="float" office:value="1.67200000000001" calcext:value-type="float">
            <text:p>1.67200000000001</text:p>
          </table:table-cell>
          <table:table-cell table:formula="of:=([.B194]-[.B193])/[.$H$3]" office:value-type="float" office:value="-9.99999999995449" calcext:value-type="float">
            <text:p>-9.99999999995449</text:p>
          </table:table-cell>
          <table:table-cell table:formula="of:=MAX(MIN([.C194];16);-16)" office:value-type="float" office:value="-9.99999999995449" calcext:value-type="float">
            <text:p>-9.99999999995449</text:p>
          </table:table-cell>
          <table:table-cell table:formula="of:=([.C195]-[.C194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474077" calcext:value-type="float">
            <text:p>0.474077</text:p>
          </table:table-cell>
          <table:table-cell table:formula="of:=([.A195]-[.A194])/[.$H$3]" office:value-type="float" office:value="1.66299999999997" calcext:value-type="float">
            <text:p>1.66299999999997</text:p>
          </table:table-cell>
          <table:table-cell table:formula="of:=([.B195]-[.B194])/[.$H$3]" office:value-type="float" office:value="-9.00000000003676" calcext:value-type="float">
            <text:p>-9.00000000003676</text:p>
          </table:table-cell>
          <table:table-cell table:formula="of:=MAX(MIN([.C195];16);-16)" office:value-type="float" office:value="-9.00000000003676" calcext:value-type="float">
            <text:p>-9.00000000003676</text:p>
          </table:table-cell>
          <table:table-cell table:formula="of:=([.C196]-[.C195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475731" calcext:value-type="float">
            <text:p>0.475731</text:p>
          </table:table-cell>
          <table:table-cell table:formula="of:=([.A196]-[.A195])/[.$H$3]" office:value-type="float" office:value="1.65399999999999" calcext:value-type="float">
            <text:p>1.65399999999999</text:p>
          </table:table-cell>
          <table:table-cell table:formula="of:=([.B196]-[.B195])/[.$H$3]" office:value-type="float" office:value="-8.99999999998125" calcext:value-type="float">
            <text:p>-8.99999999998125</text:p>
          </table:table-cell>
          <table:table-cell table:formula="of:=MAX(MIN([.C196];16);-16)" office:value-type="float" office:value="-8.99999999998125" calcext:value-type="float">
            <text:p>-8.99999999998125</text:p>
          </table:table-cell>
          <table:table-cell table:formula="of:=([.C197]-[.C196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477376" calcext:value-type="float">
            <text:p>0.477376</text:p>
          </table:table-cell>
          <table:table-cell table:formula="of:=([.A197]-[.A196])/[.$H$3]" office:value-type="float" office:value="1.64500000000001" calcext:value-type="float">
            <text:p>1.64500000000001</text:p>
          </table:table-cell>
          <table:table-cell table:formula="of:=([.B197]-[.B196])/[.$H$3]" office:value-type="float" office:value="-8.99999999998125" calcext:value-type="float">
            <text:p>-8.99999999998125</text:p>
          </table:table-cell>
          <table:table-cell table:formula="of:=MAX(MIN([.C197];16);-16)" office:value-type="float" office:value="-8.99999999998125" calcext:value-type="float">
            <text:p>-8.99999999998125</text:p>
          </table:table-cell>
          <table:table-cell table:formula="of:=([.C198]-[.C197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479013" calcext:value-type="float">
            <text:p>0.479013</text:p>
          </table:table-cell>
          <table:table-cell table:formula="of:=([.A198]-[.A197])/[.$H$3]" office:value-type="float" office:value="1.637" calcext:value-type="float">
            <text:p>1.637</text:p>
          </table:table-cell>
          <table:table-cell table:formula="of:=([.B198]-[.B197])/[.$H$3]" office:value-type="float" office:value="-8.000000000008" calcext:value-type="float">
            <text:p>-8.000000000008</text:p>
          </table:table-cell>
          <table:table-cell table:formula="of:=MAX(MIN([.C198];16);-16)" office:value-type="float" office:value="-8.000000000008" calcext:value-type="float">
            <text:p>-8.000000000008</text:p>
          </table:table-cell>
          <table:table-cell table:formula="of:=([.C199]-[.C198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48064" calcext:value-type="float">
            <text:p>0.48064</text:p>
          </table:table-cell>
          <table:table-cell table:formula="of:=([.A199]-[.A198])/[.$H$3]" office:value-type="float" office:value="1.62700000000005" calcext:value-type="float">
            <text:p>1.62700000000005</text:p>
          </table:table-cell>
          <table:table-cell table:formula="of:=([.B199]-[.B198])/[.$H$3]" office:value-type="float" office:value="-9.99999999995449" calcext:value-type="float">
            <text:p>-9.99999999995449</text:p>
          </table:table-cell>
          <table:table-cell table:formula="of:=MAX(MIN([.C199];16);-16)" office:value-type="float" office:value="-9.99999999995449" calcext:value-type="float">
            <text:p>-9.99999999995449</text:p>
          </table:table-cell>
          <table:table-cell table:formula="of:=([.C200]-[.C199])/[.$H$3]" office:value-type="float" office:value="999.999999862222" calcext:value-type="float">
            <text:p>999.999999862222</text:p>
          </table:table-cell>
          <table:table-cell table:number-columns-repeated="7"/>
        </table:table-row>
        <table:table-row table:style-name="ro1">
          <table:table-cell office:value-type="float" office:value="0.482258" calcext:value-type="float">
            <text:p>0.482258</text:p>
          </table:table-cell>
          <table:table-cell table:formula="of:=([.A200]-[.A199])/[.$H$3]" office:value-type="float" office:value="1.61799999999995" calcext:value-type="float">
            <text:p>1.61799999999995</text:p>
          </table:table-cell>
          <table:table-cell table:formula="of:=([.B200]-[.B199])/[.$H$3]" office:value-type="float" office:value="-9.00000000009227" calcext:value-type="float">
            <text:p>-9.00000000009227</text:p>
          </table:table-cell>
          <table:table-cell table:formula="of:=MAX(MIN([.C200];16);-16)" office:value-type="float" office:value="-9.00000000009227" calcext:value-type="float">
            <text:p>-9.00000000009227</text:p>
          </table:table-cell>
          <table:table-cell table:formula="of:=([.C201]-[.C200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483868" calcext:value-type="float">
            <text:p>0.483868</text:p>
          </table:table-cell>
          <table:table-cell table:formula="of:=([.A201]-[.A200])/[.$H$3]" office:value-type="float" office:value="1.61" calcext:value-type="float">
            <text:p>1.61</text:p>
          </table:table-cell>
          <table:table-cell table:formula="of:=([.B201]-[.B200])/[.$H$3]" office:value-type="float" office:value="-7.99999999995249" calcext:value-type="float">
            <text:p>-7.99999999995249</text:p>
          </table:table-cell>
          <table:table-cell table:formula="of:=MAX(MIN([.C201];16);-16)" office:value-type="float" office:value="-7.99999999995249" calcext:value-type="float">
            <text:p>-7.99999999995249</text:p>
          </table:table-cell>
          <table:table-cell table:formula="of:=([.C202]-[.C201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485469" calcext:value-type="float">
            <text:p>0.485469</text:p>
          </table:table-cell>
          <table:table-cell table:formula="of:=([.A202]-[.A201])/[.$H$3]" office:value-type="float" office:value="1.60100000000002" calcext:value-type="float">
            <text:p>1.60100000000002</text:p>
          </table:table-cell>
          <table:table-cell table:formula="of:=([.B202]-[.B201])/[.$H$3]" office:value-type="float" office:value="-8.99999999998125" calcext:value-type="float">
            <text:p>-8.99999999998125</text:p>
          </table:table-cell>
          <table:table-cell table:formula="of:=MAX(MIN([.C202];16);-16)" office:value-type="float" office:value="-8.99999999998125" calcext:value-type="float">
            <text:p>-8.99999999998125</text:p>
          </table:table-cell>
          <table:table-cell table:formula="of:=([.C203]-[.C202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487062" calcext:value-type="float">
            <text:p>0.487062</text:p>
          </table:table-cell>
          <table:table-cell table:formula="of:=([.A203]-[.A202])/[.$H$3]" office:value-type="float" office:value="1.59300000000001" calcext:value-type="float">
            <text:p>1.59300000000001</text:p>
          </table:table-cell>
          <table:table-cell table:formula="of:=([.B203]-[.B202])/[.$H$3]" office:value-type="float" office:value="-8.000000000008" calcext:value-type="float">
            <text:p>-8.000000000008</text:p>
          </table:table-cell>
          <table:table-cell table:formula="of:=MAX(MIN([.C203];16);-16)" office:value-type="float" office:value="-8.000000000008" calcext:value-type="float">
            <text:p>-8.000000000008</text:p>
          </table:table-cell>
          <table:table-cell table:formula="of:=([.C204]-[.C203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488646" calcext:value-type="float">
            <text:p>0.488646</text:p>
          </table:table-cell>
          <table:table-cell table:formula="of:=([.A204]-[.A203])/[.$H$3]" office:value-type="float" office:value="1.58399999999997" calcext:value-type="float">
            <text:p>1.58399999999997</text:p>
          </table:table-cell>
          <table:table-cell table:formula="of:=([.B204]-[.B203])/[.$H$3]" office:value-type="float" office:value="-9.00000000003676" calcext:value-type="float">
            <text:p>-9.00000000003676</text:p>
          </table:table-cell>
          <table:table-cell table:formula="of:=MAX(MIN([.C204];16);-16)" office:value-type="float" office:value="-9.00000000003676" calcext:value-type="float">
            <text:p>-9.00000000003676</text:p>
          </table:table-cell>
          <table:table-cell table:formula="of:=([.C205]-[.C204])/[.$H$3]" office:value-type="float" office:value="1000.00000008427" calcext:value-type="float">
            <text:p>1000.00000008427</text:p>
          </table:table-cell>
          <table:table-cell table:number-columns-repeated="7"/>
        </table:table-row>
        <table:table-row table:style-name="ro1">
          <table:table-cell office:value-type="float" office:value="0.490222" calcext:value-type="float">
            <text:p>0.490222</text:p>
          </table:table-cell>
          <table:table-cell table:formula="of:=([.A205]-[.A204])/[.$H$3]" office:value-type="float" office:value="1.57600000000002" calcext:value-type="float">
            <text:p>1.57600000000002</text:p>
          </table:table-cell>
          <table:table-cell table:formula="of:=([.B205]-[.B204])/[.$H$3]" office:value-type="float" office:value="-7.99999999995249" calcext:value-type="float">
            <text:p>-7.99999999995249</text:p>
          </table:table-cell>
          <table:table-cell table:formula="of:=MAX(MIN([.C205];16);-16)" office:value-type="float" office:value="-7.99999999995249" calcext:value-type="float">
            <text:p>-7.99999999995249</text:p>
          </table:table-cell>
          <table:table-cell table:formula="of:=([.C206]-[.C205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491789" calcext:value-type="float">
            <text:p>0.491789</text:p>
          </table:table-cell>
          <table:table-cell table:formula="of:=([.A206]-[.A205])/[.$H$3]" office:value-type="float" office:value="1.56699999999999" calcext:value-type="float">
            <text:p>1.56699999999999</text:p>
          </table:table-cell>
          <table:table-cell table:formula="of:=([.B206]-[.B205])/[.$H$3]" office:value-type="float" office:value="-9.00000000003676" calcext:value-type="float">
            <text:p>-9.00000000003676</text:p>
          </table:table-cell>
          <table:table-cell table:formula="of:=MAX(MIN([.C206];16);-16)" office:value-type="float" office:value="-9.00000000003676" calcext:value-type="float">
            <text:p>-9.00000000003676</text:p>
          </table:table-cell>
          <table:table-cell table:formula="of:=([.C207]-[.C206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493348" calcext:value-type="float">
            <text:p>0.493348</text:p>
          </table:table-cell>
          <table:table-cell table:formula="of:=([.A207]-[.A206])/[.$H$3]" office:value-type="float" office:value="1.55899999999998" calcext:value-type="float">
            <text:p>1.55899999999998</text:p>
          </table:table-cell>
          <table:table-cell table:formula="of:=([.B207]-[.B206])/[.$H$3]" office:value-type="float" office:value="-8.000000000008" calcext:value-type="float">
            <text:p>-8.000000000008</text:p>
          </table:table-cell>
          <table:table-cell table:formula="of:=MAX(MIN([.C207];16);-16)" office:value-type="float" office:value="-8.000000000008" calcext:value-type="float">
            <text:p>-8.000000000008</text:p>
          </table:table-cell>
          <table:table-cell table:formula="of:=([.C208]-[.C207])/[.$H$3]" office:value-type="float" office:value="0.0000000555111512312578" calcext:value-type="float">
            <text:p>5.55111512312578E-08</text:p>
          </table:table-cell>
          <table:table-cell table:number-columns-repeated="7"/>
        </table:table-row>
        <table:table-row table:style-name="ro1">
          <table:table-cell office:value-type="float" office:value="0.494899" calcext:value-type="float">
            <text:p>0.494899</text:p>
          </table:table-cell>
          <table:table-cell table:formula="of:=([.A208]-[.A207])/[.$H$3]" office:value-type="float" office:value="1.55100000000002" calcext:value-type="float">
            <text:p>1.55100000000002</text:p>
          </table:table-cell>
          <table:table-cell table:formula="of:=([.B208]-[.B207])/[.$H$3]" office:value-type="float" office:value="-7.99999999995249" calcext:value-type="float">
            <text:p>-7.99999999995249</text:p>
          </table:table-cell>
          <table:table-cell table:formula="of:=MAX(MIN([.C208];16);-16)" office:value-type="float" office:value="-7.99999999995249" calcext:value-type="float">
            <text:p>-7.99999999995249</text:p>
          </table:table-cell>
          <table:table-cell table:formula="of:=([.C209]-[.C208])/[.$H$3]" office:value-type="float" office:value="-1000.00000008427" calcext:value-type="float">
            <text:p>-1000.00000008427</text:p>
          </table:table-cell>
          <table:table-cell table:number-columns-repeated="7"/>
        </table:table-row>
        <table:table-row table:style-name="ro1">
          <table:table-cell office:value-type="float" office:value="0.496441" calcext:value-type="float">
            <text:p>0.496441</text:p>
          </table:table-cell>
          <table:table-cell table:formula="of:=([.A209]-[.A208])/[.$H$3]" office:value-type="float" office:value="1.54199999999999" calcext:value-type="float">
            <text:p>1.54199999999999</text:p>
          </table:table-cell>
          <table:table-cell table:formula="of:=([.B209]-[.B208])/[.$H$3]" office:value-type="float" office:value="-9.00000000003676" calcext:value-type="float">
            <text:p>-9.00000000003676</text:p>
          </table:table-cell>
          <table:table-cell table:formula="of:=MAX(MIN([.C209];16);-16)" office:value-type="float" office:value="-9.00000000003676" calcext:value-type="float">
            <text:p>-9.00000000003676</text:p>
          </table:table-cell>
          <table:table-cell table:formula="of:=([.C210]-[.C209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497976" calcext:value-type="float">
            <text:p>0.497976</text:p>
          </table:table-cell>
          <table:table-cell table:formula="of:=([.A210]-[.A209])/[.$H$3]" office:value-type="float" office:value="1.53500000000001" calcext:value-type="float">
            <text:p>1.53500000000001</text:p>
          </table:table-cell>
          <table:table-cell table:formula="of:=([.B210]-[.B209])/[.$H$3]" office:value-type="float" office:value="-6.99999999997925" calcext:value-type="float">
            <text:p>-6.99999999997925</text:p>
          </table:table-cell>
          <table:table-cell table:formula="of:=MAX(MIN([.C210];16);-16)" office:value-type="float" office:value="-6.99999999997925" calcext:value-type="float">
            <text:p>-6.99999999997925</text:p>
          </table:table-cell>
          <table:table-cell table:formula="of:=([.C211]-[.C210])/[.$H$3]" office:value-type="float" office:value="-2000.000000002" calcext:value-type="float">
            <text:p>-2000.000000002</text:p>
          </table:table-cell>
          <table:table-cell table:number-columns-repeated="7"/>
        </table:table-row>
        <table:table-row table:style-name="ro1">
          <table:table-cell office:value-type="float" office:value="0.499502" calcext:value-type="float">
            <text:p>0.499502</text:p>
          </table:table-cell>
          <table:table-cell table:formula="of:=([.A211]-[.A210])/[.$H$3]" office:value-type="float" office:value="1.52600000000003" calcext:value-type="float">
            <text:p>1.52600000000003</text:p>
          </table:table-cell>
          <table:table-cell table:formula="of:=([.B211]-[.B210])/[.$H$3]" office:value-type="float" office:value="-8.99999999998125" calcext:value-type="float">
            <text:p>-8.99999999998125</text:p>
          </table:table-cell>
          <table:table-cell table:formula="of:=MAX(MIN([.C211];16);-16)" office:value-type="float" office:value="-8.99999999998125" calcext:value-type="float">
            <text:p>-8.99999999998125</text:p>
          </table:table-cell>
          <table:table-cell table:formula="of:=([.C212]-[.C211])/[.$H$3]" office:value-type="float" office:value="999.999999973245" calcext:value-type="float">
            <text:p>999.999999973245</text:p>
          </table:table-cell>
          <table:table-cell table:number-columns-repeated="7"/>
        </table:table-row>
        <table:table-row table:style-name="ro1">
          <table:table-cell office:value-type="float" office:value="0.50102" calcext:value-type="float">
            <text:p>0.50102</text:p>
          </table:table-cell>
          <table:table-cell table:formula="of:=([.A212]-[.A211])/[.$H$3]" office:value-type="float" office:value="1.51800000000002" calcext:value-type="float">
            <text:p>1.51800000000002</text:p>
          </table:table-cell>
          <table:table-cell table:formula="of:=([.B212]-[.B211])/[.$H$3]" office:value-type="float" office:value="-8.000000000008" calcext:value-type="float">
            <text:p>-8.000000000008</text:p>
          </table:table-cell>
          <table:table-cell table:formula="of:=MAX(MIN([.C212];16);-16)" office:value-type="float" office:value="-8.000000000008" calcext:value-type="float">
            <text:p>-8.000000000008</text:p>
          </table:table-cell>
          <table:table-cell table:formula="of:=([.C213]-[.C212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02531" calcext:value-type="float">
            <text:p>0.502531</text:p>
          </table:table-cell>
          <table:table-cell table:formula="of:=([.A213]-[.A212])/[.$H$3]" office:value-type="float" office:value="1.51099999999993" calcext:value-type="float">
            <text:p>1.51099999999993</text:p>
          </table:table-cell>
          <table:table-cell table:formula="of:=([.B213]-[.B212])/[.$H$3]" office:value-type="float" office:value="-7.00000000009027" calcext:value-type="float">
            <text:p>-7.00000000009027</text:p>
          </table:table-cell>
          <table:table-cell table:formula="of:=MAX(MIN([.C213];16);-16)" office:value-type="float" office:value="-7.00000000009027" calcext:value-type="float">
            <text:p>-7.00000000009027</text:p>
          </table:table-cell>
          <table:table-cell table:formula="of:=([.C214]-[.C213])/[.$H$3]" office:value-type="float" office:value="-1999.99999983547" calcext:value-type="float">
            <text:p>-1999.99999983547</text:p>
          </table:table-cell>
          <table:table-cell table:number-columns-repeated="7"/>
        </table:table-row>
        <table:table-row table:style-name="ro1">
          <table:table-cell office:value-type="float" office:value="0.504033" calcext:value-type="float">
            <text:p>0.504033</text:p>
          </table:table-cell>
          <table:table-cell table:formula="of:=([.A214]-[.A213])/[.$H$3]" office:value-type="float" office:value="1.502" calcext:value-type="float">
            <text:p>1.502</text:p>
          </table:table-cell>
          <table:table-cell table:formula="of:=([.B214]-[.B213])/[.$H$3]" office:value-type="float" office:value="-8.99999999992573" calcext:value-type="float">
            <text:p>-8.99999999992573</text:p>
          </table:table-cell>
          <table:table-cell table:formula="of:=MAX(MIN([.C214];16);-16)" office:value-type="float" office:value="-8.99999999992573" calcext:value-type="float">
            <text:p>-8.99999999992573</text:p>
          </table:table-cell>
          <table:table-cell table:formula="of:=([.C215]-[.C214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505528" calcext:value-type="float">
            <text:p>0.505528</text:p>
          </table:table-cell>
          <table:table-cell table:formula="of:=([.A215]-[.A214])/[.$H$3]" office:value-type="float" office:value="1.49500000000002" calcext:value-type="float">
            <text:p>1.49500000000002</text:p>
          </table:table-cell>
          <table:table-cell table:formula="of:=([.B215]-[.B214])/[.$H$3]" office:value-type="float" office:value="-6.99999999997925" calcext:value-type="float">
            <text:p>-6.99999999997925</text:p>
          </table:table-cell>
          <table:table-cell table:formula="of:=MAX(MIN([.C215];16);-16)" office:value-type="float" office:value="-6.99999999997925" calcext:value-type="float">
            <text:p>-6.99999999997925</text:p>
          </table:table-cell>
          <table:table-cell table:formula="of:=([.C216]-[.C215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07015" calcext:value-type="float">
            <text:p>0.507015</text:p>
          </table:table-cell>
          <table:table-cell table:formula="of:=([.A216]-[.A215])/[.$H$3]" office:value-type="float" office:value="1.48700000000002" calcext:value-type="float">
            <text:p>1.48700000000002</text:p>
          </table:table-cell>
          <table:table-cell table:formula="of:=([.B216]-[.B215])/[.$H$3]" office:value-type="float" office:value="-8.000000000008" calcext:value-type="float">
            <text:p>-8.000000000008</text:p>
          </table:table-cell>
          <table:table-cell table:formula="of:=MAX(MIN([.C216];16);-16)" office:value-type="float" office:value="-8.000000000008" calcext:value-type="float">
            <text:p>-8.000000000008</text:p>
          </table:table-cell>
          <table:table-cell table:formula="of:=([.C217]-[.C216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508495" calcext:value-type="float">
            <text:p>0.508495</text:p>
          </table:table-cell>
          <table:table-cell table:formula="of:=([.A217]-[.A216])/[.$H$3]" office:value-type="float" office:value="1.48000000000004" calcext:value-type="float">
            <text:p>1.48000000000004</text:p>
          </table:table-cell>
          <table:table-cell table:formula="of:=([.B217]-[.B216])/[.$H$3]" office:value-type="float" office:value="-6.99999999997925" calcext:value-type="float">
            <text:p>-6.99999999997925</text:p>
          </table:table-cell>
          <table:table-cell table:formula="of:=MAX(MIN([.C217];16);-16)" office:value-type="float" office:value="-6.99999999997925" calcext:value-type="float">
            <text:p>-6.99999999997925</text:p>
          </table:table-cell>
          <table:table-cell table:formula="of:=([.C218]-[.C217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509966" calcext:value-type="float">
            <text:p>0.509966</text:p>
          </table:table-cell>
          <table:table-cell table:formula="of:=([.A218]-[.A217])/[.$H$3]" office:value-type="float" office:value="1.471" calcext:value-type="float">
            <text:p>1.471</text:p>
          </table:table-cell>
          <table:table-cell table:formula="of:=([.B218]-[.B217])/[.$H$3]" office:value-type="float" office:value="-9.00000000003676" calcext:value-type="float">
            <text:p>-9.00000000003676</text:p>
          </table:table-cell>
          <table:table-cell table:formula="of:=MAX(MIN([.C218];16);-16)" office:value-type="float" office:value="-9.00000000003676" calcext:value-type="float">
            <text:p>-9.00000000003676</text:p>
          </table:table-cell>
          <table:table-cell table:formula="of:=([.C219]-[.C218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51143" calcext:value-type="float">
            <text:p>0.51143</text:p>
          </table:table-cell>
          <table:table-cell table:formula="of:=([.A219]-[.A218])/[.$H$3]" office:value-type="float" office:value="1.46400000000002" calcext:value-type="float">
            <text:p>1.46400000000002</text:p>
          </table:table-cell>
          <table:table-cell table:formula="of:=([.B219]-[.B218])/[.$H$3]" office:value-type="float" office:value="-6.99999999997925" calcext:value-type="float">
            <text:p>-6.99999999997925</text:p>
          </table:table-cell>
          <table:table-cell table:formula="of:=MAX(MIN([.C219];16);-16)" office:value-type="float" office:value="-6.99999999997925" calcext:value-type="float">
            <text:p>-6.99999999997925</text:p>
          </table:table-cell>
          <table:table-cell table:formula="of:=([.C220]-[.C219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512887" calcext:value-type="float">
            <text:p>0.512887</text:p>
          </table:table-cell>
          <table:table-cell table:formula="of:=([.A220]-[.A219])/[.$H$3]" office:value-type="float" office:value="1.45699999999993" calcext:value-type="float">
            <text:p>1.45699999999993</text:p>
          </table:table-cell>
          <table:table-cell table:formula="of:=([.B220]-[.B219])/[.$H$3]" office:value-type="float" office:value="-7.00000000009027" calcext:value-type="float">
            <text:p>-7.00000000009027</text:p>
          </table:table-cell>
          <table:table-cell table:formula="of:=MAX(MIN([.C220];16);-16)" office:value-type="float" office:value="-7.00000000009027" calcext:value-type="float">
            <text:p>-7.00000000009027</text:p>
          </table:table-cell>
          <table:table-cell table:formula="of:=([.C221]-[.C220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514336" calcext:value-type="float">
            <text:p>0.514336</text:p>
          </table:table-cell>
          <table:table-cell table:formula="of:=([.A221]-[.A220])/[.$H$3]" office:value-type="float" office:value="1.44900000000003" calcext:value-type="float">
            <text:p>1.44900000000003</text:p>
          </table:table-cell>
          <table:table-cell table:formula="of:=([.B221]-[.B220])/[.$H$3]" office:value-type="float" office:value="-7.99999999989698" calcext:value-type="float">
            <text:p>-7.99999999989698</text:p>
          </table:table-cell>
          <table:table-cell table:formula="of:=MAX(MIN([.C221];16);-16)" office:value-type="float" office:value="-7.99999999989698" calcext:value-type="float">
            <text:p>-7.99999999989698</text:p>
          </table:table-cell>
          <table:table-cell table:formula="of:=([.C222]-[.C221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515778" calcext:value-type="float">
            <text:p>0.515778</text:p>
          </table:table-cell>
          <table:table-cell table:formula="of:=([.A222]-[.A221])/[.$H$3]" office:value-type="float" office:value="1.44199999999994" calcext:value-type="float">
            <text:p>1.44199999999994</text:p>
          </table:table-cell>
          <table:table-cell table:formula="of:=([.B222]-[.B221])/[.$H$3]" office:value-type="float" office:value="-7.00000000009027" calcext:value-type="float">
            <text:p>-7.00000000009027</text:p>
          </table:table-cell>
          <table:table-cell table:formula="of:=MAX(MIN([.C222];16);-16)" office:value-type="float" office:value="-7.00000000009027" calcext:value-type="float">
            <text:p>-7.00000000009027</text:p>
          </table:table-cell>
          <table:table-cell table:formula="of:=([.C223]-[.C222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517212" calcext:value-type="float">
            <text:p>0.517212</text:p>
          </table:table-cell>
          <table:table-cell table:formula="of:=([.A223]-[.A222])/[.$H$3]" office:value-type="float" office:value="1.43400000000005" calcext:value-type="float">
            <text:p>1.43400000000005</text:p>
          </table:table-cell>
          <table:table-cell table:formula="of:=([.B223]-[.B222])/[.$H$3]" office:value-type="float" office:value="-7.99999999989698" calcext:value-type="float">
            <text:p>-7.99999999989698</text:p>
          </table:table-cell>
          <table:table-cell table:formula="of:=MAX(MIN([.C223];16);-16)" office:value-type="float" office:value="-7.99999999989698" calcext:value-type="float">
            <text:p>-7.99999999989698</text:p>
          </table:table-cell>
          <table:table-cell table:formula="of:=([.C224]-[.C223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518639" calcext:value-type="float">
            <text:p>0.518639</text:p>
          </table:table-cell>
          <table:table-cell table:formula="of:=([.A224]-[.A223])/[.$H$3]" office:value-type="float" office:value="1.42699999999996" calcext:value-type="float">
            <text:p>1.42699999999996</text:p>
          </table:table-cell>
          <table:table-cell table:formula="of:=([.B224]-[.B223])/[.$H$3]" office:value-type="float" office:value="-7.00000000009027" calcext:value-type="float">
            <text:p>-7.00000000009027</text:p>
          </table:table-cell>
          <table:table-cell table:formula="of:=MAX(MIN([.C224];16);-16)" office:value-type="float" office:value="-7.00000000009027" calcext:value-type="float">
            <text:p>-7.00000000009027</text:p>
          </table:table-cell>
          <table:table-cell table:formula="of:=([.C225]-[.C224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520059" calcext:value-type="float">
            <text:p>0.520059</text:p>
          </table:table-cell>
          <table:table-cell table:formula="of:=([.A225]-[.A224])/[.$H$3]" office:value-type="float" office:value="1.41999999999998" calcext:value-type="float">
            <text:p>1.41999999999998</text:p>
          </table:table-cell>
          <table:table-cell table:formula="of:=([.B225]-[.B224])/[.$H$3]" office:value-type="float" office:value="-6.99999999997925" calcext:value-type="float">
            <text:p>-6.99999999997925</text:p>
          </table:table-cell>
          <table:table-cell table:formula="of:=MAX(MIN([.C225];16);-16)" office:value-type="float" office:value="-6.99999999997925" calcext:value-type="float">
            <text:p>-6.99999999997925</text:p>
          </table:table-cell>
          <table:table-cell table:formula="of:=([.C226]-[.C225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21472" calcext:value-type="float">
            <text:p>0.521472</text:p>
          </table:table-cell>
          <table:table-cell table:formula="of:=([.A226]-[.A225])/[.$H$3]" office:value-type="float" office:value="1.413" calcext:value-type="float">
            <text:p>1.413</text:p>
          </table:table-cell>
          <table:table-cell table:formula="of:=([.B226]-[.B225])/[.$H$3]" office:value-type="float" office:value="-6.99999999997925" calcext:value-type="float">
            <text:p>-6.99999999997925</text:p>
          </table:table-cell>
          <table:table-cell table:formula="of:=MAX(MIN([.C226];16);-16)" office:value-type="float" office:value="-6.99999999997925" calcext:value-type="float">
            <text:p>-6.99999999997925</text:p>
          </table:table-cell>
          <table:table-cell table:formula="of:=([.C227]-[.C226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22877" calcext:value-type="float">
            <text:p>0.522877</text:p>
          </table:table-cell>
          <table:table-cell table:formula="of:=([.A227]-[.A226])/[.$H$3]" office:value-type="float" office:value="1.40499999999999" calcext:value-type="float">
            <text:p>1.40499999999999</text:p>
          </table:table-cell>
          <table:table-cell table:formula="of:=([.B227]-[.B226])/[.$H$3]" office:value-type="float" office:value="-8.000000000008" calcext:value-type="float">
            <text:p>-8.000000000008</text:p>
          </table:table-cell>
          <table:table-cell table:formula="of:=MAX(MIN([.C227];16);-16)" office:value-type="float" office:value="-8.000000000008" calcext:value-type="float">
            <text:p>-8.000000000008</text:p>
          </table:table-cell>
          <table:table-cell table:formula="of:=([.C228]-[.C227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524276" calcext:value-type="float">
            <text:p>0.524276</text:p>
          </table:table-cell>
          <table:table-cell table:formula="of:=([.A228]-[.A227])/[.$H$3]" office:value-type="float" office:value="1.39900000000004" calcext:value-type="float">
            <text:p>1.39900000000004</text:p>
          </table:table-cell>
          <table:table-cell table:formula="of:=([.B228]-[.B227])/[.$H$3]" office:value-type="float" office:value="-5.99999999995049" calcext:value-type="float">
            <text:p>-5.99999999995049</text:p>
          </table:table-cell>
          <table:table-cell table:formula="of:=MAX(MIN([.C228];16);-16)" office:value-type="float" office:value="-5.99999999995049" calcext:value-type="float">
            <text:p>-5.99999999995049</text:p>
          </table:table-cell>
          <table:table-cell table:formula="of:=([.C229]-[.C228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525667" calcext:value-type="float">
            <text:p>0.525667</text:p>
          </table:table-cell>
          <table:table-cell table:formula="of:=([.A229]-[.A228])/[.$H$3]" office:value-type="float" office:value="1.39100000000003" calcext:value-type="float">
            <text:p>1.39100000000003</text:p>
          </table:table-cell>
          <table:table-cell table:formula="of:=([.B229]-[.B228])/[.$H$3]" office:value-type="float" office:value="-8.000000000008" calcext:value-type="float">
            <text:p>-8.000000000008</text:p>
          </table:table-cell>
          <table:table-cell table:formula="of:=MAX(MIN([.C229];16);-16)" office:value-type="float" office:value="-8.000000000008" calcext:value-type="float">
            <text:p>-8.000000000008</text:p>
          </table:table-cell>
          <table:table-cell table:formula="of:=([.C230]-[.C229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27051" calcext:value-type="float">
            <text:p>0.527051</text:p>
          </table:table-cell>
          <table:table-cell table:formula="of:=([.A230]-[.A229])/[.$H$3]" office:value-type="float" office:value="1.38399999999994" calcext:value-type="float">
            <text:p>1.38399999999994</text:p>
          </table:table-cell>
          <table:table-cell table:formula="of:=([.B230]-[.B229])/[.$H$3]" office:value-type="float" office:value="-7.00000000009027" calcext:value-type="float">
            <text:p>-7.00000000009027</text:p>
          </table:table-cell>
          <table:table-cell table:formula="of:=MAX(MIN([.C230];16);-16)" office:value-type="float" office:value="-7.00000000009027" calcext:value-type="float">
            <text:p>-7.00000000009027</text:p>
          </table:table-cell>
          <table:table-cell table:formula="of:=([.C231]-[.C230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528429" calcext:value-type="float">
            <text:p>0.528429</text:p>
          </table:table-cell>
          <table:table-cell table:formula="of:=([.A231]-[.A230])/[.$H$3]" office:value-type="float" office:value="1.37799999999999" calcext:value-type="float">
            <text:p>1.37799999999999</text:p>
          </table:table-cell>
          <table:table-cell table:formula="of:=([.B231]-[.B230])/[.$H$3]" office:value-type="float" office:value="-5.99999999995049" calcext:value-type="float">
            <text:p>-5.99999999995049</text:p>
          </table:table-cell>
          <table:table-cell table:formula="of:=MAX(MIN([.C231];16);-16)" office:value-type="float" office:value="-5.99999999995049" calcext:value-type="float">
            <text:p>-5.99999999995049</text:p>
          </table:table-cell>
          <table:table-cell table:formula="of:=([.C232]-[.C231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529799" calcext:value-type="float">
            <text:p>0.529799</text:p>
          </table:table-cell>
          <table:table-cell table:formula="of:=([.A232]-[.A231])/[.$H$3]" office:value-type="float" office:value="1.37000000000009" calcext:value-type="float">
            <text:p>1.37000000000009</text:p>
          </table:table-cell>
          <table:table-cell table:formula="of:=([.B232]-[.B231])/[.$H$3]" office:value-type="float" office:value="-7.99999999989698" calcext:value-type="float">
            <text:p>-7.99999999989698</text:p>
          </table:table-cell>
          <table:table-cell table:formula="of:=MAX(MIN([.C232];16);-16)" office:value-type="float" office:value="-7.99999999989698" calcext:value-type="float">
            <text:p>-7.99999999989698</text:p>
          </table:table-cell>
          <table:table-cell table:formula="of:=([.C233]-[.C232])/[.$H$3]" office:value-type="float" office:value="1999.99999972444" calcext:value-type="float">
            <text:p>1999.99999972444</text:p>
          </table:table-cell>
          <table:table-cell table:number-columns-repeated="7"/>
        </table:table-row>
        <table:table-row table:style-name="ro1">
          <table:table-cell office:value-type="float" office:value="0.531163" calcext:value-type="float">
            <text:p>0.531163</text:p>
          </table:table-cell>
          <table:table-cell table:formula="of:=([.A233]-[.A232])/[.$H$3]" office:value-type="float" office:value="1.36399999999992" calcext:value-type="float">
            <text:p>1.36399999999992</text:p>
          </table:table-cell>
          <table:table-cell table:formula="of:=([.B233]-[.B232])/[.$H$3]" office:value-type="float" office:value="-6.00000000017253" calcext:value-type="float">
            <text:p>-6.00000000017253</text:p>
          </table:table-cell>
          <table:table-cell table:formula="of:=MAX(MIN([.C233];16);-16)" office:value-type="float" office:value="-6.00000000017253" calcext:value-type="float">
            <text:p>-6.00000000017253</text:p>
          </table:table-cell>
          <table:table-cell table:formula="of:=([.C234]-[.C233])/[.$H$3]" office:value-type="float" office:value="-999.999999695689" calcext:value-type="float">
            <text:p>-999.999999695689</text:p>
          </table:table-cell>
          <table:table-cell table:number-columns-repeated="7"/>
        </table:table-row>
        <table:table-row table:style-name="ro1">
          <table:table-cell office:value-type="float" office:value="0.53252" calcext:value-type="float">
            <text:p>0.53252</text:p>
          </table:table-cell>
          <table:table-cell table:formula="of:=([.A234]-[.A233])/[.$H$3]" office:value-type="float" office:value="1.35700000000005" calcext:value-type="float">
            <text:p>1.35700000000005</text:p>
          </table:table-cell>
          <table:table-cell table:formula="of:=([.B234]-[.B233])/[.$H$3]" office:value-type="float" office:value="-6.99999999986822" calcext:value-type="float">
            <text:p>-6.99999999986822</text:p>
          </table:table-cell>
          <table:table-cell table:formula="of:=MAX(MIN([.C234];16);-16)" office:value-type="float" office:value="-6.99999999986822" calcext:value-type="float">
            <text:p>-6.99999999986822</text:p>
          </table:table-cell>
          <table:table-cell table:formula="of:=([.C235]-[.C234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53387" calcext:value-type="float">
            <text:p>0.53387</text:p>
          </table:table-cell>
          <table:table-cell table:formula="of:=([.A235]-[.A234])/[.$H$3]" office:value-type="float" office:value="1.35000000000007" calcext:value-type="float">
            <text:p>1.35000000000007</text:p>
          </table:table-cell>
          <table:table-cell table:formula="of:=([.B235]-[.B234])/[.$H$3]" office:value-type="float" office:value="-6.99999999997925" calcext:value-type="float">
            <text:p>-6.99999999997925</text:p>
          </table:table-cell>
          <table:table-cell table:formula="of:=MAX(MIN([.C235];16);-16)" office:value-type="float" office:value="-6.99999999997925" calcext:value-type="float">
            <text:p>-6.99999999997925</text:p>
          </table:table-cell>
          <table:table-cell table:formula="of:=([.C236]-[.C235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535213" calcext:value-type="float">
            <text:p>0.535213</text:p>
          </table:table-cell>
          <table:table-cell table:formula="of:=([.A236]-[.A235])/[.$H$3]" office:value-type="float" office:value="1.34299999999987" calcext:value-type="float">
            <text:p>1.34299999999987</text:p>
          </table:table-cell>
          <table:table-cell table:formula="of:=([.B236]-[.B235])/[.$H$3]" office:value-type="float" office:value="-7.00000000020129" calcext:value-type="float">
            <text:p>-7.00000000020129</text:p>
          </table:table-cell>
          <table:table-cell table:formula="of:=MAX(MIN([.C236];16);-16)" office:value-type="float" office:value="-7.00000000020129" calcext:value-type="float">
            <text:p>-7.00000000020129</text:p>
          </table:table-cell>
          <table:table-cell table:formula="of:=([.C237]-[.C236])/[.$H$3]" office:value-type="float" office:value="1000.00000047284" calcext:value-type="float">
            <text:p>1000.00000047284</text:p>
          </table:table-cell>
          <table:table-cell table:number-columns-repeated="7"/>
        </table:table-row>
        <table:table-row table:style-name="ro1">
          <table:table-cell office:value-type="float" office:value="0.53655" calcext:value-type="float">
            <text:p>0.53655</text:p>
          </table:table-cell>
          <table:table-cell table:formula="of:=([.A237]-[.A236])/[.$H$3]" office:value-type="float" office:value="1.33700000000014" calcext:value-type="float">
            <text:p>1.33700000000014</text:p>
          </table:table-cell>
          <table:table-cell table:formula="of:=([.B237]-[.B236])/[.$H$3]" office:value-type="float" office:value="-5.99999999972845" calcext:value-type="float">
            <text:p>-5.99999999972845</text:p>
          </table:table-cell>
          <table:table-cell table:formula="of:=MAX(MIN([.C237];16);-16)" office:value-type="float" office:value="-5.99999999972845" calcext:value-type="float">
            <text:p>-5.99999999972845</text:p>
          </table:table-cell>
          <table:table-cell table:formula="of:=([.C238]-[.C237])/[.$H$3]" office:value-type="float" office:value="-1000.00000047284" calcext:value-type="float">
            <text:p>-1000.00000047284</text:p>
          </table:table-cell>
          <table:table-cell table:number-columns-repeated="7"/>
        </table:table-row>
        <table:table-row table:style-name="ro1">
          <table:table-cell office:value-type="float" office:value="0.53788" calcext:value-type="float">
            <text:p>0.53788</text:p>
          </table:table-cell>
          <table:table-cell table:formula="of:=([.A238]-[.A237])/[.$H$3]" office:value-type="float" office:value="1.32999999999994" calcext:value-type="float">
            <text:p>1.32999999999994</text:p>
          </table:table-cell>
          <table:table-cell table:formula="of:=([.B238]-[.B237])/[.$H$3]" office:value-type="float" office:value="-7.00000000020129" calcext:value-type="float">
            <text:p>-7.00000000020129</text:p>
          </table:table-cell>
          <table:table-cell table:formula="of:=MAX(MIN([.C238];16);-16)" office:value-type="float" office:value="-7.00000000020129" calcext:value-type="float">
            <text:p>-7.00000000020129</text:p>
          </table:table-cell>
          <table:table-cell table:formula="of:=([.C239]-[.C238])/[.$H$3]" office:value-type="float" office:value="1000.0000002508" calcext:value-type="float">
            <text:p>1000.0000002508</text:p>
          </table:table-cell>
          <table:table-cell table:number-columns-repeated="7"/>
        </table:table-row>
        <table:table-row table:style-name="ro1">
          <table:table-cell office:value-type="float" office:value="0.539204" calcext:value-type="float">
            <text:p>0.539204</text:p>
          </table:table-cell>
          <table:table-cell table:formula="of:=([.A239]-[.A238])/[.$H$3]" office:value-type="float" office:value="1.32399999999999" calcext:value-type="float">
            <text:p>1.32399999999999</text:p>
          </table:table-cell>
          <table:table-cell table:formula="of:=([.B239]-[.B238])/[.$H$3]" office:value-type="float" office:value="-5.99999999995049" calcext:value-type="float">
            <text:p>-5.99999999995049</text:p>
          </table:table-cell>
          <table:table-cell table:formula="of:=MAX(MIN([.C239];16);-16)" office:value-type="float" office:value="-5.99999999995049" calcext:value-type="float">
            <text:p>-5.99999999995049</text:p>
          </table:table-cell>
          <table:table-cell table:formula="of:=([.C240]-[.C239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40521" calcext:value-type="float">
            <text:p>0.540521</text:p>
          </table:table-cell>
          <table:table-cell table:formula="of:=([.A240]-[.A239])/[.$H$3]" office:value-type="float" office:value="1.31700000000001" calcext:value-type="float">
            <text:p>1.31700000000001</text:p>
          </table:table-cell>
          <table:table-cell table:formula="of:=([.B240]-[.B239])/[.$H$3]" office:value-type="float" office:value="-6.99999999997925" calcext:value-type="float">
            <text:p>-6.99999999997925</text:p>
          </table:table-cell>
          <table:table-cell table:formula="of:=MAX(MIN([.C240];16);-16)" office:value-type="float" office:value="-6.99999999997925" calcext:value-type="float">
            <text:p>-6.99999999997925</text:p>
          </table:table-cell>
          <table:table-cell table:formula="of:=([.C241]-[.C240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541831" calcext:value-type="float">
            <text:p>0.541831</text:p>
          </table:table-cell>
          <table:table-cell table:formula="of:=([.A241]-[.A240])/[.$H$3]" office:value-type="float" office:value="1.30999999999992" calcext:value-type="float">
            <text:p>1.30999999999992</text:p>
          </table:table-cell>
          <table:table-cell table:formula="of:=([.B241]-[.B240])/[.$H$3]" office:value-type="float" office:value="-7.00000000009027" calcext:value-type="float">
            <text:p>-7.00000000009027</text:p>
          </table:table-cell>
          <table:table-cell table:formula="of:=MAX(MIN([.C241];16);-16)" office:value-type="float" office:value="-7.00000000009027" calcext:value-type="float">
            <text:p>-7.00000000009027</text:p>
          </table:table-cell>
          <table:table-cell table:formula="of:=([.C242]-[.C241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543135" calcext:value-type="float">
            <text:p>0.543135</text:p>
          </table:table-cell>
          <table:table-cell table:formula="of:=([.A242]-[.A241])/[.$H$3]" office:value-type="float" office:value="1.30399999999997" calcext:value-type="float">
            <text:p>1.30399999999997</text:p>
          </table:table-cell>
          <table:table-cell table:formula="of:=([.B242]-[.B241])/[.$H$3]" office:value-type="float" office:value="-5.99999999995049" calcext:value-type="float">
            <text:p>-5.99999999995049</text:p>
          </table:table-cell>
          <table:table-cell table:formula="of:=MAX(MIN([.C242];16);-16)" office:value-type="float" office:value="-5.99999999995049" calcext:value-type="float">
            <text:p>-5.99999999995049</text:p>
          </table:table-cell>
          <table:table-cell table:formula="of:=([.C243]-[.C242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44433" calcext:value-type="float">
            <text:p>0.544433</text:p>
          </table:table-cell>
          <table:table-cell table:formula="of:=([.A243]-[.A242])/[.$H$3]" office:value-type="float" office:value="1.29800000000002" calcext:value-type="float">
            <text:p>1.29800000000002</text:p>
          </table:table-cell>
          <table:table-cell table:formula="of:=([.B243]-[.B242])/[.$H$3]" office:value-type="float" office:value="-5.99999999995049" calcext:value-type="float">
            <text:p>-5.99999999995049</text:p>
          </table:table-cell>
          <table:table-cell table:formula="of:=MAX(MIN([.C243];16);-16)" office:value-type="float" office:value="-5.99999999995049" calcext:value-type="float">
            <text:p>-5.99999999995049</text:p>
          </table:table-cell>
          <table:table-cell table:formula="of:=([.C244]-[.C243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45724" calcext:value-type="float">
            <text:p>0.545724</text:p>
          </table:table-cell>
          <table:table-cell table:formula="of:=([.A244]-[.A243])/[.$H$3]" office:value-type="float" office:value="1.29100000000004" calcext:value-type="float">
            <text:p>1.29100000000004</text:p>
          </table:table-cell>
          <table:table-cell table:formula="of:=([.B244]-[.B243])/[.$H$3]" office:value-type="float" office:value="-6.99999999997925" calcext:value-type="float">
            <text:p>-6.99999999997925</text:p>
          </table:table-cell>
          <table:table-cell table:formula="of:=MAX(MIN([.C244];16);-16)" office:value-type="float" office:value="-6.99999999997925" calcext:value-type="float">
            <text:p>-6.99999999997925</text:p>
          </table:table-cell>
          <table:table-cell table:formula="of:=([.C245]-[.C244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47009" calcext:value-type="float">
            <text:p>0.547009</text:p>
          </table:table-cell>
          <table:table-cell table:formula="of:=([.A245]-[.A244])/[.$H$3]" office:value-type="float" office:value="1.28499999999998" calcext:value-type="float">
            <text:p>1.28499999999998</text:p>
          </table:table-cell>
          <table:table-cell table:formula="of:=([.B245]-[.B244])/[.$H$3]" office:value-type="float" office:value="-6.00000000006151" calcext:value-type="float">
            <text:p>-6.00000000006151</text:p>
          </table:table-cell>
          <table:table-cell table:formula="of:=MAX(MIN([.C245];16);-16)" office:value-type="float" office:value="-6.00000000006151" calcext:value-type="float">
            <text:p>-6.00000000006151</text:p>
          </table:table-cell>
          <table:table-cell table:formula="of:=([.C246]-[.C245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548288" calcext:value-type="float">
            <text:p>0.548288</text:p>
          </table:table-cell>
          <table:table-cell table:formula="of:=([.A246]-[.A245])/[.$H$3]" office:value-type="float" office:value="1.27900000000003" calcext:value-type="float">
            <text:p>1.27900000000003</text:p>
          </table:table-cell>
          <table:table-cell table:formula="of:=([.B246]-[.B245])/[.$H$3]" office:value-type="float" office:value="-5.99999999995049" calcext:value-type="float">
            <text:p>-5.99999999995049</text:p>
          </table:table-cell>
          <table:table-cell table:formula="of:=MAX(MIN([.C246];16);-16)" office:value-type="float" office:value="-5.99999999995049" calcext:value-type="float">
            <text:p>-5.99999999995049</text:p>
          </table:table-cell>
          <table:table-cell table:formula="of:=([.C247]-[.C246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549561" calcext:value-type="float">
            <text:p>0.549561</text:p>
          </table:table-cell>
          <table:table-cell table:formula="of:=([.A247]-[.A246])/[.$H$3]" office:value-type="float" office:value="1.27299999999997" calcext:value-type="float">
            <text:p>1.27299999999997</text:p>
          </table:table-cell>
          <table:table-cell table:formula="of:=([.B247]-[.B246])/[.$H$3]" office:value-type="float" office:value="-6.00000000006151" calcext:value-type="float">
            <text:p>-6.00000000006151</text:p>
          </table:table-cell>
          <table:table-cell table:formula="of:=MAX(MIN([.C247];16);-16)" office:value-type="float" office:value="-6.00000000006151" calcext:value-type="float">
            <text:p>-6.00000000006151</text:p>
          </table:table-cell>
          <table:table-cell table:formula="of:=([.C248]-[.C247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550827" calcext:value-type="float">
            <text:p>0.550827</text:p>
          </table:table-cell>
          <table:table-cell table:formula="of:=([.A248]-[.A247])/[.$H$3]" office:value-type="float" office:value="1.26599999999999" calcext:value-type="float">
            <text:p>1.26599999999999</text:p>
          </table:table-cell>
          <table:table-cell table:formula="of:=([.B248]-[.B247])/[.$H$3]" office:value-type="float" office:value="-6.99999999997925" calcext:value-type="float">
            <text:p>-6.99999999997925</text:p>
          </table:table-cell>
          <table:table-cell table:formula="of:=MAX(MIN([.C248];16);-16)" office:value-type="float" office:value="-6.99999999997925" calcext:value-type="float">
            <text:p>-6.99999999997925</text:p>
          </table:table-cell>
          <table:table-cell table:formula="of:=([.C249]-[.C248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552087" calcext:value-type="float">
            <text:p>0.552087</text:p>
          </table:table-cell>
          <table:table-cell table:formula="of:=([.A249]-[.A248])/[.$H$3]" office:value-type="float" office:value="1.26000000000004" calcext:value-type="float">
            <text:p>1.26000000000004</text:p>
          </table:table-cell>
          <table:table-cell table:formula="of:=([.B249]-[.B248])/[.$H$3]" office:value-type="float" office:value="-5.99999999995049" calcext:value-type="float">
            <text:p>-5.99999999995049</text:p>
          </table:table-cell>
          <table:table-cell table:formula="of:=MAX(MIN([.C249];16);-16)" office:value-type="float" office:value="-5.99999999995049" calcext:value-type="float">
            <text:p>-5.99999999995049</text:p>
          </table:table-cell>
          <table:table-cell table:formula="of:=([.C250]-[.C249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53342" calcext:value-type="float">
            <text:p>0.553342</text:p>
          </table:table-cell>
          <table:table-cell table:formula="of:=([.A250]-[.A249])/[.$H$3]" office:value-type="float" office:value="1.25500000000001" calcext:value-type="float">
            <text:p>1.25500000000001</text:p>
          </table:table-cell>
          <table:table-cell table:formula="of:=([.B250]-[.B249])/[.$H$3]" office:value-type="float" office:value="-5.00000000003276" calcext:value-type="float">
            <text:p>-5.00000000003276</text:p>
          </table:table-cell>
          <table:table-cell table:formula="of:=MAX(MIN([.C250];16);-16)" office:value-type="float" office:value="-5.00000000003276" calcext:value-type="float">
            <text:p>-5.00000000003276</text:p>
          </table:table-cell>
          <table:table-cell table:formula="of:=([.C251]-[.C250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55459" calcext:value-type="float">
            <text:p>0.55459</text:p>
          </table:table-cell>
          <table:table-cell table:formula="of:=([.A251]-[.A250])/[.$H$3]" office:value-type="float" office:value="1.24800000000003" calcext:value-type="float">
            <text:p>1.24800000000003</text:p>
          </table:table-cell>
          <table:table-cell table:formula="of:=([.B251]-[.B250])/[.$H$3]" office:value-type="float" office:value="-6.99999999997925" calcext:value-type="float">
            <text:p>-6.99999999997925</text:p>
          </table:table-cell>
          <table:table-cell table:formula="of:=MAX(MIN([.C251];16);-16)" office:value-type="float" office:value="-6.99999999997925" calcext:value-type="float">
            <text:p>-6.99999999997925</text:p>
          </table:table-cell>
          <table:table-cell table:formula="of:=([.C252]-[.C251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55832" calcext:value-type="float">
            <text:p>0.555832</text:p>
          </table:table-cell>
          <table:table-cell table:formula="of:=([.A252]-[.A251])/[.$H$3]" office:value-type="float" office:value="1.24199999999997" calcext:value-type="float">
            <text:p>1.24199999999997</text:p>
          </table:table-cell>
          <table:table-cell table:formula="of:=([.B252]-[.B251])/[.$H$3]" office:value-type="float" office:value="-6.00000000006151" calcext:value-type="float">
            <text:p>-6.00000000006151</text:p>
          </table:table-cell>
          <table:table-cell table:formula="of:=MAX(MIN([.C252];16);-16)" office:value-type="float" office:value="-6.00000000006151" calcext:value-type="float">
            <text:p>-6.00000000006151</text:p>
          </table:table-cell>
          <table:table-cell table:formula="of:=([.C253]-[.C252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557068" calcext:value-type="float">
            <text:p>0.557068</text:p>
          </table:table-cell>
          <table:table-cell table:formula="of:=([.A253]-[.A252])/[.$H$3]" office:value-type="float" office:value="1.23600000000001" calcext:value-type="float">
            <text:p>1.23600000000001</text:p>
          </table:table-cell>
          <table:table-cell table:formula="of:=([.B253]-[.B252])/[.$H$3]" office:value-type="float" office:value="-5.99999999995049" calcext:value-type="float">
            <text:p>-5.99999999995049</text:p>
          </table:table-cell>
          <table:table-cell table:formula="of:=MAX(MIN([.C253];16);-16)" office:value-type="float" office:value="-5.99999999995049" calcext:value-type="float">
            <text:p>-5.99999999995049</text:p>
          </table:table-cell>
          <table:table-cell table:formula="of:=([.C254]-[.C253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558298" calcext:value-type="float">
            <text:p>0.558298</text:p>
          </table:table-cell>
          <table:table-cell table:formula="of:=([.A254]-[.A253])/[.$H$3]" office:value-type="float" office:value="1.22999999999995" calcext:value-type="float">
            <text:p>1.22999999999995</text:p>
          </table:table-cell>
          <table:table-cell table:formula="of:=([.B254]-[.B253])/[.$H$3]" office:value-type="float" office:value="-6.00000000006151" calcext:value-type="float">
            <text:p>-6.00000000006151</text:p>
          </table:table-cell>
          <table:table-cell table:formula="of:=MAX(MIN([.C254];16);-16)" office:value-type="float" office:value="-6.00000000006151" calcext:value-type="float">
            <text:p>-6.00000000006151</text:p>
          </table:table-cell>
          <table:table-cell table:formula="of:=([.C255]-[.C254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559522" calcext:value-type="float">
            <text:p>0.559522</text:p>
          </table:table-cell>
          <table:table-cell table:formula="of:=([.A255]-[.A254])/[.$H$3]" office:value-type="float" office:value="1.224" calcext:value-type="float">
            <text:p>1.224</text:p>
          </table:table-cell>
          <table:table-cell table:formula="of:=([.B255]-[.B254])/[.$H$3]" office:value-type="float" office:value="-5.99999999995049" calcext:value-type="float">
            <text:p>-5.99999999995049</text:p>
          </table:table-cell>
          <table:table-cell table:formula="of:=MAX(MIN([.C255];16);-16)" office:value-type="float" office:value="-5.99999999995049" calcext:value-type="float">
            <text:p>-5.99999999995049</text:p>
          </table:table-cell>
          <table:table-cell table:formula="of:=([.C256]-[.C255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6074" calcext:value-type="float">
            <text:p>0.56074</text:p>
          </table:table-cell>
          <table:table-cell table:formula="of:=([.A256]-[.A255])/[.$H$3]" office:value-type="float" office:value="1.21800000000005" calcext:value-type="float">
            <text:p>1.21800000000005</text:p>
          </table:table-cell>
          <table:table-cell table:formula="of:=([.B256]-[.B255])/[.$H$3]" office:value-type="float" office:value="-5.99999999995049" calcext:value-type="float">
            <text:p>-5.99999999995049</text:p>
          </table:table-cell>
          <table:table-cell table:formula="of:=MAX(MIN([.C256];16);-16)" office:value-type="float" office:value="-5.99999999995049" calcext:value-type="float">
            <text:p>-5.99999999995049</text:p>
          </table:table-cell>
          <table:table-cell table:formula="of:=([.C257]-[.C256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561953" calcext:value-type="float">
            <text:p>0.561953</text:p>
          </table:table-cell>
          <table:table-cell table:formula="of:=([.A257]-[.A256])/[.$H$3]" office:value-type="float" office:value="1.21299999999991" calcext:value-type="float">
            <text:p>1.21299999999991</text:p>
          </table:table-cell>
          <table:table-cell table:formula="of:=([.B257]-[.B256])/[.$H$3]" office:value-type="float" office:value="-5.00000000014378" calcext:value-type="float">
            <text:p>-5.00000000014378</text:p>
          </table:table-cell>
          <table:table-cell table:formula="of:=MAX(MIN([.C257];16);-16)" office:value-type="float" office:value="-5.00000000014378" calcext:value-type="float">
            <text:p>-5.00000000014378</text:p>
          </table:table-cell>
          <table:table-cell table:formula="of:=([.C258]-[.C257])/[.$H$3]" office:value-type="float" office:value="-1999.99999972444" calcext:value-type="float">
            <text:p>-1999.99999972444</text:p>
          </table:table-cell>
          <table:table-cell table:number-columns-repeated="7"/>
        </table:table-row>
        <table:table-row table:style-name="ro1">
          <table:table-cell office:value-type="float" office:value="0.563159" calcext:value-type="float">
            <text:p>0.563159</text:p>
          </table:table-cell>
          <table:table-cell table:formula="of:=([.A258]-[.A257])/[.$H$3]" office:value-type="float" office:value="1.20600000000004" calcext:value-type="float">
            <text:p>1.20600000000004</text:p>
          </table:table-cell>
          <table:table-cell table:formula="of:=([.B258]-[.B257])/[.$H$3]" office:value-type="float" office:value="-6.99999999986822" calcext:value-type="float">
            <text:p>-6.99999999986822</text:p>
          </table:table-cell>
          <table:table-cell table:formula="of:=MAX(MIN([.C258];16);-16)" office:value-type="float" office:value="-6.99999999986822" calcext:value-type="float">
            <text:p>-6.99999999986822</text:p>
          </table:table-cell>
          <table:table-cell table:formula="of:=([.C259]-[.C258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56436" calcext:value-type="float">
            <text:p>0.56436</text:p>
          </table:table-cell>
          <table:table-cell table:formula="of:=([.A259]-[.A258])/[.$H$3]" office:value-type="float" office:value="1.20100000000012" calcext:value-type="float">
            <text:p>1.20100000000012</text:p>
          </table:table-cell>
          <table:table-cell table:formula="of:=([.B259]-[.B258])/[.$H$3]" office:value-type="float" office:value="-4.99999999992173" calcext:value-type="float">
            <text:p>-4.99999999992173</text:p>
          </table:table-cell>
          <table:table-cell table:formula="of:=MAX(MIN([.C259];16);-16)" office:value-type="float" office:value="-4.99999999992173" calcext:value-type="float">
            <text:p>-4.99999999992173</text:p>
          </table:table-cell>
          <table:table-cell table:formula="of:=([.C260]-[.C259])/[.$H$3]" office:value-type="float" office:value="-0.000000333066907387547" calcext:value-type="float">
            <text:p>-3.33066907387547E-07</text:p>
          </table:table-cell>
          <table:table-cell table:number-columns-repeated="7"/>
        </table:table-row>
        <table:table-row table:style-name="ro1">
          <table:table-cell office:value-type="float" office:value="0.565556" calcext:value-type="float">
            <text:p>0.565556</text:p>
          </table:table-cell>
          <table:table-cell table:formula="of:=([.A260]-[.A259])/[.$H$3]" office:value-type="float" office:value="1.19599999999986" calcext:value-type="float">
            <text:p>1.19599999999986</text:p>
          </table:table-cell>
          <table:table-cell table:formula="of:=([.B260]-[.B259])/[.$H$3]" office:value-type="float" office:value="-5.0000000002548" calcext:value-type="float">
            <text:p>-5.0000000002548</text:p>
          </table:table-cell>
          <table:table-cell table:formula="of:=MAX(MIN([.C260];16);-16)" office:value-type="float" office:value="-5.0000000002548" calcext:value-type="float">
            <text:p>-5.0000000002548</text:p>
          </table:table-cell>
          <table:table-cell table:formula="of:=([.C261]-[.C260])/[.$H$3]" office:value-type="float" office:value="-1999.99999961342" calcext:value-type="float">
            <text:p>-1999.99999961342</text:p>
          </table:table-cell>
          <table:table-cell table:number-columns-repeated="7"/>
        </table:table-row>
        <table:table-row table:style-name="ro1">
          <table:table-cell office:value-type="float" office:value="0.566745" calcext:value-type="float">
            <text:p>0.566745</text:p>
          </table:table-cell>
          <table:table-cell table:formula="of:=([.A261]-[.A260])/[.$H$3]" office:value-type="float" office:value="1.189" calcext:value-type="float">
            <text:p>1.189</text:p>
          </table:table-cell>
          <table:table-cell table:formula="of:=([.B261]-[.B260])/[.$H$3]" office:value-type="float" office:value="-6.99999999986822" calcext:value-type="float">
            <text:p>-6.99999999986822</text:p>
          </table:table-cell>
          <table:table-cell table:formula="of:=MAX(MIN([.C261];16);-16)" office:value-type="float" office:value="-6.99999999986822" calcext:value-type="float">
            <text:p>-6.99999999986822</text:p>
          </table:table-cell>
          <table:table-cell table:formula="of:=([.C262]-[.C261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567929" calcext:value-type="float">
            <text:p>0.567929</text:p>
          </table:table-cell>
          <table:table-cell table:formula="of:=([.A262]-[.A261])/[.$H$3]" office:value-type="float" office:value="1.18400000000007" calcext:value-type="float">
            <text:p>1.18400000000007</text:p>
          </table:table-cell>
          <table:table-cell table:formula="of:=([.B262]-[.B261])/[.$H$3]" office:value-type="float" office:value="-4.99999999992173" calcext:value-type="float">
            <text:p>-4.99999999992173</text:p>
          </table:table-cell>
          <table:table-cell table:formula="of:=MAX(MIN([.C262];16);-16)" office:value-type="float" office:value="-4.99999999992173" calcext:value-type="float">
            <text:p>-4.99999999992173</text:p>
          </table:table-cell>
          <table:table-cell table:formula="of:=([.C263]-[.C262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569107" calcext:value-type="float">
            <text:p>0.569107</text:p>
          </table:table-cell>
          <table:table-cell table:formula="of:=([.A263]-[.A262])/[.$H$3]" office:value-type="float" office:value="1.17800000000001" calcext:value-type="float">
            <text:p>1.17800000000001</text:p>
          </table:table-cell>
          <table:table-cell table:formula="of:=([.B263]-[.B262])/[.$H$3]" office:value-type="float" office:value="-6.00000000006151" calcext:value-type="float">
            <text:p>-6.00000000006151</text:p>
          </table:table-cell>
          <table:table-cell table:formula="of:=MAX(MIN([.C263];16);-16)" office:value-type="float" office:value="-6.00000000006151" calcext:value-type="float">
            <text:p>-6.00000000006151</text:p>
          </table:table-cell>
          <table:table-cell table:formula="of:=([.C264]-[.C263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57028" calcext:value-type="float">
            <text:p>0.57028</text:p>
          </table:table-cell>
          <table:table-cell table:formula="of:=([.A264]-[.A263])/[.$H$3]" office:value-type="float" office:value="1.17299999999998" calcext:value-type="float">
            <text:p>1.17299999999998</text:p>
          </table:table-cell>
          <table:table-cell table:formula="of:=([.B264]-[.B263])/[.$H$3]" office:value-type="float" office:value="-5.00000000003276" calcext:value-type="float">
            <text:p>-5.00000000003276</text:p>
          </table:table-cell>
          <table:table-cell table:formula="of:=MAX(MIN([.C264];16);-16)" office:value-type="float" office:value="-5.00000000003276" calcext:value-type="float">
            <text:p>-5.00000000003276</text:p>
          </table:table-cell>
          <table:table-cell table:formula="of:=([.C265]-[.C264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71447" calcext:value-type="float">
            <text:p>0.571447</text:p>
          </table:table-cell>
          <table:table-cell table:formula="of:=([.A265]-[.A264])/[.$H$3]" office:value-type="float" office:value="1.16699999999992" calcext:value-type="float">
            <text:p>1.16699999999992</text:p>
          </table:table-cell>
          <table:table-cell table:formula="of:=([.B265]-[.B264])/[.$H$3]" office:value-type="float" office:value="-6.00000000006151" calcext:value-type="float">
            <text:p>-6.00000000006151</text:p>
          </table:table-cell>
          <table:table-cell table:formula="of:=MAX(MIN([.C265];16);-16)" office:value-type="float" office:value="-6.00000000006151" calcext:value-type="float">
            <text:p>-6.00000000006151</text:p>
          </table:table-cell>
          <table:table-cell table:formula="of:=([.C266]-[.C265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572608" calcext:value-type="float">
            <text:p>0.572608</text:p>
          </table:table-cell>
          <table:table-cell table:formula="of:=([.A266]-[.A265])/[.$H$3]" office:value-type="float" office:value="1.16100000000008" calcext:value-type="float">
            <text:p>1.16100000000008</text:p>
          </table:table-cell>
          <table:table-cell table:formula="of:=([.B266]-[.B265])/[.$H$3]" office:value-type="float" office:value="-5.99999999983947" calcext:value-type="float">
            <text:p>-5.99999999983947</text:p>
          </table:table-cell>
          <table:table-cell table:formula="of:=MAX(MIN([.C266];16);-16)" office:value-type="float" office:value="-5.99999999983947" calcext:value-type="float">
            <text:p>-5.99999999983947</text:p>
          </table:table-cell>
          <table:table-cell table:formula="of:=([.C267]-[.C266])/[.$H$3]" office:value-type="float" office:value="999.999999695689" calcext:value-type="float">
            <text:p>999.999999695689</text:p>
          </table:table-cell>
          <table:table-cell table:number-columns-repeated="7"/>
        </table:table-row>
        <table:table-row table:style-name="ro1">
          <table:table-cell office:value-type="float" office:value="0.573764" calcext:value-type="float">
            <text:p>0.573764</text:p>
          </table:table-cell>
          <table:table-cell table:formula="of:=([.A267]-[.A266])/[.$H$3]" office:value-type="float" office:value="1.15599999999993" calcext:value-type="float">
            <text:p>1.15599999999993</text:p>
          </table:table-cell>
          <table:table-cell table:formula="of:=([.B267]-[.B266])/[.$H$3]" office:value-type="float" office:value="-5.00000000014378" calcext:value-type="float">
            <text:p>-5.00000000014378</text:p>
          </table:table-cell>
          <table:table-cell table:formula="of:=MAX(MIN([.C267];16);-16)" office:value-type="float" office:value="-5.00000000014378" calcext:value-type="float">
            <text:p>-5.00000000014378</text:p>
          </table:table-cell>
          <table:table-cell table:formula="of:=([.C268]-[.C267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574915" calcext:value-type="float">
            <text:p>0.574915</text:p>
          </table:table-cell>
          <table:table-cell table:formula="of:=([.A268]-[.A267])/[.$H$3]" office:value-type="float" office:value="1.15100000000001" calcext:value-type="float">
            <text:p>1.15100000000001</text:p>
          </table:table-cell>
          <table:table-cell table:formula="of:=([.B268]-[.B267])/[.$H$3]" office:value-type="float" office:value="-4.99999999992173" calcext:value-type="float">
            <text:p>-4.99999999992173</text:p>
          </table:table-cell>
          <table:table-cell table:formula="of:=MAX(MIN([.C268];16);-16)" office:value-type="float" office:value="-4.99999999992173" calcext:value-type="float">
            <text:p>-4.99999999992173</text:p>
          </table:table-cell>
          <table:table-cell table:formula="of:=([.C269]-[.C268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7606" calcext:value-type="float">
            <text:p>0.57606</text:p>
          </table:table-cell>
          <table:table-cell table:formula="of:=([.A269]-[.A268])/[.$H$3]" office:value-type="float" office:value="1.14500000000006" calcext:value-type="float">
            <text:p>1.14500000000006</text:p>
          </table:table-cell>
          <table:table-cell table:formula="of:=([.B269]-[.B268])/[.$H$3]" office:value-type="float" office:value="-5.99999999995049" calcext:value-type="float">
            <text:p>-5.99999999995049</text:p>
          </table:table-cell>
          <table:table-cell table:formula="of:=MAX(MIN([.C269];16);-16)" office:value-type="float" office:value="-5.99999999995049" calcext:value-type="float">
            <text:p>-5.99999999995049</text:p>
          </table:table-cell>
          <table:table-cell table:formula="of:=([.C270]-[.C269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772" calcext:value-type="float">
            <text:p>0.5772</text:p>
          </table:table-cell>
          <table:table-cell table:formula="of:=([.A270]-[.A269])/[.$H$3]" office:value-type="float" office:value="1.14000000000003" calcext:value-type="float">
            <text:p>1.14000000000003</text:p>
          </table:table-cell>
          <table:table-cell table:formula="of:=([.B270]-[.B269])/[.$H$3]" office:value-type="float" office:value="-5.00000000003276" calcext:value-type="float">
            <text:p>-5.00000000003276</text:p>
          </table:table-cell>
          <table:table-cell table:formula="of:=MAX(MIN([.C270];16);-16)" office:value-type="float" office:value="-5.00000000003276" calcext:value-type="float">
            <text:p>-5.00000000003276</text:p>
          </table:table-cell>
          <table:table-cell table:formula="of:=([.C271]-[.C270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578334" calcext:value-type="float">
            <text:p>0.578334</text:p>
          </table:table-cell>
          <table:table-cell table:formula="of:=([.A271]-[.A270])/[.$H$3]" office:value-type="float" office:value="1.13399999999997" calcext:value-type="float">
            <text:p>1.13399999999997</text:p>
          </table:table-cell>
          <table:table-cell table:formula="of:=([.B271]-[.B270])/[.$H$3]" office:value-type="float" office:value="-6.00000000006151" calcext:value-type="float">
            <text:p>-6.00000000006151</text:p>
          </table:table-cell>
          <table:table-cell table:formula="of:=MAX(MIN([.C271];16);-16)" office:value-type="float" office:value="-6.00000000006151" calcext:value-type="float">
            <text:p>-6.00000000006151</text:p>
          </table:table-cell>
          <table:table-cell table:formula="of:=([.C272]-[.C271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579464" calcext:value-type="float">
            <text:p>0.579464</text:p>
          </table:table-cell>
          <table:table-cell table:formula="of:=([.A272]-[.A271])/[.$H$3]" office:value-type="float" office:value="1.12999999999996" calcext:value-type="float">
            <text:p>1.12999999999996</text:p>
          </table:table-cell>
          <table:table-cell table:formula="of:=([.B272]-[.B271])/[.$H$3]" office:value-type="float" office:value="-4.000000000004" calcext:value-type="float">
            <text:p>-4.000000000004</text:p>
          </table:table-cell>
          <table:table-cell table:formula="of:=MAX(MIN([.C272];16);-16)" office:value-type="float" office:value="-4.000000000004" calcext:value-type="float">
            <text:p>-4.000000000004</text:p>
          </table:table-cell>
          <table:table-cell table:formula="of:=([.C273]-[.C272])/[.$H$3]" office:value-type="float" office:value="-2999.99999997524" calcext:value-type="float">
            <text:p>-2999.99999997524</text:p>
          </table:table-cell>
          <table:table-cell table:number-columns-repeated="7"/>
        </table:table-row>
        <table:table-row table:style-name="ro1">
          <table:table-cell office:value-type="float" office:value="0.580587" calcext:value-type="float">
            <text:p>0.580587</text:p>
          </table:table-cell>
          <table:table-cell table:formula="of:=([.A273]-[.A272])/[.$H$3]" office:value-type="float" office:value="1.12299999999999" calcext:value-type="float">
            <text:p>1.12299999999999</text:p>
          </table:table-cell>
          <table:table-cell table:formula="of:=([.B273]-[.B272])/[.$H$3]" office:value-type="float" office:value="-6.99999999997925" calcext:value-type="float">
            <text:p>-6.99999999997925</text:p>
          </table:table-cell>
          <table:table-cell table:formula="of:=MAX(MIN([.C273];16);-16)" office:value-type="float" office:value="-6.99999999997925" calcext:value-type="float">
            <text:p>-6.99999999997925</text:p>
          </table:table-cell>
          <table:table-cell table:formula="of:=([.C274]-[.C273])/[.$H$3]" office:value-type="float" office:value="2999.99999997524" calcext:value-type="float">
            <text:p>2999.99999997524</text:p>
          </table:table-cell>
          <table:table-cell table:number-columns-repeated="7"/>
        </table:table-row>
        <table:table-row table:style-name="ro1">
          <table:table-cell office:value-type="float" office:value="0.581706" calcext:value-type="float">
            <text:p>0.581706</text:p>
          </table:table-cell>
          <table:table-cell table:formula="of:=([.A274]-[.A273])/[.$H$3]" office:value-type="float" office:value="1.11899999999998" calcext:value-type="float">
            <text:p>1.11899999999998</text:p>
          </table:table-cell>
          <table:table-cell table:formula="of:=([.B274]-[.B273])/[.$H$3]" office:value-type="float" office:value="-4.000000000004" calcext:value-type="float">
            <text:p>-4.000000000004</text:p>
          </table:table-cell>
          <table:table-cell table:formula="of:=MAX(MIN([.C274];16);-16)" office:value-type="float" office:value="-4.000000000004" calcext:value-type="float">
            <text:p>-4.000000000004</text:p>
          </table:table-cell>
          <table:table-cell table:formula="of:=([.C275]-[.C274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582819" calcext:value-type="float">
            <text:p>0.582819</text:p>
          </table:table-cell>
          <table:table-cell table:formula="of:=([.A275]-[.A274])/[.$H$3]" office:value-type="float" office:value="1.11300000000003" calcext:value-type="float">
            <text:p>1.11300000000003</text:p>
          </table:table-cell>
          <table:table-cell table:formula="of:=([.B275]-[.B274])/[.$H$3]" office:value-type="float" office:value="-5.99999999995049" calcext:value-type="float">
            <text:p>-5.99999999995049</text:p>
          </table:table-cell>
          <table:table-cell table:formula="of:=MAX(MIN([.C275];16);-16)" office:value-type="float" office:value="-5.99999999995049" calcext:value-type="float">
            <text:p>-5.99999999995049</text:p>
          </table:table-cell>
          <table:table-cell table:formula="of:=([.C276]-[.C275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583927" calcext:value-type="float">
            <text:p>0.583927</text:p>
          </table:table-cell>
          <table:table-cell table:formula="of:=([.A276]-[.A275])/[.$H$3]" office:value-type="float" office:value="1.108" calcext:value-type="float">
            <text:p>1.108</text:p>
          </table:table-cell>
          <table:table-cell table:formula="of:=([.B276]-[.B275])/[.$H$3]" office:value-type="float" office:value="-5.00000000003276" calcext:value-type="float">
            <text:p>-5.00000000003276</text:p>
          </table:table-cell>
          <table:table-cell table:formula="of:=MAX(MIN([.C276];16);-16)" office:value-type="float" office:value="-5.00000000003276" calcext:value-type="float">
            <text:p>-5.00000000003276</text:p>
          </table:table-cell>
          <table:table-cell table:formula="of:=([.C277]-[.C276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58503" calcext:value-type="float">
            <text:p>0.58503</text:p>
          </table:table-cell>
          <table:table-cell table:formula="of:=([.A277]-[.A276])/[.$H$3]" office:value-type="float" office:value="1.10300000000008" calcext:value-type="float">
            <text:p>1.10300000000008</text:p>
          </table:table-cell>
          <table:table-cell table:formula="of:=([.B277]-[.B276])/[.$H$3]" office:value-type="float" office:value="-4.99999999992173" calcext:value-type="float">
            <text:p>-4.99999999992173</text:p>
          </table:table-cell>
          <table:table-cell table:formula="of:=MAX(MIN([.C277];16);-16)" office:value-type="float" office:value="-4.99999999992173" calcext:value-type="float">
            <text:p>-4.99999999992173</text:p>
          </table:table-cell>
          <table:table-cell table:formula="of:=([.C278]-[.C277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586128" calcext:value-type="float">
            <text:p>0.586128</text:p>
          </table:table-cell>
          <table:table-cell table:formula="of:=([.A278]-[.A277])/[.$H$3]" office:value-type="float" office:value="1.09799999999993" calcext:value-type="float">
            <text:p>1.09799999999993</text:p>
          </table:table-cell>
          <table:table-cell table:formula="of:=([.B278]-[.B277])/[.$H$3]" office:value-type="float" office:value="-5.00000000014378" calcext:value-type="float">
            <text:p>-5.00000000014378</text:p>
          </table:table-cell>
          <table:table-cell table:formula="of:=MAX(MIN([.C278];16);-16)" office:value-type="float" office:value="-5.00000000014378" calcext:value-type="float">
            <text:p>-5.00000000014378</text:p>
          </table:table-cell>
          <table:table-cell table:formula="of:=([.C279]-[.C278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587221" calcext:value-type="float">
            <text:p>0.587221</text:p>
          </table:table-cell>
          <table:table-cell table:formula="of:=([.A279]-[.A278])/[.$H$3]" office:value-type="float" office:value="1.09300000000001" calcext:value-type="float">
            <text:p>1.09300000000001</text:p>
          </table:table-cell>
          <table:table-cell table:formula="of:=([.B279]-[.B278])/[.$H$3]" office:value-type="float" office:value="-4.99999999992173" calcext:value-type="float">
            <text:p>-4.99999999992173</text:p>
          </table:table-cell>
          <table:table-cell table:formula="of:=MAX(MIN([.C279];16);-16)" office:value-type="float" office:value="-4.99999999992173" calcext:value-type="float">
            <text:p>-4.99999999992173</text:p>
          </table:table-cell>
          <table:table-cell table:formula="of:=([.C280]-[.C279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588309" calcext:value-type="float">
            <text:p>0.588309</text:p>
          </table:table-cell>
          <table:table-cell table:formula="of:=([.A280]-[.A279])/[.$H$3]" office:value-type="float" office:value="1.08799999999998" calcext:value-type="float">
            <text:p>1.08799999999998</text:p>
          </table:table-cell>
          <table:table-cell table:formula="of:=([.B280]-[.B279])/[.$H$3]" office:value-type="float" office:value="-5.00000000003276" calcext:value-type="float">
            <text:p>-5.00000000003276</text:p>
          </table:table-cell>
          <table:table-cell table:formula="of:=MAX(MIN([.C280];16);-16)" office:value-type="float" office:value="-5.00000000003276" calcext:value-type="float">
            <text:p>-5.00000000003276</text:p>
          </table:table-cell>
          <table:table-cell table:formula="of:=([.C281]-[.C280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589391" calcext:value-type="float">
            <text:p>0.589391</text:p>
          </table:table-cell>
          <table:table-cell table:formula="of:=([.A281]-[.A280])/[.$H$3]" office:value-type="float" office:value="1.08200000000003" calcext:value-type="float">
            <text:p>1.08200000000003</text:p>
          </table:table-cell>
          <table:table-cell table:formula="of:=([.B281]-[.B280])/[.$H$3]" office:value-type="float" office:value="-5.99999999995049" calcext:value-type="float">
            <text:p>-5.99999999995049</text:p>
          </table:table-cell>
          <table:table-cell table:formula="of:=MAX(MIN([.C281];16);-16)" office:value-type="float" office:value="-5.99999999995049" calcext:value-type="float">
            <text:p>-5.99999999995049</text:p>
          </table:table-cell>
          <table:table-cell table:formula="of:=([.C282]-[.C281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590469" calcext:value-type="float">
            <text:p>0.590469</text:p>
          </table:table-cell>
          <table:table-cell table:formula="of:=([.A282]-[.A281])/[.$H$3]" office:value-type="float" office:value="1.07800000000002" calcext:value-type="float">
            <text:p>1.07800000000002</text:p>
          </table:table-cell>
          <table:table-cell table:formula="of:=([.B282]-[.B281])/[.$H$3]" office:value-type="float" office:value="-4.000000000004" calcext:value-type="float">
            <text:p>-4.000000000004</text:p>
          </table:table-cell>
          <table:table-cell table:formula="of:=MAX(MIN([.C282];16);-16)" office:value-type="float" office:value="-4.000000000004" calcext:value-type="float">
            <text:p>-4.000000000004</text:p>
          </table:table-cell>
          <table:table-cell table:formula="of:=([.C283]-[.C282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591541" calcext:value-type="float">
            <text:p>0.591541</text:p>
          </table:table-cell>
          <table:table-cell table:formula="of:=([.A283]-[.A282])/[.$H$3]" office:value-type="float" office:value="1.07199999999996" calcext:value-type="float">
            <text:p>1.07199999999996</text:p>
          </table:table-cell>
          <table:table-cell table:formula="of:=([.B283]-[.B282])/[.$H$3]" office:value-type="float" office:value="-6.00000000006151" calcext:value-type="float">
            <text:p>-6.00000000006151</text:p>
          </table:table-cell>
          <table:table-cell table:formula="of:=MAX(MIN([.C283];16);-16)" office:value-type="float" office:value="-6.00000000006151" calcext:value-type="float">
            <text:p>-6.00000000006151</text:p>
          </table:table-cell>
          <table:table-cell table:formula="of:=([.C284]-[.C283])/[.$H$3]" office:value-type="float" office:value="2000.00000005751" calcext:value-type="float">
            <text:p>2000.00000005751</text:p>
          </table:table-cell>
          <table:table-cell table:number-columns-repeated="7"/>
        </table:table-row>
        <table:table-row table:style-name="ro1">
          <table:table-cell office:value-type="float" office:value="0.592609" calcext:value-type="float">
            <text:p>0.592609</text:p>
          </table:table-cell>
          <table:table-cell table:formula="of:=([.A284]-[.A283])/[.$H$3]" office:value-type="float" office:value="1.06799999999996" calcext:value-type="float">
            <text:p>1.06799999999996</text:p>
          </table:table-cell>
          <table:table-cell table:formula="of:=([.B284]-[.B283])/[.$H$3]" office:value-type="float" office:value="-4.000000000004" calcext:value-type="float">
            <text:p>-4.000000000004</text:p>
          </table:table-cell>
          <table:table-cell table:formula="of:=MAX(MIN([.C284];16);-16)" office:value-type="float" office:value="-4.000000000004" calcext:value-type="float">
            <text:p>-4.000000000004</text:p>
          </table:table-cell>
          <table:table-cell table:formula="of:=([.C285]-[.C284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593672" calcext:value-type="float">
            <text:p>0.593672</text:p>
          </table:table-cell>
          <table:table-cell table:formula="of:=([.A285]-[.A284])/[.$H$3]" office:value-type="float" office:value="1.06300000000004" calcext:value-type="float">
            <text:p>1.06300000000004</text:p>
          </table:table-cell>
          <table:table-cell table:formula="of:=([.B285]-[.B284])/[.$H$3]" office:value-type="float" office:value="-4.99999999992173" calcext:value-type="float">
            <text:p>-4.99999999992173</text:p>
          </table:table-cell>
          <table:table-cell table:formula="of:=MAX(MIN([.C285];16);-16)" office:value-type="float" office:value="-4.99999999992173" calcext:value-type="float">
            <text:p>-4.99999999992173</text:p>
          </table:table-cell>
          <table:table-cell table:formula="of:=([.C286]-[.C285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9473" calcext:value-type="float">
            <text:p>0.59473</text:p>
          </table:table-cell>
          <table:table-cell table:formula="of:=([.A286]-[.A285])/[.$H$3]" office:value-type="float" office:value="1.05800000000011" calcext:value-type="float">
            <text:p>1.05800000000011</text:p>
          </table:table-cell>
          <table:table-cell table:formula="of:=([.B286]-[.B285])/[.$H$3]" office:value-type="float" office:value="-4.99999999992173" calcext:value-type="float">
            <text:p>-4.99999999992173</text:p>
          </table:table-cell>
          <table:table-cell table:formula="of:=MAX(MIN([.C286];16);-16)" office:value-type="float" office:value="-4.99999999992173" calcext:value-type="float">
            <text:p>-4.99999999992173</text:p>
          </table:table-cell>
          <table:table-cell table:formula="of:=([.C287]-[.C286])/[.$H$3]" office:value-type="float" office:value="-1000.00000036182" calcext:value-type="float">
            <text:p>-1000.00000036182</text:p>
          </table:table-cell>
          <table:table-cell table:number-columns-repeated="7"/>
        </table:table-row>
        <table:table-row table:style-name="ro1">
          <table:table-cell office:value-type="float" office:value="0.595782" calcext:value-type="float">
            <text:p>0.595782</text:p>
          </table:table-cell>
          <table:table-cell table:formula="of:=([.A287]-[.A286])/[.$H$3]" office:value-type="float" office:value="1.05199999999983" calcext:value-type="float">
            <text:p>1.05199999999983</text:p>
          </table:table-cell>
          <table:table-cell table:formula="of:=([.B287]-[.B286])/[.$H$3]" office:value-type="float" office:value="-6.00000000028356" calcext:value-type="float">
            <text:p>-6.00000000028356</text:p>
          </table:table-cell>
          <table:table-cell table:formula="of:=MAX(MIN([.C287];16);-16)" office:value-type="float" office:value="-6.00000000028356" calcext:value-type="float">
            <text:p>-6.00000000028356</text:p>
          </table:table-cell>
          <table:table-cell table:formula="of:=([.C288]-[.C287])/[.$H$3]" office:value-type="float" office:value="3000.00000053036" calcext:value-type="float">
            <text:p>3000.00000053036</text:p>
          </table:table-cell>
          <table:table-cell table:number-columns-repeated="7"/>
        </table:table-row>
        <table:table-row table:style-name="ro1">
          <table:table-cell office:value-type="float" office:value="0.596831" calcext:value-type="float">
            <text:p>0.596831</text:p>
          </table:table-cell>
          <table:table-cell table:formula="of:=([.A288]-[.A287])/[.$H$3]" office:value-type="float" office:value="1.04900000000008" calcext:value-type="float">
            <text:p>1.04900000000008</text:p>
          </table:table-cell>
          <table:table-cell table:formula="of:=([.B288]-[.B287])/[.$H$3]" office:value-type="float" office:value="-2.9999999997532" calcext:value-type="float">
            <text:p>-2.9999999997532</text:p>
          </table:table-cell>
          <table:table-cell table:formula="of:=MAX(MIN([.C288];16);-16)" office:value-type="float" office:value="-2.9999999997532" calcext:value-type="float">
            <text:p>-2.9999999997532</text:p>
          </table:table-cell>
          <table:table-cell table:formula="of:=([.C289]-[.C288])/[.$H$3]" office:value-type="float" office:value="-3000.00000030831" calcext:value-type="float">
            <text:p>-3000.00000030831</text:p>
          </table:table-cell>
          <table:table-cell table:number-columns-repeated="7"/>
        </table:table-row>
        <table:table-row table:style-name="ro1">
          <table:table-cell office:value-type="float" office:value="0.597874" calcext:value-type="float">
            <text:p>0.597874</text:p>
          </table:table-cell>
          <table:table-cell table:formula="of:=([.A289]-[.A288])/[.$H$3]" office:value-type="float" office:value="1.04300000000002" calcext:value-type="float">
            <text:p>1.04300000000002</text:p>
          </table:table-cell>
          <table:table-cell table:formula="of:=([.B289]-[.B288])/[.$H$3]" office:value-type="float" office:value="-6.00000000006151" calcext:value-type="float">
            <text:p>-6.00000000006151</text:p>
          </table:table-cell>
          <table:table-cell table:formula="of:=MAX(MIN([.C289];16);-16)" office:value-type="float" office:value="-6.00000000006151" calcext:value-type="float">
            <text:p>-6.00000000006151</text:p>
          </table:table-cell>
          <table:table-cell table:formula="of:=([.C290]-[.C289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598912" calcext:value-type="float">
            <text:p>0.598912</text:p>
          </table:table-cell>
          <table:table-cell table:formula="of:=([.A290]-[.A289])/[.$H$3]" office:value-type="float" office:value="1.03799999999998" calcext:value-type="float">
            <text:p>1.03799999999998</text:p>
          </table:table-cell>
          <table:table-cell table:formula="of:=([.B290]-[.B289])/[.$H$3]" office:value-type="float" office:value="-5.00000000003276" calcext:value-type="float">
            <text:p>-5.00000000003276</text:p>
          </table:table-cell>
          <table:table-cell table:formula="of:=MAX(MIN([.C290];16);-16)" office:value-type="float" office:value="-5.00000000003276" calcext:value-type="float">
            <text:p>-5.00000000003276</text:p>
          </table:table-cell>
          <table:table-cell table:formula="of:=([.C291]-[.C290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599946" calcext:value-type="float">
            <text:p>0.599946</text:p>
          </table:table-cell>
          <table:table-cell table:formula="of:=([.A291]-[.A290])/[.$H$3]" office:value-type="float" office:value="1.03399999999998" calcext:value-type="float">
            <text:p>1.03399999999998</text:p>
          </table:table-cell>
          <table:table-cell table:formula="of:=([.B291]-[.B290])/[.$H$3]" office:value-type="float" office:value="-4.000000000004" calcext:value-type="float">
            <text:p>-4.000000000004</text:p>
          </table:table-cell>
          <table:table-cell table:formula="of:=MAX(MIN([.C291];16);-16)" office:value-type="float" office:value="-4.000000000004" calcext:value-type="float">
            <text:p>-4.000000000004</text:p>
          </table:table-cell>
          <table:table-cell table:formula="of:=([.C292]-[.C291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00975" calcext:value-type="float">
            <text:p>0.600975</text:p>
          </table:table-cell>
          <table:table-cell table:formula="of:=([.A292]-[.A291])/[.$H$3]" office:value-type="float" office:value="1.02899999999995" calcext:value-type="float">
            <text:p>1.02899999999995</text:p>
          </table:table-cell>
          <table:table-cell table:formula="of:=([.B292]-[.B291])/[.$H$3]" office:value-type="float" office:value="-5.00000000003276" calcext:value-type="float">
            <text:p>-5.00000000003276</text:p>
          </table:table-cell>
          <table:table-cell table:formula="of:=MAX(MIN([.C292];16);-16)" office:value-type="float" office:value="-5.00000000003276" calcext:value-type="float">
            <text:p>-5.00000000003276</text:p>
          </table:table-cell>
          <table:table-cell table:formula="of:=([.C293]-[.C292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01999" calcext:value-type="float">
            <text:p>0.601999</text:p>
          </table:table-cell>
          <table:table-cell table:formula="of:=([.A293]-[.A292])/[.$H$3]" office:value-type="float" office:value="1.02400000000002" calcext:value-type="float">
            <text:p>1.02400000000002</text:p>
          </table:table-cell>
          <table:table-cell table:formula="of:=([.B293]-[.B292])/[.$H$3]" office:value-type="float" office:value="-4.99999999992173" calcext:value-type="float">
            <text:p>-4.99999999992173</text:p>
          </table:table-cell>
          <table:table-cell table:formula="of:=MAX(MIN([.C293];16);-16)" office:value-type="float" office:value="-4.99999999992173" calcext:value-type="float">
            <text:p>-4.99999999992173</text:p>
          </table:table-cell>
          <table:table-cell table:formula="of:=([.C294]-[.C293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03018" calcext:value-type="float">
            <text:p>0.603018</text:p>
          </table:table-cell>
          <table:table-cell table:formula="of:=([.A294]-[.A293])/[.$H$3]" office:value-type="float" office:value="1.01899999999999" calcext:value-type="float">
            <text:p>1.01899999999999</text:p>
          </table:table-cell>
          <table:table-cell table:formula="of:=([.B294]-[.B293])/[.$H$3]" office:value-type="float" office:value="-5.00000000003276" calcext:value-type="float">
            <text:p>-5.00000000003276</text:p>
          </table:table-cell>
          <table:table-cell table:formula="of:=MAX(MIN([.C294];16);-16)" office:value-type="float" office:value="-5.00000000003276" calcext:value-type="float">
            <text:p>-5.00000000003276</text:p>
          </table:table-cell>
          <table:table-cell table:formula="of:=([.C295]-[.C294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04033" calcext:value-type="float">
            <text:p>0.604033</text:p>
          </table:table-cell>
          <table:table-cell table:formula="of:=([.A295]-[.A294])/[.$H$3]" office:value-type="float" office:value="1.01499999999999" calcext:value-type="float">
            <text:p>1.01499999999999</text:p>
          </table:table-cell>
          <table:table-cell table:formula="of:=([.B295]-[.B294])/[.$H$3]" office:value-type="float" office:value="-4.000000000004" calcext:value-type="float">
            <text:p>-4.000000000004</text:p>
          </table:table-cell>
          <table:table-cell table:formula="of:=MAX(MIN([.C295];16);-16)" office:value-type="float" office:value="-4.000000000004" calcext:value-type="float">
            <text:p>-4.000000000004</text:p>
          </table:table-cell>
          <table:table-cell table:formula="of:=([.C296]-[.C295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05043" calcext:value-type="float">
            <text:p>0.605043</text:p>
          </table:table-cell>
          <table:table-cell table:formula="of:=([.A296]-[.A295])/[.$H$3]" office:value-type="float" office:value="1.01000000000007" calcext:value-type="float">
            <text:p>1.01000000000007</text:p>
          </table:table-cell>
          <table:table-cell table:formula="of:=([.B296]-[.B295])/[.$H$3]" office:value-type="float" office:value="-4.99999999992173" calcext:value-type="float">
            <text:p>-4.99999999992173</text:p>
          </table:table-cell>
          <table:table-cell table:formula="of:=MAX(MIN([.C296];16);-16)" office:value-type="float" office:value="-4.99999999992173" calcext:value-type="float">
            <text:p>-4.99999999992173</text:p>
          </table:table-cell>
          <table:table-cell table:formula="of:=([.C297]-[.C296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606049" calcext:value-type="float">
            <text:p>0.606049</text:p>
          </table:table-cell>
          <table:table-cell table:formula="of:=([.A297]-[.A296])/[.$H$3]" office:value-type="float" office:value="1.00599999999995" calcext:value-type="float">
            <text:p>1.00599999999995</text:p>
          </table:table-cell>
          <table:table-cell table:formula="of:=([.B297]-[.B296])/[.$H$3]" office:value-type="float" office:value="-4.00000000011502" calcext:value-type="float">
            <text:p>-4.00000000011502</text:p>
          </table:table-cell>
          <table:table-cell table:formula="of:=MAX(MIN([.C297];16);-16)" office:value-type="float" office:value="-4.00000000011502" calcext:value-type="float">
            <text:p>-4.00000000011502</text:p>
          </table:table-cell>
          <table:table-cell table:formula="of:=([.C298]-[.C297])/[.$H$3]" office:value-type="float" office:value="-999.999999695689" calcext:value-type="float">
            <text:p>-999.999999695689</text:p>
          </table:table-cell>
          <table:table-cell table:number-columns-repeated="7"/>
        </table:table-row>
        <table:table-row table:style-name="ro1">
          <table:table-cell office:value-type="float" office:value="0.60705" calcext:value-type="float">
            <text:p>0.60705</text:p>
          </table:table-cell>
          <table:table-cell table:formula="of:=([.A298]-[.A297])/[.$H$3]" office:value-type="float" office:value="1.00100000000014" calcext:value-type="float">
            <text:p>1.00100000000014</text:p>
          </table:table-cell>
          <table:table-cell table:formula="of:=([.B298]-[.B297])/[.$H$3]" office:value-type="float" office:value="-4.99999999981071" calcext:value-type="float">
            <text:p>-4.99999999981071</text:p>
          </table:table-cell>
          <table:table-cell table:formula="of:=MAX(MIN([.C298];16);-16)" office:value-type="float" office:value="-4.99999999981071" calcext:value-type="float">
            <text:p>-4.99999999981071</text:p>
          </table:table-cell>
          <table:table-cell table:formula="of:=([.C299]-[.C298])/[.$H$3]" office:value-type="float" office:value="-0.000000444089209850063" calcext:value-type="float">
            <text:p>-4.44089209850063E-07</text:p>
          </table:table-cell>
          <table:table-cell table:number-columns-repeated="7"/>
        </table:table-row>
        <table:table-row table:style-name="ro1">
          <table:table-cell office:value-type="float" office:value="0.608046" calcext:value-type="float">
            <text:p>0.608046</text:p>
          </table:table-cell>
          <table:table-cell table:formula="of:=([.A299]-[.A298])/[.$H$3]" office:value-type="float" office:value="0.995999999999886" calcext:value-type="float">
            <text:p>0.995999999999886</text:p>
          </table:table-cell>
          <table:table-cell table:formula="of:=([.B299]-[.B298])/[.$H$3]" office:value-type="float" office:value="-5.0000000002548" calcext:value-type="float">
            <text:p>-5.0000000002548</text:p>
          </table:table-cell>
          <table:table-cell table:formula="of:=MAX(MIN([.C299];16);-16)" office:value-type="float" office:value="-5.0000000002548" calcext:value-type="float">
            <text:p>-5.0000000002548</text:p>
          </table:table-cell>
          <table:table-cell table:formula="of:=([.C300]-[.C299])/[.$H$3]" office:value-type="float" office:value="1000.00000036182" calcext:value-type="float">
            <text:p>1000.00000036182</text:p>
          </table:table-cell>
          <table:table-cell table:number-columns-repeated="7"/>
        </table:table-row>
        <table:table-row table:style-name="ro1">
          <table:table-cell office:value-type="float" office:value="0.609038" calcext:value-type="float">
            <text:p>0.609038</text:p>
          </table:table-cell>
          <table:table-cell table:formula="of:=([.A300]-[.A299])/[.$H$3]" office:value-type="float" office:value="0.991999999999993" calcext:value-type="float">
            <text:p>0.991999999999993</text:p>
          </table:table-cell>
          <table:table-cell table:formula="of:=([.B300]-[.B299])/[.$H$3]" office:value-type="float" office:value="-3.99999999989298" calcext:value-type="float">
            <text:p>-3.99999999989298</text:p>
          </table:table-cell>
          <table:table-cell table:formula="of:=MAX(MIN([.C300];16);-16)" office:value-type="float" office:value="-3.99999999989298" calcext:value-type="float">
            <text:p>-3.99999999989298</text:p>
          </table:table-cell>
          <table:table-cell table:formula="of:=([.C301]-[.C300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10026" calcext:value-type="float">
            <text:p>0.610026</text:p>
          </table:table-cell>
          <table:table-cell table:formula="of:=([.A301]-[.A300])/[.$H$3]" office:value-type="float" office:value="0.987999999999989" calcext:value-type="float">
            <text:p>0.987999999999989</text:p>
          </table:table-cell>
          <table:table-cell table:formula="of:=([.B301]-[.B300])/[.$H$3]" office:value-type="float" office:value="-4.000000000004" calcext:value-type="float">
            <text:p>-4.000000000004</text:p>
          </table:table-cell>
          <table:table-cell table:formula="of:=MAX(MIN([.C301];16);-16)" office:value-type="float" office:value="-4.000000000004" calcext:value-type="float">
            <text:p>-4.000000000004</text:p>
          </table:table-cell>
          <table:table-cell table:formula="of:=([.C302]-[.C301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11009" calcext:value-type="float">
            <text:p>0.611009</text:p>
          </table:table-cell>
          <table:table-cell table:formula="of:=([.A302]-[.A301])/[.$H$3]" office:value-type="float" office:value="0.983000000000067" calcext:value-type="float">
            <text:p>0.983000000000067</text:p>
          </table:table-cell>
          <table:table-cell table:formula="of:=([.B302]-[.B301])/[.$H$3]" office:value-type="float" office:value="-4.99999999992173" calcext:value-type="float">
            <text:p>-4.99999999992173</text:p>
          </table:table-cell>
          <table:table-cell table:formula="of:=MAX(MIN([.C302];16);-16)" office:value-type="float" office:value="-4.99999999992173" calcext:value-type="float">
            <text:p>-4.99999999992173</text:p>
          </table:table-cell>
          <table:table-cell table:formula="of:=([.C303]-[.C302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611987" calcext:value-type="float">
            <text:p>0.611987</text:p>
          </table:table-cell>
          <table:table-cell table:formula="of:=([.A303]-[.A302])/[.$H$3]" office:value-type="float" office:value="0.977999999999923" calcext:value-type="float">
            <text:p>0.977999999999923</text:p>
          </table:table-cell>
          <table:table-cell table:formula="of:=([.B303]-[.B302])/[.$H$3]" office:value-type="float" office:value="-5.00000000014378" calcext:value-type="float">
            <text:p>-5.00000000014378</text:p>
          </table:table-cell>
          <table:table-cell table:formula="of:=MAX(MIN([.C303];16);-16)" office:value-type="float" office:value="-5.00000000014378" calcext:value-type="float">
            <text:p>-5.00000000014378</text:p>
          </table:table-cell>
          <table:table-cell table:formula="of:=([.C304]-[.C303])/[.$H$3]" office:value-type="float" office:value="1000.0000002508" calcext:value-type="float">
            <text:p>1000.0000002508</text:p>
          </table:table-cell>
          <table:table-cell table:number-columns-repeated="7"/>
        </table:table-row>
        <table:table-row table:style-name="ro1">
          <table:table-cell office:value-type="float" office:value="0.612961" calcext:value-type="float">
            <text:p>0.612961</text:p>
          </table:table-cell>
          <table:table-cell table:formula="of:=([.A304]-[.A303])/[.$H$3]" office:value-type="float" office:value="0.97400000000003" calcext:value-type="float">
            <text:p>0.97400000000003</text:p>
          </table:table-cell>
          <table:table-cell table:formula="of:=([.B304]-[.B303])/[.$H$3]" office:value-type="float" office:value="-3.99999999989298" calcext:value-type="float">
            <text:p>-3.99999999989298</text:p>
          </table:table-cell>
          <table:table-cell table:formula="of:=MAX(MIN([.C304];16);-16)" office:value-type="float" office:value="-3.99999999989298" calcext:value-type="float">
            <text:p>-3.99999999989298</text:p>
          </table:table-cell>
          <table:table-cell table:formula="of:=([.C305]-[.C304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1393" calcext:value-type="float">
            <text:p>0.61393</text:p>
          </table:table-cell>
          <table:table-cell table:formula="of:=([.A305]-[.A304])/[.$H$3]" office:value-type="float" office:value="0.969000000000109" calcext:value-type="float">
            <text:p>0.969000000000109</text:p>
          </table:table-cell>
          <table:table-cell table:formula="of:=([.B305]-[.B304])/[.$H$3]" office:value-type="float" office:value="-4.99999999992173" calcext:value-type="float">
            <text:p>-4.99999999992173</text:p>
          </table:table-cell>
          <table:table-cell table:formula="of:=MAX(MIN([.C305];16);-16)" office:value-type="float" office:value="-4.99999999992173" calcext:value-type="float">
            <text:p>-4.99999999992173</text:p>
          </table:table-cell>
          <table:table-cell table:formula="of:=([.C306]-[.C305])/[.$H$3]" office:value-type="float" office:value="1999.99999972444" calcext:value-type="float">
            <text:p>1999.99999972444</text:p>
          </table:table-cell>
          <table:table-cell table:number-columns-repeated="7"/>
        </table:table-row>
        <table:table-row table:style-name="ro1">
          <table:table-cell office:value-type="float" office:value="0.614896" calcext:value-type="float">
            <text:p>0.614896</text:p>
          </table:table-cell>
          <table:table-cell table:formula="of:=([.A306]-[.A305])/[.$H$3]" office:value-type="float" office:value="0.965999999999911" calcext:value-type="float">
            <text:p>0.965999999999911</text:p>
          </table:table-cell>
          <table:table-cell table:formula="of:=([.B306]-[.B305])/[.$H$3]" office:value-type="float" office:value="-3.00000000019729" calcext:value-type="float">
            <text:p>-3.00000000019729</text:p>
          </table:table-cell>
          <table:table-cell table:formula="of:=MAX(MIN([.C306];16);-16)" office:value-type="float" office:value="-3.00000000019729" calcext:value-type="float">
            <text:p>-3.00000000019729</text:p>
          </table:table-cell>
          <table:table-cell table:formula="of:=([.C307]-[.C306])/[.$H$3]" office:value-type="float" office:value="-2999.9999997532" calcext:value-type="float">
            <text:p>-2999.9999997532</text:p>
          </table:table-cell>
          <table:table-cell table:number-columns-repeated="7"/>
        </table:table-row>
        <table:table-row table:style-name="ro1">
          <table:table-cell office:value-type="float" office:value="0.615856" calcext:value-type="float">
            <text:p>0.615856</text:p>
          </table:table-cell>
          <table:table-cell table:formula="of:=([.A307]-[.A306])/[.$H$3]" office:value-type="float" office:value="0.959999999999961" calcext:value-type="float">
            <text:p>0.959999999999961</text:p>
          </table:table-cell>
          <table:table-cell table:formula="of:=([.B307]-[.B306])/[.$H$3]" office:value-type="float" office:value="-5.99999999995049" calcext:value-type="float">
            <text:p>-5.99999999995049</text:p>
          </table:table-cell>
          <table:table-cell table:formula="of:=MAX(MIN([.C307];16);-16)" office:value-type="float" office:value="-5.99999999995049" calcext:value-type="float">
            <text:p>-5.99999999995049</text:p>
          </table:table-cell>
          <table:table-cell table:formula="of:=([.C308]-[.C307])/[.$H$3]" office:value-type="float" office:value="2999.99999997524" calcext:value-type="float">
            <text:p>2999.99999997524</text:p>
          </table:table-cell>
          <table:table-cell table:number-columns-repeated="7"/>
        </table:table-row>
        <table:table-row table:style-name="ro1">
          <table:table-cell office:value-type="float" office:value="0.616813" calcext:value-type="float">
            <text:p>0.616813</text:p>
          </table:table-cell>
          <table:table-cell table:formula="of:=([.A308]-[.A307])/[.$H$3]" office:value-type="float" office:value="0.956999999999986" calcext:value-type="float">
            <text:p>0.956999999999986</text:p>
          </table:table-cell>
          <table:table-cell table:formula="of:=([.B308]-[.B307])/[.$H$3]" office:value-type="float" office:value="-2.99999999997524" calcext:value-type="float">
            <text:p>-2.99999999997524</text:p>
          </table:table-cell>
          <table:table-cell table:formula="of:=MAX(MIN([.C308];16);-16)" office:value-type="float" office:value="-2.99999999997524" calcext:value-type="float">
            <text:p>-2.99999999997524</text:p>
          </table:table-cell>
          <table:table-cell table:formula="of:=([.C309]-[.C308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617765" calcext:value-type="float">
            <text:p>0.617765</text:p>
          </table:table-cell>
          <table:table-cell table:formula="of:=([.A309]-[.A308])/[.$H$3]" office:value-type="float" office:value="0.952000000000064" calcext:value-type="float">
            <text:p>0.952000000000064</text:p>
          </table:table-cell>
          <table:table-cell table:formula="of:=([.B309]-[.B308])/[.$H$3]" office:value-type="float" office:value="-4.99999999992173" calcext:value-type="float">
            <text:p>-4.99999999992173</text:p>
          </table:table-cell>
          <table:table-cell table:formula="of:=MAX(MIN([.C309];16);-16)" office:value-type="float" office:value="-4.99999999992173" calcext:value-type="float">
            <text:p>-4.99999999992173</text:p>
          </table:table-cell>
          <table:table-cell table:formula="of:=([.C310]-[.C309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618712" calcext:value-type="float">
            <text:p>0.618712</text:p>
          </table:table-cell>
          <table:table-cell table:formula="of:=([.A310]-[.A309])/[.$H$3]" office:value-type="float" office:value="0.94699999999992" calcext:value-type="float">
            <text:p>0.94699999999992</text:p>
          </table:table-cell>
          <table:table-cell table:formula="of:=([.B310]-[.B309])/[.$H$3]" office:value-type="float" office:value="-5.00000000014378" calcext:value-type="float">
            <text:p>-5.00000000014378</text:p>
          </table:table-cell>
          <table:table-cell table:formula="of:=MAX(MIN([.C310];16);-16)" office:value-type="float" office:value="-5.00000000014378" calcext:value-type="float">
            <text:p>-5.00000000014378</text:p>
          </table:table-cell>
          <table:table-cell table:formula="of:=([.C311]-[.C310])/[.$H$3]" office:value-type="float" office:value="2000.00000027956" calcext:value-type="float">
            <text:p>2000.00000027956</text:p>
          </table:table-cell>
          <table:table-cell table:number-columns-repeated="7"/>
        </table:table-row>
        <table:table-row table:style-name="ro1">
          <table:table-cell office:value-type="float" office:value="0.619656" calcext:value-type="float">
            <text:p>0.619656</text:p>
          </table:table-cell>
          <table:table-cell table:formula="of:=([.A311]-[.A310])/[.$H$3]" office:value-type="float" office:value="0.944000000000056" calcext:value-type="float">
            <text:p>0.944000000000056</text:p>
          </table:table-cell>
          <table:table-cell table:formula="of:=([.B311]-[.B310])/[.$H$3]" office:value-type="float" office:value="-2.99999999986422" calcext:value-type="float">
            <text:p>-2.99999999986422</text:p>
          </table:table-cell>
          <table:table-cell table:formula="of:=MAX(MIN([.C311];16);-16)" office:value-type="float" office:value="-2.99999999986422" calcext:value-type="float">
            <text:p>-2.99999999986422</text:p>
          </table:table-cell>
          <table:table-cell table:formula="of:=([.C312]-[.C311])/[.$H$3]" office:value-type="float" office:value="-2000.00000016853" calcext:value-type="float">
            <text:p>-2000.00000016853</text:p>
          </table:table-cell>
          <table:table-cell table:number-columns-repeated="7"/>
        </table:table-row>
        <table:table-row table:style-name="ro1">
          <table:table-cell office:value-type="float" office:value="0.620595" calcext:value-type="float">
            <text:p>0.620595</text:p>
          </table:table-cell>
          <table:table-cell table:formula="of:=([.A312]-[.A311])/[.$H$3]" office:value-type="float" office:value="0.939000000000023" calcext:value-type="float">
            <text:p>0.939000000000023</text:p>
          </table:table-cell>
          <table:table-cell table:formula="of:=([.B312]-[.B311])/[.$H$3]" office:value-type="float" office:value="-5.00000000003276" calcext:value-type="float">
            <text:p>-5.00000000003276</text:p>
          </table:table-cell>
          <table:table-cell table:formula="of:=MAX(MIN([.C312];16);-16)" office:value-type="float" office:value="-5.00000000003276" calcext:value-type="float">
            <text:p>-5.00000000003276</text:p>
          </table:table-cell>
          <table:table-cell table:formula="of:=([.C313]-[.C312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2153" calcext:value-type="float">
            <text:p>0.62153</text:p>
          </table:table-cell>
          <table:table-cell table:formula="of:=([.A313]-[.A312])/[.$H$3]" office:value-type="float" office:value="0.935000000000019" calcext:value-type="float">
            <text:p>0.935000000000019</text:p>
          </table:table-cell>
          <table:table-cell table:formula="of:=([.B313]-[.B312])/[.$H$3]" office:value-type="float" office:value="-4.000000000004" calcext:value-type="float">
            <text:p>-4.000000000004</text:p>
          </table:table-cell>
          <table:table-cell table:formula="of:=MAX(MIN([.C313];16);-16)" office:value-type="float" office:value="-4.000000000004" calcext:value-type="float">
            <text:p>-4.000000000004</text:p>
          </table:table-cell>
          <table:table-cell table:formula="of:=([.C314]-[.C313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22461" calcext:value-type="float">
            <text:p>0.622461</text:p>
          </table:table-cell>
          <table:table-cell table:formula="of:=([.A314]-[.A313])/[.$H$3]" office:value-type="float" office:value="0.930999999999904" calcext:value-type="float">
            <text:p>0.930999999999904</text:p>
          </table:table-cell>
          <table:table-cell table:formula="of:=([.B314]-[.B313])/[.$H$3]" office:value-type="float" office:value="-4.00000000011502" calcext:value-type="float">
            <text:p>-4.00000000011502</text:p>
          </table:table-cell>
          <table:table-cell table:formula="of:=MAX(MIN([.C314];16);-16)" office:value-type="float" office:value="-4.00000000011502" calcext:value-type="float">
            <text:p>-4.00000000011502</text:p>
          </table:table-cell>
          <table:table-cell table:formula="of:=([.C315]-[.C314])/[.$H$3]" office:value-type="float" office:value="-999.999999695689" calcext:value-type="float">
            <text:p>-999.999999695689</text:p>
          </table:table-cell>
          <table:table-cell table:number-columns-repeated="7"/>
        </table:table-row>
        <table:table-row table:style-name="ro1">
          <table:table-cell office:value-type="float" office:value="0.623387" calcext:value-type="float">
            <text:p>0.623387</text:p>
          </table:table-cell>
          <table:table-cell table:formula="of:=([.A315]-[.A314])/[.$H$3]" office:value-type="float" office:value="0.926000000000093" calcext:value-type="float">
            <text:p>0.926000000000093</text:p>
          </table:table-cell>
          <table:table-cell table:formula="of:=([.B315]-[.B314])/[.$H$3]" office:value-type="float" office:value="-4.99999999981071" calcext:value-type="float">
            <text:p>-4.99999999981071</text:p>
          </table:table-cell>
          <table:table-cell table:formula="of:=MAX(MIN([.C315];16);-16)" office:value-type="float" office:value="-4.99999999981071" calcext:value-type="float">
            <text:p>-4.99999999981071</text:p>
          </table:table-cell>
          <table:table-cell table:formula="of:=([.C316]-[.C315])/[.$H$3]" office:value-type="float" office:value="1999.99999972444" calcext:value-type="float">
            <text:p>1999.99999972444</text:p>
          </table:table-cell>
          <table:table-cell table:number-columns-repeated="7"/>
        </table:table-row>
        <table:table-row table:style-name="ro1">
          <table:table-cell office:value-type="float" office:value="0.62431" calcext:value-type="float">
            <text:p>0.62431</text:p>
          </table:table-cell>
          <table:table-cell table:formula="of:=([.A316]-[.A315])/[.$H$3]" office:value-type="float" office:value="0.923000000000007" calcext:value-type="float">
            <text:p>0.923000000000007</text:p>
          </table:table-cell>
          <table:table-cell table:formula="of:=([.B316]-[.B315])/[.$H$3]" office:value-type="float" office:value="-3.00000000008627" calcext:value-type="float">
            <text:p>-3.00000000008627</text:p>
          </table:table-cell>
          <table:table-cell table:formula="of:=MAX(MIN([.C316];16);-16)" office:value-type="float" office:value="-3.00000000008627" calcext:value-type="float">
            <text:p>-3.00000000008627</text:p>
          </table:table-cell>
          <table:table-cell table:formula="of:=([.C317]-[.C316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625228" calcext:value-type="float">
            <text:p>0.625228</text:p>
          </table:table-cell>
          <table:table-cell table:formula="of:=([.A317]-[.A316])/[.$H$3]" office:value-type="float" office:value="0.917999999999974" calcext:value-type="float">
            <text:p>0.917999999999974</text:p>
          </table:table-cell>
          <table:table-cell table:formula="of:=([.B317]-[.B316])/[.$H$3]" office:value-type="float" office:value="-5.00000000003276" calcext:value-type="float">
            <text:p>-5.00000000003276</text:p>
          </table:table-cell>
          <table:table-cell table:formula="of:=MAX(MIN([.C317];16);-16)" office:value-type="float" office:value="-5.00000000003276" calcext:value-type="float">
            <text:p>-5.00000000003276</text:p>
          </table:table-cell>
          <table:table-cell table:formula="of:=([.C318]-[.C317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26142" calcext:value-type="float">
            <text:p>0.626142</text:p>
          </table:table-cell>
          <table:table-cell table:formula="of:=([.A318]-[.A317])/[.$H$3]" office:value-type="float" office:value="0.91399999999997" calcext:value-type="float">
            <text:p>0.91399999999997</text:p>
          </table:table-cell>
          <table:table-cell table:formula="of:=([.B318]-[.B317])/[.$H$3]" office:value-type="float" office:value="-4.000000000004" calcext:value-type="float">
            <text:p>-4.000000000004</text:p>
          </table:table-cell>
          <table:table-cell table:formula="of:=MAX(MIN([.C318];16);-16)" office:value-type="float" office:value="-4.000000000004" calcext:value-type="float">
            <text:p>-4.000000000004</text:p>
          </table:table-cell>
          <table:table-cell table:formula="of:=([.C319]-[.C318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62705" calcext:value-type="float">
            <text:p>0.62705</text:p>
          </table:table-cell>
          <table:table-cell table:formula="of:=([.A319]-[.A318])/[.$H$3]" office:value-type="float" office:value="0.90800000000002" calcext:value-type="float">
            <text:p>0.90800000000002</text:p>
          </table:table-cell>
          <table:table-cell table:formula="of:=([.B319]-[.B318])/[.$H$3]" office:value-type="float" office:value="-5.99999999995049" calcext:value-type="float">
            <text:p>-5.99999999995049</text:p>
          </table:table-cell>
          <table:table-cell table:formula="of:=MAX(MIN([.C319];16);-16)" office:value-type="float" office:value="-5.99999999995049" calcext:value-type="float">
            <text:p>-5.99999999995049</text:p>
          </table:table-cell>
          <table:table-cell table:formula="of:=([.C320]-[.C319])/[.$H$3]" office:value-type="float" office:value="-3000.00000008627" calcext:value-type="float">
            <text:p>-3000.00000008627</text:p>
          </table:table-cell>
          <table:table-cell table:number-columns-repeated="7"/>
        </table:table-row>
        <table:table-row table:style-name="ro1">
          <table:table-cell office:value-type="float" office:value="0.627949" calcext:value-type="float">
            <text:p>0.627949</text:p>
          </table:table-cell>
          <table:table-cell table:formula="of:=([.A320]-[.A319])/[.$H$3]" office:value-type="float" office:value="0.898999999999983" calcext:value-type="float">
            <text:p>0.898999999999983</text:p>
          </table:table-cell>
          <table:table-cell table:formula="of:=([.B320]-[.B319])/[.$H$3]" office:value-type="float" office:value="-9.00000000003676" calcext:value-type="float">
            <text:p>-9.00000000003676</text:p>
          </table:table-cell>
          <table:table-cell table:formula="of:=MAX(MIN([.C320];16);-16)" office:value-type="float" office:value="-9.00000000003676" calcext:value-type="float">
            <text:p>-9.00000000003676</text:p>
          </table:table-cell>
          <table:table-cell table:formula="of:=([.C321]-[.C320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28838" calcext:value-type="float">
            <text:p>0.628838</text:p>
          </table:table-cell>
          <table:table-cell table:formula="of:=([.A321]-[.A320])/[.$H$3]" office:value-type="float" office:value="0.889000000000029" calcext:value-type="float">
            <text:p>0.889000000000029</text:p>
          </table:table-cell>
          <table:table-cell table:formula="of:=([.B321]-[.B320])/[.$H$3]" office:value-type="float" office:value="-9.99999999995449" calcext:value-type="float">
            <text:p>-9.99999999995449</text:p>
          </table:table-cell>
          <table:table-cell table:formula="of:=MAX(MIN([.C321];16);-16)" office:value-type="float" office:value="-9.99999999995449" calcext:value-type="float">
            <text:p>-9.99999999995449</text:p>
          </table:table-cell>
          <table:table-cell table:formula="of:=([.C322]-[.C321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29718" calcext:value-type="float">
            <text:p>0.629718</text:p>
          </table:table-cell>
          <table:table-cell table:formula="of:=([.A322]-[.A321])/[.$H$3]" office:value-type="float" office:value="0.879999999999992" calcext:value-type="float">
            <text:p>0.879999999999992</text:p>
          </table:table-cell>
          <table:table-cell table:formula="of:=([.B322]-[.B321])/[.$H$3]" office:value-type="float" office:value="-9.00000000003676" calcext:value-type="float">
            <text:p>-9.00000000003676</text:p>
          </table:table-cell>
          <table:table-cell table:formula="of:=MAX(MIN([.C322];16);-16)" office:value-type="float" office:value="-9.00000000003676" calcext:value-type="float">
            <text:p>-9.00000000003676</text:p>
          </table:table-cell>
          <table:table-cell table:formula="of:=([.C323]-[.C322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630587" calcext:value-type="float">
            <text:p>0.630587</text:p>
          </table:table-cell>
          <table:table-cell table:formula="of:=([.A323]-[.A322])/[.$H$3]" office:value-type="float" office:value="0.869000000000009" calcext:value-type="float">
            <text:p>0.869000000000009</text:p>
          </table:table-cell>
          <table:table-cell table:formula="of:=([.B323]-[.B322])/[.$H$3]" office:value-type="float" office:value="-10.9999999999832" calcext:value-type="float">
            <text:p>-10.9999999999832</text:p>
          </table:table-cell>
          <table:table-cell table:formula="of:=MAX(MIN([.C323];16);-16)" office:value-type="float" office:value="-10.9999999999832" calcext:value-type="float">
            <text:p>-10.9999999999832</text:p>
          </table:table-cell>
          <table:table-cell table:formula="of:=([.C324]-[.C323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631447" calcext:value-type="float">
            <text:p>0.631447</text:p>
          </table:table-cell>
          <table:table-cell table:formula="of:=([.A324]-[.A323])/[.$H$3]" office:value-type="float" office:value="0.859999999999972" calcext:value-type="float">
            <text:p>0.859999999999972</text:p>
          </table:table-cell>
          <table:table-cell table:formula="of:=([.B324]-[.B323])/[.$H$3]" office:value-type="float" office:value="-9.00000000003676" calcext:value-type="float">
            <text:p>-9.00000000003676</text:p>
          </table:table-cell>
          <table:table-cell table:formula="of:=MAX(MIN([.C324];16);-16)" office:value-type="float" office:value="-9.00000000003676" calcext:value-type="float">
            <text:p>-9.00000000003676</text:p>
          </table:table-cell>
          <table:table-cell table:formula="of:=([.C325]-[.C324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32297" calcext:value-type="float">
            <text:p>0.632297</text:p>
          </table:table-cell>
          <table:table-cell table:formula="of:=([.A325]-[.A324])/[.$H$3]" office:value-type="float" office:value="0.850000000000017" calcext:value-type="float">
            <text:p>0.850000000000017</text:p>
          </table:table-cell>
          <table:table-cell table:formula="of:=([.B325]-[.B324])/[.$H$3]" office:value-type="float" office:value="-9.99999999995449" calcext:value-type="float">
            <text:p>-9.99999999995449</text:p>
          </table:table-cell>
          <table:table-cell table:formula="of:=MAX(MIN([.C325];16);-16)" office:value-type="float" office:value="-9.99999999995449" calcext:value-type="float">
            <text:p>-9.99999999995449</text:p>
          </table:table-cell>
          <table:table-cell table:formula="of:=([.C326]-[.C325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33137" calcext:value-type="float">
            <text:p>0.633137</text:p>
          </table:table-cell>
          <table:table-cell table:formula="of:=([.A326]-[.A325])/[.$H$3]" office:value-type="float" office:value="0.839999999999952" calcext:value-type="float">
            <text:p>0.839999999999952</text:p>
          </table:table-cell>
          <table:table-cell table:formula="of:=([.B326]-[.B325])/[.$H$3]" office:value-type="float" office:value="-10.0000000000655" calcext:value-type="float">
            <text:p>-10.0000000000655</text:p>
          </table:table-cell>
          <table:table-cell table:formula="of:=MAX(MIN([.C326];16);-16)" office:value-type="float" office:value="-10.0000000000655" calcext:value-type="float">
            <text:p>-10.0000000000655</text:p>
          </table:table-cell>
          <table:table-cell table:formula="of:=([.C327]-[.C326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633968" calcext:value-type="float">
            <text:p>0.633968</text:p>
          </table:table-cell>
          <table:table-cell table:formula="of:=([.A327]-[.A326])/[.$H$3]" office:value-type="float" office:value="0.831000000000026" calcext:value-type="float">
            <text:p>0.831000000000026</text:p>
          </table:table-cell>
          <table:table-cell table:formula="of:=([.B327]-[.B326])/[.$H$3]" office:value-type="float" office:value="-8.99999999992573" calcext:value-type="float">
            <text:p>-8.99999999992573</text:p>
          </table:table-cell>
          <table:table-cell table:formula="of:=MAX(MIN([.C327];16);-16)" office:value-type="float" office:value="-8.99999999992573" calcext:value-type="float">
            <text:p>-8.99999999992573</text:p>
          </table:table-cell>
          <table:table-cell table:formula="of:=([.C328]-[.C327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634789" calcext:value-type="float">
            <text:p>0.634789</text:p>
          </table:table-cell>
          <table:table-cell table:formula="of:=([.A328]-[.A327])/[.$H$3]" office:value-type="float" office:value="0.820999999999961" calcext:value-type="float">
            <text:p>0.820999999999961</text:p>
          </table:table-cell>
          <table:table-cell table:formula="of:=([.B328]-[.B327])/[.$H$3]" office:value-type="float" office:value="-10.0000000000655" calcext:value-type="float">
            <text:p>-10.0000000000655</text:p>
          </table:table-cell>
          <table:table-cell table:formula="of:=MAX(MIN([.C328];16);-16)" office:value-type="float" office:value="-10.0000000000655" calcext:value-type="float">
            <text:p>-10.0000000000655</text:p>
          </table:table-cell>
          <table:table-cell table:formula="of:=([.C329]-[.C328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635601" calcext:value-type="float">
            <text:p>0.635601</text:p>
          </table:table-cell>
          <table:table-cell table:formula="of:=([.A329]-[.A328])/[.$H$3]" office:value-type="float" office:value="0.812000000000035" calcext:value-type="float">
            <text:p>0.812000000000035</text:p>
          </table:table-cell>
          <table:table-cell table:formula="of:=([.B329]-[.B328])/[.$H$3]" office:value-type="float" office:value="-8.99999999992573" calcext:value-type="float">
            <text:p>-8.99999999992573</text:p>
          </table:table-cell>
          <table:table-cell table:formula="of:=MAX(MIN([.C329];16);-16)" office:value-type="float" office:value="-8.99999999992573" calcext:value-type="float">
            <text:p>-8.99999999992573</text:p>
          </table:table-cell>
          <table:table-cell table:formula="of:=([.C330]-[.C329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36404" calcext:value-type="float">
            <text:p>0.636404</text:p>
          </table:table-cell>
          <table:table-cell table:formula="of:=([.A330]-[.A329])/[.$H$3]" office:value-type="float" office:value="0.802999999999998" calcext:value-type="float">
            <text:p>0.802999999999998</text:p>
          </table:table-cell>
          <table:table-cell table:formula="of:=([.B330]-[.B329])/[.$H$3]" office:value-type="float" office:value="-9.00000000003676" calcext:value-type="float">
            <text:p>-9.00000000003676</text:p>
          </table:table-cell>
          <table:table-cell table:formula="of:=MAX(MIN([.C330];16);-16)" office:value-type="float" office:value="-9.00000000003676" calcext:value-type="float">
            <text:p>-9.00000000003676</text:p>
          </table:table-cell>
          <table:table-cell table:formula="of:=([.C331]-[.C330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37197" calcext:value-type="float">
            <text:p>0.637197</text:p>
          </table:table-cell>
          <table:table-cell table:formula="of:=([.A331]-[.A330])/[.$H$3]" office:value-type="float" office:value="0.793000000000044" calcext:value-type="float">
            <text:p>0.793000000000044</text:p>
          </table:table-cell>
          <table:table-cell table:formula="of:=([.B331]-[.B330])/[.$H$3]" office:value-type="float" office:value="-9.99999999995449" calcext:value-type="float">
            <text:p>-9.99999999995449</text:p>
          </table:table-cell>
          <table:table-cell table:formula="of:=MAX(MIN([.C331];16);-16)" office:value-type="float" office:value="-9.99999999995449" calcext:value-type="float">
            <text:p>-9.99999999995449</text:p>
          </table:table-cell>
          <table:table-cell table:formula="of:=([.C332]-[.C331])/[.$H$3]" office:value-type="float" office:value="1999.99999983547" calcext:value-type="float">
            <text:p>1999.99999983547</text:p>
          </table:table-cell>
          <table:table-cell table:number-columns-repeated="7"/>
        </table:table-row>
        <table:table-row table:style-name="ro1">
          <table:table-cell office:value-type="float" office:value="0.637982" calcext:value-type="float">
            <text:p>0.637982</text:p>
          </table:table-cell>
          <table:table-cell table:formula="of:=([.A332]-[.A331])/[.$H$3]" office:value-type="float" office:value="0.784999999999925" calcext:value-type="float">
            <text:p>0.784999999999925</text:p>
          </table:table-cell>
          <table:table-cell table:formula="of:=([.B332]-[.B331])/[.$H$3]" office:value-type="float" office:value="-8.00000000011902" calcext:value-type="float">
            <text:p>-8.00000000011902</text:p>
          </table:table-cell>
          <table:table-cell table:formula="of:=MAX(MIN([.C332];16);-16)" office:value-type="float" office:value="-8.00000000011902" calcext:value-type="float">
            <text:p>-8.00000000011902</text:p>
          </table:table-cell>
          <table:table-cell table:formula="of:=([.C333]-[.C332])/[.$H$3]" office:value-type="float" office:value="-1999.99999972444" calcext:value-type="float">
            <text:p>-1999.99999972444</text:p>
          </table:table-cell>
          <table:table-cell table:number-columns-repeated="7"/>
        </table:table-row>
        <table:table-row table:style-name="ro1">
          <table:table-cell office:value-type="float" office:value="0.638757" calcext:value-type="float">
            <text:p>0.638757</text:p>
          </table:table-cell>
          <table:table-cell table:formula="of:=([.A333]-[.A332])/[.$H$3]" office:value-type="float" office:value="0.775000000000081" calcext:value-type="float">
            <text:p>0.775000000000081</text:p>
          </table:table-cell>
          <table:table-cell table:formula="of:=([.B333]-[.B332])/[.$H$3]" office:value-type="float" office:value="-9.99999999984347" calcext:value-type="float">
            <text:p>-9.99999999984347</text:p>
          </table:table-cell>
          <table:table-cell table:formula="of:=MAX(MIN([.C333];16);-16)" office:value-type="float" office:value="-9.99999999984347" calcext:value-type="float">
            <text:p>-9.99999999984347</text:p>
          </table:table-cell>
          <table:table-cell table:formula="of:=([.C334]-[.C333])/[.$H$3]" office:value-type="float" office:value="1999.99999972444" calcext:value-type="float">
            <text:p>1999.99999972444</text:p>
          </table:table-cell>
          <table:table-cell table:number-columns-repeated="7"/>
        </table:table-row>
        <table:table-row table:style-name="ro1">
          <table:table-cell office:value-type="float" office:value="0.639524" calcext:value-type="float">
            <text:p>0.639524</text:p>
          </table:table-cell>
          <table:table-cell table:formula="of:=([.A334]-[.A333])/[.$H$3]" office:value-type="float" office:value="0.766999999999962" calcext:value-type="float">
            <text:p>0.766999999999962</text:p>
          </table:table-cell>
          <table:table-cell table:formula="of:=([.B334]-[.B333])/[.$H$3]" office:value-type="float" office:value="-8.00000000011902" calcext:value-type="float">
            <text:p>-8.00000000011902</text:p>
          </table:table-cell>
          <table:table-cell table:formula="of:=MAX(MIN([.C334];16);-16)" office:value-type="float" office:value="-8.00000000011902" calcext:value-type="float">
            <text:p>-8.00000000011902</text:p>
          </table:table-cell>
          <table:table-cell table:formula="of:=([.C335]-[.C334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640282" calcext:value-type="float">
            <text:p>0.640282</text:p>
          </table:table-cell>
          <table:table-cell table:formula="of:=([.A335]-[.A334])/[.$H$3]" office:value-type="float" office:value="0.758000000000036" calcext:value-type="float">
            <text:p>0.758000000000036</text:p>
          </table:table-cell>
          <table:table-cell table:formula="of:=([.B335]-[.B334])/[.$H$3]" office:value-type="float" office:value="-8.99999999992573" calcext:value-type="float">
            <text:p>-8.99999999992573</text:p>
          </table:table-cell>
          <table:table-cell table:formula="of:=MAX(MIN([.C335];16);-16)" office:value-type="float" office:value="-8.99999999992573" calcext:value-type="float">
            <text:p>-8.99999999992573</text:p>
          </table:table-cell>
          <table:table-cell table:formula="of:=([.C336]-[.C335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41031" calcext:value-type="float">
            <text:p>0.641031</text:p>
          </table:table-cell>
          <table:table-cell table:formula="of:=([.A336]-[.A335])/[.$H$3]" office:value-type="float" office:value="0.749" calcext:value-type="float">
            <text:p>0.749</text:p>
          </table:table-cell>
          <table:table-cell table:formula="of:=([.B336]-[.B335])/[.$H$3]" office:value-type="float" office:value="-9.00000000003676" calcext:value-type="float">
            <text:p>-9.00000000003676</text:p>
          </table:table-cell>
          <table:table-cell table:formula="of:=MAX(MIN([.C336];16);-16)" office:value-type="float" office:value="-9.00000000003676" calcext:value-type="float">
            <text:p>-9.00000000003676</text:p>
          </table:table-cell>
          <table:table-cell table:formula="of:=([.C337]-[.C336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41771" calcext:value-type="float">
            <text:p>0.641771</text:p>
          </table:table-cell>
          <table:table-cell table:formula="of:=([.A337]-[.A336])/[.$H$3]" office:value-type="float" office:value="0.739999999999963" calcext:value-type="float">
            <text:p>0.739999999999963</text:p>
          </table:table-cell>
          <table:table-cell table:formula="of:=([.B337]-[.B336])/[.$H$3]" office:value-type="float" office:value="-9.00000000003676" calcext:value-type="float">
            <text:p>-9.00000000003676</text:p>
          </table:table-cell>
          <table:table-cell table:formula="of:=MAX(MIN([.C337];16);-16)" office:value-type="float" office:value="-9.00000000003676" calcext:value-type="float">
            <text:p>-9.00000000003676</text:p>
          </table:table-cell>
          <table:table-cell table:formula="of:=([.C338]-[.C337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42503" calcext:value-type="float">
            <text:p>0.642503</text:p>
          </table:table-cell>
          <table:table-cell table:formula="of:=([.A338]-[.A337])/[.$H$3]" office:value-type="float" office:value="0.731999999999955" calcext:value-type="float">
            <text:p>0.731999999999955</text:p>
          </table:table-cell>
          <table:table-cell table:formula="of:=([.B338]-[.B337])/[.$H$3]" office:value-type="float" office:value="-8.000000000008" calcext:value-type="float">
            <text:p>-8.000000000008</text:p>
          </table:table-cell>
          <table:table-cell table:formula="of:=MAX(MIN([.C338];16);-16)" office:value-type="float" office:value="-8.000000000008" calcext:value-type="float">
            <text:p>-8.000000000008</text:p>
          </table:table-cell>
          <table:table-cell table:formula="of:=([.C339]-[.C338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43226" calcext:value-type="float">
            <text:p>0.643226</text:p>
          </table:table-cell>
          <table:table-cell table:formula="of:=([.A339]-[.A338])/[.$H$3]" office:value-type="float" office:value="0.723000000000029" calcext:value-type="float">
            <text:p>0.723000000000029</text:p>
          </table:table-cell>
          <table:table-cell table:formula="of:=([.B339]-[.B338])/[.$H$3]" office:value-type="float" office:value="-8.99999999992573" calcext:value-type="float">
            <text:p>-8.99999999992573</text:p>
          </table:table-cell>
          <table:table-cell table:formula="of:=MAX(MIN([.C339];16);-16)" office:value-type="float" office:value="-8.99999999992573" calcext:value-type="float">
            <text:p>-8.99999999992573</text:p>
          </table:table-cell>
          <table:table-cell table:formula="of:=([.C340]-[.C339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43941" calcext:value-type="float">
            <text:p>0.643941</text:p>
          </table:table-cell>
          <table:table-cell table:formula="of:=([.A340]-[.A339])/[.$H$3]" office:value-type="float" office:value="0.715000000000021" calcext:value-type="float">
            <text:p>0.715000000000021</text:p>
          </table:table-cell>
          <table:table-cell table:formula="of:=([.B340]-[.B339])/[.$H$3]" office:value-type="float" office:value="-8.000000000008" calcext:value-type="float">
            <text:p>-8.000000000008</text:p>
          </table:table-cell>
          <table:table-cell table:formula="of:=MAX(MIN([.C340];16);-16)" office:value-type="float" office:value="-8.000000000008" calcext:value-type="float">
            <text:p>-8.000000000008</text:p>
          </table:table-cell>
          <table:table-cell table:formula="of:=([.C341]-[.C340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44648" calcext:value-type="float">
            <text:p>0.644648</text:p>
          </table:table-cell>
          <table:table-cell table:formula="of:=([.A341]-[.A340])/[.$H$3]" office:value-type="float" office:value="0.707000000000013" calcext:value-type="float">
            <text:p>0.707000000000013</text:p>
          </table:table-cell>
          <table:table-cell table:formula="of:=([.B341]-[.B340])/[.$H$3]" office:value-type="float" office:value="-8.000000000008" calcext:value-type="float">
            <text:p>-8.000000000008</text:p>
          </table:table-cell>
          <table:table-cell table:formula="of:=MAX(MIN([.C341];16);-16)" office:value-type="float" office:value="-8.000000000008" calcext:value-type="float">
            <text:p>-8.000000000008</text:p>
          </table:table-cell>
          <table:table-cell table:formula="of:=([.C342]-[.C341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45346" calcext:value-type="float">
            <text:p>0.645346</text:p>
          </table:table-cell>
          <table:table-cell table:formula="of:=([.A342]-[.A341])/[.$H$3]" office:value-type="float" office:value="0.697999999999976" calcext:value-type="float">
            <text:p>0.697999999999976</text:p>
          </table:table-cell>
          <table:table-cell table:formula="of:=([.B342]-[.B341])/[.$H$3]" office:value-type="float" office:value="-9.00000000003676" calcext:value-type="float">
            <text:p>-9.00000000003676</text:p>
          </table:table-cell>
          <table:table-cell table:formula="of:=MAX(MIN([.C342];16);-16)" office:value-type="float" office:value="-9.00000000003676" calcext:value-type="float">
            <text:p>-9.00000000003676</text:p>
          </table:table-cell>
          <table:table-cell table:formula="of:=([.C343]-[.C342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46036" calcext:value-type="float">
            <text:p>0.646036</text:p>
          </table:table-cell>
          <table:table-cell table:formula="of:=([.A343]-[.A342])/[.$H$3]" office:value-type="float" office:value="0.689999999999968" calcext:value-type="float">
            <text:p>0.689999999999968</text:p>
          </table:table-cell>
          <table:table-cell table:formula="of:=([.B343]-[.B342])/[.$H$3]" office:value-type="float" office:value="-8.000000000008" calcext:value-type="float">
            <text:p>-8.000000000008</text:p>
          </table:table-cell>
          <table:table-cell table:formula="of:=MAX(MIN([.C343];16);-16)" office:value-type="float" office:value="-8.000000000008" calcext:value-type="float">
            <text:p>-8.000000000008</text:p>
          </table:table-cell>
          <table:table-cell table:formula="of:=([.C344]-[.C343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46718" calcext:value-type="float">
            <text:p>0.646718</text:p>
          </table:table-cell>
          <table:table-cell table:formula="of:=([.A344]-[.A343])/[.$H$3]" office:value-type="float" office:value="0.682000000000071" calcext:value-type="float">
            <text:p>0.682000000000071</text:p>
          </table:table-cell>
          <table:table-cell table:formula="of:=([.B344]-[.B343])/[.$H$3]" office:value-type="float" office:value="-7.99999999989698" calcext:value-type="float">
            <text:p>-7.99999999989698</text:p>
          </table:table-cell>
          <table:table-cell table:formula="of:=MAX(MIN([.C344];16);-16)" office:value-type="float" office:value="-7.99999999989698" calcext:value-type="float">
            <text:p>-7.99999999989698</text:p>
          </table:table-cell>
          <table:table-cell table:formula="of:=([.C345]-[.C344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647392" calcext:value-type="float">
            <text:p>0.647392</text:p>
          </table:table-cell>
          <table:table-cell table:formula="of:=([.A345]-[.A344])/[.$H$3]" office:value-type="float" office:value="0.673999999999952" calcext:value-type="float">
            <text:p>0.673999999999952</text:p>
          </table:table-cell>
          <table:table-cell table:formula="of:=([.B345]-[.B344])/[.$H$3]" office:value-type="float" office:value="-8.00000000011902" calcext:value-type="float">
            <text:p>-8.00000000011902</text:p>
          </table:table-cell>
          <table:table-cell table:formula="of:=MAX(MIN([.C345];16);-16)" office:value-type="float" office:value="-8.00000000011902" calcext:value-type="float">
            <text:p>-8.00000000011902</text:p>
          </table:table-cell>
          <table:table-cell table:formula="of:=([.C346]-[.C345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648058" calcext:value-type="float">
            <text:p>0.648058</text:p>
          </table:table-cell>
          <table:table-cell table:formula="of:=([.A346]-[.A345])/[.$H$3]" office:value-type="float" office:value="0.666000000000055" calcext:value-type="float">
            <text:p>0.666000000000055</text:p>
          </table:table-cell>
          <table:table-cell table:formula="of:=([.B346]-[.B345])/[.$H$3]" office:value-type="float" office:value="-7.99999999989698" calcext:value-type="float">
            <text:p>-7.99999999989698</text:p>
          </table:table-cell>
          <table:table-cell table:formula="of:=MAX(MIN([.C346];16);-16)" office:value-type="float" office:value="-7.99999999989698" calcext:value-type="float">
            <text:p>-7.99999999989698</text:p>
          </table:table-cell>
          <table:table-cell table:formula="of:=([.C347]-[.C346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48715" calcext:value-type="float">
            <text:p>0.648715</text:p>
          </table:table-cell>
          <table:table-cell table:formula="of:=([.A347]-[.A346])/[.$H$3]" office:value-type="float" office:value="0.656999999999908" calcext:value-type="float">
            <text:p>0.656999999999908</text:p>
          </table:table-cell>
          <table:table-cell table:formula="of:=([.B347]-[.B346])/[.$H$3]" office:value-type="float" office:value="-9.00000000014778" calcext:value-type="float">
            <text:p>-9.00000000014778</text:p>
          </table:table-cell>
          <table:table-cell table:formula="of:=MAX(MIN([.C347];16);-16)" office:value-type="float" office:value="-9.00000000014778" calcext:value-type="float">
            <text:p>-9.00000000014778</text:p>
          </table:table-cell>
          <table:table-cell table:formula="of:=([.C348]-[.C347])/[.$H$3]" office:value-type="float" office:value="3000.00000030831" calcext:value-type="float">
            <text:p>3000.00000030831</text:p>
          </table:table-cell>
          <table:table-cell table:number-columns-repeated="7"/>
        </table:table-row>
        <table:table-row table:style-name="ro1">
          <table:table-cell office:value-type="float" office:value="0.649366" calcext:value-type="float">
            <text:p>0.649366</text:p>
          </table:table-cell>
          <table:table-cell table:formula="of:=([.A348]-[.A347])/[.$H$3]" office:value-type="float" office:value="0.651000000000068" calcext:value-type="float">
            <text:p>0.651000000000068</text:p>
          </table:table-cell>
          <table:table-cell table:formula="of:=([.B348]-[.B347])/[.$H$3]" office:value-type="float" office:value="-5.99999999983947" calcext:value-type="float">
            <text:p>-5.99999999983947</text:p>
          </table:table-cell>
          <table:table-cell table:formula="of:=MAX(MIN([.C348];16);-16)" office:value-type="float" office:value="-5.99999999983947" calcext:value-type="float">
            <text:p>-5.99999999983947</text:p>
          </table:table-cell>
          <table:table-cell table:formula="of:=([.C349]-[.C348])/[.$H$3]" office:value-type="float" office:value="-3000.00000030831" calcext:value-type="float">
            <text:p>-3000.00000030831</text:p>
          </table:table-cell>
          <table:table-cell table:number-columns-repeated="7"/>
        </table:table-row>
        <table:table-row table:style-name="ro1">
          <table:table-cell office:value-type="float" office:value="0.650008" calcext:value-type="float">
            <text:p>0.650008</text:p>
          </table:table-cell>
          <table:table-cell table:formula="of:=([.A349]-[.A348])/[.$H$3]" office:value-type="float" office:value="0.64199999999992" calcext:value-type="float">
            <text:p>0.64199999999992</text:p>
          </table:table-cell>
          <table:table-cell table:formula="of:=([.B349]-[.B348])/[.$H$3]" office:value-type="float" office:value="-9.00000000014778" calcext:value-type="float">
            <text:p>-9.00000000014778</text:p>
          </table:table-cell>
          <table:table-cell table:formula="of:=MAX(MIN([.C349];16);-16)" office:value-type="float" office:value="-9.00000000014778" calcext:value-type="float">
            <text:p>-9.00000000014778</text:p>
          </table:table-cell>
          <table:table-cell table:formula="of:=([.C350]-[.C349])/[.$H$3]" office:value-type="float" office:value="2000.00000027956" calcext:value-type="float">
            <text:p>2000.00000027956</text:p>
          </table:table-cell>
          <table:table-cell table:number-columns-repeated="7"/>
        </table:table-row>
        <table:table-row table:style-name="ro1">
          <table:table-cell office:value-type="float" office:value="0.650643" calcext:value-type="float">
            <text:p>0.650643</text:p>
          </table:table-cell>
          <table:table-cell table:formula="of:=([.A350]-[.A349])/[.$H$3]" office:value-type="float" office:value="0.635000000000052" calcext:value-type="float">
            <text:p>0.635000000000052</text:p>
          </table:table-cell>
          <table:table-cell table:formula="of:=([.B350]-[.B349])/[.$H$3]" office:value-type="float" office:value="-6.99999999986822" calcext:value-type="float">
            <text:p>-6.99999999986822</text:p>
          </table:table-cell>
          <table:table-cell table:formula="of:=MAX(MIN([.C350];16);-16)" office:value-type="float" office:value="-6.99999999986822" calcext:value-type="float">
            <text:p>-6.99999999986822</text:p>
          </table:table-cell>
          <table:table-cell table:formula="of:=([.C351]-[.C350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65127" calcext:value-type="float">
            <text:p>0.65127</text:p>
          </table:table-cell>
          <table:table-cell table:formula="of:=([.A351]-[.A350])/[.$H$3]" office:value-type="float" office:value="0.627000000000044" calcext:value-type="float">
            <text:p>0.627000000000044</text:p>
          </table:table-cell>
          <table:table-cell table:formula="of:=([.B351]-[.B350])/[.$H$3]" office:value-type="float" office:value="-8.000000000008" calcext:value-type="float">
            <text:p>-8.000000000008</text:p>
          </table:table-cell>
          <table:table-cell table:formula="of:=MAX(MIN([.C351];16);-16)" office:value-type="float" office:value="-8.000000000008" calcext:value-type="float">
            <text:p>-8.000000000008</text:p>
          </table:table-cell>
          <table:table-cell table:formula="of:=([.C352]-[.C351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51889" calcext:value-type="float">
            <text:p>0.651889</text:p>
          </table:table-cell>
          <table:table-cell table:formula="of:=([.A352]-[.A351])/[.$H$3]" office:value-type="float" office:value="0.618999999999925" calcext:value-type="float">
            <text:p>0.618999999999925</text:p>
          </table:table-cell>
          <table:table-cell table:formula="of:=([.B352]-[.B351])/[.$H$3]" office:value-type="float" office:value="-8.00000000011902" calcext:value-type="float">
            <text:p>-8.00000000011902</text:p>
          </table:table-cell>
          <table:table-cell table:formula="of:=MAX(MIN([.C352];16);-16)" office:value-type="float" office:value="-8.00000000011902" calcext:value-type="float">
            <text:p>-8.00000000011902</text:p>
          </table:table-cell>
          <table:table-cell table:formula="of:=([.C353]-[.C352])/[.$H$3]" office:value-type="float" office:value="1000.0000002508" calcext:value-type="float">
            <text:p>1000.0000002508</text:p>
          </table:table-cell>
          <table:table-cell table:number-columns-repeated="7"/>
        </table:table-row>
        <table:table-row table:style-name="ro1">
          <table:table-cell office:value-type="float" office:value="0.652501" calcext:value-type="float">
            <text:p>0.652501</text:p>
          </table:table-cell>
          <table:table-cell table:formula="of:=([.A353]-[.A352])/[.$H$3]" office:value-type="float" office:value="0.612000000000057" calcext:value-type="float">
            <text:p>0.612000000000057</text:p>
          </table:table-cell>
          <table:table-cell table:formula="of:=([.B353]-[.B352])/[.$H$3]" office:value-type="float" office:value="-6.99999999986822" calcext:value-type="float">
            <text:p>-6.99999999986822</text:p>
          </table:table-cell>
          <table:table-cell table:formula="of:=MAX(MIN([.C353];16);-16)" office:value-type="float" office:value="-6.99999999986822" calcext:value-type="float">
            <text:p>-6.99999999986822</text:p>
          </table:table-cell>
          <table:table-cell table:formula="of:=([.C354]-[.C353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53105" calcext:value-type="float">
            <text:p>0.653105</text:p>
          </table:table-cell>
          <table:table-cell table:formula="of:=([.A354]-[.A353])/[.$H$3]" office:value-type="float" office:value="0.603999999999938" calcext:value-type="float">
            <text:p>0.603999999999938</text:p>
          </table:table-cell>
          <table:table-cell table:formula="of:=([.B354]-[.B353])/[.$H$3]" office:value-type="float" office:value="-8.00000000011902" calcext:value-type="float">
            <text:p>-8.00000000011902</text:p>
          </table:table-cell>
          <table:table-cell table:formula="of:=MAX(MIN([.C354];16);-16)" office:value-type="float" office:value="-8.00000000011902" calcext:value-type="float">
            <text:p>-8.00000000011902</text:p>
          </table:table-cell>
          <table:table-cell table:formula="of:=([.C355]-[.C354])/[.$H$3]" office:value-type="float" office:value="1000.0000002508" calcext:value-type="float">
            <text:p>1000.0000002508</text:p>
          </table:table-cell>
          <table:table-cell table:number-columns-repeated="7"/>
        </table:table-row>
        <table:table-row table:style-name="ro1">
          <table:table-cell office:value-type="float" office:value="0.653702" calcext:value-type="float">
            <text:p>0.653702</text:p>
          </table:table-cell>
          <table:table-cell table:formula="of:=([.A355]-[.A354])/[.$H$3]" office:value-type="float" office:value="0.59700000000007" calcext:value-type="float">
            <text:p>0.59700000000007</text:p>
          </table:table-cell>
          <table:table-cell table:formula="of:=([.B355]-[.B354])/[.$H$3]" office:value-type="float" office:value="-6.99999999986822" calcext:value-type="float">
            <text:p>-6.99999999986822</text:p>
          </table:table-cell>
          <table:table-cell table:formula="of:=MAX(MIN([.C355];16);-16)" office:value-type="float" office:value="-6.99999999986822" calcext:value-type="float">
            <text:p>-6.99999999986822</text:p>
          </table:table-cell>
          <table:table-cell table:formula="of:=([.C356]-[.C355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654292" calcext:value-type="float">
            <text:p>0.654292</text:p>
          </table:table-cell>
          <table:table-cell table:formula="of:=([.A356]-[.A355])/[.$H$3]" office:value-type="float" office:value="0.589999999999979" calcext:value-type="float">
            <text:p>0.589999999999979</text:p>
          </table:table-cell>
          <table:table-cell table:formula="of:=([.B356]-[.B355])/[.$H$3]" office:value-type="float" office:value="-7.00000000009027" calcext:value-type="float">
            <text:p>-7.00000000009027</text:p>
          </table:table-cell>
          <table:table-cell table:formula="of:=MAX(MIN([.C356];16);-16)" office:value-type="float" office:value="-7.00000000009027" calcext:value-type="float">
            <text:p>-7.00000000009027</text:p>
          </table:table-cell>
          <table:table-cell table:formula="of:=([.C357]-[.C356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54874" calcext:value-type="float">
            <text:p>0.654874</text:p>
          </table:table-cell>
          <table:table-cell table:formula="of:=([.A357]-[.A356])/[.$H$3]" office:value-type="float" office:value="0.581999999999971" calcext:value-type="float">
            <text:p>0.581999999999971</text:p>
          </table:table-cell>
          <table:table-cell table:formula="of:=([.B357]-[.B356])/[.$H$3]" office:value-type="float" office:value="-8.000000000008" calcext:value-type="float">
            <text:p>-8.000000000008</text:p>
          </table:table-cell>
          <table:table-cell table:formula="of:=MAX(MIN([.C357];16);-16)" office:value-type="float" office:value="-8.000000000008" calcext:value-type="float">
            <text:p>-8.000000000008</text:p>
          </table:table-cell>
          <table:table-cell table:formula="of:=([.C358]-[.C357])/[.$H$3]" office:value-type="float" office:value="2000.00000016853" calcext:value-type="float">
            <text:p>2000.00000016853</text:p>
          </table:table-cell>
          <table:table-cell table:number-columns-repeated="7"/>
        </table:table-row>
        <table:table-row table:style-name="ro1">
          <table:table-cell office:value-type="float" office:value="0.65545" calcext:value-type="float">
            <text:p>0.65545</text:p>
          </table:table-cell>
          <table:table-cell table:formula="of:=([.A358]-[.A357])/[.$H$3]" office:value-type="float" office:value="0.576000000000132" calcext:value-type="float">
            <text:p>0.576000000000132</text:p>
          </table:table-cell>
          <table:table-cell table:formula="of:=([.B358]-[.B357])/[.$H$3]" office:value-type="float" office:value="-5.99999999983947" calcext:value-type="float">
            <text:p>-5.99999999983947</text:p>
          </table:table-cell>
          <table:table-cell table:formula="of:=MAX(MIN([.C358];16);-16)" office:value-type="float" office:value="-5.99999999983947" calcext:value-type="float">
            <text:p>-5.99999999983947</text:p>
          </table:table-cell>
          <table:table-cell table:formula="of:=([.C359]-[.C358])/[.$H$3]" office:value-type="float" office:value="-2000.00000039058" calcext:value-type="float">
            <text:p>-2000.00000039058</text:p>
          </table:table-cell>
          <table:table-cell table:number-columns-repeated="7"/>
        </table:table-row>
        <table:table-row table:style-name="ro1">
          <table:table-cell office:value-type="float" office:value="0.656018" calcext:value-type="float">
            <text:p>0.656018</text:p>
          </table:table-cell>
          <table:table-cell table:formula="of:=([.A359]-[.A358])/[.$H$3]" office:value-type="float" office:value="0.567999999999902" calcext:value-type="float">
            <text:p>0.567999999999902</text:p>
          </table:table-cell>
          <table:table-cell table:formula="of:=([.B359]-[.B358])/[.$H$3]" office:value-type="float" office:value="-8.00000000023005" calcext:value-type="float">
            <text:p>-8.00000000023005</text:p>
          </table:table-cell>
          <table:table-cell table:formula="of:=MAX(MIN([.C359];16);-16)" office:value-type="float" office:value="-8.00000000023005" calcext:value-type="float">
            <text:p>-8.00000000023005</text:p>
          </table:table-cell>
          <table:table-cell table:formula="of:=([.C360]-[.C359])/[.$H$3]" office:value-type="float" office:value="1000.00000036182" calcext:value-type="float">
            <text:p>1000.00000036182</text:p>
          </table:table-cell>
          <table:table-cell table:number-columns-repeated="7"/>
        </table:table-row>
        <table:table-row table:style-name="ro1">
          <table:table-cell office:value-type="float" office:value="0.656579" calcext:value-type="float">
            <text:p>0.656579</text:p>
          </table:table-cell>
          <table:table-cell table:formula="of:=([.A360]-[.A359])/[.$H$3]" office:value-type="float" office:value="0.561000000000034" calcext:value-type="float">
            <text:p>0.561000000000034</text:p>
          </table:table-cell>
          <table:table-cell table:formula="of:=([.B360]-[.B359])/[.$H$3]" office:value-type="float" office:value="-6.99999999986822" calcext:value-type="float">
            <text:p>-6.99999999986822</text:p>
          </table:table-cell>
          <table:table-cell table:formula="of:=MAX(MIN([.C360];16);-16)" office:value-type="float" office:value="-6.99999999986822" calcext:value-type="float">
            <text:p>-6.99999999986822</text:p>
          </table:table-cell>
          <table:table-cell table:formula="of:=([.C361]-[.C360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57132" calcext:value-type="float">
            <text:p>0.657132</text:p>
          </table:table-cell>
          <table:table-cell table:formula="of:=([.A361]-[.A360])/[.$H$3]" office:value-type="float" office:value="0.552999999999915" calcext:value-type="float">
            <text:p>0.552999999999915</text:p>
          </table:table-cell>
          <table:table-cell table:formula="of:=([.B361]-[.B360])/[.$H$3]" office:value-type="float" office:value="-8.00000000011902" calcext:value-type="float">
            <text:p>-8.00000000011902</text:p>
          </table:table-cell>
          <table:table-cell table:formula="of:=MAX(MIN([.C361];16);-16)" office:value-type="float" office:value="-8.00000000011902" calcext:value-type="float">
            <text:p>-8.00000000011902</text:p>
          </table:table-cell>
          <table:table-cell table:formula="of:=([.C362]-[.C361])/[.$H$3]" office:value-type="float" office:value="2000.00000027956" calcext:value-type="float">
            <text:p>2000.00000027956</text:p>
          </table:table-cell>
          <table:table-cell table:number-columns-repeated="7"/>
        </table:table-row>
        <table:table-row table:style-name="ro1">
          <table:table-cell office:value-type="float" office:value="0.657679" calcext:value-type="float">
            <text:p>0.657679</text:p>
          </table:table-cell>
          <table:table-cell table:formula="of:=([.A362]-[.A361])/[.$H$3]" office:value-type="float" office:value="0.547000000000075" calcext:value-type="float">
            <text:p>0.547000000000075</text:p>
          </table:table-cell>
          <table:table-cell table:formula="of:=([.B362]-[.B361])/[.$H$3]" office:value-type="float" office:value="-5.99999999983947" calcext:value-type="float">
            <text:p>-5.99999999983947</text:p>
          </table:table-cell>
          <table:table-cell table:formula="of:=MAX(MIN([.C362];16);-16)" office:value-type="float" office:value="-5.99999999983947" calcext:value-type="float">
            <text:p>-5.99999999983947</text:p>
          </table:table-cell>
          <table:table-cell table:formula="of:=([.C363]-[.C362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58219" calcext:value-type="float">
            <text:p>0.658219</text:p>
          </table:table-cell>
          <table:table-cell table:formula="of:=([.A363]-[.A362])/[.$H$3]" office:value-type="float" office:value="0.539999999999985" calcext:value-type="float">
            <text:p>0.539999999999985</text:p>
          </table:table-cell>
          <table:table-cell table:formula="of:=([.B363]-[.B362])/[.$H$3]" office:value-type="float" office:value="-7.00000000009027" calcext:value-type="float">
            <text:p>-7.00000000009027</text:p>
          </table:table-cell>
          <table:table-cell table:formula="of:=MAX(MIN([.C363];16);-16)" office:value-type="float" office:value="-7.00000000009027" calcext:value-type="float">
            <text:p>-7.00000000009027</text:p>
          </table:table-cell>
          <table:table-cell table:formula="of:=([.C364]-[.C363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58752" calcext:value-type="float">
            <text:p>0.658752</text:p>
          </table:table-cell>
          <table:table-cell table:formula="of:=([.A364]-[.A363])/[.$H$3]" office:value-type="float" office:value="0.533000000000006" calcext:value-type="float">
            <text:p>0.533000000000006</text:p>
          </table:table-cell>
          <table:table-cell table:formula="of:=([.B364]-[.B363])/[.$H$3]" office:value-type="float" office:value="-6.99999999997925" calcext:value-type="float">
            <text:p>-6.99999999997925</text:p>
          </table:table-cell>
          <table:table-cell table:formula="of:=MAX(MIN([.C364];16);-16)" office:value-type="float" office:value="-6.99999999997925" calcext:value-type="float">
            <text:p>-6.99999999997925</text:p>
          </table:table-cell>
          <table:table-cell table:formula="of:=([.C365]-[.C364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59279" calcext:value-type="float">
            <text:p>0.659279</text:p>
          </table:table-cell>
          <table:table-cell table:formula="of:=([.A365]-[.A364])/[.$H$3]" office:value-type="float" office:value="0.526999999999944" calcext:value-type="float">
            <text:p>0.526999999999944</text:p>
          </table:table-cell>
          <table:table-cell table:formula="of:=([.B365]-[.B364])/[.$H$3]" office:value-type="float" office:value="-6.00000000006151" calcext:value-type="float">
            <text:p>-6.00000000006151</text:p>
          </table:table-cell>
          <table:table-cell table:formula="of:=MAX(MIN([.C365];16);-16)" office:value-type="float" office:value="-6.00000000006151" calcext:value-type="float">
            <text:p>-6.00000000006151</text:p>
          </table:table-cell>
          <table:table-cell table:formula="of:=([.C366]-[.C365])/[.$H$3]" office:value-type="float" office:value="-1999.99999983547" calcext:value-type="float">
            <text:p>-1999.99999983547</text:p>
          </table:table-cell>
          <table:table-cell table:number-columns-repeated="7"/>
        </table:table-row>
        <table:table-row table:style-name="ro1">
          <table:table-cell office:value-type="float" office:value="0.659798" calcext:value-type="float">
            <text:p>0.659798</text:p>
          </table:table-cell>
          <table:table-cell table:formula="of:=([.A366]-[.A365])/[.$H$3]" office:value-type="float" office:value="0.519000000000047" calcext:value-type="float">
            <text:p>0.519000000000047</text:p>
          </table:table-cell>
          <table:table-cell table:formula="of:=([.B366]-[.B365])/[.$H$3]" office:value-type="float" office:value="-7.99999999989698" calcext:value-type="float">
            <text:p>-7.99999999989698</text:p>
          </table:table-cell>
          <table:table-cell table:formula="of:=MAX(MIN([.C366];16);-16)" office:value-type="float" office:value="-7.99999999989698" calcext:value-type="float">
            <text:p>-7.99999999989698</text:p>
          </table:table-cell>
          <table:table-cell table:formula="of:=([.C367]-[.C366])/[.$H$3]" office:value-type="float" office:value="1999.99999983547" calcext:value-type="float">
            <text:p>1999.99999983547</text:p>
          </table:table-cell>
          <table:table-cell table:number-columns-repeated="7"/>
        </table:table-row>
        <table:table-row table:style-name="ro1">
          <table:table-cell office:value-type="float" office:value="0.660311" calcext:value-type="float">
            <text:p>0.660311</text:p>
          </table:table-cell>
          <table:table-cell table:formula="of:=([.A367]-[.A366])/[.$H$3]" office:value-type="float" office:value="0.512999999999986" calcext:value-type="float">
            <text:p>0.512999999999986</text:p>
          </table:table-cell>
          <table:table-cell table:formula="of:=([.B367]-[.B366])/[.$H$3]" office:value-type="float" office:value="-6.00000000006151" calcext:value-type="float">
            <text:p>-6.00000000006151</text:p>
          </table:table-cell>
          <table:table-cell table:formula="of:=MAX(MIN([.C367];16);-16)" office:value-type="float" office:value="-6.00000000006151" calcext:value-type="float">
            <text:p>-6.00000000006151</text:p>
          </table:table-cell>
          <table:table-cell table:formula="of:=([.C368]-[.C367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60817" calcext:value-type="float">
            <text:p>0.660817</text:p>
          </table:table-cell>
          <table:table-cell table:formula="of:=([.A368]-[.A367])/[.$H$3]" office:value-type="float" office:value="0.506000000000006" calcext:value-type="float">
            <text:p>0.506000000000006</text:p>
          </table:table-cell>
          <table:table-cell table:formula="of:=([.B368]-[.B367])/[.$H$3]" office:value-type="float" office:value="-6.99999999997925" calcext:value-type="float">
            <text:p>-6.99999999997925</text:p>
          </table:table-cell>
          <table:table-cell table:formula="of:=MAX(MIN([.C368];16);-16)" office:value-type="float" office:value="-6.99999999997925" calcext:value-type="float">
            <text:p>-6.99999999997925</text:p>
          </table:table-cell>
          <table:table-cell table:formula="of:=([.C369]-[.C368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61317" calcext:value-type="float">
            <text:p>0.661317</text:p>
          </table:table-cell>
          <table:table-cell table:formula="of:=([.A369]-[.A368])/[.$H$3]" office:value-type="float" office:value="0.499999999999945" calcext:value-type="float">
            <text:p>0.499999999999945</text:p>
          </table:table-cell>
          <table:table-cell table:formula="of:=([.B369]-[.B368])/[.$H$3]" office:value-type="float" office:value="-6.00000000006151" calcext:value-type="float">
            <text:p>-6.00000000006151</text:p>
          </table:table-cell>
          <table:table-cell table:formula="of:=MAX(MIN([.C369];16);-16)" office:value-type="float" office:value="-6.00000000006151" calcext:value-type="float">
            <text:p>-6.00000000006151</text:p>
          </table:table-cell>
          <table:table-cell table:formula="of:=([.C370]-[.C369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66181" calcext:value-type="float">
            <text:p>0.66181</text:p>
          </table:table-cell>
          <table:table-cell table:formula="of:=([.A370]-[.A369])/[.$H$3]" office:value-type="float" office:value="0.493000000000077" calcext:value-type="float">
            <text:p>0.493000000000077</text:p>
          </table:table-cell>
          <table:table-cell table:formula="of:=([.B370]-[.B369])/[.$H$3]" office:value-type="float" office:value="-6.99999999986822" calcext:value-type="float">
            <text:p>-6.99999999986822</text:p>
          </table:table-cell>
          <table:table-cell table:formula="of:=MAX(MIN([.C370];16);-16)" office:value-type="float" office:value="-6.99999999986822" calcext:value-type="float">
            <text:p>-6.99999999986822</text:p>
          </table:table-cell>
          <table:table-cell table:formula="of:=([.C371]-[.C370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662296" calcext:value-type="float">
            <text:p>0.662296</text:p>
          </table:table-cell>
          <table:table-cell table:formula="of:=([.A371]-[.A370])/[.$H$3]" office:value-type="float" office:value="0.485999999999986" calcext:value-type="float">
            <text:p>0.485999999999986</text:p>
          </table:table-cell>
          <table:table-cell table:formula="of:=([.B371]-[.B370])/[.$H$3]" office:value-type="float" office:value="-7.00000000009027" calcext:value-type="float">
            <text:p>-7.00000000009027</text:p>
          </table:table-cell>
          <table:table-cell table:formula="of:=MAX(MIN([.C371];16);-16)" office:value-type="float" office:value="-7.00000000009027" calcext:value-type="float">
            <text:p>-7.00000000009027</text:p>
          </table:table-cell>
          <table:table-cell table:formula="of:=([.C372]-[.C371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62776" calcext:value-type="float">
            <text:p>0.662776</text:p>
          </table:table-cell>
          <table:table-cell table:formula="of:=([.A372]-[.A371])/[.$H$3]" office:value-type="float" office:value="0.479999999999925" calcext:value-type="float">
            <text:p>0.479999999999925</text:p>
          </table:table-cell>
          <table:table-cell table:formula="of:=([.B372]-[.B371])/[.$H$3]" office:value-type="float" office:value="-6.00000000006151" calcext:value-type="float">
            <text:p>-6.00000000006151</text:p>
          </table:table-cell>
          <table:table-cell table:formula="of:=MAX(MIN([.C372];16);-16)" office:value-type="float" office:value="-6.00000000006151" calcext:value-type="float">
            <text:p>-6.00000000006151</text:p>
          </table:table-cell>
          <table:table-cell table:formula="of:=([.C373]-[.C372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66325" calcext:value-type="float">
            <text:p>0.66325</text:p>
          </table:table-cell>
          <table:table-cell table:formula="of:=([.A373]-[.A372])/[.$H$3]" office:value-type="float" office:value="0.474000000000085" calcext:value-type="float">
            <text:p>0.474000000000085</text:p>
          </table:table-cell>
          <table:table-cell table:formula="of:=([.B373]-[.B372])/[.$H$3]" office:value-type="float" office:value="-5.99999999983947" calcext:value-type="float">
            <text:p>-5.99999999983947</text:p>
          </table:table-cell>
          <table:table-cell table:formula="of:=MAX(MIN([.C373];16);-16)" office:value-type="float" office:value="-5.99999999983947" calcext:value-type="float">
            <text:p>-5.99999999983947</text:p>
          </table:table-cell>
          <table:table-cell table:formula="of:=([.C374]-[.C373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63717" calcext:value-type="float">
            <text:p>0.663717</text:p>
          </table:table-cell>
          <table:table-cell table:formula="of:=([.A374]-[.A373])/[.$H$3]" office:value-type="float" office:value="0.466999999999995" calcext:value-type="float">
            <text:p>0.466999999999995</text:p>
          </table:table-cell>
          <table:table-cell table:formula="of:=([.B374]-[.B373])/[.$H$3]" office:value-type="float" office:value="-7.00000000009027" calcext:value-type="float">
            <text:p>-7.00000000009027</text:p>
          </table:table-cell>
          <table:table-cell table:formula="of:=MAX(MIN([.C374];16);-16)" office:value-type="float" office:value="-7.00000000009027" calcext:value-type="float">
            <text:p>-7.00000000009027</text:p>
          </table:table-cell>
          <table:table-cell table:formula="of:=([.C375]-[.C374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64178" calcext:value-type="float">
            <text:p>0.664178</text:p>
          </table:table-cell>
          <table:table-cell table:formula="of:=([.A375]-[.A374])/[.$H$3]" office:value-type="float" office:value="0.460999999999934" calcext:value-type="float">
            <text:p>0.460999999999934</text:p>
          </table:table-cell>
          <table:table-cell table:formula="of:=([.B375]-[.B374])/[.$H$3]" office:value-type="float" office:value="-6.00000000006151" calcext:value-type="float">
            <text:p>-6.00000000006151</text:p>
          </table:table-cell>
          <table:table-cell table:formula="of:=MAX(MIN([.C375];16);-16)" office:value-type="float" office:value="-6.00000000006151" calcext:value-type="float">
            <text:p>-6.00000000006151</text:p>
          </table:table-cell>
          <table:table-cell table:formula="of:=([.C376]-[.C375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664632" calcext:value-type="float">
            <text:p>0.664632</text:p>
          </table:table-cell>
          <table:table-cell table:formula="of:=([.A376]-[.A375])/[.$H$3]" office:value-type="float" office:value="0.454000000000065" calcext:value-type="float">
            <text:p>0.454000000000065</text:p>
          </table:table-cell>
          <table:table-cell table:formula="of:=([.B376]-[.B375])/[.$H$3]" office:value-type="float" office:value="-6.99999999986822" calcext:value-type="float">
            <text:p>-6.99999999986822</text:p>
          </table:table-cell>
          <table:table-cell table:formula="of:=MAX(MIN([.C376];16);-16)" office:value-type="float" office:value="-6.99999999986822" calcext:value-type="float">
            <text:p>-6.99999999986822</text:p>
          </table:table-cell>
          <table:table-cell table:formula="of:=([.C377]-[.C376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66508" calcext:value-type="float">
            <text:p>0.66508</text:p>
          </table:table-cell>
          <table:table-cell table:formula="of:=([.A377]-[.A376])/[.$H$3]" office:value-type="float" office:value="0.448000000000004" calcext:value-type="float">
            <text:p>0.448000000000004</text:p>
          </table:table-cell>
          <table:table-cell table:formula="of:=([.B377]-[.B376])/[.$H$3]" office:value-type="float" office:value="-6.00000000006151" calcext:value-type="float">
            <text:p>-6.00000000006151</text:p>
          </table:table-cell>
          <table:table-cell table:formula="of:=MAX(MIN([.C377];16);-16)" office:value-type="float" office:value="-6.00000000006151" calcext:value-type="float">
            <text:p>-6.00000000006151</text:p>
          </table:table-cell>
          <table:table-cell table:formula="of:=([.C378]-[.C377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65523" calcext:value-type="float">
            <text:p>0.665523</text:p>
          </table:table-cell>
          <table:table-cell table:formula="of:=([.A378]-[.A377])/[.$H$3]" office:value-type="float" office:value="0.442999999999971" calcext:value-type="float">
            <text:p>0.442999999999971</text:p>
          </table:table-cell>
          <table:table-cell table:formula="of:=([.B378]-[.B377])/[.$H$3]" office:value-type="float" office:value="-5.00000000003276" calcext:value-type="float">
            <text:p>-5.00000000003276</text:p>
          </table:table-cell>
          <table:table-cell table:formula="of:=MAX(MIN([.C378];16);-16)" office:value-type="float" office:value="-5.00000000003276" calcext:value-type="float">
            <text:p>-5.00000000003276</text:p>
          </table:table-cell>
          <table:table-cell table:formula="of:=([.C379]-[.C378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665959" calcext:value-type="float">
            <text:p>0.665959</text:p>
          </table:table-cell>
          <table:table-cell table:formula="of:=([.A379]-[.A378])/[.$H$3]" office:value-type="float" office:value="0.435999999999992" calcext:value-type="float">
            <text:p>0.435999999999992</text:p>
          </table:table-cell>
          <table:table-cell table:formula="of:=([.B379]-[.B378])/[.$H$3]" office:value-type="float" office:value="-6.99999999997925" calcext:value-type="float">
            <text:p>-6.99999999997925</text:p>
          </table:table-cell>
          <table:table-cell table:formula="of:=MAX(MIN([.C379];16);-16)" office:value-type="float" office:value="-6.99999999997925" calcext:value-type="float">
            <text:p>-6.99999999997925</text:p>
          </table:table-cell>
          <table:table-cell table:formula="of:=([.C380]-[.C379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66388" calcext:value-type="float">
            <text:p>0.666388</text:p>
          </table:table-cell>
          <table:table-cell table:formula="of:=([.A380]-[.A379])/[.$H$3]" office:value-type="float" office:value="0.429000000000013" calcext:value-type="float">
            <text:p>0.429000000000013</text:p>
          </table:table-cell>
          <table:table-cell table:formula="of:=([.B380]-[.B379])/[.$H$3]" office:value-type="float" office:value="-6.99999999997925" calcext:value-type="float">
            <text:p>-6.99999999997925</text:p>
          </table:table-cell>
          <table:table-cell table:formula="of:=MAX(MIN([.C380];16);-16)" office:value-type="float" office:value="-6.99999999997925" calcext:value-type="float">
            <text:p>-6.99999999997925</text:p>
          </table:table-cell>
          <table:table-cell table:formula="of:=([.C381]-[.C380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666812" calcext:value-type="float">
            <text:p>0.666812</text:p>
          </table:table-cell>
          <table:table-cell table:formula="of:=([.A381]-[.A380])/[.$H$3]" office:value-type="float" office:value="0.42399999999998" calcext:value-type="float">
            <text:p>0.42399999999998</text:p>
          </table:table-cell>
          <table:table-cell table:formula="of:=([.B381]-[.B380])/[.$H$3]" office:value-type="float" office:value="-5.00000000003276" calcext:value-type="float">
            <text:p>-5.00000000003276</text:p>
          </table:table-cell>
          <table:table-cell table:formula="of:=MAX(MIN([.C381];16);-16)" office:value-type="float" office:value="-5.00000000003276" calcext:value-type="float">
            <text:p>-5.00000000003276</text:p>
          </table:table-cell>
          <table:table-cell table:formula="of:=([.C382]-[.C381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66723" calcext:value-type="float">
            <text:p>0.66723</text:p>
          </table:table-cell>
          <table:table-cell table:formula="of:=([.A382]-[.A381])/[.$H$3]" office:value-type="float" office:value="0.418000000000141" calcext:value-type="float">
            <text:p>0.418000000000141</text:p>
          </table:table-cell>
          <table:table-cell table:formula="of:=([.B382]-[.B381])/[.$H$3]" office:value-type="float" office:value="-5.99999999983947" calcext:value-type="float">
            <text:p>-5.99999999983947</text:p>
          </table:table-cell>
          <table:table-cell table:formula="of:=MAX(MIN([.C382];16);-16)" office:value-type="float" office:value="-5.99999999983947" calcext:value-type="float">
            <text:p>-5.99999999983947</text:p>
          </table:table-cell>
          <table:table-cell table:formula="of:=([.C383]-[.C382])/[.$H$3]" office:value-type="float" office:value="-0.000000444089209850063" calcext:value-type="float">
            <text:p>-4.44089209850063E-07</text:p>
          </table:table-cell>
          <table:table-cell table:number-columns-repeated="7"/>
        </table:table-row>
        <table:table-row table:style-name="ro1">
          <table:table-cell office:value-type="float" office:value="0.667642" calcext:value-type="float">
            <text:p>0.667642</text:p>
          </table:table-cell>
          <table:table-cell table:formula="of:=([.A383]-[.A382])/[.$H$3]" office:value-type="float" office:value="0.411999999999857" calcext:value-type="float">
            <text:p>0.411999999999857</text:p>
          </table:table-cell>
          <table:table-cell table:formula="of:=([.B383]-[.B382])/[.$H$3]" office:value-type="float" office:value="-6.00000000028356" calcext:value-type="float">
            <text:p>-6.00000000028356</text:p>
          </table:table-cell>
          <table:table-cell table:formula="of:=MAX(MIN([.C383];16);-16)" office:value-type="float" office:value="-6.00000000028356" calcext:value-type="float">
            <text:p>-6.00000000028356</text:p>
          </table:table-cell>
          <table:table-cell table:formula="of:=([.C384]-[.C383])/[.$H$3]" office:value-type="float" office:value="0.000000444089209850063" calcext:value-type="float">
            <text:p>4.44089209850063E-07</text:p>
          </table:table-cell>
          <table:table-cell table:number-columns-repeated="7"/>
        </table:table-row>
        <table:table-row table:style-name="ro1">
          <table:table-cell office:value-type="float" office:value="0.668048" calcext:value-type="float">
            <text:p>0.668048</text:p>
          </table:table-cell>
          <table:table-cell table:formula="of:=([.A384]-[.A383])/[.$H$3]" office:value-type="float" office:value="0.406000000000017" calcext:value-type="float">
            <text:p>0.406000000000017</text:p>
          </table:table-cell>
          <table:table-cell table:formula="of:=([.B384]-[.B383])/[.$H$3]" office:value-type="float" office:value="-5.99999999983947" calcext:value-type="float">
            <text:p>-5.99999999983947</text:p>
          </table:table-cell>
          <table:table-cell table:formula="of:=MAX(MIN([.C384];16);-16)" office:value-type="float" office:value="-5.99999999983947" calcext:value-type="float">
            <text:p>-5.99999999983947</text:p>
          </table:table-cell>
          <table:table-cell table:formula="of:=([.C385]-[.C384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668447" calcext:value-type="float">
            <text:p>0.668447</text:p>
          </table:table-cell>
          <table:table-cell table:formula="of:=([.A385]-[.A384])/[.$H$3]" office:value-type="float" office:value="0.399000000000038" calcext:value-type="float">
            <text:p>0.399000000000038</text:p>
          </table:table-cell>
          <table:table-cell table:formula="of:=([.B385]-[.B384])/[.$H$3]" office:value-type="float" office:value="-6.99999999997925" calcext:value-type="float">
            <text:p>-6.99999999997925</text:p>
          </table:table-cell>
          <table:table-cell table:formula="of:=MAX(MIN([.C385];16);-16)" office:value-type="float" office:value="-6.99999999997925" calcext:value-type="float">
            <text:p>-6.99999999997925</text:p>
          </table:table-cell>
          <table:table-cell table:formula="of:=([.C386]-[.C385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668841" calcext:value-type="float">
            <text:p>0.668841</text:p>
          </table:table-cell>
          <table:table-cell table:formula="of:=([.A386]-[.A385])/[.$H$3]" office:value-type="float" office:value="0.394000000000005" calcext:value-type="float">
            <text:p>0.394000000000005</text:p>
          </table:table-cell>
          <table:table-cell table:formula="of:=([.B386]-[.B385])/[.$H$3]" office:value-type="float" office:value="-5.00000000003276" calcext:value-type="float">
            <text:p>-5.00000000003276</text:p>
          </table:table-cell>
          <table:table-cell table:formula="of:=MAX(MIN([.C386];16);-16)" office:value-type="float" office:value="-5.00000000003276" calcext:value-type="float">
            <text:p>-5.00000000003276</text:p>
          </table:table-cell>
          <table:table-cell table:formula="of:=([.C387]-[.C386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6923" calcext:value-type="float">
            <text:p>0.66923</text:p>
          </table:table-cell>
          <table:table-cell table:formula="of:=([.A387]-[.A386])/[.$H$3]" office:value-type="float" office:value="0.389000000000084" calcext:value-type="float">
            <text:p>0.389000000000084</text:p>
          </table:table-cell>
          <table:table-cell table:formula="of:=([.B387]-[.B386])/[.$H$3]" office:value-type="float" office:value="-4.99999999992173" calcext:value-type="float">
            <text:p>-4.99999999992173</text:p>
          </table:table-cell>
          <table:table-cell table:formula="of:=MAX(MIN([.C387];16);-16)" office:value-type="float" office:value="-4.99999999992173" calcext:value-type="float">
            <text:p>-4.99999999992173</text:p>
          </table:table-cell>
          <table:table-cell table:formula="of:=([.C388]-[.C387])/[.$H$3]" office:value-type="float" office:value="-2000.00000027956" calcext:value-type="float">
            <text:p>-2000.00000027956</text:p>
          </table:table-cell>
          <table:table-cell table:number-columns-repeated="7"/>
        </table:table-row>
        <table:table-row table:style-name="ro1">
          <table:table-cell office:value-type="float" office:value="0.669612" calcext:value-type="float">
            <text:p>0.669612</text:p>
          </table:table-cell>
          <table:table-cell table:formula="of:=([.A388]-[.A387])/[.$H$3]" office:value-type="float" office:value="0.381999999999882" calcext:value-type="float">
            <text:p>0.381999999999882</text:p>
          </table:table-cell>
          <table:table-cell table:formula="of:=([.B388]-[.B387])/[.$H$3]" office:value-type="float" office:value="-7.00000000020129" calcext:value-type="float">
            <text:p>-7.00000000020129</text:p>
          </table:table-cell>
          <table:table-cell table:formula="of:=MAX(MIN([.C388];16);-16)" office:value-type="float" office:value="-7.00000000020129" calcext:value-type="float">
            <text:p>-7.00000000020129</text:p>
          </table:table-cell>
          <table:table-cell table:formula="of:=([.C389]-[.C388])/[.$H$3]" office:value-type="float" office:value="2000.00000027956" calcext:value-type="float">
            <text:p>2000.00000027956</text:p>
          </table:table-cell>
          <table:table-cell table:number-columns-repeated="7"/>
        </table:table-row>
        <table:table-row table:style-name="ro1">
          <table:table-cell office:value-type="float" office:value="0.669989" calcext:value-type="float">
            <text:p>0.669989</text:p>
          </table:table-cell>
          <table:table-cell table:formula="of:=([.A389]-[.A388])/[.$H$3]" office:value-type="float" office:value="0.376999999999961" calcext:value-type="float">
            <text:p>0.376999999999961</text:p>
          </table:table-cell>
          <table:table-cell table:formula="of:=([.B389]-[.B388])/[.$H$3]" office:value-type="float" office:value="-4.99999999992173" calcext:value-type="float">
            <text:p>-4.99999999992173</text:p>
          </table:table-cell>
          <table:table-cell table:formula="of:=MAX(MIN([.C389];16);-16)" office:value-type="float" office:value="-4.99999999992173" calcext:value-type="float">
            <text:p>-4.99999999992173</text:p>
          </table:table-cell>
          <table:table-cell table:formula="of:=([.C390]-[.C389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7036" calcext:value-type="float">
            <text:p>0.67036</text:p>
          </table:table-cell>
          <table:table-cell table:formula="of:=([.A390]-[.A389])/[.$H$3]" office:value-type="float" office:value="0.371000000000121" calcext:value-type="float">
            <text:p>0.371000000000121</text:p>
          </table:table-cell>
          <table:table-cell table:formula="of:=([.B390]-[.B389])/[.$H$3]" office:value-type="float" office:value="-5.99999999983947" calcext:value-type="float">
            <text:p>-5.99999999983947</text:p>
          </table:table-cell>
          <table:table-cell table:formula="of:=MAX(MIN([.C390];16);-16)" office:value-type="float" office:value="-5.99999999983947" calcext:value-type="float">
            <text:p>-5.99999999983947</text:p>
          </table:table-cell>
          <table:table-cell table:formula="of:=([.C391]-[.C390])/[.$H$3]" office:value-type="float" office:value="-0.000000333066907387547" calcext:value-type="float">
            <text:p>-3.33066907387547E-07</text:p>
          </table:table-cell>
          <table:table-cell table:number-columns-repeated="7"/>
        </table:table-row>
        <table:table-row table:style-name="ro1">
          <table:table-cell office:value-type="float" office:value="0.670725" calcext:value-type="float">
            <text:p>0.670725</text:p>
          </table:table-cell>
          <table:table-cell table:formula="of:=([.A391]-[.A390])/[.$H$3]" office:value-type="float" office:value="0.364999999999949" calcext:value-type="float">
            <text:p>0.364999999999949</text:p>
          </table:table-cell>
          <table:table-cell table:formula="of:=([.B391]-[.B390])/[.$H$3]" office:value-type="float" office:value="-6.00000000017253" calcext:value-type="float">
            <text:p>-6.00000000017253</text:p>
          </table:table-cell>
          <table:table-cell table:formula="of:=MAX(MIN([.C391];16);-16)" office:value-type="float" office:value="-6.00000000017253" calcext:value-type="float">
            <text:p>-6.00000000017253</text:p>
          </table:table-cell>
          <table:table-cell table:formula="of:=([.C392]-[.C391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671085" calcext:value-type="float">
            <text:p>0.671085</text:p>
          </table:table-cell>
          <table:table-cell table:formula="of:=([.A392]-[.A391])/[.$H$3]" office:value-type="float" office:value="0.359999999999916" calcext:value-type="float">
            <text:p>0.359999999999916</text:p>
          </table:table-cell>
          <table:table-cell table:formula="of:=([.B392]-[.B391])/[.$H$3]" office:value-type="float" office:value="-5.00000000003276" calcext:value-type="float">
            <text:p>-5.00000000003276</text:p>
          </table:table-cell>
          <table:table-cell table:formula="of:=MAX(MIN([.C392];16);-16)" office:value-type="float" office:value="-5.00000000003276" calcext:value-type="float">
            <text:p>-5.00000000003276</text:p>
          </table:table-cell>
          <table:table-cell table:formula="of:=([.C393]-[.C392])/[.$H$3]" office:value-type="float" office:value="-1999.99999983547" calcext:value-type="float">
            <text:p>-1999.99999983547</text:p>
          </table:table-cell>
          <table:table-cell table:number-columns-repeated="7"/>
        </table:table-row>
        <table:table-row table:style-name="ro1">
          <table:table-cell office:value-type="float" office:value="0.671438" calcext:value-type="float">
            <text:p>0.671438</text:p>
          </table:table-cell>
          <table:table-cell table:formula="of:=([.A393]-[.A392])/[.$H$3]" office:value-type="float" office:value="0.353000000000048" calcext:value-type="float">
            <text:p>0.353000000000048</text:p>
          </table:table-cell>
          <table:table-cell table:formula="of:=([.B393]-[.B392])/[.$H$3]" office:value-type="float" office:value="-6.99999999986822" calcext:value-type="float">
            <text:p>-6.99999999986822</text:p>
          </table:table-cell>
          <table:table-cell table:formula="of:=MAX(MIN([.C393];16);-16)" office:value-type="float" office:value="-6.99999999986822" calcext:value-type="float">
            <text:p>-6.99999999986822</text:p>
          </table:table-cell>
          <table:table-cell table:formula="of:=([.C394]-[.C393])/[.$H$3]" office:value-type="float" office:value="2999.99999986422" calcext:value-type="float">
            <text:p>2999.99999986422</text:p>
          </table:table-cell>
          <table:table-cell table:number-columns-repeated="7"/>
        </table:table-row>
        <table:table-row table:style-name="ro1">
          <table:table-cell office:value-type="float" office:value="0.671787" calcext:value-type="float">
            <text:p>0.671787</text:p>
          </table:table-cell>
          <table:table-cell table:formula="of:=([.A394]-[.A393])/[.$H$3]" office:value-type="float" office:value="0.349000000000044" calcext:value-type="float">
            <text:p>0.349000000000044</text:p>
          </table:table-cell>
          <table:table-cell table:formula="of:=([.B394]-[.B393])/[.$H$3]" office:value-type="float" office:value="-4.000000000004" calcext:value-type="float">
            <text:p>-4.000000000004</text:p>
          </table:table-cell>
          <table:table-cell table:formula="of:=MAX(MIN([.C394];16);-16)" office:value-type="float" office:value="-4.000000000004" calcext:value-type="float">
            <text:p>-4.000000000004</text:p>
          </table:table-cell>
          <table:table-cell table:formula="of:=([.C395]-[.C394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67213" calcext:value-type="float">
            <text:p>0.67213</text:p>
          </table:table-cell>
          <table:table-cell table:formula="of:=([.A395]-[.A394])/[.$H$3]" office:value-type="float" office:value="0.342999999999982" calcext:value-type="float">
            <text:p>0.342999999999982</text:p>
          </table:table-cell>
          <table:table-cell table:formula="of:=([.B395]-[.B394])/[.$H$3]" office:value-type="float" office:value="-6.00000000006151" calcext:value-type="float">
            <text:p>-6.00000000006151</text:p>
          </table:table-cell>
          <table:table-cell table:formula="of:=MAX(MIN([.C395];16);-16)" office:value-type="float" office:value="-6.00000000006151" calcext:value-type="float">
            <text:p>-6.00000000006151</text:p>
          </table:table-cell>
          <table:table-cell table:formula="of:=([.C396]-[.C395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72467" calcext:value-type="float">
            <text:p>0.672467</text:p>
          </table:table-cell>
          <table:table-cell table:formula="of:=([.A396]-[.A395])/[.$H$3]" office:value-type="float" office:value="0.336999999999921" calcext:value-type="float">
            <text:p>0.336999999999921</text:p>
          </table:table-cell>
          <table:table-cell table:formula="of:=([.B396]-[.B395])/[.$H$3]" office:value-type="float" office:value="-6.00000000006151" calcext:value-type="float">
            <text:p>-6.00000000006151</text:p>
          </table:table-cell>
          <table:table-cell table:formula="of:=MAX(MIN([.C396];16);-16)" office:value-type="float" office:value="-6.00000000006151" calcext:value-type="float">
            <text:p>-6.00000000006151</text:p>
          </table:table-cell>
          <table:table-cell table:formula="of:=([.C397]-[.C396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672799" calcext:value-type="float">
            <text:p>0.672799</text:p>
          </table:table-cell>
          <table:table-cell table:formula="of:=([.A397]-[.A396])/[.$H$3]" office:value-type="float" office:value="0.331999999999999" calcext:value-type="float">
            <text:p>0.331999999999999</text:p>
          </table:table-cell>
          <table:table-cell table:formula="of:=([.B397]-[.B396])/[.$H$3]" office:value-type="float" office:value="-4.99999999992173" calcext:value-type="float">
            <text:p>-4.99999999992173</text:p>
          </table:table-cell>
          <table:table-cell table:formula="of:=MAX(MIN([.C397];16);-16)" office:value-type="float" office:value="-4.99999999992173" calcext:value-type="float">
            <text:p>-4.99999999992173</text:p>
          </table:table-cell>
          <table:table-cell table:formula="of:=([.C398]-[.C397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73125" calcext:value-type="float">
            <text:p>0.673125</text:p>
          </table:table-cell>
          <table:table-cell table:formula="of:=([.A398]-[.A397])/[.$H$3]" office:value-type="float" office:value="0.326000000000048" calcext:value-type="float">
            <text:p>0.326000000000048</text:p>
          </table:table-cell>
          <table:table-cell table:formula="of:=([.B398]-[.B397])/[.$H$3]" office:value-type="float" office:value="-5.99999999995049" calcext:value-type="float">
            <text:p>-5.99999999995049</text:p>
          </table:table-cell>
          <table:table-cell table:formula="of:=MAX(MIN([.C398];16);-16)" office:value-type="float" office:value="-5.99999999995049" calcext:value-type="float">
            <text:p>-5.99999999995049</text:p>
          </table:table-cell>
          <table:table-cell table:formula="of:=([.C399]-[.C398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73446" calcext:value-type="float">
            <text:p>0.673446</text:p>
          </table:table-cell>
          <table:table-cell table:formula="of:=([.A399]-[.A398])/[.$H$3]" office:value-type="float" office:value="0.321000000000016" calcext:value-type="float">
            <text:p>0.321000000000016</text:p>
          </table:table-cell>
          <table:table-cell table:formula="of:=([.B399]-[.B398])/[.$H$3]" office:value-type="float" office:value="-5.00000000003276" calcext:value-type="float">
            <text:p>-5.00000000003276</text:p>
          </table:table-cell>
          <table:table-cell table:formula="of:=MAX(MIN([.C399];16);-16)" office:value-type="float" office:value="-5.00000000003276" calcext:value-type="float">
            <text:p>-5.00000000003276</text:p>
          </table:table-cell>
          <table:table-cell table:formula="of:=([.C400]-[.C399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73762" calcext:value-type="float">
            <text:p>0.673762</text:p>
          </table:table-cell>
          <table:table-cell table:formula="of:=([.A400]-[.A399])/[.$H$3]" office:value-type="float" office:value="0.315999999999983" calcext:value-type="float">
            <text:p>0.315999999999983</text:p>
          </table:table-cell>
          <table:table-cell table:formula="of:=([.B400]-[.B399])/[.$H$3]" office:value-type="float" office:value="-5.00000000003276" calcext:value-type="float">
            <text:p>-5.00000000003276</text:p>
          </table:table-cell>
          <table:table-cell table:formula="of:=MAX(MIN([.C400];16);-16)" office:value-type="float" office:value="-5.00000000003276" calcext:value-type="float">
            <text:p>-5.00000000003276</text:p>
          </table:table-cell>
          <table:table-cell table:formula="of:=([.C401]-[.C400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74072" calcext:value-type="float">
            <text:p>0.674072</text:p>
          </table:table-cell>
          <table:table-cell table:formula="of:=([.A401]-[.A400])/[.$H$3]" office:value-type="float" office:value="0.310000000000032" calcext:value-type="float">
            <text:p>0.310000000000032</text:p>
          </table:table-cell>
          <table:table-cell table:formula="of:=([.B401]-[.B400])/[.$H$3]" office:value-type="float" office:value="-5.99999999995049" calcext:value-type="float">
            <text:p>-5.99999999995049</text:p>
          </table:table-cell>
          <table:table-cell table:formula="of:=MAX(MIN([.C401];16);-16)" office:value-type="float" office:value="-5.99999999995049" calcext:value-type="float">
            <text:p>-5.99999999995049</text:p>
          </table:table-cell>
          <table:table-cell table:formula="of:=([.C402]-[.C401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74377" calcext:value-type="float">
            <text:p>0.674377</text:p>
          </table:table-cell>
          <table:table-cell table:formula="of:=([.A402]-[.A401])/[.$H$3]" office:value-type="float" office:value="0.305" calcext:value-type="float">
            <text:p>0.305</text:p>
          </table:table-cell>
          <table:table-cell table:formula="of:=([.B402]-[.B401])/[.$H$3]" office:value-type="float" office:value="-5.00000000003276" calcext:value-type="float">
            <text:p>-5.00000000003276</text:p>
          </table:table-cell>
          <table:table-cell table:formula="of:=MAX(MIN([.C402];16);-16)" office:value-type="float" office:value="-5.00000000003276" calcext:value-type="float">
            <text:p>-5.00000000003276</text:p>
          </table:table-cell>
          <table:table-cell table:formula="of:=([.C403]-[.C402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74677" calcext:value-type="float">
            <text:p>0.674677</text:p>
          </table:table-cell>
          <table:table-cell table:formula="of:=([.A403]-[.A402])/[.$H$3]" office:value-type="float" office:value="0.299999999999967" calcext:value-type="float">
            <text:p>0.299999999999967</text:p>
          </table:table-cell>
          <table:table-cell table:formula="of:=([.B403]-[.B402])/[.$H$3]" office:value-type="float" office:value="-5.00000000003276" calcext:value-type="float">
            <text:p>-5.00000000003276</text:p>
          </table:table-cell>
          <table:table-cell table:formula="of:=MAX(MIN([.C403];16);-16)" office:value-type="float" office:value="-5.00000000003276" calcext:value-type="float">
            <text:p>-5.00000000003276</text:p>
          </table:table-cell>
          <table:table-cell table:formula="of:=([.C404]-[.C403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74971" calcext:value-type="float">
            <text:p>0.674971</text:p>
          </table:table-cell>
          <table:table-cell table:formula="of:=([.A404]-[.A403])/[.$H$3]" office:value-type="float" office:value="0.294000000000016" calcext:value-type="float">
            <text:p>0.294000000000016</text:p>
          </table:table-cell>
          <table:table-cell table:formula="of:=([.B404]-[.B403])/[.$H$3]" office:value-type="float" office:value="-5.99999999995049" calcext:value-type="float">
            <text:p>-5.99999999995049</text:p>
          </table:table-cell>
          <table:table-cell table:formula="of:=MAX(MIN([.C404];16);-16)" office:value-type="float" office:value="-5.99999999995049" calcext:value-type="float">
            <text:p>-5.99999999995049</text:p>
          </table:table-cell>
          <table:table-cell table:formula="of:=([.C405]-[.C404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7526" calcext:value-type="float">
            <text:p>0.67526</text:p>
          </table:table-cell>
          <table:table-cell table:formula="of:=([.A405]-[.A404])/[.$H$3]" office:value-type="float" office:value="0.289000000000095" calcext:value-type="float">
            <text:p>0.289000000000095</text:p>
          </table:table-cell>
          <table:table-cell table:formula="of:=([.B405]-[.B404])/[.$H$3]" office:value-type="float" office:value="-4.99999999992173" calcext:value-type="float">
            <text:p>-4.99999999992173</text:p>
          </table:table-cell>
          <table:table-cell table:formula="of:=MAX(MIN([.C405];16);-16)" office:value-type="float" office:value="-4.99999999992173" calcext:value-type="float">
            <text:p>-4.99999999992173</text:p>
          </table:table-cell>
          <table:table-cell table:formula="of:=([.C406]-[.C405])/[.$H$3]" office:value-type="float" office:value="-0.000000333066907387547" calcext:value-type="float">
            <text:p>-3.33066907387547E-07</text:p>
          </table:table-cell>
          <table:table-cell table:number-columns-repeated="7"/>
        </table:table-row>
        <table:table-row table:style-name="ro1">
          <table:table-cell office:value-type="float" office:value="0.675544" calcext:value-type="float">
            <text:p>0.675544</text:p>
          </table:table-cell>
          <table:table-cell table:formula="of:=([.A406]-[.A405])/[.$H$3]" office:value-type="float" office:value="0.28399999999984" calcext:value-type="float">
            <text:p>0.28399999999984</text:p>
          </table:table-cell>
          <table:table-cell table:formula="of:=([.B406]-[.B405])/[.$H$3]" office:value-type="float" office:value="-5.0000000002548" calcext:value-type="float">
            <text:p>-5.0000000002548</text:p>
          </table:table-cell>
          <table:table-cell table:formula="of:=MAX(MIN([.C406];16);-16)" office:value-type="float" office:value="-5.0000000002548" calcext:value-type="float">
            <text:p>-5.0000000002548</text:p>
          </table:table-cell>
          <table:table-cell table:formula="of:=([.C407]-[.C406])/[.$H$3]" office:value-type="float" office:value="0.000000444089209850063" calcext:value-type="float">
            <text:p>4.44089209850063E-07</text:p>
          </table:table-cell>
          <table:table-cell table:number-columns-repeated="7"/>
        </table:table-row>
        <table:table-row table:style-name="ro1">
          <table:table-cell office:value-type="float" office:value="0.675823" calcext:value-type="float">
            <text:p>0.675823</text:p>
          </table:table-cell>
          <table:table-cell table:formula="of:=([.A407]-[.A406])/[.$H$3]" office:value-type="float" office:value="0.279000000000029" calcext:value-type="float">
            <text:p>0.279000000000029</text:p>
          </table:table-cell>
          <table:table-cell table:formula="of:=([.B407]-[.B406])/[.$H$3]" office:value-type="float" office:value="-4.99999999981071" calcext:value-type="float">
            <text:p>-4.99999999981071</text:p>
          </table:table-cell>
          <table:table-cell table:formula="of:=MAX(MIN([.C407];16);-16)" office:value-type="float" office:value="-4.99999999981071" calcext:value-type="float">
            <text:p>-4.99999999981071</text:p>
          </table:table-cell>
          <table:table-cell table:formula="of:=([.C408]-[.C407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76096" calcext:value-type="float">
            <text:p>0.676096</text:p>
          </table:table-cell>
          <table:table-cell table:formula="of:=([.A408]-[.A407])/[.$H$3]" office:value-type="float" office:value="0.272999999999968" calcext:value-type="float">
            <text:p>0.272999999999968</text:p>
          </table:table-cell>
          <table:table-cell table:formula="of:=([.B408]-[.B407])/[.$H$3]" office:value-type="float" office:value="-6.00000000006151" calcext:value-type="float">
            <text:p>-6.00000000006151</text:p>
          </table:table-cell>
          <table:table-cell table:formula="of:=MAX(MIN([.C408];16);-16)" office:value-type="float" office:value="-6.00000000006151" calcext:value-type="float">
            <text:p>-6.00000000006151</text:p>
          </table:table-cell>
          <table:table-cell table:formula="of:=([.C409]-[.C408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676364" calcext:value-type="float">
            <text:p>0.676364</text:p>
          </table:table-cell>
          <table:table-cell table:formula="of:=([.A409]-[.A408])/[.$H$3]" office:value-type="float" office:value="0.268000000000046" calcext:value-type="float">
            <text:p>0.268000000000046</text:p>
          </table:table-cell>
          <table:table-cell table:formula="of:=([.B409]-[.B408])/[.$H$3]" office:value-type="float" office:value="-4.99999999992173" calcext:value-type="float">
            <text:p>-4.99999999992173</text:p>
          </table:table-cell>
          <table:table-cell table:formula="of:=MAX(MIN([.C409];16);-16)" office:value-type="float" office:value="-4.99999999992173" calcext:value-type="float">
            <text:p>-4.99999999992173</text:p>
          </table:table-cell>
          <table:table-cell table:formula="of:=([.C410]-[.C409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76628" calcext:value-type="float">
            <text:p>0.676628</text:p>
          </table:table-cell>
          <table:table-cell table:formula="of:=([.A410]-[.A409])/[.$H$3]" office:value-type="float" office:value="0.264000000000042" calcext:value-type="float">
            <text:p>0.264000000000042</text:p>
          </table:table-cell>
          <table:table-cell table:formula="of:=([.B410]-[.B409])/[.$H$3]" office:value-type="float" office:value="-4.000000000004" calcext:value-type="float">
            <text:p>-4.000000000004</text:p>
          </table:table-cell>
          <table:table-cell table:formula="of:=MAX(MIN([.C410];16);-16)" office:value-type="float" office:value="-4.000000000004" calcext:value-type="float">
            <text:p>-4.000000000004</text:p>
          </table:table-cell>
          <table:table-cell table:formula="of:=([.C411]-[.C410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676886" calcext:value-type="float">
            <text:p>0.676886</text:p>
          </table:table-cell>
          <table:table-cell table:formula="of:=([.A411]-[.A410])/[.$H$3]" office:value-type="float" office:value="0.25799999999998" calcext:value-type="float">
            <text:p>0.25799999999998</text:p>
          </table:table-cell>
          <table:table-cell table:formula="of:=([.B411]-[.B410])/[.$H$3]" office:value-type="float" office:value="-6.00000000006151" calcext:value-type="float">
            <text:p>-6.00000000006151</text:p>
          </table:table-cell>
          <table:table-cell table:formula="of:=MAX(MIN([.C411];16);-16)" office:value-type="float" office:value="-6.00000000006151" calcext:value-type="float">
            <text:p>-6.00000000006151</text:p>
          </table:table-cell>
          <table:table-cell table:formula="of:=([.C412]-[.C411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77139" calcext:value-type="float">
            <text:p>0.677139</text:p>
          </table:table-cell>
          <table:table-cell table:formula="of:=([.A412]-[.A411])/[.$H$3]" office:value-type="float" office:value="0.252999999999948" calcext:value-type="float">
            <text:p>0.252999999999948</text:p>
          </table:table-cell>
          <table:table-cell table:formula="of:=([.B412]-[.B411])/[.$H$3]" office:value-type="float" office:value="-5.00000000003276" calcext:value-type="float">
            <text:p>-5.00000000003276</text:p>
          </table:table-cell>
          <table:table-cell table:formula="of:=MAX(MIN([.C412];16);-16)" office:value-type="float" office:value="-5.00000000003276" calcext:value-type="float">
            <text:p>-5.00000000003276</text:p>
          </table:table-cell>
          <table:table-cell table:formula="of:=([.C413]-[.C412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77387" calcext:value-type="float">
            <text:p>0.677387</text:p>
          </table:table-cell>
          <table:table-cell table:formula="of:=([.A413]-[.A412])/[.$H$3]" office:value-type="float" office:value="0.248000000000026" calcext:value-type="float">
            <text:p>0.248000000000026</text:p>
          </table:table-cell>
          <table:table-cell table:formula="of:=([.B413]-[.B412])/[.$H$3]" office:value-type="float" office:value="-4.99999999992173" calcext:value-type="float">
            <text:p>-4.99999999992173</text:p>
          </table:table-cell>
          <table:table-cell table:formula="of:=MAX(MIN([.C413];16);-16)" office:value-type="float" office:value="-4.99999999992173" calcext:value-type="float">
            <text:p>-4.99999999992173</text:p>
          </table:table-cell>
          <table:table-cell table:formula="of:=([.C414]-[.C413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7763" calcext:value-type="float">
            <text:p>0.67763</text:p>
          </table:table-cell>
          <table:table-cell table:formula="of:=([.A414]-[.A413])/[.$H$3]" office:value-type="float" office:value="0.243000000000104" calcext:value-type="float">
            <text:p>0.243000000000104</text:p>
          </table:table-cell>
          <table:table-cell table:formula="of:=([.B414]-[.B413])/[.$H$3]" office:value-type="float" office:value="-4.99999999992173" calcext:value-type="float">
            <text:p>-4.99999999992173</text:p>
          </table:table-cell>
          <table:table-cell table:formula="of:=MAX(MIN([.C414];16);-16)" office:value-type="float" office:value="-4.99999999992173" calcext:value-type="float">
            <text:p>-4.99999999992173</text:p>
          </table:table-cell>
          <table:table-cell table:formula="of:=([.C415]-[.C414])/[.$H$3]" office:value-type="float" office:value="-0.000000333066907387547" calcext:value-type="float">
            <text:p>-3.33066907387547E-07</text:p>
          </table:table-cell>
          <table:table-cell table:number-columns-repeated="7"/>
        </table:table-row>
        <table:table-row table:style-name="ro1">
          <table:table-cell office:value-type="float" office:value="0.677868" calcext:value-type="float">
            <text:p>0.677868</text:p>
          </table:table-cell>
          <table:table-cell table:formula="of:=([.A415]-[.A414])/[.$H$3]" office:value-type="float" office:value="0.237999999999849" calcext:value-type="float">
            <text:p>0.237999999999849</text:p>
          </table:table-cell>
          <table:table-cell table:formula="of:=([.B415]-[.B414])/[.$H$3]" office:value-type="float" office:value="-5.0000000002548" calcext:value-type="float">
            <text:p>-5.0000000002548</text:p>
          </table:table-cell>
          <table:table-cell table:formula="of:=MAX(MIN([.C415];16);-16)" office:value-type="float" office:value="-5.0000000002548" calcext:value-type="float">
            <text:p>-5.0000000002548</text:p>
          </table:table-cell>
          <table:table-cell table:formula="of:=([.C416]-[.C415])/[.$H$3]" office:value-type="float" office:value="0.000000444089209850063" calcext:value-type="float">
            <text:p>4.44089209850063E-07</text:p>
          </table:table-cell>
          <table:table-cell table:number-columns-repeated="7"/>
        </table:table-row>
        <table:table-row table:style-name="ro1">
          <table:table-cell office:value-type="float" office:value="0.678101" calcext:value-type="float">
            <text:p>0.678101</text:p>
          </table:table-cell>
          <table:table-cell table:formula="of:=([.A416]-[.A415])/[.$H$3]" office:value-type="float" office:value="0.233000000000039" calcext:value-type="float">
            <text:p>0.233000000000039</text:p>
          </table:table-cell>
          <table:table-cell table:formula="of:=([.B416]-[.B415])/[.$H$3]" office:value-type="float" office:value="-4.99999999981071" calcext:value-type="float">
            <text:p>-4.99999999981071</text:p>
          </table:table-cell>
          <table:table-cell table:formula="of:=MAX(MIN([.C416];16);-16)" office:value-type="float" office:value="-4.99999999981071" calcext:value-type="float">
            <text:p>-4.99999999981071</text:p>
          </table:table-cell>
          <table:table-cell table:formula="of:=([.C417]-[.C416])/[.$H$3]" office:value-type="float" office:value="-0.000000222044604925031" calcext:value-type="float">
            <text:p>-2.22044604925031E-07</text:p>
          </table:table-cell>
          <table:table-cell table:number-columns-repeated="7"/>
        </table:table-row>
        <table:table-row table:style-name="ro1">
          <table:table-cell office:value-type="float" office:value="0.678329" calcext:value-type="float">
            <text:p>0.678329</text:p>
          </table:table-cell>
          <table:table-cell table:formula="of:=([.A417]-[.A416])/[.$H$3]" office:value-type="float" office:value="0.228000000000006" calcext:value-type="float">
            <text:p>0.228000000000006</text:p>
          </table:table-cell>
          <table:table-cell table:formula="of:=([.B417]-[.B416])/[.$H$3]" office:value-type="float" office:value="-5.00000000003276" calcext:value-type="float">
            <text:p>-5.00000000003276</text:p>
          </table:table-cell>
          <table:table-cell table:formula="of:=MAX(MIN([.C417];16);-16)" office:value-type="float" office:value="-5.00000000003276" calcext:value-type="float">
            <text:p>-5.00000000003276</text:p>
          </table:table-cell>
          <table:table-cell table:formula="of:=([.C418]-[.C417])/[.$H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678552" calcext:value-type="float">
            <text:p>0.678552</text:p>
          </table:table-cell>
          <table:table-cell table:formula="of:=([.A418]-[.A417])/[.$H$3]" office:value-type="float" office:value="0.222999999999973" calcext:value-type="float">
            <text:p>0.222999999999973</text:p>
          </table:table-cell>
          <table:table-cell table:formula="of:=([.B418]-[.B417])/[.$H$3]" office:value-type="float" office:value="-5.00000000003276" calcext:value-type="float">
            <text:p>-5.00000000003276</text:p>
          </table:table-cell>
          <table:table-cell table:formula="of:=MAX(MIN([.C418];16);-16)" office:value-type="float" office:value="-5.00000000003276" calcext:value-type="float">
            <text:p>-5.00000000003276</text:p>
          </table:table-cell>
          <table:table-cell table:formula="of:=([.C419]-[.C418])/[.$H$3]" office:value-type="float" office:value="1000.00000013978" calcext:value-type="float">
            <text:p>1000.00000013978</text:p>
          </table:table-cell>
          <table:table-cell table:number-columns-repeated="7"/>
        </table:table-row>
        <table:table-row table:style-name="ro1">
          <table:table-cell office:value-type="float" office:value="0.678771" calcext:value-type="float">
            <text:p>0.678771</text:p>
          </table:table-cell>
          <table:table-cell table:formula="of:=([.A419]-[.A418])/[.$H$3]" office:value-type="float" office:value="0.21900000000008" calcext:value-type="float">
            <text:p>0.21900000000008</text:p>
          </table:table-cell>
          <table:table-cell table:formula="of:=([.B419]-[.B418])/[.$H$3]" office:value-type="float" office:value="-3.99999999989298" calcext:value-type="float">
            <text:p>-3.99999999989298</text:p>
          </table:table-cell>
          <table:table-cell table:formula="of:=MAX(MIN([.C419];16);-16)" office:value-type="float" office:value="-3.99999999989298" calcext:value-type="float">
            <text:p>-3.99999999989298</text:p>
          </table:table-cell>
          <table:table-cell table:formula="of:=([.C420]-[.C419])/[.$H$3]" office:value-type="float" office:value="-2000.00000027956" calcext:value-type="float">
            <text:p>-2000.00000027956</text:p>
          </table:table-cell>
          <table:table-cell table:number-columns-repeated="7"/>
        </table:table-row>
        <table:table-row table:style-name="ro1">
          <table:table-cell office:value-type="float" office:value="0.678984" calcext:value-type="float">
            <text:p>0.678984</text:p>
          </table:table-cell>
          <table:table-cell table:formula="of:=([.A420]-[.A419])/[.$H$3]" office:value-type="float" office:value="0.212999999999908" calcext:value-type="float">
            <text:p>0.212999999999908</text:p>
          </table:table-cell>
          <table:table-cell table:formula="of:=([.B420]-[.B419])/[.$H$3]" office:value-type="float" office:value="-6.00000000017253" calcext:value-type="float">
            <text:p>-6.00000000017253</text:p>
          </table:table-cell>
          <table:table-cell table:formula="of:=MAX(MIN([.C420];16);-16)" office:value-type="float" office:value="-6.00000000017253" calcext:value-type="float">
            <text:p>-6.00000000017253</text:p>
          </table:table-cell>
          <table:table-cell table:formula="of:=([.C421]-[.C420])/[.$H$3]" office:value-type="float" office:value="2000.00000027956" calcext:value-type="float">
            <text:p>2000.00000027956</text:p>
          </table:table-cell>
          <table:table-cell table:number-columns-repeated="7"/>
        </table:table-row>
        <table:table-row table:style-name="ro1">
          <table:table-cell office:value-type="float" office:value="0.679193" calcext:value-type="float">
            <text:p>0.679193</text:p>
          </table:table-cell>
          <table:table-cell table:formula="of:=([.A421]-[.A420])/[.$H$3]" office:value-type="float" office:value="0.209000000000015" calcext:value-type="float">
            <text:p>0.209000000000015</text:p>
          </table:table-cell>
          <table:table-cell table:formula="of:=([.B421]-[.B420])/[.$H$3]" office:value-type="float" office:value="-3.99999999989298" calcext:value-type="float">
            <text:p>-3.99999999989298</text:p>
          </table:table-cell>
          <table:table-cell table:formula="of:=MAX(MIN([.C421];16);-16)" office:value-type="float" office:value="-3.99999999989298" calcext:value-type="float">
            <text:p>-3.99999999989298</text:p>
          </table:table-cell>
          <table:table-cell table:formula="of:=([.C422]-[.C421])/[.$H$3]" office:value-type="float" office:value="-2000.00000005751" calcext:value-type="float">
            <text:p>-2000.00000005751</text:p>
          </table:table-cell>
          <table:table-cell table:number-columns-repeated="7"/>
        </table:table-row>
        <table:table-row table:style-name="ro1">
          <table:table-cell office:value-type="float" office:value="0.679396" calcext:value-type="float">
            <text:p>0.679396</text:p>
          </table:table-cell>
          <table:table-cell table:formula="of:=([.A422]-[.A421])/[.$H$3]" office:value-type="float" office:value="0.203000000000064" calcext:value-type="float">
            <text:p>0.203000000000064</text:p>
          </table:table-cell>
          <table:table-cell table:formula="of:=([.B422]-[.B421])/[.$H$3]" office:value-type="float" office:value="-5.99999999995049" calcext:value-type="float">
            <text:p>-5.99999999995049</text:p>
          </table:table-cell>
          <table:table-cell table:formula="of:=MAX(MIN([.C422];16);-16)" office:value-type="float" office:value="-5.99999999995049" calcext:value-type="float">
            <text:p>-5.99999999995049</text:p>
          </table:table-cell>
          <table:table-cell table:formula="of:=([.C423]-[.C422])/[.$H$3]" office:value-type="float" office:value="1999.99999983547" calcext:value-type="float">
            <text:p>1999.99999983547</text:p>
          </table:table-cell>
          <table:table-cell table:number-columns-repeated="7"/>
        </table:table-row>
        <table:table-row table:style-name="ro1">
          <table:table-cell office:value-type="float" office:value="0.679595" calcext:value-type="float">
            <text:p>0.679595</text:p>
          </table:table-cell>
          <table:table-cell table:formula="of:=([.A423]-[.A422])/[.$H$3]" office:value-type="float" office:value="0.198999999999949" calcext:value-type="float">
            <text:p>0.198999999999949</text:p>
          </table:table-cell>
          <table:table-cell table:formula="of:=([.B423]-[.B422])/[.$H$3]" office:value-type="float" office:value="-4.00000000011502" calcext:value-type="float">
            <text:p>-4.00000000011502</text:p>
          </table:table-cell>
          <table:table-cell table:formula="of:=MAX(MIN([.C423];16);-16)" office:value-type="float" office:value="-4.00000000011502" calcext:value-type="float">
            <text:p>-4.00000000011502</text:p>
          </table:table-cell>
          <table:table-cell table:formula="of:=([.C424]-[.C423])/[.$H$3]" office:value-type="float" office:value="-999.999999806711" calcext:value-type="float">
            <text:p>-999.999999806711</text:p>
          </table:table-cell>
          <table:table-cell table:number-columns-repeated="7"/>
        </table:table-row>
        <table:table-row table:style-name="ro1">
          <table:table-cell office:value-type="float" office:value="0.679789" calcext:value-type="float">
            <text:p>0.679789</text:p>
          </table:table-cell>
          <table:table-cell table:formula="of:=([.A424]-[.A423])/[.$H$3]" office:value-type="float" office:value="0.194000000000027" calcext:value-type="float">
            <text:p>0.194000000000027</text:p>
          </table:table-cell>
          <table:table-cell table:formula="of:=([.B424]-[.B423])/[.$H$3]" office:value-type="float" office:value="-4.99999999992173" calcext:value-type="float">
            <text:p>-4.99999999992173</text:p>
          </table:table-cell>
          <table:table-cell table:formula="of:=MAX(MIN([.C424];16);-16)" office:value-type="float" office:value="-4.99999999992173" calcext:value-type="float">
            <text:p>-4.99999999992173</text:p>
          </table:table-cell>
          <table:table-cell table:formula="of:=([.C425]-[.C424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79978" calcext:value-type="float">
            <text:p>0.679978</text:p>
          </table:table-cell>
          <table:table-cell table:formula="of:=([.A425]-[.A424])/[.$H$3]" office:value-type="float" office:value="0.188999999999995" calcext:value-type="float">
            <text:p>0.188999999999995</text:p>
          </table:table-cell>
          <table:table-cell table:formula="of:=([.B425]-[.B424])/[.$H$3]" office:value-type="float" office:value="-5.00000000003276" calcext:value-type="float">
            <text:p>-5.00000000003276</text:p>
          </table:table-cell>
          <table:table-cell table:formula="of:=MAX(MIN([.C425];16);-16)" office:value-type="float" office:value="-5.00000000003276" calcext:value-type="float">
            <text:p>-5.00000000003276</text:p>
          </table:table-cell>
          <table:table-cell table:formula="of:=([.C426]-[.C425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80163" calcext:value-type="float">
            <text:p>0.680163</text:p>
          </table:table-cell>
          <table:table-cell table:formula="of:=([.A426]-[.A425])/[.$H$3]" office:value-type="float" office:value="0.184999999999991" calcext:value-type="float">
            <text:p>0.184999999999991</text:p>
          </table:table-cell>
          <table:table-cell table:formula="of:=([.B426]-[.B425])/[.$H$3]" office:value-type="float" office:value="-4.000000000004" calcext:value-type="float">
            <text:p>-4.000000000004</text:p>
          </table:table-cell>
          <table:table-cell table:formula="of:=MAX(MIN([.C426];16);-16)" office:value-type="float" office:value="-4.000000000004" calcext:value-type="float">
            <text:p>-4.000000000004</text:p>
          </table:table-cell>
          <table:table-cell table:formula="of:=([.C427]-[.C426])/[.$H$3]" office:value-type="float" office:value="-1999.99999994649" calcext:value-type="float">
            <text:p>-1999.99999994649</text:p>
          </table:table-cell>
          <table:table-cell table:number-columns-repeated="7"/>
        </table:table-row>
        <table:table-row table:style-name="ro1">
          <table:table-cell office:value-type="float" office:value="0.680342" calcext:value-type="float">
            <text:p>0.680342</text:p>
          </table:table-cell>
          <table:table-cell table:formula="of:=([.A427]-[.A426])/[.$H$3]" office:value-type="float" office:value="0.17900000000004" calcext:value-type="float">
            <text:p>0.17900000000004</text:p>
          </table:table-cell>
          <table:table-cell table:formula="of:=([.B427]-[.B426])/[.$H$3]" office:value-type="float" office:value="-5.99999999995049" calcext:value-type="float">
            <text:p>-5.99999999995049</text:p>
          </table:table-cell>
          <table:table-cell table:formula="of:=MAX(MIN([.C427];16);-16)" office:value-type="float" office:value="-5.99999999995049" calcext:value-type="float">
            <text:p>-5.99999999995049</text:p>
          </table:table-cell>
          <table:table-cell table:formula="of:=([.C428]-[.C427])/[.$H$3]" office:value-type="float" office:value="1999.99999983547" calcext:value-type="float">
            <text:p>1999.99999983547</text:p>
          </table:table-cell>
          <table:table-cell table:number-columns-repeated="7"/>
        </table:table-row>
        <table:table-row table:style-name="ro1">
          <table:table-cell office:value-type="float" office:value="0.680517" calcext:value-type="float">
            <text:p>0.680517</text:p>
          </table:table-cell>
          <table:table-cell table:formula="of:=([.A428]-[.A427])/[.$H$3]" office:value-type="float" office:value="0.174999999999925" calcext:value-type="float">
            <text:p>0.174999999999925</text:p>
          </table:table-cell>
          <table:table-cell table:formula="of:=([.B428]-[.B427])/[.$H$3]" office:value-type="float" office:value="-4.00000000011502" calcext:value-type="float">
            <text:p>-4.00000000011502</text:p>
          </table:table-cell>
          <table:table-cell table:formula="of:=MAX(MIN([.C428];16);-16)" office:value-type="float" office:value="-4.00000000011502" calcext:value-type="float">
            <text:p>-4.00000000011502</text:p>
          </table:table-cell>
          <table:table-cell table:formula="of:=([.C429]-[.C428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680688" calcext:value-type="float">
            <text:p>0.680688</text:p>
          </table:table-cell>
          <table:table-cell table:formula="of:=([.A429]-[.A428])/[.$H$3]" office:value-type="float" office:value="0.171000000000032" calcext:value-type="float">
            <text:p>0.171000000000032</text:p>
          </table:table-cell>
          <table:table-cell table:formula="of:=([.B429]-[.B428])/[.$H$3]" office:value-type="float" office:value="-3.99999999989298" calcext:value-type="float">
            <text:p>-3.99999999989298</text:p>
          </table:table-cell>
          <table:table-cell table:formula="of:=MAX(MIN([.C429];16);-16)" office:value-type="float" office:value="-3.99999999989298" calcext:value-type="float">
            <text:p>-3.99999999989298</text:p>
          </table:table-cell>
          <table:table-cell table:formula="of:=([.C430]-[.C429])/[.$H$3]" office:value-type="float" office:value="-2000.00000016853" calcext:value-type="float">
            <text:p>-2000.00000016853</text:p>
          </table:table-cell>
          <table:table-cell table:number-columns-repeated="7"/>
        </table:table-row>
        <table:table-row table:style-name="ro1">
          <table:table-cell office:value-type="float" office:value="0.680853" calcext:value-type="float">
            <text:p>0.680853</text:p>
          </table:table-cell>
          <table:table-cell table:formula="of:=([.A430]-[.A429])/[.$H$3]" office:value-type="float" office:value="0.164999999999971" calcext:value-type="float">
            <text:p>0.164999999999971</text:p>
          </table:table-cell>
          <table:table-cell table:formula="of:=([.B430]-[.B429])/[.$H$3]" office:value-type="float" office:value="-6.00000000006151" calcext:value-type="float">
            <text:p>-6.00000000006151</text:p>
          </table:table-cell>
          <table:table-cell table:formula="of:=MAX(MIN([.C430];16);-16)" office:value-type="float" office:value="-6.00000000006151" calcext:value-type="float">
            <text:p>-6.00000000006151</text:p>
          </table:table-cell>
          <table:table-cell table:formula="of:=([.C431]-[.C430])/[.$H$3]" office:value-type="float" office:value="2000.00000016853" calcext:value-type="float">
            <text:p>2000.00000016853</text:p>
          </table:table-cell>
          <table:table-cell table:number-columns-repeated="7"/>
        </table:table-row>
        <table:table-row table:style-name="ro1">
          <table:table-cell office:value-type="float" office:value="0.681014" calcext:value-type="float">
            <text:p>0.681014</text:p>
          </table:table-cell>
          <table:table-cell table:formula="of:=([.A431]-[.A430])/[.$H$3]" office:value-type="float" office:value="0.161000000000078" calcext:value-type="float">
            <text:p>0.161000000000078</text:p>
          </table:table-cell>
          <table:table-cell table:formula="of:=([.B431]-[.B430])/[.$H$3]" office:value-type="float" office:value="-3.99999999989298" calcext:value-type="float">
            <text:p>-3.99999999989298</text:p>
          </table:table-cell>
          <table:table-cell table:formula="of:=MAX(MIN([.C431];16);-16)" office:value-type="float" office:value="-3.99999999989298" calcext:value-type="float">
            <text:p>-3.99999999989298</text:p>
          </table:table-cell>
          <table:table-cell table:formula="of:=([.C432]-[.C431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68117" calcext:value-type="float">
            <text:p>0.68117</text:p>
          </table:table-cell>
          <table:table-cell table:formula="of:=([.A432]-[.A431])/[.$H$3]" office:value-type="float" office:value="0.156000000000045" calcext:value-type="float">
            <text:p>0.156000000000045</text:p>
          </table:table-cell>
          <table:table-cell table:formula="of:=([.B432]-[.B431])/[.$H$3]" office:value-type="float" office:value="-5.00000000003276" calcext:value-type="float">
            <text:p>-5.00000000003276</text:p>
          </table:table-cell>
          <table:table-cell table:formula="of:=MAX(MIN([.C432];16);-16)" office:value-type="float" office:value="-5.00000000003276" calcext:value-type="float">
            <text:p>-5.00000000003276</text:p>
          </table:table-cell>
          <table:table-cell table:formula="of:=([.C433]-[.C432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81321" calcext:value-type="float">
            <text:p>0.681321</text:p>
          </table:table-cell>
          <table:table-cell table:formula="of:=([.A433]-[.A432])/[.$H$3]" office:value-type="float" office:value="0.150999999999901" calcext:value-type="float">
            <text:p>0.150999999999901</text:p>
          </table:table-cell>
          <table:table-cell table:formula="of:=([.B433]-[.B432])/[.$H$3]" office:value-type="float" office:value="-5.00000000014378" calcext:value-type="float">
            <text:p>-5.00000000014378</text:p>
          </table:table-cell>
          <table:table-cell table:formula="of:=MAX(MIN([.C433];16);-16)" office:value-type="float" office:value="-5.00000000014378" calcext:value-type="float">
            <text:p>-5.00000000014378</text:p>
          </table:table-cell>
          <table:table-cell table:formula="of:=([.C434]-[.C433])/[.$H$3]" office:value-type="float" office:value="1000.0000002508" calcext:value-type="float">
            <text:p>1000.0000002508</text:p>
          </table:table-cell>
          <table:table-cell table:number-columns-repeated="7"/>
        </table:table-row>
        <table:table-row table:style-name="ro1">
          <table:table-cell office:value-type="float" office:value="0.681468" calcext:value-type="float">
            <text:p>0.681468</text:p>
          </table:table-cell>
          <table:table-cell table:formula="of:=([.A434]-[.A433])/[.$H$3]" office:value-type="float" office:value="0.147000000000008" calcext:value-type="float">
            <text:p>0.147000000000008</text:p>
          </table:table-cell>
          <table:table-cell table:formula="of:=([.B434]-[.B433])/[.$H$3]" office:value-type="float" office:value="-3.99999999989298" calcext:value-type="float">
            <text:p>-3.99999999989298</text:p>
          </table:table-cell>
          <table:table-cell table:formula="of:=MAX(MIN([.C434];16);-16)" office:value-type="float" office:value="-3.99999999989298" calcext:value-type="float">
            <text:p>-3.99999999989298</text:p>
          </table:table-cell>
          <table:table-cell table:formula="of:=([.C435]-[.C434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8161" calcext:value-type="float">
            <text:p>0.68161</text:p>
          </table:table-cell>
          <table:table-cell table:formula="of:=([.A435]-[.A434])/[.$H$3]" office:value-type="float" office:value="0.142000000000087" calcext:value-type="float">
            <text:p>0.142000000000087</text:p>
          </table:table-cell>
          <table:table-cell table:formula="of:=([.B435]-[.B434])/[.$H$3]" office:value-type="float" office:value="-4.99999999992173" calcext:value-type="float">
            <text:p>-4.99999999992173</text:p>
          </table:table-cell>
          <table:table-cell table:formula="of:=MAX(MIN([.C435];16);-16)" office:value-type="float" office:value="-4.99999999992173" calcext:value-type="float">
            <text:p>-4.99999999992173</text:p>
          </table:table-cell>
          <table:table-cell table:formula="of:=([.C436]-[.C435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681748" calcext:value-type="float">
            <text:p>0.681748</text:p>
          </table:table-cell>
          <table:table-cell table:formula="of:=([.A436]-[.A435])/[.$H$3]" office:value-type="float" office:value="0.137999999999971" calcext:value-type="float">
            <text:p>0.137999999999971</text:p>
          </table:table-cell>
          <table:table-cell table:formula="of:=([.B436]-[.B435])/[.$H$3]" office:value-type="float" office:value="-4.00000000011502" calcext:value-type="float">
            <text:p>-4.00000000011502</text:p>
          </table:table-cell>
          <table:table-cell table:formula="of:=MAX(MIN([.C436];16);-16)" office:value-type="float" office:value="-4.00000000011502" calcext:value-type="float">
            <text:p>-4.00000000011502</text:p>
          </table:table-cell>
          <table:table-cell table:formula="of:=([.C437]-[.C436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81881" calcext:value-type="float">
            <text:p>0.681881</text:p>
          </table:table-cell>
          <table:table-cell table:formula="of:=([.A437]-[.A436])/[.$H$3]" office:value-type="float" office:value="0.132999999999939" calcext:value-type="float">
            <text:p>0.132999999999939</text:p>
          </table:table-cell>
          <table:table-cell table:formula="of:=([.B437]-[.B436])/[.$H$3]" office:value-type="float" office:value="-5.00000000003276" calcext:value-type="float">
            <text:p>-5.00000000003276</text:p>
          </table:table-cell>
          <table:table-cell table:formula="of:=MAX(MIN([.C437];16);-16)" office:value-type="float" office:value="-5.00000000003276" calcext:value-type="float">
            <text:p>-5.00000000003276</text:p>
          </table:table-cell>
          <table:table-cell table:formula="of:=([.C438]-[.C437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82009" calcext:value-type="float">
            <text:p>0.682009</text:p>
          </table:table-cell>
          <table:table-cell table:formula="of:=([.A438]-[.A437])/[.$H$3]" office:value-type="float" office:value="0.128000000000017" calcext:value-type="float">
            <text:p>0.128000000000017</text:p>
          </table:table-cell>
          <table:table-cell table:formula="of:=([.B438]-[.B437])/[.$H$3]" office:value-type="float" office:value="-4.99999999992173" calcext:value-type="float">
            <text:p>-4.99999999992173</text:p>
          </table:table-cell>
          <table:table-cell table:formula="of:=MAX(MIN([.C438];16);-16)" office:value-type="float" office:value="-4.99999999992173" calcext:value-type="float">
            <text:p>-4.99999999992173</text:p>
          </table:table-cell>
          <table:table-cell table:formula="of:=([.C439]-[.C438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82133" calcext:value-type="float">
            <text:p>0.682133</text:p>
          </table:table-cell>
          <table:table-cell table:formula="of:=([.A439]-[.A438])/[.$H$3]" office:value-type="float" office:value="0.124000000000013" calcext:value-type="float">
            <text:p>0.124000000000013</text:p>
          </table:table-cell>
          <table:table-cell table:formula="of:=([.B439]-[.B438])/[.$H$3]" office:value-type="float" office:value="-4.000000000004" calcext:value-type="float">
            <text:p>-4.000000000004</text:p>
          </table:table-cell>
          <table:table-cell table:formula="of:=MAX(MIN([.C439];16);-16)" office:value-type="float" office:value="-4.000000000004" calcext:value-type="float">
            <text:p>-4.000000000004</text:p>
          </table:table-cell>
          <table:table-cell table:formula="of:=([.C440]-[.C439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82252" calcext:value-type="float">
            <text:p>0.682252</text:p>
          </table:table-cell>
          <table:table-cell table:formula="of:=([.A440]-[.A439])/[.$H$3]" office:value-type="float" office:value="0.11899999999998" calcext:value-type="float">
            <text:p>0.11899999999998</text:p>
          </table:table-cell>
          <table:table-cell table:formula="of:=([.B440]-[.B439])/[.$H$3]" office:value-type="float" office:value="-5.00000000003276" calcext:value-type="float">
            <text:p>-5.00000000003276</text:p>
          </table:table-cell>
          <table:table-cell table:formula="of:=MAX(MIN([.C440];16);-16)" office:value-type="float" office:value="-5.00000000003276" calcext:value-type="float">
            <text:p>-5.00000000003276</text:p>
          </table:table-cell>
          <table:table-cell table:formula="of:=([.C441]-[.C440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82367" calcext:value-type="float">
            <text:p>0.682367</text:p>
          </table:table-cell>
          <table:table-cell table:formula="of:=([.A441]-[.A440])/[.$H$3]" office:value-type="float" office:value="0.114999999999976" calcext:value-type="float">
            <text:p>0.114999999999976</text:p>
          </table:table-cell>
          <table:table-cell table:formula="of:=([.B441]-[.B440])/[.$H$3]" office:value-type="float" office:value="-4.000000000004" calcext:value-type="float">
            <text:p>-4.000000000004</text:p>
          </table:table-cell>
          <table:table-cell table:formula="of:=MAX(MIN([.C441];16);-16)" office:value-type="float" office:value="-4.000000000004" calcext:value-type="float">
            <text:p>-4.000000000004</text:p>
          </table:table-cell>
          <table:table-cell table:formula="of:=([.C442]-[.C441])/[.$H$3]" office:value-type="float" office:value="-999.999999917733" calcext:value-type="float">
            <text:p>-999.999999917733</text:p>
          </table:table-cell>
          <table:table-cell table:number-columns-repeated="7"/>
        </table:table-row>
        <table:table-row table:style-name="ro1">
          <table:table-cell office:value-type="float" office:value="0.682477" calcext:value-type="float">
            <text:p>0.682477</text:p>
          </table:table-cell>
          <table:table-cell table:formula="of:=([.A442]-[.A441])/[.$H$3]" office:value-type="float" office:value="0.110000000000055" calcext:value-type="float">
            <text:p>0.110000000000055</text:p>
          </table:table-cell>
          <table:table-cell table:formula="of:=([.B442]-[.B441])/[.$H$3]" office:value-type="float" office:value="-4.99999999992173" calcext:value-type="float">
            <text:p>-4.99999999992173</text:p>
          </table:table-cell>
          <table:table-cell table:formula="of:=MAX(MIN([.C442];16);-16)" office:value-type="float" office:value="-4.99999999992173" calcext:value-type="float">
            <text:p>-4.99999999992173</text:p>
          </table:table-cell>
          <table:table-cell table:formula="of:=([.C443]-[.C442])/[.$H$3]" office:value-type="float" office:value="-0.000000111022302462516" calcext:value-type="float">
            <text:p>-1.11022302462516E-07</text:p>
          </table:table-cell>
          <table:table-cell table:number-columns-repeated="7"/>
        </table:table-row>
        <table:table-row table:style-name="ro1">
          <table:table-cell office:value-type="float" office:value="0.682582" calcext:value-type="float">
            <text:p>0.682582</text:p>
          </table:table-cell>
          <table:table-cell table:formula="of:=([.A443]-[.A442])/[.$H$3]" office:value-type="float" office:value="0.105000000000022" calcext:value-type="float">
            <text:p>0.105000000000022</text:p>
          </table:table-cell>
          <table:table-cell table:formula="of:=([.B443]-[.B442])/[.$H$3]" office:value-type="float" office:value="-5.00000000003276" calcext:value-type="float">
            <text:p>-5.00000000003276</text:p>
          </table:table-cell>
          <table:table-cell table:formula="of:=MAX(MIN([.C443];16);-16)" office:value-type="float" office:value="-5.00000000003276" calcext:value-type="float">
            <text:p>-5.00000000003276</text:p>
          </table:table-cell>
          <table:table-cell table:formula="of:=([.C444]-[.C443])/[.$H$3]" office:value-type="float" office:value="999.999999917733" calcext:value-type="float">
            <text:p>999.999999917733</text:p>
          </table:table-cell>
          <table:table-cell table:number-columns-repeated="7"/>
        </table:table-row>
        <table:table-row table:style-name="ro1">
          <table:table-cell office:value-type="float" office:value="0.682683" calcext:value-type="float">
            <text:p>0.682683</text:p>
          </table:table-cell>
          <table:table-cell table:formula="of:=([.A444]-[.A443])/[.$H$3]" office:value-type="float" office:value="0.100999999999907" calcext:value-type="float">
            <text:p>0.100999999999907</text:p>
          </table:table-cell>
          <table:table-cell table:formula="of:=([.B444]-[.B443])/[.$H$3]" office:value-type="float" office:value="-4.00000000011502" calcext:value-type="float">
            <text:p>-4.00000000011502</text:p>
          </table:table-cell>
          <table:table-cell table:formula="of:=MAX(MIN([.C444];16);-16)" office:value-type="float" office:value="-4.00000000011502" calcext:value-type="float">
            <text:p>-4.00000000011502</text:p>
          </table:table-cell>
          <table:table-cell table:formula="of:=([.C445]-[.C444])/[.$H$3]" office:value-type="float" office:value="0.000000333066907387547" calcext:value-type="float">
            <text:p>3.33066907387547E-07</text:p>
          </table:table-cell>
          <table:table-cell table:number-columns-repeated="7"/>
        </table:table-row>
        <table:table-row table:style-name="ro1">
          <table:table-cell office:value-type="float" office:value="0.68278" calcext:value-type="float">
            <text:p>0.68278</text:p>
          </table:table-cell>
          <table:table-cell table:formula="of:=([.A445]-[.A444])/[.$H$3]" office:value-type="float" office:value="0.0970000000001248" calcext:value-type="float">
            <text:p>0.097000000000125</text:p>
          </table:table-cell>
          <table:table-cell table:formula="of:=([.B445]-[.B444])/[.$H$3]" office:value-type="float" office:value="-3.99999999978196" calcext:value-type="float">
            <text:p>-3.99999999978196</text:p>
          </table:table-cell>
          <table:table-cell table:formula="of:=MAX(MIN([.C445];16);-16)" office:value-type="float" office:value="-3.99999999978196" calcext:value-type="float">
            <text:p>-3.99999999978196</text:p>
          </table:table-cell>
          <table:table-cell table:formula="of:=([.C446]-[.C445])/[.$H$3]" office:value-type="float" office:value="-1000.00000047284" calcext:value-type="float">
            <text:p>-1000.00000047284</text:p>
          </table:table-cell>
          <table:table-cell table:number-columns-repeated="7"/>
        </table:table-row>
        <table:table-row table:style-name="ro1">
          <table:table-cell office:value-type="float" office:value="0.682872" calcext:value-type="float">
            <text:p>0.682872</text:p>
          </table:table-cell>
          <table:table-cell table:formula="of:=([.A446]-[.A445])/[.$H$3]" office:value-type="float" office:value="0.09199999999987" calcext:value-type="float">
            <text:p>0.09199999999987</text:p>
          </table:table-cell>
          <table:table-cell table:formula="of:=([.B446]-[.B445])/[.$H$3]" office:value-type="float" office:value="-5.0000000002548" calcext:value-type="float">
            <text:p>-5.0000000002548</text:p>
          </table:table-cell>
          <table:table-cell table:formula="of:=MAX(MIN([.C446];16);-16)" office:value-type="float" office:value="-5.0000000002548" calcext:value-type="float">
            <text:p>-5.0000000002548</text:p>
          </table:table-cell>
          <table:table-cell table:formula="of:=([.C447]-[.C446])/[.$H$3]" office:value-type="float" office:value="0.000000444089209850063" calcext:value-type="float">
            <text:p>4.44089209850063E-07</text:p>
          </table:table-cell>
          <table:table-cell table:number-columns-repeated="7"/>
        </table:table-row>
        <table:table-row table:style-name="ro1">
          <table:table-cell office:value-type="float" office:value="0.682959" calcext:value-type="float">
            <text:p>0.682959</text:p>
          </table:table-cell>
          <table:table-cell table:formula="of:=([.A447]-[.A446])/[.$H$3]" office:value-type="float" office:value="0.0870000000000593" calcext:value-type="float">
            <text:p>0.087000000000059</text:p>
          </table:table-cell>
          <table:table-cell table:formula="of:=([.B447]-[.B446])/[.$H$3]" office:value-type="float" office:value="-4.99999999981071" calcext:value-type="float">
            <text:p>-4.99999999981071</text:p>
          </table:table-cell>
          <table:table-cell table:formula="of:=MAX(MIN([.C447];16);-16)" office:value-type="float" office:value="-4.99999999981071" calcext:value-type="float">
            <text:p>-4.99999999981071</text:p>
          </table:table-cell>
          <table:table-cell table:formula="of:=([.C448]-[.C447])/[.$H$3]" office:value-type="float" office:value="999.999999695689" calcext:value-type="float">
            <text:p>999.999999695689</text:p>
          </table:table-cell>
          <table:table-cell table:number-columns-repeated="7"/>
        </table:table-row>
        <table:table-row table:style-name="ro1">
          <table:table-cell office:value-type="float" office:value="0.683042" calcext:value-type="float">
            <text:p>0.683042</text:p>
          </table:table-cell>
          <table:table-cell table:formula="of:=([.A448]-[.A447])/[.$H$3]" office:value-type="float" office:value="0.0829999999999442" calcext:value-type="float">
            <text:p>0.082999999999944</text:p>
          </table:table-cell>
          <table:table-cell table:formula="of:=([.B448]-[.B447])/[.$H$3]" office:value-type="float" office:value="-4.00000000011502" calcext:value-type="float">
            <text:p>-4.00000000011502</text:p>
          </table:table-cell>
          <table:table-cell table:formula="of:=MAX(MIN([.C448];16);-16)" office:value-type="float" office:value="-4.00000000011502" calcext:value-type="float">
            <text:p>-4.00000000011502</text:p>
          </table:table-cell>
          <table:table-cell table:formula="of:=([.C449]-[.C448])/[.$H$3]" office:value-type="float" office:value="-999.999999695689" calcext:value-type="float">
            <text:p>-999.999999695689</text:p>
          </table:table-cell>
          <table:table-cell table:number-columns-repeated="7"/>
        </table:table-row>
        <table:table-row table:style-name="ro1">
          <table:table-cell office:value-type="float" office:value="0.68312" calcext:value-type="float">
            <text:p>0.68312</text:p>
          </table:table-cell>
          <table:table-cell table:formula="of:=([.A449]-[.A448])/[.$H$3]" office:value-type="float" office:value="0.0780000000001335" calcext:value-type="float">
            <text:p>0.078000000000134</text:p>
          </table:table-cell>
          <table:table-cell table:formula="of:=([.B449]-[.B448])/[.$H$3]" office:value-type="float" office:value="-4.99999999981071" calcext:value-type="float">
            <text:p>-4.99999999981071</text:p>
          </table:table-cell>
          <table:table-cell table:formula="of:=MAX(MIN([.C449];16);-16)" office:value-type="float" office:value="-4.99999999981071" calcext:value-type="float">
            <text:p>-4.99999999981071</text:p>
          </table:table-cell>
          <table:table-cell table:formula="of:=([.C450]-[.C449])/[.$H$3]" office:value-type="float" office:value="999.999999584666" calcext:value-type="float">
            <text:p>999.999999584666</text:p>
          </table:table-cell>
          <table:table-cell table:number-columns-repeated="7"/>
        </table:table-row>
        <table:table-row table:style-name="ro1">
          <table:table-cell office:value-type="float" office:value="0.683194" calcext:value-type="float">
            <text:p>0.683194</text:p>
          </table:table-cell>
          <table:table-cell table:formula="of:=([.A450]-[.A449])/[.$H$3]" office:value-type="float" office:value="0.0739999999999075" calcext:value-type="float">
            <text:p>0.073999999999908</text:p>
          </table:table-cell>
          <table:table-cell table:formula="of:=([.B450]-[.B449])/[.$H$3]" office:value-type="float" office:value="-4.00000000022605" calcext:value-type="float">
            <text:p>-4.00000000022605</text:p>
          </table:table-cell>
          <table:table-cell table:formula="of:=MAX(MIN([.C450];16);-16)" office:value-type="float" office:value="-4.00000000022605" calcext:value-type="float">
            <text:p>-4.00000000022605</text:p>
          </table:table-cell>
          <table:table-cell table:formula="of:=([.C451]-[.C450])/[.$H$3]" office:value-type="float" office:value="0.000000333066907387547" calcext:value-type="float">
            <text:p>3.33066907387547E-07</text:p>
          </table:table-cell>
          <table:table-cell table:number-columns-repeated="7"/>
        </table:table-row>
        <table:table-row table:style-name="ro1">
          <table:table-cell office:value-type="float" office:value="0.683264" calcext:value-type="float">
            <text:p>0.683264</text:p>
          </table:table-cell>
          <table:table-cell table:formula="of:=([.A451]-[.A450])/[.$H$3]" office:value-type="float" office:value="0.0700000000000145" calcext:value-type="float">
            <text:p>0.070000000000015</text:p>
          </table:table-cell>
          <table:table-cell table:formula="of:=([.B451]-[.B450])/[.$H$3]" office:value-type="float" office:value="-3.99999999989298" calcext:value-type="float">
            <text:p>-3.99999999989298</text:p>
          </table:table-cell>
          <table:table-cell table:formula="of:=MAX(MIN([.C451];16);-16)" office:value-type="float" office:value="-3.99999999989298" calcext:value-type="float">
            <text:p>-3.99999999989298</text:p>
          </table:table-cell>
          <table:table-cell table:formula="of:=([.C452]-[.C451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683329" calcext:value-type="float">
            <text:p>0.683329</text:p>
          </table:table-cell>
          <table:table-cell table:formula="of:=([.A452]-[.A451])/[.$H$3]" office:value-type="float" office:value="0.0649999999999817" calcext:value-type="float">
            <text:p>0.064999999999982</text:p>
          </table:table-cell>
          <table:table-cell table:formula="of:=([.B452]-[.B451])/[.$H$3]" office:value-type="float" office:value="-5.00000000003276" calcext:value-type="float">
            <text:p>-5.00000000003276</text:p>
          </table:table-cell>
          <table:table-cell table:formula="of:=MAX(MIN([.C452];16);-16)" office:value-type="float" office:value="-5.00000000003276" calcext:value-type="float">
            <text:p>-5.00000000003276</text:p>
          </table:table-cell>
          <table:table-cell table:formula="of:=([.C453]-[.C452])/[.$H$3]" office:value-type="float" office:value="0.000000111022302462516" calcext:value-type="float">
            <text:p>1.11022302462516E-07</text:p>
          </table:table-cell>
          <table:table-cell table:number-columns-repeated="7"/>
        </table:table-row>
        <table:table-row table:style-name="ro1">
          <table:table-cell office:value-type="float" office:value="0.683389" calcext:value-type="float">
            <text:p>0.683389</text:p>
          </table:table-cell>
          <table:table-cell table:formula="of:=([.A453]-[.A452])/[.$H$3]" office:value-type="float" office:value="0.06000000000006" calcext:value-type="float">
            <text:p>0.06000000000006</text:p>
          </table:table-cell>
          <table:table-cell table:formula="of:=([.B453]-[.B452])/[.$H$3]" office:value-type="float" office:value="-4.99999999992173" calcext:value-type="float">
            <text:p>-4.99999999992173</text:p>
          </table:table-cell>
          <table:table-cell table:formula="of:=MAX(MIN([.C453];16);-16)" office:value-type="float" office:value="-4.99999999992173" calcext:value-type="float">
            <text:p>-4.99999999992173</text:p>
          </table:table-cell>
          <table:table-cell table:formula="of:=([.C454]-[.C453])/[.$H$3]" office:value-type="float" office:value="999.999999806711" calcext:value-type="float">
            <text:p>999.999999806711</text:p>
          </table:table-cell>
          <table:table-cell table:number-columns-repeated="7"/>
        </table:table-row>
        <table:table-row table:style-name="ro1">
          <table:table-cell office:value-type="float" office:value="0.683445" calcext:value-type="float">
            <text:p>0.683445</text:p>
          </table:table-cell>
          <table:table-cell table:formula="of:=([.A454]-[.A453])/[.$H$3]" office:value-type="float" office:value="0.055999999999945" calcext:value-type="float">
            <text:p>0.055999999999945</text:p>
          </table:table-cell>
          <table:table-cell table:formula="of:=([.B454]-[.B453])/[.$H$3]" office:value-type="float" office:value="-4.00000000011502" calcext:value-type="float">
            <text:p>-4.00000000011502</text:p>
          </table:table-cell>
          <table:table-cell table:formula="of:=MAX(MIN([.C454];16);-16)" office:value-type="float" office:value="-4.00000000011502" calcext:value-type="float">
            <text:p>-4.00000000011502</text:p>
          </table:table-cell>
          <table:table-cell table:formula="of:=([.C455]-[.C454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683497" calcext:value-type="float">
            <text:p>0.683497</text:p>
          </table:table-cell>
          <table:table-cell table:formula="of:=([.A455]-[.A454])/[.$H$3]" office:value-type="float" office:value="0.052000000000052" calcext:value-type="float">
            <text:p>0.052000000000052</text:p>
          </table:table-cell>
          <table:table-cell table:formula="of:=([.B455]-[.B454])/[.$H$3]" office:value-type="float" office:value="-3.99999999989298" calcext:value-type="float">
            <text:p>-3.99999999989298</text:p>
          </table:table-cell>
          <table:table-cell table:formula="of:=MAX(MIN([.C455];16);-16)" office:value-type="float" office:value="-3.99999999989298" calcext:value-type="float">
            <text:p>-3.99999999989298</text:p>
          </table:table-cell>
          <table:table-cell table:formula="of:=([.C456]-[.C455])/[.$H$3]" office:value-type="float" office:value="-1000.0000002508" calcext:value-type="float">
            <text:p>-1000.0000002508</text:p>
          </table:table-cell>
          <table:table-cell table:number-columns-repeated="7"/>
        </table:table-row>
        <table:table-row table:style-name="ro1">
          <table:table-cell office:value-type="float" office:value="0.683544" calcext:value-type="float">
            <text:p>0.683544</text:p>
          </table:table-cell>
          <table:table-cell table:formula="of:=([.A456]-[.A455])/[.$H$3]" office:value-type="float" office:value="0.0469999999999082" calcext:value-type="float">
            <text:p>0.046999999999908</text:p>
          </table:table-cell>
          <table:table-cell table:formula="of:=([.B456]-[.B455])/[.$H$3]" office:value-type="float" office:value="-5.00000000014378" calcext:value-type="float">
            <text:p>-5.00000000014378</text:p>
          </table:table-cell>
          <table:table-cell table:formula="of:=MAX(MIN([.C456];16);-16)" office:value-type="float" office:value="-5.00000000014378" calcext:value-type="float">
            <text:p>-5.00000000014378</text:p>
          </table:table-cell>
          <table:table-cell table:formula="of:=([.C457]-[.C456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683586" calcext:value-type="float">
            <text:p>0.683586</text:p>
          </table:table-cell>
          <table:table-cell table:formula="of:=([.A457]-[.A456])/[.$H$3]" office:value-type="float" office:value="0.0419999999999865" calcext:value-type="float">
            <text:p>0.041999999999987</text:p>
          </table:table-cell>
          <table:table-cell table:formula="of:=([.B457]-[.B456])/[.$H$3]" office:value-type="float" office:value="-4.99999999992173" calcext:value-type="float">
            <text:p>-4.99999999992173</text:p>
          </table:table-cell>
          <table:table-cell table:formula="of:=MAX(MIN([.C457];16);-16)" office:value-type="float" office:value="-4.99999999992173" calcext:value-type="float">
            <text:p>-4.99999999992173</text:p>
          </table:table-cell>
          <table:table-cell table:formula="of:=([.C458]-[.C457])/[.$H$3]" office:value-type="float" office:value="1999.99999994649" calcext:value-type="float">
            <text:p>1999.99999994649</text:p>
          </table:table-cell>
          <table:table-cell table:number-columns-repeated="7"/>
        </table:table-row>
        <table:table-row table:style-name="ro1">
          <table:table-cell office:value-type="float" office:value="0.683625" calcext:value-type="float">
            <text:p>0.683625</text:p>
          </table:table-cell>
          <table:table-cell table:formula="of:=([.A458]-[.A457])/[.$H$3]" office:value-type="float" office:value="0.0390000000000112" calcext:value-type="float">
            <text:p>0.039000000000011</text:p>
          </table:table-cell>
          <table:table-cell table:formula="of:=([.B458]-[.B457])/[.$H$3]" office:value-type="float" office:value="-2.99999999997524" calcext:value-type="float">
            <text:p>-2.99999999997524</text:p>
          </table:table-cell>
          <table:table-cell table:formula="of:=MAX(MIN([.C458];16);-16)" office:value-type="float" office:value="-2.99999999997524" calcext:value-type="float">
            <text:p>-2.99999999997524</text:p>
          </table:table-cell>
          <table:table-cell table:formula="of:=([.C459]-[.C458])/[.$H$3]" office:value-type="float" office:value="-2999.99999997524" calcext:value-type="float">
            <text:p>-2999.99999997524</text:p>
          </table:table-cell>
          <table:table-cell table:number-columns-repeated="7"/>
        </table:table-row>
        <table:table-row table:style-name="ro1">
          <table:table-cell office:value-type="float" office:value="0.683658" calcext:value-type="float">
            <text:p>0.683658</text:p>
          </table:table-cell>
          <table:table-cell table:formula="of:=([.A459]-[.A458])/[.$H$3]" office:value-type="float" office:value="0.0330000000000608" calcext:value-type="float">
            <text:p>0.033000000000061</text:p>
          </table:table-cell>
          <table:table-cell table:formula="of:=([.B459]-[.B458])/[.$H$3]" office:value-type="float" office:value="-5.99999999995049" calcext:value-type="float">
            <text:p>-5.99999999995049</text:p>
          </table:table-cell>
          <table:table-cell table:formula="of:=MAX(MIN([.C459];16);-16)" office:value-type="float" office:value="-5.99999999995049" calcext:value-type="float">
            <text:p>-5.99999999995049</text:p>
          </table:table-cell>
          <table:table-cell table:formula="of:=([.C460]-[.C459])/[.$H$3]" office:value-type="float" office:value="1999.99999983547" calcext:value-type="float">
            <text:p>1999.99999983547</text:p>
          </table:table-cell>
          <table:table-cell table:number-columns-repeated="7"/>
        </table:table-row>
        <table:table-row table:style-name="ro1">
          <table:table-cell office:value-type="float" office:value="0.683687" calcext:value-type="float">
            <text:p>0.683687</text:p>
          </table:table-cell>
          <table:table-cell table:formula="of:=([.A460]-[.A459])/[.$H$3]" office:value-type="float" office:value="0.0289999999999457" calcext:value-type="float">
            <text:p>0.028999999999946</text:p>
          </table:table-cell>
          <table:table-cell table:formula="of:=([.B460]-[.B459])/[.$H$3]" office:value-type="float" office:value="-4.00000000011502" calcext:value-type="float">
            <text:p>-4.00000000011502</text:p>
          </table:table-cell>
          <table:table-cell table:formula="of:=MAX(MIN([.C460];16);-16)" office:value-type="float" office:value="-4.00000000011502" calcext:value-type="float">
            <text:p>-4.00000000011502</text:p>
          </table:table-cell>
          <table:table-cell table:formula="of:=([.C461]-[.C460])/[.$H$3]" office:value-type="float" office:value="0.000000222044604925031" calcext:value-type="float">
            <text:p>2.22044604925031E-07</text:p>
          </table:table-cell>
          <table:table-cell table:number-columns-repeated="7"/>
        </table:table-row>
        <table:table-row table:style-name="ro1">
          <table:table-cell office:value-type="float" office:value="0.683712" calcext:value-type="float">
            <text:p>0.683712</text:p>
          </table:table-cell>
          <table:table-cell table:formula="of:=([.A461]-[.A460])/[.$H$3]" office:value-type="float" office:value="0.0250000000000528" calcext:value-type="float">
            <text:p>0.025000000000053</text:p>
          </table:table-cell>
          <table:table-cell table:formula="of:=([.B461]-[.B460])/[.$H$3]" office:value-type="float" office:value="-3.99999999989298" calcext:value-type="float">
            <text:p>-3.99999999989298</text:p>
          </table:table-cell>
          <table:table-cell table:formula="of:=MAX(MIN([.C461];16);-16)" office:value-type="float" office:value="-3.99999999989298" calcext:value-type="float">
            <text:p>-3.99999999989298</text:p>
          </table:table-cell>
          <table:table-cell table:formula="of:=([.C462]-[.C461])/[.$H$3]" office:value-type="float" office:value="-1000.00000013978" calcext:value-type="float">
            <text:p>-1000.00000013978</text:p>
          </table:table-cell>
          <table:table-cell table:number-columns-repeated="7"/>
        </table:table-row>
        <table:table-row table:style-name="ro1">
          <table:table-cell office:value-type="float" office:value="0.683732" calcext:value-type="float">
            <text:p>0.683732</text:p>
          </table:table-cell>
          <table:table-cell table:formula="of:=([.A462]-[.A461])/[.$H$3]" office:value-type="float" office:value="0.02000000000002" calcext:value-type="float">
            <text:p>0.02000000000002</text:p>
          </table:table-cell>
          <table:table-cell table:formula="of:=([.B462]-[.B461])/[.$H$3]" office:value-type="float" office:value="-5.00000000003276" calcext:value-type="float">
            <text:p>-5.00000000003276</text:p>
          </table:table-cell>
          <table:table-cell table:formula="of:=MAX(MIN([.C462];16);-16)" office:value-type="float" office:value="-5.00000000003276" calcext:value-type="float">
            <text:p>-5.00000000003276</text:p>
          </table:table-cell>
          <table:table-cell table:formula="of:=([.C463]-[.C462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83748" calcext:value-type="float">
            <text:p>0.683748</text:p>
          </table:table-cell>
          <table:table-cell table:formula="of:=([.A463]-[.A462])/[.$H$3]" office:value-type="float" office:value="0.016000000000016" calcext:value-type="float">
            <text:p>0.016000000000016</text:p>
          </table:table-cell>
          <table:table-cell table:formula="of:=([.B463]-[.B462])/[.$H$3]" office:value-type="float" office:value="-4.000000000004" calcext:value-type="float">
            <text:p>-4.000000000004</text:p>
          </table:table-cell>
          <table:table-cell table:formula="of:=MAX(MIN([.C463];16);-16)" office:value-type="float" office:value="-4.000000000004" calcext:value-type="float">
            <text:p>-4.000000000004</text:p>
          </table:table-cell>
          <table:table-cell table:formula="of:=([.C464]-[.C463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83759" calcext:value-type="float">
            <text:p>0.683759</text:p>
          </table:table-cell>
          <table:table-cell table:formula="of:=([.A464]-[.A463])/[.$H$3]" office:value-type="float" office:value="0.0109999999999832" calcext:value-type="float">
            <text:p>0.010999999999983</text:p>
          </table:table-cell>
          <table:table-cell table:formula="of:=([.B464]-[.B463])/[.$H$3]" office:value-type="float" office:value="-5.00000000003276" calcext:value-type="float">
            <text:p>-5.00000000003276</text:p>
          </table:table-cell>
          <table:table-cell table:formula="of:=MAX(MIN([.C464];16);-16)" office:value-type="float" office:value="-5.00000000003276" calcext:value-type="float">
            <text:p>-5.00000000003276</text:p>
          </table:table-cell>
          <table:table-cell table:formula="of:=([.C465]-[.C464])/[.$H$3]" office:value-type="float" office:value="1000.00000002876" calcext:value-type="float">
            <text:p>1000.00000002876</text:p>
          </table:table-cell>
          <table:table-cell table:number-columns-repeated="7"/>
        </table:table-row>
        <table:table-row table:style-name="ro1">
          <table:table-cell office:value-type="float" office:value="0.683766" calcext:value-type="float">
            <text:p>0.683766</text:p>
          </table:table-cell>
          <table:table-cell table:formula="of:=([.A465]-[.A464])/[.$H$3]" office:value-type="float" office:value="0.00699999999997925" calcext:value-type="float">
            <text:p>0.006999999999979</text:p>
          </table:table-cell>
          <table:table-cell table:formula="of:=([.B465]-[.B464])/[.$H$3]" office:value-type="float" office:value="-4.000000000004" calcext:value-type="float">
            <text:p>-4.000000000004</text:p>
          </table:table-cell>
          <table:table-cell table:formula="of:=MAX(MIN([.C465];16);-16)" office:value-type="float" office:value="-4.000000000004" calcext:value-type="float">
            <text:p>-4.000000000004</text:p>
          </table:table-cell>
          <table:table-cell table:formula="of:=([.C466]-[.C465])/[.$H$3]" office:value-type="float" office:value="-1000.00000002876" calcext:value-type="float">
            <text:p>-1000.00000002876</text:p>
          </table:table-cell>
          <table:table-cell table:number-columns-repeated="7"/>
        </table:table-row>
        <table:table-row table:style-name="ro1">
          <table:table-cell office:value-type="float" office:value="0.683768" calcext:value-type="float">
            <text:p>0.683768</text:p>
          </table:table-cell>
          <table:table-cell table:formula="of:=([.A466]-[.A465])/[.$H$3]" office:value-type="float" office:value="0.00199999999994649" calcext:value-type="float">
            <text:p>0.001999999999946</text:p>
          </table:table-cell>
          <table:table-cell table:formula="of:=([.B466]-[.B465])/[.$H$3]" office:value-type="float" office:value="-5.00000000003276" calcext:value-type="float">
            <text:p>-5.00000000003276</text:p>
          </table:table-cell>
          <table:table-cell table:formula="of:=MAX(MIN([.C466];16);-16)" office:value-type="float" office:value="-5.00000000003276" calcext:value-type="float">
            <text:p>-5.00000000003276</text:p>
          </table:table-cell>
          <table:table-cell table:formula="of:=([.C467]-[.C466])/[.$H$3]" office:value-type="float" office:value="5000.00000003276" calcext:value-type="float">
            <text:p>5000.0000000327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2:19:47.245660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22:35:54.467598700</dc:date>
    <meta:editing-duration>PT7M17S</meta:editing-duration>
    <meta:editing-cycles>5</meta:editing-cycles>
    <meta:generator>LibreOffice/6.0.7.3$Linux_X86_64 LibreOffice_project/00m0$Build-3</meta:generator>
    <meta:document-statistic meta:table-count="1" meta:cell-count="2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3.425cm" svg:y="4.204cm" style:legend-expansion="high" chart:style-name="ch2"/>
        <chart:plot-area chart:style-name="ch3" table:cell-range-address="j1.K1:j1.L3" chart:data-source-has-labels="row" svg:x="0.32cm" svg:y="0.18cm" svg:width="12.785cm" svg:height="8.646cm">
          <chartooo:coordinate-region svg:x="1.973cm" svg:y="0.379cm" svg:width="10.61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1.L2:j1.L3" chart:label-cell-address="j1.L1:j1.L1" chart:class="chart:scatter">
            <chart:domain table:cell-range-address="j1.K2:j1.K3"/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osition</text:p>
                <draw:g>
                  <svg:desc>j1.L1:j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j1.K2:j1.K3</svg:desc>
                </draw:g>
              </table:table-cell>
              <table:table-cell office:value-type="float" office:value="0.216199">
                <text:p>0.216199</text:p>
                <draw:g>
                  <svg:desc>j1.L2:j1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216207">
                <text:p>0.2162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